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VBAProject/script-lb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.74pt"/>
    </style:style>
    <style:style style:name="co2" style:family="table-column">
      <style:table-column-properties fo:break-before="auto" style:column-width="112.39pt"/>
    </style:style>
    <style:style style:name="co3" style:family="table-column">
      <style:table-column-properties fo:break-before="auto" style:column-width="50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year">
      <style:table-properties table:display="true" style:writing-mode="lr-tb"/>
    </style:style>
    <style:style style:name="ce1" style:family="table-cell" style:parent-style-name="Default" style:data-style-name="N125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2" style:family="table-cell" style:parent-style-name="Обычный_20_2" style:data-style-name="N125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" style:family="table-cell" style:parent-style-name="Обычный_20_2" style:data-style-name="N125">
      <style:table-cell-properties style:glyph-orientation-vertical="0" style:diagonal-bl-tr="none" style:diagonal-tl-br="none" style:text-align-source="value-type" style:repeat-content="false" fo:wrap-option="wrap" fo:border="0.74pt solid #eeeee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fo:padding="2.01pt"/>
    </style:style>
    <style:style style:name="ce5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6" style:family="table-cell" style:parent-style-name="Обычный_20_2" style:data-style-name="N126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7" style:family="table-cell" style:parent-style-name="Обычный_20_2" style:data-style-name="N127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8" style:family="table-cell" style:parent-style-name="Обычный_20_2" style:data-style-name="N128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9" style:family="table-cell" style:parent-style-name="Обычный_20_2" style:data-style-name="N129">
      <style:table-cell-properties style:glyph-orientation-vertical="0" style:diagonal-bl-tr="none" style:diagonal-tl-br="none" style:text-align-source="fix" style:repeat-content="false" fo:wrap-option="wrap" fo:border="0.74pt solid #eeeee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10" style:family="table-cell" style:parent-style-name="Обычный_20_2" style:data-style-name="N129">
      <style:table-cell-properties style:glyph-orientation-vertical="0" style:diagonal-bl-tr="none" style:diagonal-tl-br="none" style:text-align-source="fix" style:repeat-content="false" fo:wrap-option="no-wrap" fo:border="0.74pt solid #eeeee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11" style:family="table-cell" style:parent-style-name="Default">
      <style:table-cell-properties style:diagonal-bl-tr="none" style:diagonal-tl-br="none" fo:border="none" fo:padding="2.01p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yea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76" table:default-cell-style-name="ce11"/>
        <table:table-column table:style-name="co3" table:number-columns-repeated="41" table:default-cell-style-name="ce4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BYN_by_USD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01" calcext:value-type="date">
            <text:p>1/1/2010</text:p>
          </table:table-cell>
          <table:table-cell table:style-name="ce5" office:value-type="float" office:value="2859" calcext:value-type="float">
            <text:p><text:s/>2,859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02" calcext:value-type="date">
            <text:p>1/2/2010</text:p>
          </table:table-cell>
          <table:table-cell table:style-name="ce5" office:value-type="float" office:value="2859" calcext:value-type="float">
            <text:p><text:s/>2,859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03" calcext:value-type="date">
            <text:p>1/3/2010</text:p>
          </table:table-cell>
          <table:table-cell table:style-name="ce5" office:value-type="float" office:value="2859" calcext:value-type="float">
            <text:p><text:s/>2,859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04" calcext:value-type="date">
            <text:p>1/4/2010</text:p>
          </table:table-cell>
          <table:table-cell table:style-name="ce5" office:value-type="float" office:value="2859" calcext:value-type="float">
            <text:p><text:s/>2,859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05" calcext:value-type="date">
            <text:p>1/5/2010</text:p>
          </table:table-cell>
          <table:table-cell table:style-name="ce5" office:value-type="float" office:value="2859" calcext:value-type="float">
            <text:p><text:s/>2,859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06" calcext:value-type="date">
            <text:p>1/6/2010</text:p>
          </table:table-cell>
          <table:table-cell table:style-name="ce5" office:value-type="float" office:value="2859" calcext:value-type="float">
            <text:p><text:s/>2,859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07" calcext:value-type="date">
            <text:p>1/7/2010</text:p>
          </table:table-cell>
          <table:table-cell table:style-name="ce5" office:value-type="float" office:value="2862" calcext:value-type="float">
            <text:p><text:s/>2,86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08" calcext:value-type="date">
            <text:p>1/8/2010</text:p>
          </table:table-cell>
          <table:table-cell table:style-name="ce5" office:value-type="float" office:value="2862" calcext:value-type="float">
            <text:p><text:s/>2,86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09" calcext:value-type="date">
            <text:p>1/9/2010</text:p>
          </table:table-cell>
          <table:table-cell table:style-name="ce5" office:value-type="float" office:value="2862" calcext:value-type="float">
            <text:p><text:s/>2,86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10" calcext:value-type="date">
            <text:p>1/10/2010</text:p>
          </table:table-cell>
          <table:table-cell table:style-name="ce5" office:value-type="float" office:value="2862" calcext:value-type="float">
            <text:p><text:s/>2,86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11" calcext:value-type="date">
            <text:p>1/11/2010</text:p>
          </table:table-cell>
          <table:table-cell table:style-name="ce5" office:value-type="float" office:value="2862" calcext:value-type="float">
            <text:p><text:s/>2,86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12" calcext:value-type="date">
            <text:p>1/12/2010</text:p>
          </table:table-cell>
          <table:table-cell table:style-name="ce5" office:value-type="float" office:value="2832" calcext:value-type="float">
            <text:p><text:s/>2,83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13" calcext:value-type="date">
            <text:p>1/13/2010</text:p>
          </table:table-cell>
          <table:table-cell table:style-name="ce5" office:value-type="float" office:value="2832" calcext:value-type="float">
            <text:p><text:s/>2,83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14" calcext:value-type="date">
            <text:p>1/14/2010</text:p>
          </table:table-cell>
          <table:table-cell table:style-name="ce5" office:value-type="float" office:value="2841" calcext:value-type="float">
            <text:p><text:s/>2,84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15" calcext:value-type="date">
            <text:p>1/15/2010</text:p>
          </table:table-cell>
          <table:table-cell table:style-name="ce5" office:value-type="float" office:value="2832" calcext:value-type="float">
            <text:p><text:s/>2,83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16" calcext:value-type="date">
            <text:p>1/16/2010</text:p>
          </table:table-cell>
          <table:table-cell table:style-name="ce5" office:value-type="float" office:value="2842" calcext:value-type="float">
            <text:p><text:s/>2,84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17" calcext:value-type="date">
            <text:p>1/17/2010</text:p>
          </table:table-cell>
          <table:table-cell table:style-name="ce5" office:value-type="float" office:value="2842" calcext:value-type="float">
            <text:p><text:s/>2,84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18" calcext:value-type="date">
            <text:p>1/18/2010</text:p>
          </table:table-cell>
          <table:table-cell table:style-name="ce5" office:value-type="float" office:value="2842" calcext:value-type="float">
            <text:p><text:s/>2,84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19" calcext:value-type="date">
            <text:p>1/19/2010</text:p>
          </table:table-cell>
          <table:table-cell table:style-name="ce5" office:value-type="float" office:value="2842" calcext:value-type="float">
            <text:p><text:s/>2,84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20" calcext:value-type="date">
            <text:p>1/20/2010</text:p>
          </table:table-cell>
          <table:table-cell table:style-name="ce5" office:value-type="float" office:value="2842" calcext:value-type="float">
            <text:p><text:s/>2,84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21" calcext:value-type="date">
            <text:p>1/21/2010</text:p>
          </table:table-cell>
          <table:table-cell table:style-name="ce5" office:value-type="float" office:value="2855" calcext:value-type="float">
            <text:p><text:s/>2,85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22" calcext:value-type="date">
            <text:p>1/22/2010</text:p>
          </table:table-cell>
          <table:table-cell table:style-name="ce5" office:value-type="float" office:value="2864" calcext:value-type="float">
            <text:p><text:s/>2,864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23" calcext:value-type="date">
            <text:p>1/23/2010</text:p>
          </table:table-cell>
          <table:table-cell table:style-name="ce5" office:value-type="float" office:value="2861" calcext:value-type="float">
            <text:p><text:s/>2,86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24" calcext:value-type="date">
            <text:p>1/24/2010</text:p>
          </table:table-cell>
          <table:table-cell table:style-name="ce5" office:value-type="float" office:value="2861" calcext:value-type="float">
            <text:p><text:s/>2,86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25" calcext:value-type="date">
            <text:p>1/25/2010</text:p>
          </table:table-cell>
          <table:table-cell table:style-name="ce5" office:value-type="float" office:value="2861" calcext:value-type="float">
            <text:p><text:s/>2,86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26" calcext:value-type="date">
            <text:p>1/26/2010</text:p>
          </table:table-cell>
          <table:table-cell table:style-name="ce5" office:value-type="float" office:value="2872" calcext:value-type="float">
            <text:p><text:s/>2,87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27" calcext:value-type="date">
            <text:p>1/27/2010</text:p>
          </table:table-cell>
          <table:table-cell table:style-name="ce5" office:value-type="float" office:value="2882" calcext:value-type="float">
            <text:p><text:s/>2,88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28" calcext:value-type="date">
            <text:p>1/28/2010</text:p>
          </table:table-cell>
          <table:table-cell table:style-name="ce5" office:value-type="float" office:value="2882" calcext:value-type="float">
            <text:p><text:s/>2,88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29" calcext:value-type="date">
            <text:p>1/29/2010</text:p>
          </table:table-cell>
          <table:table-cell table:style-name="ce5" office:value-type="float" office:value="2886" calcext:value-type="float">
            <text:p><text:s/>2,886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30" calcext:value-type="date">
            <text:p>1/30/2010</text:p>
          </table:table-cell>
          <table:table-cell table:style-name="ce5" office:value-type="float" office:value="2890" calcext:value-type="float">
            <text:p><text:s/>2,89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1-31" calcext:value-type="date">
            <text:p>1/31/2010</text:p>
          </table:table-cell>
          <table:table-cell table:style-name="ce5" office:value-type="float" office:value="2890" calcext:value-type="float">
            <text:p><text:s/>2,89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01" calcext:value-type="date">
            <text:p>2/1/2010</text:p>
          </table:table-cell>
          <table:table-cell table:style-name="ce5" office:value-type="float" office:value="2890" calcext:value-type="float">
            <text:p><text:s/>2,89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02" calcext:value-type="date">
            <text:p>2/2/2010</text:p>
          </table:table-cell>
          <table:table-cell table:style-name="ce5" office:value-type="float" office:value="2895" calcext:value-type="float">
            <text:p><text:s/>2,89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03" calcext:value-type="date">
            <text:p>2/3/2010</text:p>
          </table:table-cell>
          <table:table-cell table:style-name="ce5" office:value-type="float" office:value="2886" calcext:value-type="float">
            <text:p><text:s/>2,886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04" calcext:value-type="date">
            <text:p>2/4/2010</text:p>
          </table:table-cell>
          <table:table-cell table:style-name="ce5" office:value-type="float" office:value="2875" calcext:value-type="float">
            <text:p><text:s/>2,87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05" calcext:value-type="date">
            <text:p>2/5/2010</text:p>
          </table:table-cell>
          <table:table-cell table:style-name="ce5" office:value-type="float" office:value="2888" calcext:value-type="float">
            <text:p><text:s/>2,88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06" calcext:value-type="date">
            <text:p>2/6/2010</text:p>
          </table:table-cell>
          <table:table-cell table:style-name="ce5" office:value-type="float" office:value="2898" calcext:value-type="float">
            <text:p><text:s/>2,89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07" calcext:value-type="date">
            <text:p>2/7/2010</text:p>
          </table:table-cell>
          <table:table-cell table:style-name="ce5" office:value-type="float" office:value="2898" calcext:value-type="float">
            <text:p><text:s/>2,89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08" calcext:value-type="date">
            <text:p>2/8/2010</text:p>
          </table:table-cell>
          <table:table-cell table:style-name="ce5" office:value-type="float" office:value="2898" calcext:value-type="float">
            <text:p><text:s/>2,89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09" calcext:value-type="date">
            <text:p>2/9/2010</text:p>
          </table:table-cell>
          <table:table-cell table:style-name="ce5" office:value-type="float" office:value="2898" calcext:value-type="float">
            <text:p><text:s/>2,89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10" calcext:value-type="date">
            <text:p>2/10/2010</text:p>
          </table:table-cell>
          <table:table-cell table:style-name="ce5" office:value-type="float" office:value="2898" calcext:value-type="float">
            <text:p><text:s/>2,89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11" calcext:value-type="date">
            <text:p>2/11/2010</text:p>
          </table:table-cell>
          <table:table-cell table:style-name="ce5" office:value-type="float" office:value="2898" calcext:value-type="float">
            <text:p><text:s/>2,89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12" calcext:value-type="date">
            <text:p>2/12/2010</text:p>
          </table:table-cell>
          <table:table-cell table:style-name="ce5" office:value-type="float" office:value="2898" calcext:value-type="float">
            <text:p><text:s/>2,89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13" calcext:value-type="date">
            <text:p>2/13/2010</text:p>
          </table:table-cell>
          <table:table-cell table:style-name="ce5" office:value-type="float" office:value="2898" calcext:value-type="float">
            <text:p><text:s/>2,89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14" calcext:value-type="date">
            <text:p>2/14/2010</text:p>
          </table:table-cell>
          <table:table-cell table:style-name="ce5" office:value-type="float" office:value="2898" calcext:value-type="float">
            <text:p><text:s/>2,89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15" calcext:value-type="date">
            <text:p>2/15/2010</text:p>
          </table:table-cell>
          <table:table-cell table:style-name="ce5" office:value-type="float" office:value="2898" calcext:value-type="float">
            <text:p><text:s/>2,89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16" calcext:value-type="date">
            <text:p>2/16/2010</text:p>
          </table:table-cell>
          <table:table-cell table:style-name="ce5" office:value-type="float" office:value="2900" calcext:value-type="float">
            <text:p><text:s/>2,90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17" calcext:value-type="date">
            <text:p>2/17/2010</text:p>
          </table:table-cell>
          <table:table-cell table:style-name="ce5" office:value-type="float" office:value="2905" calcext:value-type="float">
            <text:p><text:s/>2,90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18" calcext:value-type="date">
            <text:p>2/18/2010</text:p>
          </table:table-cell>
          <table:table-cell table:style-name="ce5" office:value-type="float" office:value="2905" calcext:value-type="float">
            <text:p><text:s/>2,90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19" calcext:value-type="date">
            <text:p>2/19/2010</text:p>
          </table:table-cell>
          <table:table-cell table:style-name="ce5" office:value-type="float" office:value="2912" calcext:value-type="float">
            <text:p><text:s/>2,91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20" calcext:value-type="date">
            <text:p>2/20/2010</text:p>
          </table:table-cell>
          <table:table-cell table:style-name="ce5" office:value-type="float" office:value="2921" calcext:value-type="float">
            <text:p><text:s/>2,92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21" calcext:value-type="date">
            <text:p>2/21/2010</text:p>
          </table:table-cell>
          <table:table-cell table:style-name="ce5" office:value-type="float" office:value="2921" calcext:value-type="float">
            <text:p><text:s/>2,92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22" calcext:value-type="date">
            <text:p>2/22/2010</text:p>
          </table:table-cell>
          <table:table-cell table:style-name="ce5" office:value-type="float" office:value="2921" calcext:value-type="float">
            <text:p><text:s/>2,92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23" calcext:value-type="date">
            <text:p>2/23/2010</text:p>
          </table:table-cell>
          <table:table-cell table:style-name="ce5" office:value-type="float" office:value="2920" calcext:value-type="float">
            <text:p><text:s/>2,92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24" calcext:value-type="date">
            <text:p>2/24/2010</text:p>
          </table:table-cell>
          <table:table-cell table:style-name="ce5" office:value-type="float" office:value="2920" calcext:value-type="float">
            <text:p><text:s/>2,92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25" calcext:value-type="date">
            <text:p>2/25/2010</text:p>
          </table:table-cell>
          <table:table-cell table:style-name="ce5" office:value-type="float" office:value="2926" calcext:value-type="float">
            <text:p><text:s/>2,926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26" calcext:value-type="date">
            <text:p>2/26/2010</text:p>
          </table:table-cell>
          <table:table-cell table:style-name="ce5" office:value-type="float" office:value="2930" calcext:value-type="float">
            <text:p><text:s/>2,93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27" calcext:value-type="date">
            <text:p>2/27/2010</text:p>
          </table:table-cell>
          <table:table-cell table:style-name="ce5" office:value-type="float" office:value="2930" calcext:value-type="float">
            <text:p><text:s/>2,93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2-28" calcext:value-type="date">
            <text:p>2/28/2010</text:p>
          </table:table-cell>
          <table:table-cell table:style-name="ce5" office:value-type="float" office:value="2930" calcext:value-type="float">
            <text:p><text:s/>2,93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01" calcext:value-type="date">
            <text:p>3/1/2010</text:p>
          </table:table-cell>
          <table:table-cell table:style-name="ce5" office:value-type="float" office:value="2930" calcext:value-type="float">
            <text:p><text:s/>2,93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02" calcext:value-type="date">
            <text:p>3/2/2010</text:p>
          </table:table-cell>
          <table:table-cell table:style-name="ce5" office:value-type="float" office:value="2930" calcext:value-type="float">
            <text:p><text:s/>2,93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03" calcext:value-type="date">
            <text:p>3/3/2010</text:p>
          </table:table-cell>
          <table:table-cell table:style-name="ce5" office:value-type="float" office:value="2939" calcext:value-type="float">
            <text:p><text:s/>2,939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04" calcext:value-type="date">
            <text:p>3/4/2010</text:p>
          </table:table-cell>
          <table:table-cell table:style-name="ce5" office:value-type="float" office:value="2939" calcext:value-type="float">
            <text:p><text:s/>2,939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05" calcext:value-type="date">
            <text:p>3/5/2010</text:p>
          </table:table-cell>
          <table:table-cell table:style-name="ce5" office:value-type="float" office:value="2939" calcext:value-type="float">
            <text:p><text:s/>2,939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06" calcext:value-type="date">
            <text:p>3/6/2010</text:p>
          </table:table-cell>
          <table:table-cell table:style-name="ce5" office:value-type="float" office:value="2945" calcext:value-type="float">
            <text:p><text:s/>2,94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07" calcext:value-type="date">
            <text:p>3/7/2010</text:p>
          </table:table-cell>
          <table:table-cell table:style-name="ce5" office:value-type="float" office:value="2945" calcext:value-type="float">
            <text:p><text:s/>2,94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08" calcext:value-type="date">
            <text:p>3/8/2010</text:p>
          </table:table-cell>
          <table:table-cell table:style-name="ce5" office:value-type="float" office:value="2945" calcext:value-type="float">
            <text:p><text:s/>2,94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09" calcext:value-type="date">
            <text:p>3/9/2010</text:p>
          </table:table-cell>
          <table:table-cell table:style-name="ce5" office:value-type="float" office:value="2945" calcext:value-type="float">
            <text:p><text:s/>2,94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10" calcext:value-type="date">
            <text:p>3/10/2010</text:p>
          </table:table-cell>
          <table:table-cell table:style-name="ce5" office:value-type="float" office:value="2945" calcext:value-type="float">
            <text:p><text:s/>2,94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11" calcext:value-type="date">
            <text:p>3/11/2010</text:p>
          </table:table-cell>
          <table:table-cell table:style-name="ce5" office:value-type="float" office:value="2950" calcext:value-type="float">
            <text:p><text:s/>2,95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12" calcext:value-type="date">
            <text:p>3/12/2010</text:p>
          </table:table-cell>
          <table:table-cell table:style-name="ce5" office:value-type="float" office:value="2950" calcext:value-type="float">
            <text:p><text:s/>2,95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13" calcext:value-type="date">
            <text:p>3/13/2010</text:p>
          </table:table-cell>
          <table:table-cell table:style-name="ce5" office:value-type="float" office:value="2960" calcext:value-type="float">
            <text:p><text:s/>2,96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14" calcext:value-type="date">
            <text:p>3/14/2010</text:p>
          </table:table-cell>
          <table:table-cell table:style-name="ce5" office:value-type="float" office:value="2960" calcext:value-type="float">
            <text:p><text:s/>2,96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15" calcext:value-type="date">
            <text:p>3/15/2010</text:p>
          </table:table-cell>
          <table:table-cell table:style-name="ce5" office:value-type="float" office:value="2960" calcext:value-type="float">
            <text:p><text:s/>2,96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16" calcext:value-type="date">
            <text:p>3/16/2010</text:p>
          </table:table-cell>
          <table:table-cell table:style-name="ce5" office:value-type="float" office:value="2961" calcext:value-type="float">
            <text:p><text:s/>2,96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17" calcext:value-type="date">
            <text:p>3/17/2010</text:p>
          </table:table-cell>
          <table:table-cell table:style-name="ce5" office:value-type="float" office:value="2968" calcext:value-type="float">
            <text:p><text:s/>2,96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18" calcext:value-type="date">
            <text:p>3/18/2010</text:p>
          </table:table-cell>
          <table:table-cell table:style-name="ce5" office:value-type="float" office:value="2960" calcext:value-type="float">
            <text:p><text:s/>2,96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19" calcext:value-type="date">
            <text:p>3/19/2010</text:p>
          </table:table-cell>
          <table:table-cell table:style-name="ce5" office:value-type="float" office:value="2961" calcext:value-type="float">
            <text:p><text:s/>2,96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20" calcext:value-type="date">
            <text:p>3/20/2010</text:p>
          </table:table-cell>
          <table:table-cell table:style-name="ce5" office:value-type="float" office:value="2967" calcext:value-type="float">
            <text:p><text:s/>2,967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21" calcext:value-type="date">
            <text:p>3/21/2010</text:p>
          </table:table-cell>
          <table:table-cell table:style-name="ce5" office:value-type="float" office:value="2967" calcext:value-type="float">
            <text:p><text:s/>2,967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22" calcext:value-type="date">
            <text:p>3/22/2010</text:p>
          </table:table-cell>
          <table:table-cell table:style-name="ce5" office:value-type="float" office:value="2967" calcext:value-type="float">
            <text:p><text:s/>2,967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23" calcext:value-type="date">
            <text:p>3/23/2010</text:p>
          </table:table-cell>
          <table:table-cell table:style-name="ce5" office:value-type="float" office:value="2976" calcext:value-type="float">
            <text:p><text:s/>2,976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24" calcext:value-type="date">
            <text:p>3/24/2010</text:p>
          </table:table-cell>
          <table:table-cell table:style-name="ce5" office:value-type="float" office:value="2981" calcext:value-type="float">
            <text:p><text:s/>2,98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25" calcext:value-type="date">
            <text:p>3/25/2010</text:p>
          </table:table-cell>
          <table:table-cell table:style-name="ce5" office:value-type="float" office:value="2985" calcext:value-type="float">
            <text:p><text:s/>2,98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26" calcext:value-type="date">
            <text:p>3/26/2010</text:p>
          </table:table-cell>
          <table:table-cell table:style-name="ce5" office:value-type="float" office:value="3002" calcext:value-type="float">
            <text:p><text:s/>3,00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27" calcext:value-type="date">
            <text:p>3/27/2010</text:p>
          </table:table-cell>
          <table:table-cell table:style-name="ce5" office:value-type="float" office:value="2994" calcext:value-type="float">
            <text:p><text:s/>2,994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28" calcext:value-type="date">
            <text:p>3/28/2010</text:p>
          </table:table-cell>
          <table:table-cell table:style-name="ce5" office:value-type="float" office:value="2994" calcext:value-type="float">
            <text:p><text:s/>2,994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29" calcext:value-type="date">
            <text:p>3/29/2010</text:p>
          </table:table-cell>
          <table:table-cell table:style-name="ce5" office:value-type="float" office:value="2994" calcext:value-type="float">
            <text:p><text:s/>2,994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30" calcext:value-type="date">
            <text:p>3/30/2010</text:p>
          </table:table-cell>
          <table:table-cell table:style-name="ce5" office:value-type="float" office:value="2990" calcext:value-type="float">
            <text:p><text:s/>2,99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3-31" calcext:value-type="date">
            <text:p>3/31/2010</text:p>
          </table:table-cell>
          <table:table-cell table:style-name="ce5" office:value-type="float" office:value="2978" calcext:value-type="float">
            <text:p><text:s/>2,97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01" calcext:value-type="date">
            <text:p>4/1/2010</text:p>
          </table:table-cell>
          <table:table-cell table:style-name="ce5" office:value-type="float" office:value="2978" calcext:value-type="float">
            <text:p><text:s/>2,97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02" calcext:value-type="date">
            <text:p>4/2/2010</text:p>
          </table:table-cell>
          <table:table-cell table:style-name="ce5" office:value-type="float" office:value="2978" calcext:value-type="float">
            <text:p><text:s/>2,97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03" calcext:value-type="date">
            <text:p>4/3/2010</text:p>
          </table:table-cell>
          <table:table-cell table:style-name="ce5" office:value-type="float" office:value="2970" calcext:value-type="float">
            <text:p><text:s/>2,97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04" calcext:value-type="date">
            <text:p>4/4/2010</text:p>
          </table:table-cell>
          <table:table-cell table:style-name="ce5" office:value-type="float" office:value="2970" calcext:value-type="float">
            <text:p><text:s/>2,97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05" calcext:value-type="date">
            <text:p>4/5/2010</text:p>
          </table:table-cell>
          <table:table-cell table:style-name="ce5" office:value-type="float" office:value="2970" calcext:value-type="float">
            <text:p><text:s/>2,97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06" calcext:value-type="date">
            <text:p>4/6/2010</text:p>
          </table:table-cell>
          <table:table-cell table:style-name="ce5" office:value-type="float" office:value="2970" calcext:value-type="float">
            <text:p><text:s/>2,97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07" calcext:value-type="date">
            <text:p>4/7/2010</text:p>
          </table:table-cell>
          <table:table-cell table:style-name="ce5" office:value-type="float" office:value="2975" calcext:value-type="float">
            <text:p><text:s/>2,97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08" calcext:value-type="date">
            <text:p>4/8/2010</text:p>
          </table:table-cell>
          <table:table-cell table:style-name="ce5" office:value-type="float" office:value="2980" calcext:value-type="float">
            <text:p><text:s/>2,98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09" calcext:value-type="date">
            <text:p>4/9/2010</text:p>
          </table:table-cell>
          <table:table-cell table:style-name="ce5" office:value-type="float" office:value="2980" calcext:value-type="float">
            <text:p><text:s/>2,98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10" calcext:value-type="date">
            <text:p>4/10/2010</text:p>
          </table:table-cell>
          <table:table-cell table:style-name="ce5" office:value-type="float" office:value="2980" calcext:value-type="float">
            <text:p><text:s/>2,98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11" calcext:value-type="date">
            <text:p>4/11/2010</text:p>
          </table:table-cell>
          <table:table-cell table:style-name="ce5" office:value-type="float" office:value="2980" calcext:value-type="float">
            <text:p><text:s/>2,98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12" calcext:value-type="date">
            <text:p>4/12/2010</text:p>
          </table:table-cell>
          <table:table-cell table:style-name="ce5" office:value-type="float" office:value="2980" calcext:value-type="float">
            <text:p><text:s/>2,98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13" calcext:value-type="date">
            <text:p>4/13/2010</text:p>
          </table:table-cell>
          <table:table-cell table:style-name="ce5" office:value-type="float" office:value="2980" calcext:value-type="float">
            <text:p><text:s/>2,98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14" calcext:value-type="date">
            <text:p>4/14/2010</text:p>
          </table:table-cell>
          <table:table-cell table:style-name="ce5" office:value-type="float" office:value="2980" calcext:value-type="float">
            <text:p><text:s/>2,98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15" calcext:value-type="date">
            <text:p>4/15/2010</text:p>
          </table:table-cell>
          <table:table-cell table:style-name="ce5" office:value-type="float" office:value="2960" calcext:value-type="float">
            <text:p><text:s/>2,96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16" calcext:value-type="date">
            <text:p>4/16/2010</text:p>
          </table:table-cell>
          <table:table-cell table:style-name="ce5" office:value-type="float" office:value="2955" calcext:value-type="float">
            <text:p><text:s/>2,95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17" calcext:value-type="date">
            <text:p>4/17/2010</text:p>
          </table:table-cell>
          <table:table-cell table:style-name="ce5" office:value-type="float" office:value="2963" calcext:value-type="float">
            <text:p><text:s/>2,96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18" calcext:value-type="date">
            <text:p>4/18/2010</text:p>
          </table:table-cell>
          <table:table-cell table:style-name="ce5" office:value-type="float" office:value="2963" calcext:value-type="float">
            <text:p><text:s/>2,96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19" calcext:value-type="date">
            <text:p>4/19/2010</text:p>
          </table:table-cell>
          <table:table-cell table:style-name="ce5" office:value-type="float" office:value="2963" calcext:value-type="float">
            <text:p><text:s/>2,96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20" calcext:value-type="date">
            <text:p>4/20/2010</text:p>
          </table:table-cell>
          <table:table-cell table:style-name="ce5" office:value-type="float" office:value="2975" calcext:value-type="float">
            <text:p><text:s/>2,97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21" calcext:value-type="date">
            <text:p>4/21/2010</text:p>
          </table:table-cell>
          <table:table-cell table:style-name="ce5" office:value-type="float" office:value="2972" calcext:value-type="float">
            <text:p><text:s/>2,97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22" calcext:value-type="date">
            <text:p>4/22/2010</text:p>
          </table:table-cell>
          <table:table-cell table:style-name="ce5" office:value-type="float" office:value="2972" calcext:value-type="float">
            <text:p><text:s/>2,97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23" calcext:value-type="date">
            <text:p>4/23/2010</text:p>
          </table:table-cell>
          <table:table-cell table:style-name="ce5" office:value-type="float" office:value="2972" calcext:value-type="float">
            <text:p><text:s/>2,97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24" calcext:value-type="date">
            <text:p>4/24/2010</text:p>
          </table:table-cell>
          <table:table-cell table:style-name="ce5" office:value-type="float" office:value="2977" calcext:value-type="float">
            <text:p><text:s/>2,977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25" calcext:value-type="date">
            <text:p>4/25/2010</text:p>
          </table:table-cell>
          <table:table-cell table:style-name="ce5" office:value-type="float" office:value="2977" calcext:value-type="float">
            <text:p><text:s/>2,977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26" calcext:value-type="date">
            <text:p>4/26/2010</text:p>
          </table:table-cell>
          <table:table-cell table:style-name="ce5" office:value-type="float" office:value="2977" calcext:value-type="float">
            <text:p><text:s/>2,977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27" calcext:value-type="date">
            <text:p>4/27/2010</text:p>
          </table:table-cell>
          <table:table-cell table:style-name="ce5" office:value-type="float" office:value="2961" calcext:value-type="float">
            <text:p><text:s/>2,96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28" calcext:value-type="date">
            <text:p>4/28/2010</text:p>
          </table:table-cell>
          <table:table-cell table:style-name="ce5" office:value-type="float" office:value="2961" calcext:value-type="float">
            <text:p><text:s/>2,96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29" calcext:value-type="date">
            <text:p>4/29/2010</text:p>
          </table:table-cell>
          <table:table-cell table:style-name="ce5" office:value-type="float" office:value="2961" calcext:value-type="float">
            <text:p><text:s/>2,96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4-30" calcext:value-type="date">
            <text:p>4/30/2010</text:p>
          </table:table-cell>
          <table:table-cell table:style-name="ce5" office:value-type="float" office:value="2961" calcext:value-type="float">
            <text:p><text:s/>2,96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01" calcext:value-type="date">
            <text:p>5/1/2010</text:p>
          </table:table-cell>
          <table:table-cell table:style-name="ce5" office:value-type="float" office:value="2961" calcext:value-type="float">
            <text:p><text:s/>2,96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02" calcext:value-type="date">
            <text:p>5/2/2010</text:p>
          </table:table-cell>
          <table:table-cell table:style-name="ce5" office:value-type="float" office:value="2961" calcext:value-type="float">
            <text:p><text:s/>2,96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03" calcext:value-type="date">
            <text:p>5/3/2010</text:p>
          </table:table-cell>
          <table:table-cell table:style-name="ce5" office:value-type="float" office:value="2961" calcext:value-type="float">
            <text:p><text:s/>2,96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04" calcext:value-type="date">
            <text:p>5/4/2010</text:p>
          </table:table-cell>
          <table:table-cell table:style-name="ce5" office:value-type="float" office:value="2961" calcext:value-type="float">
            <text:p><text:s/>2,96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05" calcext:value-type="date">
            <text:p>5/5/2010</text:p>
          </table:table-cell>
          <table:table-cell table:style-name="ce5" office:value-type="float" office:value="2971" calcext:value-type="float">
            <text:p><text:s/>2,97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06" calcext:value-type="date">
            <text:p>5/6/2010</text:p>
          </table:table-cell>
          <table:table-cell table:style-name="ce5" office:value-type="float" office:value="2976" calcext:value-type="float">
            <text:p><text:s/>2,976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07" calcext:value-type="date">
            <text:p>5/7/2010</text:p>
          </table:table-cell>
          <table:table-cell table:style-name="ce5" office:value-type="float" office:value="2981" calcext:value-type="float">
            <text:p><text:s/>2,98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08" calcext:value-type="date">
            <text:p>5/8/2010</text:p>
          </table:table-cell>
          <table:table-cell table:style-name="ce5" office:value-type="float" office:value="2985" calcext:value-type="float">
            <text:p><text:s/>2,98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09" calcext:value-type="date">
            <text:p>5/9/2010</text:p>
          </table:table-cell>
          <table:table-cell table:style-name="ce5" office:value-type="float" office:value="2985" calcext:value-type="float">
            <text:p><text:s/>2,98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10" calcext:value-type="date">
            <text:p>5/10/2010</text:p>
          </table:table-cell>
          <table:table-cell table:style-name="ce5" office:value-type="float" office:value="2985" calcext:value-type="float">
            <text:p><text:s/>2,98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11" calcext:value-type="date">
            <text:p>5/11/2010</text:p>
          </table:table-cell>
          <table:table-cell table:style-name="ce5" office:value-type="float" office:value="2985" calcext:value-type="float">
            <text:p><text:s/>2,98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12" calcext:value-type="date">
            <text:p>5/12/2010</text:p>
          </table:table-cell>
          <table:table-cell table:style-name="ce5" office:value-type="float" office:value="2985" calcext:value-type="float">
            <text:p><text:s/>2,98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13" calcext:value-type="date">
            <text:p>5/13/2010</text:p>
          </table:table-cell>
          <table:table-cell table:style-name="ce5" office:value-type="float" office:value="2985" calcext:value-type="float">
            <text:p><text:s/>2,98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14" calcext:value-type="date">
            <text:p>5/14/2010</text:p>
          </table:table-cell>
          <table:table-cell table:style-name="ce5" office:value-type="float" office:value="2986" calcext:value-type="float">
            <text:p><text:s/>2,986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15" calcext:value-type="date">
            <text:p>5/15/2010</text:p>
          </table:table-cell>
          <table:table-cell table:style-name="ce5" office:value-type="float" office:value="2990" calcext:value-type="float">
            <text:p><text:s/>2,99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16" calcext:value-type="date">
            <text:p>5/16/2010</text:p>
          </table:table-cell>
          <table:table-cell table:style-name="ce5" office:value-type="float" office:value="2990" calcext:value-type="float">
            <text:p><text:s/>2,99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17" calcext:value-type="date">
            <text:p>5/17/2010</text:p>
          </table:table-cell>
          <table:table-cell table:style-name="ce5" office:value-type="float" office:value="2990" calcext:value-type="float">
            <text:p><text:s/>2,99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18" calcext:value-type="date">
            <text:p>5/18/2010</text:p>
          </table:table-cell>
          <table:table-cell table:style-name="ce5" office:value-type="float" office:value="2995" calcext:value-type="float">
            <text:p><text:s/>2,99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19" calcext:value-type="date">
            <text:p>5/19/2010</text:p>
          </table:table-cell>
          <table:table-cell table:style-name="ce5" office:value-type="float" office:value="2995" calcext:value-type="float">
            <text:p><text:s/>2,99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20" calcext:value-type="date">
            <text:p>5/20/2010</text:p>
          </table:table-cell>
          <table:table-cell table:style-name="ce5" office:value-type="float" office:value="3000" calcext:value-type="float">
            <text:p><text:s/>3,00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21" calcext:value-type="date">
            <text:p>5/21/2010</text:p>
          </table:table-cell>
          <table:table-cell table:style-name="ce5" office:value-type="float" office:value="2995" calcext:value-type="float">
            <text:p><text:s/>2,99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22" calcext:value-type="date">
            <text:p>5/22/2010</text:p>
          </table:table-cell>
          <table:table-cell table:style-name="ce5" office:value-type="float" office:value="2995" calcext:value-type="float">
            <text:p><text:s/>2,99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23" calcext:value-type="date">
            <text:p>5/23/2010</text:p>
          </table:table-cell>
          <table:table-cell table:style-name="ce5" office:value-type="float" office:value="2995" calcext:value-type="float">
            <text:p><text:s/>2,99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24" calcext:value-type="date">
            <text:p>5/24/2010</text:p>
          </table:table-cell>
          <table:table-cell table:style-name="ce5" office:value-type="float" office:value="2995" calcext:value-type="float">
            <text:p><text:s/>2,99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25" calcext:value-type="date">
            <text:p>5/25/2010</text:p>
          </table:table-cell>
          <table:table-cell table:style-name="ce5" office:value-type="float" office:value="2995" calcext:value-type="float">
            <text:p><text:s/>2,99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26" calcext:value-type="date">
            <text:p>5/26/2010</text:p>
          </table:table-cell>
          <table:table-cell table:style-name="ce5" office:value-type="float" office:value="3000" calcext:value-type="float">
            <text:p><text:s/>3,00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27" calcext:value-type="date">
            <text:p>5/27/2010</text:p>
          </table:table-cell>
          <table:table-cell table:style-name="ce5" office:value-type="float" office:value="3000" calcext:value-type="float">
            <text:p><text:s/>3,00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28" calcext:value-type="date">
            <text:p>5/28/2010</text:p>
          </table:table-cell>
          <table:table-cell table:style-name="ce5" office:value-type="float" office:value="3000" calcext:value-type="float">
            <text:p><text:s/>3,00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29" calcext:value-type="date">
            <text:p>5/29/2010</text:p>
          </table:table-cell>
          <table:table-cell table:style-name="ce5" office:value-type="float" office:value="2998" calcext:value-type="float">
            <text:p><text:s/>2,99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30" calcext:value-type="date">
            <text:p>5/30/2010</text:p>
          </table:table-cell>
          <table:table-cell table:style-name="ce5" office:value-type="float" office:value="2998" calcext:value-type="float">
            <text:p><text:s/>2,99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5-31" calcext:value-type="date">
            <text:p>5/31/2010</text:p>
          </table:table-cell>
          <table:table-cell table:style-name="ce5" office:value-type="float" office:value="2998" calcext:value-type="float">
            <text:p><text:s/>2,99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01" calcext:value-type="date">
            <text:p>6/1/2010</text:p>
          </table:table-cell>
          <table:table-cell table:style-name="ce5" office:value-type="float" office:value="3000" calcext:value-type="float">
            <text:p><text:s/>3,00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02" calcext:value-type="date">
            <text:p>6/2/2010</text:p>
          </table:table-cell>
          <table:table-cell table:style-name="ce5" office:value-type="float" office:value="3003" calcext:value-type="float">
            <text:p><text:s/>3,00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03" calcext:value-type="date">
            <text:p>6/3/2010</text:p>
          </table:table-cell>
          <table:table-cell table:style-name="ce5" office:value-type="float" office:value="3003" calcext:value-type="float">
            <text:p><text:s/>3,00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04" calcext:value-type="date">
            <text:p>6/4/2010</text:p>
          </table:table-cell>
          <table:table-cell table:style-name="ce5" office:value-type="float" office:value="3005" calcext:value-type="float">
            <text:p><text:s/>3,00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05" calcext:value-type="date">
            <text:p>6/5/2010</text:p>
          </table:table-cell>
          <table:table-cell table:style-name="ce5" office:value-type="float" office:value="3010" calcext:value-type="float">
            <text:p><text:s/>3,01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06" calcext:value-type="date">
            <text:p>6/6/2010</text:p>
          </table:table-cell>
          <table:table-cell table:style-name="ce5" office:value-type="float" office:value="3010" calcext:value-type="float">
            <text:p><text:s/>3,01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07" calcext:value-type="date">
            <text:p>6/7/2010</text:p>
          </table:table-cell>
          <table:table-cell table:style-name="ce5" office:value-type="float" office:value="3010" calcext:value-type="float">
            <text:p><text:s/>3,01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08" calcext:value-type="date">
            <text:p>6/8/2010</text:p>
          </table:table-cell>
          <table:table-cell table:style-name="ce5" office:value-type="float" office:value="3015" calcext:value-type="float">
            <text:p><text:s/>3,01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09" calcext:value-type="date">
            <text:p>6/9/2010</text:p>
          </table:table-cell>
          <table:table-cell table:style-name="ce5" office:value-type="float" office:value="3015" calcext:value-type="float">
            <text:p><text:s/>3,01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10" calcext:value-type="date">
            <text:p>6/10/2010</text:p>
          </table:table-cell>
          <table:table-cell table:style-name="ce5" office:value-type="float" office:value="3018" calcext:value-type="float">
            <text:p><text:s/>3,01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11" calcext:value-type="date">
            <text:p>6/11/2010</text:p>
          </table:table-cell>
          <table:table-cell table:style-name="ce5" office:value-type="float" office:value="3018" calcext:value-type="float">
            <text:p><text:s/>3,01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12" calcext:value-type="date">
            <text:p>6/12/2010</text:p>
          </table:table-cell>
          <table:table-cell table:style-name="ce5" office:value-type="float" office:value="3018" calcext:value-type="float">
            <text:p><text:s/>3,01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13" calcext:value-type="date">
            <text:p>6/13/2010</text:p>
          </table:table-cell>
          <table:table-cell table:style-name="ce5" office:value-type="float" office:value="3018" calcext:value-type="float">
            <text:p><text:s/>3,01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14" calcext:value-type="date">
            <text:p>6/14/2010</text:p>
          </table:table-cell>
          <table:table-cell table:style-name="ce5" office:value-type="float" office:value="3018" calcext:value-type="float">
            <text:p><text:s/>3,01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15" calcext:value-type="date">
            <text:p>6/15/2010</text:p>
          </table:table-cell>
          <table:table-cell table:style-name="ce5" office:value-type="float" office:value="3018" calcext:value-type="float">
            <text:p><text:s/>3,01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16" calcext:value-type="date">
            <text:p>6/16/2010</text:p>
          </table:table-cell>
          <table:table-cell table:style-name="ce5" office:value-type="float" office:value="3018" calcext:value-type="float">
            <text:p><text:s/>3,01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17" calcext:value-type="date">
            <text:p>6/17/2010</text:p>
          </table:table-cell>
          <table:table-cell table:style-name="ce5" office:value-type="float" office:value="3018" calcext:value-type="float">
            <text:p><text:s/>3,01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18" calcext:value-type="date">
            <text:p>6/18/2010</text:p>
          </table:table-cell>
          <table:table-cell table:style-name="ce5" office:value-type="float" office:value="3020" calcext:value-type="float">
            <text:p><text:s/>3,02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19" calcext:value-type="date">
            <text:p>6/19/2010</text:p>
          </table:table-cell>
          <table:table-cell table:style-name="ce5" office:value-type="float" office:value="3017" calcext:value-type="float">
            <text:p><text:s/>3,017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20" calcext:value-type="date">
            <text:p>6/20/2010</text:p>
          </table:table-cell>
          <table:table-cell table:style-name="ce5" office:value-type="float" office:value="3017" calcext:value-type="float">
            <text:p><text:s/>3,017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21" calcext:value-type="date">
            <text:p>6/21/2010</text:p>
          </table:table-cell>
          <table:table-cell table:style-name="ce5" office:value-type="float" office:value="3017" calcext:value-type="float">
            <text:p><text:s/>3,017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22" calcext:value-type="date">
            <text:p>6/22/2010</text:p>
          </table:table-cell>
          <table:table-cell table:style-name="ce5" office:value-type="float" office:value="3015" calcext:value-type="float">
            <text:p><text:s/>3,01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23" calcext:value-type="date">
            <text:p>6/23/2010</text:p>
          </table:table-cell>
          <table:table-cell table:style-name="ce5" office:value-type="float" office:value="3015" calcext:value-type="float">
            <text:p><text:s/>3,01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24" calcext:value-type="date">
            <text:p>6/24/2010</text:p>
          </table:table-cell>
          <table:table-cell table:style-name="ce5" office:value-type="float" office:value="3018" calcext:value-type="float">
            <text:p><text:s/>3,01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25" calcext:value-type="date">
            <text:p>6/25/2010</text:p>
          </table:table-cell>
          <table:table-cell table:style-name="ce5" office:value-type="float" office:value="3017" calcext:value-type="float">
            <text:p><text:s/>3,017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26" calcext:value-type="date">
            <text:p>6/26/2010</text:p>
          </table:table-cell>
          <table:table-cell table:style-name="ce5" office:value-type="float" office:value="3017" calcext:value-type="float">
            <text:p><text:s/>3,017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27" calcext:value-type="date">
            <text:p>6/27/2010</text:p>
          </table:table-cell>
          <table:table-cell table:style-name="ce5" office:value-type="float" office:value="3017" calcext:value-type="float">
            <text:p><text:s/>3,017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28" calcext:value-type="date">
            <text:p>6/28/2010</text:p>
          </table:table-cell>
          <table:table-cell table:style-name="ce5" office:value-type="float" office:value="3017" calcext:value-type="float">
            <text:p><text:s/>3,017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29" calcext:value-type="date">
            <text:p>6/29/2010</text:p>
          </table:table-cell>
          <table:table-cell table:style-name="ce5" office:value-type="float" office:value="3015" calcext:value-type="float">
            <text:p><text:s/>3,01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6-30" calcext:value-type="date">
            <text:p>6/30/2010</text:p>
          </table:table-cell>
          <table:table-cell table:style-name="ce5" office:value-type="float" office:value="3018" calcext:value-type="float">
            <text:p><text:s/>3,01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01" calcext:value-type="date">
            <text:p>7/1/2010</text:p>
          </table:table-cell>
          <table:table-cell table:style-name="ce5" office:value-type="float" office:value="3020" calcext:value-type="float">
            <text:p><text:s/>3,02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02" calcext:value-type="date">
            <text:p>7/2/2010</text:p>
          </table:table-cell>
          <table:table-cell table:style-name="ce5" office:value-type="float" office:value="3023" calcext:value-type="float">
            <text:p><text:s/>3,02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03" calcext:value-type="date">
            <text:p>7/3/2010</text:p>
          </table:table-cell>
          <table:table-cell table:style-name="ce5" office:value-type="float" office:value="3015" calcext:value-type="float">
            <text:p><text:s/>3,01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04" calcext:value-type="date">
            <text:p>7/4/2010</text:p>
          </table:table-cell>
          <table:table-cell table:style-name="ce5" office:value-type="float" office:value="3015" calcext:value-type="float">
            <text:p><text:s/>3,01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05" calcext:value-type="date">
            <text:p>7/5/2010</text:p>
          </table:table-cell>
          <table:table-cell table:style-name="ce5" office:value-type="float" office:value="3015" calcext:value-type="float">
            <text:p><text:s/>3,01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06" calcext:value-type="date">
            <text:p>7/6/2010</text:p>
          </table:table-cell>
          <table:table-cell table:style-name="ce5" office:value-type="float" office:value="3015" calcext:value-type="float">
            <text:p><text:s/>3,01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07" calcext:value-type="date">
            <text:p>7/7/2010</text:p>
          </table:table-cell>
          <table:table-cell table:style-name="ce5" office:value-type="float" office:value="3014" calcext:value-type="float">
            <text:p><text:s/>3,014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08" calcext:value-type="date">
            <text:p>7/8/2010</text:p>
          </table:table-cell>
          <table:table-cell table:style-name="ce5" office:value-type="float" office:value="3014" calcext:value-type="float">
            <text:p><text:s/>3,014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09" calcext:value-type="date">
            <text:p>7/9/2010</text:p>
          </table:table-cell>
          <table:table-cell table:style-name="ce5" office:value-type="float" office:value="3009" calcext:value-type="float">
            <text:p><text:s/>3,009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10" calcext:value-type="date">
            <text:p>7/10/2010</text:p>
          </table:table-cell>
          <table:table-cell table:style-name="ce5" office:value-type="float" office:value="3005" calcext:value-type="float">
            <text:p><text:s/>3,00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11" calcext:value-type="date">
            <text:p>7/11/2010</text:p>
          </table:table-cell>
          <table:table-cell table:style-name="ce5" office:value-type="float" office:value="3005" calcext:value-type="float">
            <text:p><text:s/>3,00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12" calcext:value-type="date">
            <text:p>7/12/2010</text:p>
          </table:table-cell>
          <table:table-cell table:style-name="ce5" office:value-type="float" office:value="3005" calcext:value-type="float">
            <text:p><text:s/>3,00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13" calcext:value-type="date">
            <text:p>7/13/2010</text:p>
          </table:table-cell>
          <table:table-cell table:style-name="ce5" office:value-type="float" office:value="3013" calcext:value-type="float">
            <text:p><text:s/>3,01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14" calcext:value-type="date">
            <text:p>7/14/2010</text:p>
          </table:table-cell>
          <table:table-cell table:style-name="ce5" office:value-type="float" office:value="3014" calcext:value-type="float">
            <text:p><text:s/>3,014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15" calcext:value-type="date">
            <text:p>7/15/2010</text:p>
          </table:table-cell>
          <table:table-cell table:style-name="ce5" office:value-type="float" office:value="2999" calcext:value-type="float">
            <text:p><text:s/>2,999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16" calcext:value-type="date">
            <text:p>7/16/2010</text:p>
          </table:table-cell>
          <table:table-cell table:style-name="ce5" office:value-type="float" office:value="2996" calcext:value-type="float">
            <text:p><text:s/>2,996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17" calcext:value-type="date">
            <text:p>7/17/2010</text:p>
          </table:table-cell>
          <table:table-cell table:style-name="ce5" office:value-type="float" office:value="2990" calcext:value-type="float">
            <text:p><text:s/>2,99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18" calcext:value-type="date">
            <text:p>7/18/2010</text:p>
          </table:table-cell>
          <table:table-cell table:style-name="ce5" office:value-type="float" office:value="2990" calcext:value-type="float">
            <text:p><text:s/>2,99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19" calcext:value-type="date">
            <text:p>7/19/2010</text:p>
          </table:table-cell>
          <table:table-cell table:style-name="ce5" office:value-type="float" office:value="2990" calcext:value-type="float">
            <text:p><text:s/>2,99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20" calcext:value-type="date">
            <text:p>7/20/2010</text:p>
          </table:table-cell>
          <table:table-cell table:style-name="ce5" office:value-type="float" office:value="2990" calcext:value-type="float">
            <text:p><text:s/>2,99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21" calcext:value-type="date">
            <text:p>7/21/2010</text:p>
          </table:table-cell>
          <table:table-cell table:style-name="ce5" office:value-type="float" office:value="2983" calcext:value-type="float">
            <text:p><text:s/>2,98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22" calcext:value-type="date">
            <text:p>7/22/2010</text:p>
          </table:table-cell>
          <table:table-cell table:style-name="ce5" office:value-type="float" office:value="2985" calcext:value-type="float">
            <text:p><text:s/>2,98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23" calcext:value-type="date">
            <text:p>7/23/2010</text:p>
          </table:table-cell>
          <table:table-cell table:style-name="ce5" office:value-type="float" office:value="2990" calcext:value-type="float">
            <text:p><text:s/>2,99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24" calcext:value-type="date">
            <text:p>7/24/2010</text:p>
          </table:table-cell>
          <table:table-cell table:style-name="ce5" office:value-type="float" office:value="2983" calcext:value-type="float">
            <text:p><text:s/>2,98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25" calcext:value-type="date">
            <text:p>7/25/2010</text:p>
          </table:table-cell>
          <table:table-cell table:style-name="ce5" office:value-type="float" office:value="2983" calcext:value-type="float">
            <text:p><text:s/>2,98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26" calcext:value-type="date">
            <text:p>7/26/2010</text:p>
          </table:table-cell>
          <table:table-cell table:style-name="ce5" office:value-type="float" office:value="2983" calcext:value-type="float">
            <text:p><text:s/>2,98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27" calcext:value-type="date">
            <text:p>7/27/2010</text:p>
          </table:table-cell>
          <table:table-cell table:style-name="ce5" office:value-type="float" office:value="2978" calcext:value-type="float">
            <text:p><text:s/>2,97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28" calcext:value-type="date">
            <text:p>7/28/2010</text:p>
          </table:table-cell>
          <table:table-cell table:style-name="ce5" office:value-type="float" office:value="2975" calcext:value-type="float">
            <text:p><text:s/>2,97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29" calcext:value-type="date">
            <text:p>7/29/2010</text:p>
          </table:table-cell>
          <table:table-cell table:style-name="ce5" office:value-type="float" office:value="2975" calcext:value-type="float">
            <text:p><text:s/>2,97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30" calcext:value-type="date">
            <text:p>7/30/2010</text:p>
          </table:table-cell>
          <table:table-cell table:style-name="ce5" office:value-type="float" office:value="2975" calcext:value-type="float">
            <text:p><text:s/>2,97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7-31" calcext:value-type="date">
            <text:p>7/31/2010</text:p>
          </table:table-cell>
          <table:table-cell table:style-name="ce5" office:value-type="float" office:value="2974" calcext:value-type="float">
            <text:p><text:s/>2,974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01" calcext:value-type="date">
            <text:p>8/1/2010</text:p>
          </table:table-cell>
          <table:table-cell table:style-name="ce5" office:value-type="float" office:value="2974" calcext:value-type="float">
            <text:p><text:s/>2,974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02" calcext:value-type="date">
            <text:p>8/2/2010</text:p>
          </table:table-cell>
          <table:table-cell table:style-name="ce5" office:value-type="float" office:value="2974" calcext:value-type="float">
            <text:p><text:s/>2,974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03" calcext:value-type="date">
            <text:p>8/3/2010</text:p>
          </table:table-cell>
          <table:table-cell table:style-name="ce5" office:value-type="float" office:value="2974" calcext:value-type="float">
            <text:p><text:s/>2,974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04" calcext:value-type="date">
            <text:p>8/4/2010</text:p>
          </table:table-cell>
          <table:table-cell table:style-name="ce5" office:value-type="float" office:value="2974" calcext:value-type="float">
            <text:p><text:s/>2,974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05" calcext:value-type="date">
            <text:p>8/5/2010</text:p>
          </table:table-cell>
          <table:table-cell table:style-name="ce5" office:value-type="float" office:value="2968" calcext:value-type="float">
            <text:p><text:s/>2,96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06" calcext:value-type="date">
            <text:p>8/6/2010</text:p>
          </table:table-cell>
          <table:table-cell table:style-name="ce5" office:value-type="float" office:value="2970" calcext:value-type="float">
            <text:p><text:s/>2,97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07" calcext:value-type="date">
            <text:p>8/7/2010</text:p>
          </table:table-cell>
          <table:table-cell table:style-name="ce5" office:value-type="float" office:value="2973" calcext:value-type="float">
            <text:p><text:s/>2,97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08" calcext:value-type="date">
            <text:p>8/8/2010</text:p>
          </table:table-cell>
          <table:table-cell table:style-name="ce5" office:value-type="float" office:value="2973" calcext:value-type="float">
            <text:p><text:s/>2,97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09" calcext:value-type="date">
            <text:p>8/9/2010</text:p>
          </table:table-cell>
          <table:table-cell table:style-name="ce5" office:value-type="float" office:value="2973" calcext:value-type="float">
            <text:p><text:s/>2,97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10" calcext:value-type="date">
            <text:p>8/10/2010</text:p>
          </table:table-cell>
          <table:table-cell table:style-name="ce5" office:value-type="float" office:value="2970" calcext:value-type="float">
            <text:p><text:s/>2,97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11" calcext:value-type="date">
            <text:p>8/11/2010</text:p>
          </table:table-cell>
          <table:table-cell table:style-name="ce5" office:value-type="float" office:value="2973" calcext:value-type="float">
            <text:p><text:s/>2,97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12" calcext:value-type="date">
            <text:p>8/12/2010</text:p>
          </table:table-cell>
          <table:table-cell table:style-name="ce5" office:value-type="float" office:value="2980" calcext:value-type="float">
            <text:p><text:s/>2,98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13" calcext:value-type="date">
            <text:p>8/13/2010</text:p>
          </table:table-cell>
          <table:table-cell table:style-name="ce5" office:value-type="float" office:value="2990" calcext:value-type="float">
            <text:p><text:s/>2,99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14" calcext:value-type="date">
            <text:p>8/14/2010</text:p>
          </table:table-cell>
          <table:table-cell table:style-name="ce5" office:value-type="float" office:value="2992" calcext:value-type="float">
            <text:p><text:s/>2,99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15" calcext:value-type="date">
            <text:p>8/15/2010</text:p>
          </table:table-cell>
          <table:table-cell table:style-name="ce5" office:value-type="float" office:value="2992" calcext:value-type="float">
            <text:p><text:s/>2,99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16" calcext:value-type="date">
            <text:p>8/16/2010</text:p>
          </table:table-cell>
          <table:table-cell table:style-name="ce5" office:value-type="float" office:value="2992" calcext:value-type="float">
            <text:p><text:s/>2,99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17" calcext:value-type="date">
            <text:p>8/17/2010</text:p>
          </table:table-cell>
          <table:table-cell table:style-name="ce5" office:value-type="float" office:value="2997" calcext:value-type="float">
            <text:p><text:s/>2,997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18" calcext:value-type="date">
            <text:p>8/18/2010</text:p>
          </table:table-cell>
          <table:table-cell table:style-name="ce5" office:value-type="float" office:value="2994" calcext:value-type="float">
            <text:p><text:s/>2,994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19" calcext:value-type="date">
            <text:p>8/19/2010</text:p>
          </table:table-cell>
          <table:table-cell table:style-name="ce5" office:value-type="float" office:value="2996" calcext:value-type="float">
            <text:p><text:s/>2,996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20" calcext:value-type="date">
            <text:p>8/20/2010</text:p>
          </table:table-cell>
          <table:table-cell table:style-name="ce5" office:value-type="float" office:value="2999" calcext:value-type="float">
            <text:p><text:s/>2,999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21" calcext:value-type="date">
            <text:p>8/21/2010</text:p>
          </table:table-cell>
          <table:table-cell table:style-name="ce5" office:value-type="float" office:value="2998" calcext:value-type="float">
            <text:p><text:s/>2,99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22" calcext:value-type="date">
            <text:p>8/22/2010</text:p>
          </table:table-cell>
          <table:table-cell table:style-name="ce5" office:value-type="float" office:value="2998" calcext:value-type="float">
            <text:p><text:s/>2,99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23" calcext:value-type="date">
            <text:p>8/23/2010</text:p>
          </table:table-cell>
          <table:table-cell table:style-name="ce5" office:value-type="float" office:value="2998" calcext:value-type="float">
            <text:p><text:s/>2,99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24" calcext:value-type="date">
            <text:p>8/24/2010</text:p>
          </table:table-cell>
          <table:table-cell table:style-name="ce5" office:value-type="float" office:value="3005" calcext:value-type="float">
            <text:p><text:s/>3,00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25" calcext:value-type="date">
            <text:p>8/25/2010</text:p>
          </table:table-cell>
          <table:table-cell table:style-name="ce5" office:value-type="float" office:value="3013" calcext:value-type="float">
            <text:p><text:s/>3,01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26" calcext:value-type="date">
            <text:p>8/26/2010</text:p>
          </table:table-cell>
          <table:table-cell table:style-name="ce5" office:value-type="float" office:value="3012" calcext:value-type="float">
            <text:p><text:s/>3,01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27" calcext:value-type="date">
            <text:p>8/27/2010</text:p>
          </table:table-cell>
          <table:table-cell table:style-name="ce5" office:value-type="float" office:value="3012" calcext:value-type="float">
            <text:p><text:s/>3,01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28" calcext:value-type="date">
            <text:p>8/28/2010</text:p>
          </table:table-cell>
          <table:table-cell table:style-name="ce5" office:value-type="float" office:value="3010" calcext:value-type="float">
            <text:p><text:s/>3,01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29" calcext:value-type="date">
            <text:p>8/29/2010</text:p>
          </table:table-cell>
          <table:table-cell table:style-name="ce5" office:value-type="float" office:value="3010" calcext:value-type="float">
            <text:p><text:s/>3,01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30" calcext:value-type="date">
            <text:p>8/30/2010</text:p>
          </table:table-cell>
          <table:table-cell table:style-name="ce5" office:value-type="float" office:value="3010" calcext:value-type="float">
            <text:p><text:s/>3,01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8-31" calcext:value-type="date">
            <text:p>8/31/2010</text:p>
          </table:table-cell>
          <table:table-cell table:style-name="ce5" office:value-type="float" office:value="3012" calcext:value-type="float">
            <text:p><text:s/>3,01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01" calcext:value-type="date">
            <text:p>9/1/2010</text:p>
          </table:table-cell>
          <table:table-cell table:style-name="ce5" office:value-type="float" office:value="3014" calcext:value-type="float">
            <text:p><text:s/>3,014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02" calcext:value-type="date">
            <text:p>9/2/2010</text:p>
          </table:table-cell>
          <table:table-cell table:style-name="ce5" office:value-type="float" office:value="3015" calcext:value-type="float">
            <text:p><text:s/>3,01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03" calcext:value-type="date">
            <text:p>9/3/2010</text:p>
          </table:table-cell>
          <table:table-cell table:style-name="ce5" office:value-type="float" office:value="3015" calcext:value-type="float">
            <text:p><text:s/>3,01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04" calcext:value-type="date">
            <text:p>9/4/2010</text:p>
          </table:table-cell>
          <table:table-cell table:style-name="ce5" office:value-type="float" office:value="3015" calcext:value-type="float">
            <text:p><text:s/>3,01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05" calcext:value-type="date">
            <text:p>9/5/2010</text:p>
          </table:table-cell>
          <table:table-cell table:style-name="ce5" office:value-type="float" office:value="3015" calcext:value-type="float">
            <text:p><text:s/>3,01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06" calcext:value-type="date">
            <text:p>9/6/2010</text:p>
          </table:table-cell>
          <table:table-cell table:style-name="ce5" office:value-type="float" office:value="3015" calcext:value-type="float">
            <text:p><text:s/>3,01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07" calcext:value-type="date">
            <text:p>9/7/2010</text:p>
          </table:table-cell>
          <table:table-cell table:style-name="ce5" office:value-type="float" office:value="3012" calcext:value-type="float">
            <text:p><text:s/>3,01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08" calcext:value-type="date">
            <text:p>9/8/2010</text:p>
          </table:table-cell>
          <table:table-cell table:style-name="ce5" office:value-type="float" office:value="3026" calcext:value-type="float">
            <text:p><text:s/>3,026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09" calcext:value-type="date">
            <text:p>9/9/2010</text:p>
          </table:table-cell>
          <table:table-cell table:style-name="ce5" office:value-type="float" office:value="3030" calcext:value-type="float">
            <text:p><text:s/>3,03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10" calcext:value-type="date">
            <text:p>9/10/2010</text:p>
          </table:table-cell>
          <table:table-cell table:style-name="ce5" office:value-type="float" office:value="3033" calcext:value-type="float">
            <text:p><text:s/>3,03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11" calcext:value-type="date">
            <text:p>9/11/2010</text:p>
          </table:table-cell>
          <table:table-cell table:style-name="ce5" office:value-type="float" office:value="3031" calcext:value-type="float">
            <text:p><text:s/>3,03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12" calcext:value-type="date">
            <text:p>9/12/2010</text:p>
          </table:table-cell>
          <table:table-cell table:style-name="ce5" office:value-type="float" office:value="3031" calcext:value-type="float">
            <text:p><text:s/>3,03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13" calcext:value-type="date">
            <text:p>9/13/2010</text:p>
          </table:table-cell>
          <table:table-cell table:style-name="ce5" office:value-type="float" office:value="3031" calcext:value-type="float">
            <text:p><text:s/>3,03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14" calcext:value-type="date">
            <text:p>9/14/2010</text:p>
          </table:table-cell>
          <table:table-cell table:style-name="ce5" office:value-type="float" office:value="3025" calcext:value-type="float">
            <text:p><text:s/>3,02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15" calcext:value-type="date">
            <text:p>9/15/2010</text:p>
          </table:table-cell>
          <table:table-cell table:style-name="ce5" office:value-type="float" office:value="3025" calcext:value-type="float">
            <text:p><text:s/>3,02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16" calcext:value-type="date">
            <text:p>9/16/2010</text:p>
          </table:table-cell>
          <table:table-cell table:style-name="ce5" office:value-type="float" office:value="3025" calcext:value-type="float">
            <text:p><text:s/>3,02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17" calcext:value-type="date">
            <text:p>9/17/2010</text:p>
          </table:table-cell>
          <table:table-cell table:style-name="ce5" office:value-type="float" office:value="3030" calcext:value-type="float">
            <text:p><text:s/>3,03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18" calcext:value-type="date">
            <text:p>9/18/2010</text:p>
          </table:table-cell>
          <table:table-cell table:style-name="ce5" office:value-type="float" office:value="3028" calcext:value-type="float">
            <text:p><text:s/>3,02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19" calcext:value-type="date">
            <text:p>9/19/2010</text:p>
          </table:table-cell>
          <table:table-cell table:style-name="ce5" office:value-type="float" office:value="3028" calcext:value-type="float">
            <text:p><text:s/>3,02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20" calcext:value-type="date">
            <text:p>9/20/2010</text:p>
          </table:table-cell>
          <table:table-cell table:style-name="ce5" office:value-type="float" office:value="3028" calcext:value-type="float">
            <text:p><text:s/>3,02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21" calcext:value-type="date">
            <text:p>9/21/2010</text:p>
          </table:table-cell>
          <table:table-cell table:style-name="ce5" office:value-type="float" office:value="3029" calcext:value-type="float">
            <text:p><text:s/>3,029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22" calcext:value-type="date">
            <text:p>9/22/2010</text:p>
          </table:table-cell>
          <table:table-cell table:style-name="ce5" office:value-type="float" office:value="3030" calcext:value-type="float">
            <text:p><text:s/>3,03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23" calcext:value-type="date">
            <text:p>9/23/2010</text:p>
          </table:table-cell>
          <table:table-cell table:style-name="ce5" office:value-type="float" office:value="3023" calcext:value-type="float">
            <text:p><text:s/>3,02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24" calcext:value-type="date">
            <text:p>9/24/2010</text:p>
          </table:table-cell>
          <table:table-cell table:style-name="ce5" office:value-type="float" office:value="3023" calcext:value-type="float">
            <text:p><text:s/>3,02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25" calcext:value-type="date">
            <text:p>9/25/2010</text:p>
          </table:table-cell>
          <table:table-cell table:style-name="ce5" office:value-type="float" office:value="3024" calcext:value-type="float">
            <text:p><text:s/>3,024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26" calcext:value-type="date">
            <text:p>9/26/2010</text:p>
          </table:table-cell>
          <table:table-cell table:style-name="ce5" office:value-type="float" office:value="3024" calcext:value-type="float">
            <text:p><text:s/>3,024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27" calcext:value-type="date">
            <text:p>9/27/2010</text:p>
          </table:table-cell>
          <table:table-cell table:style-name="ce5" office:value-type="float" office:value="3024" calcext:value-type="float">
            <text:p><text:s/>3,024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28" calcext:value-type="date">
            <text:p>9/28/2010</text:p>
          </table:table-cell>
          <table:table-cell table:style-name="ce5" office:value-type="float" office:value="3017" calcext:value-type="float">
            <text:p><text:s/>3,017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29" calcext:value-type="date">
            <text:p>9/29/2010</text:p>
          </table:table-cell>
          <table:table-cell table:style-name="ce5" office:value-type="float" office:value="3020" calcext:value-type="float">
            <text:p><text:s/>3,02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09-30" calcext:value-type="date">
            <text:p>9/30/2010</text:p>
          </table:table-cell>
          <table:table-cell table:style-name="ce5" office:value-type="float" office:value="3010" calcext:value-type="float">
            <text:p><text:s/>3,01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01" calcext:value-type="date">
            <text:p>10/1/2010</text:p>
          </table:table-cell>
          <table:table-cell table:style-name="ce5" office:value-type="float" office:value="3010" calcext:value-type="float">
            <text:p><text:s/>3,01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02" calcext:value-type="date">
            <text:p>10/2/2010</text:p>
          </table:table-cell>
          <table:table-cell table:style-name="ce5" office:value-type="float" office:value="3010" calcext:value-type="float">
            <text:p><text:s/>3,01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03" calcext:value-type="date">
            <text:p>10/3/2010</text:p>
          </table:table-cell>
          <table:table-cell table:style-name="ce5" office:value-type="float" office:value="3010" calcext:value-type="float">
            <text:p><text:s/>3,01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04" calcext:value-type="date">
            <text:p>10/4/2010</text:p>
          </table:table-cell>
          <table:table-cell table:style-name="ce5" office:value-type="float" office:value="3010" calcext:value-type="float">
            <text:p><text:s/>3,01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05" calcext:value-type="date">
            <text:p>10/5/2010</text:p>
          </table:table-cell>
          <table:table-cell table:style-name="ce5" office:value-type="float" office:value="3009" calcext:value-type="float">
            <text:p><text:s/>3,009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06" calcext:value-type="date">
            <text:p>10/6/2010</text:p>
          </table:table-cell>
          <table:table-cell table:style-name="ce5" office:value-type="float" office:value="3005" calcext:value-type="float">
            <text:p><text:s/>3,00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07" calcext:value-type="date">
            <text:p>10/7/2010</text:p>
          </table:table-cell>
          <table:table-cell table:style-name="ce5" office:value-type="float" office:value="2995" calcext:value-type="float">
            <text:p><text:s/>2,99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08" calcext:value-type="date">
            <text:p>10/8/2010</text:p>
          </table:table-cell>
          <table:table-cell table:style-name="ce5" office:value-type="float" office:value="2991" calcext:value-type="float">
            <text:p><text:s/>2,99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09" calcext:value-type="date">
            <text:p>10/9/2010</text:p>
          </table:table-cell>
          <table:table-cell table:style-name="ce5" office:value-type="float" office:value="2997" calcext:value-type="float">
            <text:p><text:s/>2,997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10" calcext:value-type="date">
            <text:p>10/10/2010</text:p>
          </table:table-cell>
          <table:table-cell table:style-name="ce5" office:value-type="float" office:value="2997" calcext:value-type="float">
            <text:p><text:s/>2,997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11" calcext:value-type="date">
            <text:p>10/11/2010</text:p>
          </table:table-cell>
          <table:table-cell table:style-name="ce5" office:value-type="float" office:value="2997" calcext:value-type="float">
            <text:p><text:s/>2,997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12" calcext:value-type="date">
            <text:p>10/12/2010</text:p>
          </table:table-cell>
          <table:table-cell table:style-name="ce5" office:value-type="float" office:value="2993" calcext:value-type="float">
            <text:p><text:s/>2,99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13" calcext:value-type="date">
            <text:p>10/13/2010</text:p>
          </table:table-cell>
          <table:table-cell table:style-name="ce5" office:value-type="float" office:value="2998" calcext:value-type="float">
            <text:p><text:s/>2,99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14" calcext:value-type="date">
            <text:p>10/14/2010</text:p>
          </table:table-cell>
          <table:table-cell table:style-name="ce5" office:value-type="float" office:value="2995" calcext:value-type="float">
            <text:p><text:s/>2,99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15" calcext:value-type="date">
            <text:p>10/15/2010</text:p>
          </table:table-cell>
          <table:table-cell table:style-name="ce5" office:value-type="float" office:value="2990" calcext:value-type="float">
            <text:p><text:s/>2,99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16" calcext:value-type="date">
            <text:p>10/16/2010</text:p>
          </table:table-cell>
          <table:table-cell table:style-name="ce5" office:value-type="float" office:value="2993" calcext:value-type="float">
            <text:p><text:s/>2,99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17" calcext:value-type="date">
            <text:p>10/17/2010</text:p>
          </table:table-cell>
          <table:table-cell table:style-name="ce5" office:value-type="float" office:value="2993" calcext:value-type="float">
            <text:p><text:s/>2,99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18" calcext:value-type="date">
            <text:p>10/18/2010</text:p>
          </table:table-cell>
          <table:table-cell table:style-name="ce5" office:value-type="float" office:value="2993" calcext:value-type="float">
            <text:p><text:s/>2,99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19" calcext:value-type="date">
            <text:p>10/19/2010</text:p>
          </table:table-cell>
          <table:table-cell table:style-name="ce5" office:value-type="float" office:value="3000" calcext:value-type="float">
            <text:p><text:s/>3,00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20" calcext:value-type="date">
            <text:p>10/20/2010</text:p>
          </table:table-cell>
          <table:table-cell table:style-name="ce5" office:value-type="float" office:value="3000" calcext:value-type="float">
            <text:p><text:s/>3,00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21" calcext:value-type="date">
            <text:p>10/21/2010</text:p>
          </table:table-cell>
          <table:table-cell table:style-name="ce5" office:value-type="float" office:value="3006" calcext:value-type="float">
            <text:p><text:s/>3,006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22" calcext:value-type="date">
            <text:p>10/22/2010</text:p>
          </table:table-cell>
          <table:table-cell table:style-name="ce5" office:value-type="float" office:value="3002" calcext:value-type="float">
            <text:p><text:s/>3,00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23" calcext:value-type="date">
            <text:p>10/23/2010</text:p>
          </table:table-cell>
          <table:table-cell table:style-name="ce5" office:value-type="float" office:value="3003" calcext:value-type="float">
            <text:p><text:s/>3,00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24" calcext:value-type="date">
            <text:p>10/24/2010</text:p>
          </table:table-cell>
          <table:table-cell table:style-name="ce5" office:value-type="float" office:value="3003" calcext:value-type="float">
            <text:p><text:s/>3,00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25" calcext:value-type="date">
            <text:p>10/25/2010</text:p>
          </table:table-cell>
          <table:table-cell table:style-name="ce5" office:value-type="float" office:value="3003" calcext:value-type="float">
            <text:p><text:s/>3,003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26" calcext:value-type="date">
            <text:p>10/26/2010</text:p>
          </table:table-cell>
          <table:table-cell table:style-name="ce5" office:value-type="float" office:value="3000" calcext:value-type="float">
            <text:p><text:s/>3,00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27" calcext:value-type="date">
            <text:p>10/27/2010</text:p>
          </table:table-cell>
          <table:table-cell table:style-name="ce5" office:value-type="float" office:value="3005" calcext:value-type="float">
            <text:p><text:s/>3,00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28" calcext:value-type="date">
            <text:p>10/28/2010</text:p>
          </table:table-cell>
          <table:table-cell table:style-name="ce5" office:value-type="float" office:value="3011" calcext:value-type="float">
            <text:p><text:s/>3,01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29" calcext:value-type="date">
            <text:p>10/29/2010</text:p>
          </table:table-cell>
          <table:table-cell table:style-name="ce5" office:value-type="float" office:value="3011" calcext:value-type="float">
            <text:p><text:s/>3,01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30" calcext:value-type="date">
            <text:p>10/30/2010</text:p>
          </table:table-cell>
          <table:table-cell table:style-name="ce5" office:value-type="float" office:value="3011" calcext:value-type="float">
            <text:p><text:s/>3,01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0-31" calcext:value-type="date">
            <text:p>10/31/2010</text:p>
          </table:table-cell>
          <table:table-cell table:style-name="ce5" office:value-type="float" office:value="3011" calcext:value-type="float">
            <text:p><text:s/>3,01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01" calcext:value-type="date">
            <text:p>11/1/2010</text:p>
          </table:table-cell>
          <table:table-cell table:style-name="ce5" office:value-type="float" office:value="3011" calcext:value-type="float">
            <text:p><text:s/>3,01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02" calcext:value-type="date">
            <text:p>11/2/2010</text:p>
          </table:table-cell>
          <table:table-cell table:style-name="ce5" office:value-type="float" office:value="3010" calcext:value-type="float">
            <text:p><text:s/>3,01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03" calcext:value-type="date">
            <text:p>11/3/2010</text:p>
          </table:table-cell>
          <table:table-cell table:style-name="ce5" office:value-type="float" office:value="3014" calcext:value-type="float">
            <text:p><text:s/>3,014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04" calcext:value-type="date">
            <text:p>11/4/2010</text:p>
          </table:table-cell>
          <table:table-cell table:style-name="ce5" office:value-type="float" office:value="3020" calcext:value-type="float">
            <text:p><text:s/>3,02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05" calcext:value-type="date">
            <text:p>11/5/2010</text:p>
          </table:table-cell>
          <table:table-cell table:style-name="ce5" office:value-type="float" office:value="3020" calcext:value-type="float">
            <text:p><text:s/>3,02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06" calcext:value-type="date">
            <text:p>11/6/2010</text:p>
          </table:table-cell>
          <table:table-cell table:style-name="ce5" office:value-type="float" office:value="3020" calcext:value-type="float">
            <text:p><text:s/>3,02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07" calcext:value-type="date">
            <text:p>11/7/2010</text:p>
          </table:table-cell>
          <table:table-cell table:style-name="ce5" office:value-type="float" office:value="3020" calcext:value-type="float">
            <text:p><text:s/>3,02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08" calcext:value-type="date">
            <text:p>11/8/2010</text:p>
          </table:table-cell>
          <table:table-cell table:style-name="ce5" office:value-type="float" office:value="3020" calcext:value-type="float">
            <text:p><text:s/>3,02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09" calcext:value-type="date">
            <text:p>11/9/2010</text:p>
          </table:table-cell>
          <table:table-cell table:style-name="ce5" office:value-type="float" office:value="3021" calcext:value-type="float">
            <text:p><text:s/>3,02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10" calcext:value-type="date">
            <text:p>11/10/2010</text:p>
          </table:table-cell>
          <table:table-cell table:style-name="ce5" office:value-type="float" office:value="3027" calcext:value-type="float">
            <text:p><text:s/>3,027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11" calcext:value-type="date">
            <text:p>11/11/2010</text:p>
          </table:table-cell>
          <table:table-cell table:style-name="ce5" office:value-type="float" office:value="3030" calcext:value-type="float">
            <text:p><text:s/>3,03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12" calcext:value-type="date">
            <text:p>11/12/2010</text:p>
          </table:table-cell>
          <table:table-cell table:style-name="ce5" office:value-type="float" office:value="3030" calcext:value-type="float">
            <text:p><text:s/>3,03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13" calcext:value-type="date">
            <text:p>11/13/2010</text:p>
          </table:table-cell>
          <table:table-cell table:style-name="ce5" office:value-type="float" office:value="3034" calcext:value-type="float">
            <text:p><text:s/>3,034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14" calcext:value-type="date">
            <text:p>11/14/2010</text:p>
          </table:table-cell>
          <table:table-cell table:style-name="ce5" office:value-type="float" office:value="3034" calcext:value-type="float">
            <text:p><text:s/>3,034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15" calcext:value-type="date">
            <text:p>11/15/2010</text:p>
          </table:table-cell>
          <table:table-cell table:style-name="ce5" office:value-type="float" office:value="3034" calcext:value-type="float">
            <text:p><text:s/>3,034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16" calcext:value-type="date">
            <text:p>11/16/2010</text:p>
          </table:table-cell>
          <table:table-cell table:style-name="ce5" office:value-type="float" office:value="3035" calcext:value-type="float">
            <text:p><text:s/>3,03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17" calcext:value-type="date">
            <text:p>11/17/2010</text:p>
          </table:table-cell>
          <table:table-cell table:style-name="ce5" office:value-type="float" office:value="3038" calcext:value-type="float">
            <text:p><text:s/>3,03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18" calcext:value-type="date">
            <text:p>11/18/2010</text:p>
          </table:table-cell>
          <table:table-cell table:style-name="ce5" office:value-type="float" office:value="3040" calcext:value-type="float">
            <text:p><text:s/>3,04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19" calcext:value-type="date">
            <text:p>11/19/2010</text:p>
          </table:table-cell>
          <table:table-cell table:style-name="ce5" office:value-type="float" office:value="3035" calcext:value-type="float">
            <text:p><text:s/>3,03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20" calcext:value-type="date">
            <text:p>11/20/2010</text:p>
          </table:table-cell>
          <table:table-cell table:style-name="ce5" office:value-type="float" office:value="3028" calcext:value-type="float">
            <text:p><text:s/>3,02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21" calcext:value-type="date">
            <text:p>11/21/2010</text:p>
          </table:table-cell>
          <table:table-cell table:style-name="ce5" office:value-type="float" office:value="3028" calcext:value-type="float">
            <text:p><text:s/>3,02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22" calcext:value-type="date">
            <text:p>11/22/2010</text:p>
          </table:table-cell>
          <table:table-cell table:style-name="ce5" office:value-type="float" office:value="3028" calcext:value-type="float">
            <text:p><text:s/>3,02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23" calcext:value-type="date">
            <text:p>11/23/2010</text:p>
          </table:table-cell>
          <table:table-cell table:style-name="ce5" office:value-type="float" office:value="3026" calcext:value-type="float">
            <text:p><text:s/>3,026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24" calcext:value-type="date">
            <text:p>11/24/2010</text:p>
          </table:table-cell>
          <table:table-cell table:style-name="ce5" office:value-type="float" office:value="3028" calcext:value-type="float">
            <text:p><text:s/>3,028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25" calcext:value-type="date">
            <text:p>11/25/2010</text:p>
          </table:table-cell>
          <table:table-cell table:style-name="ce5" office:value-type="float" office:value="3031" calcext:value-type="float">
            <text:p><text:s/>3,03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26" calcext:value-type="date">
            <text:p>11/26/2010</text:p>
          </table:table-cell>
          <table:table-cell table:style-name="ce5" office:value-type="float" office:value="3031" calcext:value-type="float">
            <text:p><text:s/>3,03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27" calcext:value-type="date">
            <text:p>11/27/2010</text:p>
          </table:table-cell>
          <table:table-cell table:style-name="ce5" office:value-type="float" office:value="3032" calcext:value-type="float">
            <text:p><text:s/>3,03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28" calcext:value-type="date">
            <text:p>11/28/2010</text:p>
          </table:table-cell>
          <table:table-cell table:style-name="ce5" office:value-type="float" office:value="3032" calcext:value-type="float">
            <text:p><text:s/>3,03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29" calcext:value-type="date">
            <text:p>11/29/2010</text:p>
          </table:table-cell>
          <table:table-cell table:style-name="ce5" office:value-type="float" office:value="3032" calcext:value-type="float">
            <text:p><text:s/>3,03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1-30" calcext:value-type="date">
            <text:p>11/30/2010</text:p>
          </table:table-cell>
          <table:table-cell table:style-name="ce5" office:value-type="float" office:value="3032" calcext:value-type="float">
            <text:p><text:s/>3,03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01" calcext:value-type="date">
            <text:p>12/1/2010</text:p>
          </table:table-cell>
          <table:table-cell table:style-name="ce5" office:value-type="float" office:value="3032" calcext:value-type="float">
            <text:p><text:s/>3,03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02" calcext:value-type="date">
            <text:p>12/2/2010</text:p>
          </table:table-cell>
          <table:table-cell table:style-name="ce5" office:value-type="float" office:value="3031" calcext:value-type="float">
            <text:p><text:s/>3,03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03" calcext:value-type="date">
            <text:p>12/3/2010</text:p>
          </table:table-cell>
          <table:table-cell table:style-name="ce5" office:value-type="float" office:value="3031" calcext:value-type="float">
            <text:p><text:s/>3,03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04" calcext:value-type="date">
            <text:p>12/4/2010</text:p>
          </table:table-cell>
          <table:table-cell table:style-name="ce5" office:value-type="float" office:value="3026" calcext:value-type="float">
            <text:p><text:s/>3,026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05" calcext:value-type="date">
            <text:p>12/5/2010</text:p>
          </table:table-cell>
          <table:table-cell table:style-name="ce5" office:value-type="float" office:value="3026" calcext:value-type="float">
            <text:p><text:s/>3,026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06" calcext:value-type="date">
            <text:p>12/6/2010</text:p>
          </table:table-cell>
          <table:table-cell table:style-name="ce5" office:value-type="float" office:value="3026" calcext:value-type="float">
            <text:p><text:s/>3,026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07" calcext:value-type="date">
            <text:p>12/7/2010</text:p>
          </table:table-cell>
          <table:table-cell table:style-name="ce5" office:value-type="float" office:value="3020" calcext:value-type="float">
            <text:p><text:s/>3,02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08" calcext:value-type="date">
            <text:p>12/8/2010</text:p>
          </table:table-cell>
          <table:table-cell table:style-name="ce5" office:value-type="float" office:value="3015" calcext:value-type="float">
            <text:p><text:s/>3,01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09" calcext:value-type="date">
            <text:p>12/9/2010</text:p>
          </table:table-cell>
          <table:table-cell table:style-name="ce5" office:value-type="float" office:value="3020" calcext:value-type="float">
            <text:p><text:s/>3,02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10" calcext:value-type="date">
            <text:p>12/10/2010</text:p>
          </table:table-cell>
          <table:table-cell table:style-name="ce5" office:value-type="float" office:value="3011" calcext:value-type="float">
            <text:p><text:s/>3,01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11" calcext:value-type="date">
            <text:p>12/11/2010</text:p>
          </table:table-cell>
          <table:table-cell table:style-name="ce5" office:value-type="float" office:value="3011" calcext:value-type="float">
            <text:p><text:s/>3,01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12" calcext:value-type="date">
            <text:p>12/12/2010</text:p>
          </table:table-cell>
          <table:table-cell table:style-name="ce5" office:value-type="float" office:value="3011" calcext:value-type="float">
            <text:p><text:s/>3,01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13" calcext:value-type="date">
            <text:p>12/13/2010</text:p>
          </table:table-cell>
          <table:table-cell table:style-name="ce5" office:value-type="float" office:value="3011" calcext:value-type="float">
            <text:p><text:s/>3,011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14" calcext:value-type="date">
            <text:p>12/14/2010</text:p>
          </table:table-cell>
          <table:table-cell table:style-name="ce5" office:value-type="float" office:value="3012" calcext:value-type="float">
            <text:p><text:s/>3,01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15" calcext:value-type="date">
            <text:p>12/15/2010</text:p>
          </table:table-cell>
          <table:table-cell table:style-name="ce5" office:value-type="float" office:value="2999" calcext:value-type="float">
            <text:p><text:s/>2,999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16" calcext:value-type="date">
            <text:p>12/16/2010</text:p>
          </table:table-cell>
          <table:table-cell table:style-name="ce5" office:value-type="float" office:value="3002" calcext:value-type="float">
            <text:p><text:s/>3,002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17" calcext:value-type="date">
            <text:p>12/17/2010</text:p>
          </table:table-cell>
          <table:table-cell table:style-name="ce5" office:value-type="float" office:value="3005" calcext:value-type="float">
            <text:p><text:s/>3,00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18" calcext:value-type="date">
            <text:p>12/18/2010</text:p>
          </table:table-cell>
          <table:table-cell table:style-name="ce5" office:value-type="float" office:value="3005" calcext:value-type="float">
            <text:p><text:s/>3,00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19" calcext:value-type="date">
            <text:p>12/19/2010</text:p>
          </table:table-cell>
          <table:table-cell table:style-name="ce5" office:value-type="float" office:value="3005" calcext:value-type="float">
            <text:p><text:s/>3,00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20" calcext:value-type="date">
            <text:p>12/20/2010</text:p>
          </table:table-cell>
          <table:table-cell table:style-name="ce5" office:value-type="float" office:value="3005" calcext:value-type="float">
            <text:p><text:s/>3,00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21" calcext:value-type="date">
            <text:p>12/21/2010</text:p>
          </table:table-cell>
          <table:table-cell table:style-name="ce5" office:value-type="float" office:value="3005" calcext:value-type="float">
            <text:p><text:s/>3,00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22" calcext:value-type="date">
            <text:p>12/22/2010</text:p>
          </table:table-cell>
          <table:table-cell table:style-name="ce5" office:value-type="float" office:value="3005" calcext:value-type="float">
            <text:p><text:s/>3,00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23" calcext:value-type="date">
            <text:p>12/23/2010</text:p>
          </table:table-cell>
          <table:table-cell table:style-name="ce5" office:value-type="float" office:value="3006" calcext:value-type="float">
            <text:p><text:s/>3,006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24" calcext:value-type="date">
            <text:p>12/24/2010</text:p>
          </table:table-cell>
          <table:table-cell table:style-name="ce5" office:value-type="float" office:value="3006" calcext:value-type="float">
            <text:p><text:s/>3,006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25" calcext:value-type="date">
            <text:p>12/25/2010</text:p>
          </table:table-cell>
          <table:table-cell table:style-name="ce5" office:value-type="float" office:value="3006" calcext:value-type="float">
            <text:p><text:s/>3,006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26" calcext:value-type="date">
            <text:p>12/26/2010</text:p>
          </table:table-cell>
          <table:table-cell table:style-name="ce5" office:value-type="float" office:value="3006" calcext:value-type="float">
            <text:p><text:s/>3,006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27" calcext:value-type="date">
            <text:p>12/27/2010</text:p>
          </table:table-cell>
          <table:table-cell table:style-name="ce5" office:value-type="float" office:value="3006" calcext:value-type="float">
            <text:p><text:s/>3,006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28" calcext:value-type="date">
            <text:p>12/28/2010</text:p>
          </table:table-cell>
          <table:table-cell table:style-name="ce5" office:value-type="float" office:value="3005" calcext:value-type="float">
            <text:p><text:s/>3,005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29" calcext:value-type="date">
            <text:p>12/29/2010</text:p>
          </table:table-cell>
          <table:table-cell table:style-name="ce5" office:value-type="float" office:value="3000" calcext:value-type="float">
            <text:p><text:s/>3,00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30" calcext:value-type="date">
            <text:p>12/30/2010</text:p>
          </table:table-cell>
          <table:table-cell table:style-name="ce5" office:value-type="float" office:value="3000" calcext:value-type="float">
            <text:p><text:s/>3,00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0-12-31" calcext:value-type="date">
            <text:p>12/31/2010</text:p>
          </table:table-cell>
          <table:table-cell table:style-name="ce5" office:value-type="float" office:value="3000" calcext:value-type="float">
            <text:p><text:s/>3,000.00 </text:p>
          </table:table-cell>
          <table:table-cell table:style-name="ce4" table:number-columns-repeated="176"/>
          <table:table-cell table:number-columns-repeated="808"/>
        </table:table-row>
        <table:table-row table:style-name="ro2">
          <table:table-cell table:style-name="ce1" office:value-type="date" office:date-value="2011-01-01" calcext:value-type="date">
            <text:p>1/1/2011</text:p>
          </table:table-cell>
          <table:table-cell table:style-name="ce5" office:value-type="float" office:value="3000" calcext:value-type="float">
            <text:p><text:s/>3,0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02" calcext:value-type="date">
            <text:p>1/2/2011</text:p>
          </table:table-cell>
          <table:table-cell table:style-name="ce5" office:value-type="float" office:value="3000" calcext:value-type="float">
            <text:p><text:s/>3,0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03" calcext:value-type="date">
            <text:p>1/3/2011</text:p>
          </table:table-cell>
          <table:table-cell table:style-name="ce5" office:value-type="float" office:value="3000" calcext:value-type="float">
            <text:p><text:s/>3,0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04" calcext:value-type="date">
            <text:p>1/4/2011</text:p>
          </table:table-cell>
          <table:table-cell table:style-name="ce5" office:value-type="float" office:value="2999" calcext:value-type="float">
            <text:p><text:s/>2,999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05" calcext:value-type="date">
            <text:p>1/5/2011</text:p>
          </table:table-cell>
          <table:table-cell table:style-name="ce5" office:value-type="float" office:value="3001" calcext:value-type="float">
            <text:p><text:s/>3,00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06" calcext:value-type="date">
            <text:p>1/6/2011</text:p>
          </table:table-cell>
          <table:table-cell table:style-name="ce5" office:value-type="float" office:value="3002" calcext:value-type="float">
            <text:p><text:s/>3,00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07" calcext:value-type="date">
            <text:p>1/7/2011</text:p>
          </table:table-cell>
          <table:table-cell table:style-name="ce5" office:value-type="float" office:value="3007" calcext:value-type="float">
            <text:p><text:s/>3,007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08" calcext:value-type="date">
            <text:p>1/8/2011</text:p>
          </table:table-cell>
          <table:table-cell table:style-name="ce5" office:value-type="float" office:value="3007" calcext:value-type="float">
            <text:p><text:s/>3,007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09" calcext:value-type="date">
            <text:p>1/9/2011</text:p>
          </table:table-cell>
          <table:table-cell table:style-name="ce5" office:value-type="float" office:value="3007" calcext:value-type="float">
            <text:p><text:s/>3,007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10" calcext:value-type="date">
            <text:p>1/10/2011</text:p>
          </table:table-cell>
          <table:table-cell table:style-name="ce5" office:value-type="float" office:value="3007" calcext:value-type="float">
            <text:p><text:s/>3,007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11" calcext:value-type="date">
            <text:p>1/11/2011</text:p>
          </table:table-cell>
          <table:table-cell table:style-name="ce5" office:value-type="float" office:value="3015" calcext:value-type="float">
            <text:p><text:s/>3,01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12" calcext:value-type="date">
            <text:p>1/12/2011</text:p>
          </table:table-cell>
          <table:table-cell table:style-name="ce5" office:value-type="float" office:value="3017" calcext:value-type="float">
            <text:p><text:s/>3,017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13" calcext:value-type="date">
            <text:p>1/13/2011</text:p>
          </table:table-cell>
          <table:table-cell table:style-name="ce5" office:value-type="float" office:value="3016" calcext:value-type="float">
            <text:p><text:s/>3,016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14" calcext:value-type="date">
            <text:p>1/14/2011</text:p>
          </table:table-cell>
          <table:table-cell table:style-name="ce5" office:value-type="float" office:value="3010" calcext:value-type="float">
            <text:p><text:s/>3,0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15" calcext:value-type="date">
            <text:p>1/15/2011</text:p>
          </table:table-cell>
          <table:table-cell table:style-name="ce5" office:value-type="float" office:value="3010" calcext:value-type="float">
            <text:p><text:s/>3,0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16" calcext:value-type="date">
            <text:p>1/16/2011</text:p>
          </table:table-cell>
          <table:table-cell table:style-name="ce5" office:value-type="float" office:value="3010" calcext:value-type="float">
            <text:p><text:s/>3,0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17" calcext:value-type="date">
            <text:p>1/17/2011</text:p>
          </table:table-cell>
          <table:table-cell table:style-name="ce5" office:value-type="float" office:value="3010" calcext:value-type="float">
            <text:p><text:s/>3,0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18" calcext:value-type="date">
            <text:p>1/18/2011</text:p>
          </table:table-cell>
          <table:table-cell table:style-name="ce5" office:value-type="float" office:value="3015" calcext:value-type="float">
            <text:p><text:s/>3,01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19" calcext:value-type="date">
            <text:p>1/19/2011</text:p>
          </table:table-cell>
          <table:table-cell table:style-name="ce5" office:value-type="float" office:value="3015" calcext:value-type="float">
            <text:p><text:s/>3,01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20" calcext:value-type="date">
            <text:p>1/20/2011</text:p>
          </table:table-cell>
          <table:table-cell table:style-name="ce5" office:value-type="float" office:value="3015" calcext:value-type="float">
            <text:p><text:s/>3,01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21" calcext:value-type="date">
            <text:p>1/21/2011</text:p>
          </table:table-cell>
          <table:table-cell table:style-name="ce5" office:value-type="float" office:value="3016" calcext:value-type="float">
            <text:p><text:s/>3,016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22" calcext:value-type="date">
            <text:p>1/22/2011</text:p>
          </table:table-cell>
          <table:table-cell table:style-name="ce5" office:value-type="float" office:value="3017" calcext:value-type="float">
            <text:p><text:s/>3,017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23" calcext:value-type="date">
            <text:p>1/23/2011</text:p>
          </table:table-cell>
          <table:table-cell table:style-name="ce5" office:value-type="float" office:value="3017" calcext:value-type="float">
            <text:p><text:s/>3,017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24" calcext:value-type="date">
            <text:p>1/24/2011</text:p>
          </table:table-cell>
          <table:table-cell table:style-name="ce5" office:value-type="float" office:value="3017" calcext:value-type="float">
            <text:p><text:s/>3,017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25" calcext:value-type="date">
            <text:p>1/25/2011</text:p>
          </table:table-cell>
          <table:table-cell table:style-name="ce5" office:value-type="float" office:value="3016" calcext:value-type="float">
            <text:p><text:s/>3,016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26" calcext:value-type="date">
            <text:p>1/26/2011</text:p>
          </table:table-cell>
          <table:table-cell table:style-name="ce5" office:value-type="float" office:value="3012" calcext:value-type="float">
            <text:p><text:s/>3,01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27" calcext:value-type="date">
            <text:p>1/27/2011</text:p>
          </table:table-cell>
          <table:table-cell table:style-name="ce5" office:value-type="float" office:value="3011" calcext:value-type="float">
            <text:p><text:s/>3,01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28" calcext:value-type="date">
            <text:p>1/28/2011</text:p>
          </table:table-cell>
          <table:table-cell table:style-name="ce5" office:value-type="float" office:value="3012" calcext:value-type="float">
            <text:p><text:s/>3,01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29" calcext:value-type="date">
            <text:p>1/29/2011</text:p>
          </table:table-cell>
          <table:table-cell table:style-name="ce5" office:value-type="float" office:value="3011" calcext:value-type="float">
            <text:p><text:s/>3,01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30" calcext:value-type="date">
            <text:p>1/30/2011</text:p>
          </table:table-cell>
          <table:table-cell table:style-name="ce5" office:value-type="float" office:value="3011" calcext:value-type="float">
            <text:p><text:s/>3,01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1-31" calcext:value-type="date">
            <text:p>1/31/2011</text:p>
          </table:table-cell>
          <table:table-cell table:style-name="ce5" office:value-type="float" office:value="3011" calcext:value-type="float">
            <text:p><text:s/>3,01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01" calcext:value-type="date">
            <text:p>2/1/2011</text:p>
          </table:table-cell>
          <table:table-cell table:style-name="ce5" office:value-type="float" office:value="3015" calcext:value-type="float">
            <text:p><text:s/>3,01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02" calcext:value-type="date">
            <text:p>2/2/2011</text:p>
          </table:table-cell>
          <table:table-cell table:style-name="ce5" office:value-type="float" office:value="3011" calcext:value-type="float">
            <text:p><text:s/>3,01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03" calcext:value-type="date">
            <text:p>2/3/2011</text:p>
          </table:table-cell>
          <table:table-cell table:style-name="ce5" office:value-type="float" office:value="3006" calcext:value-type="float">
            <text:p><text:s/>3,006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04" calcext:value-type="date">
            <text:p>2/4/2011</text:p>
          </table:table-cell>
          <table:table-cell table:style-name="ce5" office:value-type="float" office:value="3006" calcext:value-type="float">
            <text:p><text:s/>3,006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05" calcext:value-type="date">
            <text:p>2/5/2011</text:p>
          </table:table-cell>
          <table:table-cell table:style-name="ce5" office:value-type="float" office:value="3011" calcext:value-type="float">
            <text:p><text:s/>3,01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06" calcext:value-type="date">
            <text:p>2/6/2011</text:p>
          </table:table-cell>
          <table:table-cell table:style-name="ce5" office:value-type="float" office:value="3011" calcext:value-type="float">
            <text:p><text:s/>3,01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07" calcext:value-type="date">
            <text:p>2/7/2011</text:p>
          </table:table-cell>
          <table:table-cell table:style-name="ce5" office:value-type="float" office:value="3011" calcext:value-type="float">
            <text:p><text:s/>3,01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08" calcext:value-type="date">
            <text:p>2/8/2011</text:p>
          </table:table-cell>
          <table:table-cell table:style-name="ce5" office:value-type="float" office:value="3011" calcext:value-type="float">
            <text:p><text:s/>3,01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09" calcext:value-type="date">
            <text:p>2/9/2011</text:p>
          </table:table-cell>
          <table:table-cell table:style-name="ce5" office:value-type="float" office:value="3008" calcext:value-type="float">
            <text:p><text:s/>3,00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10" calcext:value-type="date">
            <text:p>2/10/2011</text:p>
          </table:table-cell>
          <table:table-cell table:style-name="ce5" office:value-type="float" office:value="3009" calcext:value-type="float">
            <text:p><text:s/>3,009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11" calcext:value-type="date">
            <text:p>2/11/2011</text:p>
          </table:table-cell>
          <table:table-cell table:style-name="ce5" office:value-type="float" office:value="3010" calcext:value-type="float">
            <text:p><text:s/>3,0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12" calcext:value-type="date">
            <text:p>2/12/2011</text:p>
          </table:table-cell>
          <table:table-cell table:style-name="ce5" office:value-type="float" office:value="3014" calcext:value-type="float">
            <text:p><text:s/>3,014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13" calcext:value-type="date">
            <text:p>2/13/2011</text:p>
          </table:table-cell>
          <table:table-cell table:style-name="ce5" office:value-type="float" office:value="3014" calcext:value-type="float">
            <text:p><text:s/>3,014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14" calcext:value-type="date">
            <text:p>2/14/2011</text:p>
          </table:table-cell>
          <table:table-cell table:style-name="ce5" office:value-type="float" office:value="3014" calcext:value-type="float">
            <text:p><text:s/>3,014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15" calcext:value-type="date">
            <text:p>2/15/2011</text:p>
          </table:table-cell>
          <table:table-cell table:style-name="ce5" office:value-type="float" office:value="3017" calcext:value-type="float">
            <text:p><text:s/>3,017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16" calcext:value-type="date">
            <text:p>2/16/2011</text:p>
          </table:table-cell>
          <table:table-cell table:style-name="ce5" office:value-type="float" office:value="3019" calcext:value-type="float">
            <text:p><text:s/>3,019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17" calcext:value-type="date">
            <text:p>2/17/2011</text:p>
          </table:table-cell>
          <table:table-cell table:style-name="ce5" office:value-type="float" office:value="3018" calcext:value-type="float">
            <text:p><text:s/>3,01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18" calcext:value-type="date">
            <text:p>2/18/2011</text:p>
          </table:table-cell>
          <table:table-cell table:style-name="ce5" office:value-type="float" office:value="3020" calcext:value-type="float">
            <text:p><text:s/>3,0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19" calcext:value-type="date">
            <text:p>2/19/2011</text:p>
          </table:table-cell>
          <table:table-cell table:style-name="ce5" office:value-type="float" office:value="3020" calcext:value-type="float">
            <text:p><text:s/>3,0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20" calcext:value-type="date">
            <text:p>2/20/2011</text:p>
          </table:table-cell>
          <table:table-cell table:style-name="ce5" office:value-type="float" office:value="3020" calcext:value-type="float">
            <text:p><text:s/>3,0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21" calcext:value-type="date">
            <text:p>2/21/2011</text:p>
          </table:table-cell>
          <table:table-cell table:style-name="ce5" office:value-type="float" office:value="3020" calcext:value-type="float">
            <text:p><text:s/>3,0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22" calcext:value-type="date">
            <text:p>2/22/2011</text:p>
          </table:table-cell>
          <table:table-cell table:style-name="ce5" office:value-type="float" office:value="3019" calcext:value-type="float">
            <text:p><text:s/>3,019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23" calcext:value-type="date">
            <text:p>2/23/2011</text:p>
          </table:table-cell>
          <table:table-cell table:style-name="ce5" office:value-type="float" office:value="3024" calcext:value-type="float">
            <text:p><text:s/>3,024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24" calcext:value-type="date">
            <text:p>2/24/2011</text:p>
          </table:table-cell>
          <table:table-cell table:style-name="ce5" office:value-type="float" office:value="3023" calcext:value-type="float">
            <text:p><text:s/>3,023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25" calcext:value-type="date">
            <text:p>2/25/2011</text:p>
          </table:table-cell>
          <table:table-cell table:style-name="ce5" office:value-type="float" office:value="3023" calcext:value-type="float">
            <text:p><text:s/>3,023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26" calcext:value-type="date">
            <text:p>2/26/2011</text:p>
          </table:table-cell>
          <table:table-cell table:style-name="ce5" office:value-type="float" office:value="3020" calcext:value-type="float">
            <text:p><text:s/>3,0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27" calcext:value-type="date">
            <text:p>2/27/2011</text:p>
          </table:table-cell>
          <table:table-cell table:style-name="ce5" office:value-type="float" office:value="3020" calcext:value-type="float">
            <text:p><text:s/>3,0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2-28" calcext:value-type="date">
            <text:p>2/28/2011</text:p>
          </table:table-cell>
          <table:table-cell table:style-name="ce5" office:value-type="float" office:value="3020" calcext:value-type="float">
            <text:p><text:s/>3,0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01" calcext:value-type="date">
            <text:p>3/1/2011</text:p>
          </table:table-cell>
          <table:table-cell table:style-name="ce5" office:value-type="float" office:value="3022" calcext:value-type="float">
            <text:p><text:s/>3,02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02" calcext:value-type="date">
            <text:p>3/2/2011</text:p>
          </table:table-cell>
          <table:table-cell table:style-name="ce5" office:value-type="float" office:value="3020" calcext:value-type="float">
            <text:p><text:s/>3,0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03" calcext:value-type="date">
            <text:p>3/3/2011</text:p>
          </table:table-cell>
          <table:table-cell table:style-name="ce5" office:value-type="float" office:value="3020" calcext:value-type="float">
            <text:p><text:s/>3,0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04" calcext:value-type="date">
            <text:p>3/4/2011</text:p>
          </table:table-cell>
          <table:table-cell table:style-name="ce5" office:value-type="float" office:value="3018" calcext:value-type="float">
            <text:p><text:s/>3,01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05" calcext:value-type="date">
            <text:p>3/5/2011</text:p>
          </table:table-cell>
          <table:table-cell table:style-name="ce5" office:value-type="float" office:value="3015" calcext:value-type="float">
            <text:p><text:s/>3,01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06" calcext:value-type="date">
            <text:p>3/6/2011</text:p>
          </table:table-cell>
          <table:table-cell table:style-name="ce5" office:value-type="float" office:value="3015" calcext:value-type="float">
            <text:p><text:s/>3,01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07" calcext:value-type="date">
            <text:p>3/7/2011</text:p>
          </table:table-cell>
          <table:table-cell table:style-name="ce5" office:value-type="float" office:value="3015" calcext:value-type="float">
            <text:p><text:s/>3,01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08" calcext:value-type="date">
            <text:p>3/8/2011</text:p>
          </table:table-cell>
          <table:table-cell table:style-name="ce5" office:value-type="float" office:value="3015" calcext:value-type="float">
            <text:p><text:s/>3,01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09" calcext:value-type="date">
            <text:p>3/9/2011</text:p>
          </table:table-cell>
          <table:table-cell table:style-name="ce5" office:value-type="float" office:value="3015" calcext:value-type="float">
            <text:p><text:s/>3,01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10" calcext:value-type="date">
            <text:p>3/10/2011</text:p>
          </table:table-cell>
          <table:table-cell table:style-name="ce5" office:value-type="float" office:value="3019" calcext:value-type="float">
            <text:p><text:s/>3,019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11" calcext:value-type="date">
            <text:p>3/11/2011</text:p>
          </table:table-cell>
          <table:table-cell table:style-name="ce5" office:value-type="float" office:value="3023" calcext:value-type="float">
            <text:p><text:s/>3,023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12" calcext:value-type="date">
            <text:p>3/12/2011</text:p>
          </table:table-cell>
          <table:table-cell table:style-name="ce5" office:value-type="float" office:value="3028" calcext:value-type="float">
            <text:p><text:s/>3,02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13" calcext:value-type="date">
            <text:p>3/13/2011</text:p>
          </table:table-cell>
          <table:table-cell table:style-name="ce5" office:value-type="float" office:value="3028" calcext:value-type="float">
            <text:p><text:s/>3,02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14" calcext:value-type="date">
            <text:p>3/14/2011</text:p>
          </table:table-cell>
          <table:table-cell table:style-name="ce5" office:value-type="float" office:value="3028" calcext:value-type="float">
            <text:p><text:s/>3,02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15" calcext:value-type="date">
            <text:p>3/15/2011</text:p>
          </table:table-cell>
          <table:table-cell table:style-name="ce5" office:value-type="float" office:value="3024" calcext:value-type="float">
            <text:p><text:s/>3,024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16" calcext:value-type="date">
            <text:p>3/16/2011</text:p>
          </table:table-cell>
          <table:table-cell table:style-name="ce5" office:value-type="float" office:value="3022" calcext:value-type="float">
            <text:p><text:s/>3,02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17" calcext:value-type="date">
            <text:p>3/17/2011</text:p>
          </table:table-cell>
          <table:table-cell table:style-name="ce5" office:value-type="float" office:value="3020" calcext:value-type="float">
            <text:p><text:s/>3,0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18" calcext:value-type="date">
            <text:p>3/18/2011</text:p>
          </table:table-cell>
          <table:table-cell table:style-name="ce5" office:value-type="float" office:value="3020" calcext:value-type="float">
            <text:p><text:s/>3,0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19" calcext:value-type="date">
            <text:p>3/19/2011</text:p>
          </table:table-cell>
          <table:table-cell table:style-name="ce5" office:value-type="float" office:value="3020" calcext:value-type="float">
            <text:p><text:s/>3,0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20" calcext:value-type="date">
            <text:p>3/20/2011</text:p>
          </table:table-cell>
          <table:table-cell table:style-name="ce5" office:value-type="float" office:value="3020" calcext:value-type="float">
            <text:p><text:s/>3,0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21" calcext:value-type="date">
            <text:p>3/21/2011</text:p>
          </table:table-cell>
          <table:table-cell table:style-name="ce5" office:value-type="float" office:value="3020" calcext:value-type="float">
            <text:p><text:s/>3,0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22" calcext:value-type="date">
            <text:p>3/22/2011</text:p>
          </table:table-cell>
          <table:table-cell table:style-name="ce5" office:value-type="float" office:value="3020" calcext:value-type="float">
            <text:p><text:s/>3,0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23" calcext:value-type="date">
            <text:p>3/23/2011</text:p>
          </table:table-cell>
          <table:table-cell table:style-name="ce5" office:value-type="float" office:value="3019" calcext:value-type="float">
            <text:p><text:s/>3,019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24" calcext:value-type="date">
            <text:p>3/24/2011</text:p>
          </table:table-cell>
          <table:table-cell table:style-name="ce5" office:value-type="float" office:value="3024" calcext:value-type="float">
            <text:p><text:s/>3,024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25" calcext:value-type="date">
            <text:p>3/25/2011</text:p>
          </table:table-cell>
          <table:table-cell table:style-name="ce5" office:value-type="float" office:value="3030" calcext:value-type="float">
            <text:p><text:s/>3,0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26" calcext:value-type="date">
            <text:p>3/26/2011</text:p>
          </table:table-cell>
          <table:table-cell table:style-name="ce5" office:value-type="float" office:value="3030" calcext:value-type="float">
            <text:p><text:s/>3,0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27" calcext:value-type="date">
            <text:p>3/27/2011</text:p>
          </table:table-cell>
          <table:table-cell table:style-name="ce5" office:value-type="float" office:value="3030" calcext:value-type="float">
            <text:p><text:s/>3,0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28" calcext:value-type="date">
            <text:p>3/28/2011</text:p>
          </table:table-cell>
          <table:table-cell table:style-name="ce5" office:value-type="float" office:value="3030" calcext:value-type="float">
            <text:p><text:s/>3,0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29" calcext:value-type="date">
            <text:p>3/29/2011</text:p>
          </table:table-cell>
          <table:table-cell table:style-name="ce5" office:value-type="float" office:value="3038" calcext:value-type="float">
            <text:p><text:s/>3,03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30" calcext:value-type="date">
            <text:p>3/30/2011</text:p>
          </table:table-cell>
          <table:table-cell table:style-name="ce5" office:value-type="float" office:value="3038" calcext:value-type="float">
            <text:p><text:s/>3,03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3-31" calcext:value-type="date">
            <text:p>3/31/2011</text:p>
          </table:table-cell>
          <table:table-cell table:style-name="ce5" office:value-type="float" office:value="3045" calcext:value-type="float">
            <text:p><text:s/>3,04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01" calcext:value-type="date">
            <text:p>4/1/2011</text:p>
          </table:table-cell>
          <table:table-cell table:style-name="ce5" office:value-type="float" office:value="3045" calcext:value-type="float">
            <text:p><text:s/>3,04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02" calcext:value-type="date">
            <text:p>4/2/2011</text:p>
          </table:table-cell>
          <table:table-cell table:style-name="ce5" office:value-type="float" office:value="3045" calcext:value-type="float">
            <text:p><text:s/>3,04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03" calcext:value-type="date">
            <text:p>4/3/2011</text:p>
          </table:table-cell>
          <table:table-cell table:style-name="ce5" office:value-type="float" office:value="3045" calcext:value-type="float">
            <text:p><text:s/>3,04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04" calcext:value-type="date">
            <text:p>4/4/2011</text:p>
          </table:table-cell>
          <table:table-cell table:style-name="ce5" office:value-type="float" office:value="3045" calcext:value-type="float">
            <text:p><text:s/>3,04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05" calcext:value-type="date">
            <text:p>4/5/2011</text:p>
          </table:table-cell>
          <table:table-cell table:style-name="ce5" office:value-type="float" office:value="3045" calcext:value-type="float">
            <text:p><text:s/>3,04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06" calcext:value-type="date">
            <text:p>4/6/2011</text:p>
          </table:table-cell>
          <table:table-cell table:style-name="ce5" office:value-type="float" office:value="3050" calcext:value-type="float">
            <text:p><text:s/>3,0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07" calcext:value-type="date">
            <text:p>4/7/2011</text:p>
          </table:table-cell>
          <table:table-cell table:style-name="ce5" office:value-type="float" office:value="3050" calcext:value-type="float">
            <text:p><text:s/>3,0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08" calcext:value-type="date">
            <text:p>4/8/2011</text:p>
          </table:table-cell>
          <table:table-cell table:style-name="ce5" office:value-type="float" office:value="3055" calcext:value-type="float">
            <text:p><text:s/>3,05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09" calcext:value-type="date">
            <text:p>4/9/2011</text:p>
          </table:table-cell>
          <table:table-cell table:style-name="ce5" office:value-type="float" office:value="3050" calcext:value-type="float">
            <text:p><text:s/>3,0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10" calcext:value-type="date">
            <text:p>4/10/2011</text:p>
          </table:table-cell>
          <table:table-cell table:style-name="ce5" office:value-type="float" office:value="3050" calcext:value-type="float">
            <text:p><text:s/>3,0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11" calcext:value-type="date">
            <text:p>4/11/2011</text:p>
          </table:table-cell>
          <table:table-cell table:style-name="ce5" office:value-type="float" office:value="3050" calcext:value-type="float">
            <text:p><text:s/>3,0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12" calcext:value-type="date">
            <text:p>4/12/2011</text:p>
          </table:table-cell>
          <table:table-cell table:style-name="ce5" office:value-type="float" office:value="3046" calcext:value-type="float">
            <text:p><text:s/>3,046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13" calcext:value-type="date">
            <text:p>4/13/2011</text:p>
          </table:table-cell>
          <table:table-cell table:style-name="ce5" office:value-type="float" office:value="3055" calcext:value-type="float">
            <text:p><text:s/>3,05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14" calcext:value-type="date">
            <text:p>4/14/2011</text:p>
          </table:table-cell>
          <table:table-cell table:style-name="ce5" office:value-type="float" office:value="3049" calcext:value-type="float">
            <text:p><text:s/>3,049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15" calcext:value-type="date">
            <text:p>4/15/2011</text:p>
          </table:table-cell>
          <table:table-cell table:style-name="ce5" office:value-type="float" office:value="3052" calcext:value-type="float">
            <text:p><text:s/>3,05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16" calcext:value-type="date">
            <text:p>4/16/2011</text:p>
          </table:table-cell>
          <table:table-cell table:style-name="ce5" office:value-type="float" office:value="3052" calcext:value-type="float">
            <text:p><text:s/>3,05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17" calcext:value-type="date">
            <text:p>4/17/2011</text:p>
          </table:table-cell>
          <table:table-cell table:style-name="ce5" office:value-type="float" office:value="3052" calcext:value-type="float">
            <text:p><text:s/>3,05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18" calcext:value-type="date">
            <text:p>4/18/2011</text:p>
          </table:table-cell>
          <table:table-cell table:style-name="ce5" office:value-type="float" office:value="3052" calcext:value-type="float">
            <text:p><text:s/>3,05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19" calcext:value-type="date">
            <text:p>4/19/2011</text:p>
          </table:table-cell>
          <table:table-cell table:style-name="ce5" office:value-type="float" office:value="3060" calcext:value-type="float">
            <text:p><text:s/>3,0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20" calcext:value-type="date">
            <text:p>4/20/2011</text:p>
          </table:table-cell>
          <table:table-cell table:style-name="ce5" office:value-type="float" office:value="3074" calcext:value-type="float">
            <text:p><text:s/>3,074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21" calcext:value-type="date">
            <text:p>4/21/2011</text:p>
          </table:table-cell>
          <table:table-cell table:style-name="ce5" office:value-type="float" office:value="3055" calcext:value-type="float">
            <text:p><text:s/>3,05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22" calcext:value-type="date">
            <text:p>4/22/2011</text:p>
          </table:table-cell>
          <table:table-cell table:style-name="ce5" office:value-type="float" office:value="3044" calcext:value-type="float">
            <text:p><text:s/>3,044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23" calcext:value-type="date">
            <text:p>4/23/2011</text:p>
          </table:table-cell>
          <table:table-cell table:style-name="ce5" office:value-type="float" office:value="3048" calcext:value-type="float">
            <text:p><text:s/>3,04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24" calcext:value-type="date">
            <text:p>4/24/2011</text:p>
          </table:table-cell>
          <table:table-cell table:style-name="ce5" office:value-type="float" office:value="3048" calcext:value-type="float">
            <text:p><text:s/>3,04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25" calcext:value-type="date">
            <text:p>4/25/2011</text:p>
          </table:table-cell>
          <table:table-cell table:style-name="ce5" office:value-type="float" office:value="3048" calcext:value-type="float">
            <text:p><text:s/>3,04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26" calcext:value-type="date">
            <text:p>4/26/2011</text:p>
          </table:table-cell>
          <table:table-cell table:style-name="ce5" office:value-type="float" office:value="3048" calcext:value-type="float">
            <text:p><text:s/>3,04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27" calcext:value-type="date">
            <text:p>4/27/2011</text:p>
          </table:table-cell>
          <table:table-cell table:style-name="ce5" office:value-type="float" office:value="3045" calcext:value-type="float">
            <text:p><text:s/>3,04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28" calcext:value-type="date">
            <text:p>4/28/2011</text:p>
          </table:table-cell>
          <table:table-cell table:style-name="ce5" office:value-type="float" office:value="3033" calcext:value-type="float">
            <text:p><text:s/>3,033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29" calcext:value-type="date">
            <text:p>4/29/2011</text:p>
          </table:table-cell>
          <table:table-cell table:style-name="ce5" office:value-type="float" office:value="3013" calcext:value-type="float">
            <text:p><text:s/>3,013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4-30" calcext:value-type="date">
            <text:p>4/30/2011</text:p>
          </table:table-cell>
          <table:table-cell table:style-name="ce5" office:value-type="float" office:value="3013" calcext:value-type="float">
            <text:p><text:s/>3,013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01" calcext:value-type="date">
            <text:p>5/1/2011</text:p>
          </table:table-cell>
          <table:table-cell table:style-name="ce5" office:value-type="float" office:value="3013" calcext:value-type="float">
            <text:p><text:s/>3,013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02" calcext:value-type="date">
            <text:p>5/2/2011</text:p>
          </table:table-cell>
          <table:table-cell table:style-name="ce5" office:value-type="float" office:value="3013" calcext:value-type="float">
            <text:p><text:s/>3,013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03" calcext:value-type="date">
            <text:p>5/3/2011</text:p>
          </table:table-cell>
          <table:table-cell table:style-name="ce5" office:value-type="float" office:value="3013" calcext:value-type="float">
            <text:p><text:s/>3,013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04" calcext:value-type="date">
            <text:p>5/4/2011</text:p>
          </table:table-cell>
          <table:table-cell table:style-name="ce5" office:value-type="float" office:value="3013" calcext:value-type="float">
            <text:p><text:s/>3,013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05" calcext:value-type="date">
            <text:p>5/5/2011</text:p>
          </table:table-cell>
          <table:table-cell table:style-name="ce5" office:value-type="float" office:value="3007" calcext:value-type="float">
            <text:p><text:s/>3,007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06" calcext:value-type="date">
            <text:p>5/6/2011</text:p>
          </table:table-cell>
          <table:table-cell table:style-name="ce5" office:value-type="float" office:value="3001" calcext:value-type="float">
            <text:p><text:s/>3,00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07" calcext:value-type="date">
            <text:p>5/7/2011</text:p>
          </table:table-cell>
          <table:table-cell table:style-name="ce5" office:value-type="float" office:value="3037" calcext:value-type="float">
            <text:p><text:s/>3,037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08" calcext:value-type="date">
            <text:p>5/8/2011</text:p>
          </table:table-cell>
          <table:table-cell table:style-name="ce5" office:value-type="float" office:value="3037" calcext:value-type="float">
            <text:p><text:s/>3,037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09" calcext:value-type="date">
            <text:p>5/9/2011</text:p>
          </table:table-cell>
          <table:table-cell table:style-name="ce5" office:value-type="float" office:value="3037" calcext:value-type="float">
            <text:p><text:s/>3,037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10" calcext:value-type="date">
            <text:p>5/10/2011</text:p>
          </table:table-cell>
          <table:table-cell table:style-name="ce5" office:value-type="float" office:value="3037" calcext:value-type="float">
            <text:p><text:s/>3,037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11" calcext:value-type="date">
            <text:p>5/11/2011</text:p>
          </table:table-cell>
          <table:table-cell table:style-name="ce5" office:value-type="float" office:value="3061" calcext:value-type="float">
            <text:p><text:s/>3,06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12" calcext:value-type="date">
            <text:p>5/12/2011</text:p>
          </table:table-cell>
          <table:table-cell table:style-name="ce5" office:value-type="float" office:value="3061" calcext:value-type="float">
            <text:p><text:s/>3,06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13" calcext:value-type="date">
            <text:p>5/13/2011</text:p>
          </table:table-cell>
          <table:table-cell table:style-name="ce5" office:value-type="float" office:value="3084" calcext:value-type="float">
            <text:p><text:s/>3,084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14" calcext:value-type="date">
            <text:p>5/14/2011</text:p>
          </table:table-cell>
          <table:table-cell table:style-name="ce5" office:value-type="float" office:value="3084" calcext:value-type="float">
            <text:p><text:s/>3,084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15" calcext:value-type="date">
            <text:p>5/15/2011</text:p>
          </table:table-cell>
          <table:table-cell table:style-name="ce5" office:value-type="float" office:value="3084" calcext:value-type="float">
            <text:p><text:s/>3,084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16" calcext:value-type="date">
            <text:p>5/16/2011</text:p>
          </table:table-cell>
          <table:table-cell table:style-name="ce5" office:value-type="float" office:value="3084" calcext:value-type="float">
            <text:p><text:s/>3,084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17" calcext:value-type="date">
            <text:p>5/17/2011</text:p>
          </table:table-cell>
          <table:table-cell table:style-name="ce5" office:value-type="float" office:value="3120" calcext:value-type="float">
            <text:p><text:s/>3,1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18" calcext:value-type="date">
            <text:p>5/18/2011</text:p>
          </table:table-cell>
          <table:table-cell table:style-name="ce5" office:value-type="float" office:value="3130" calcext:value-type="float">
            <text:p><text:s/>3,1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19" calcext:value-type="date">
            <text:p>5/19/2011</text:p>
          </table:table-cell>
          <table:table-cell table:style-name="ce5" office:value-type="float" office:value="3130" calcext:value-type="float">
            <text:p><text:s/>3,1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20" calcext:value-type="date">
            <text:p>5/20/2011</text:p>
          </table:table-cell>
          <table:table-cell table:style-name="ce5" office:value-type="float" office:value="3145" calcext:value-type="float">
            <text:p><text:s/>3,14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21" calcext:value-type="date">
            <text:p>5/21/2011</text:p>
          </table:table-cell>
          <table:table-cell table:style-name="ce5" office:value-type="float" office:value="3155" calcext:value-type="float">
            <text:p><text:s/>3,15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22" calcext:value-type="date">
            <text:p>5/22/2011</text:p>
          </table:table-cell>
          <table:table-cell table:style-name="ce5" office:value-type="float" office:value="3155" calcext:value-type="float">
            <text:p><text:s/>3,15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23" calcext:value-type="date">
            <text:p>5/23/2011</text:p>
          </table:table-cell>
          <table:table-cell table:style-name="ce5" office:value-type="float" office:value="3155" calcext:value-type="float">
            <text:p><text:s/>3,15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24" calcext:value-type="date">
            <text:p>5/24/2011</text:p>
          </table:table-cell>
          <table:table-cell table:style-name="ce5" office:value-type="float" office:value="4930" calcext:value-type="float">
            <text:p><text:s/>4,9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25" calcext:value-type="date">
            <text:p>5/25/2011</text:p>
          </table:table-cell>
          <table:table-cell table:style-name="ce5" office:value-type="float" office:value="4931" calcext:value-type="float">
            <text:p><text:s/>4,93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26" calcext:value-type="date">
            <text:p>5/26/2011</text:p>
          </table:table-cell>
          <table:table-cell table:style-name="ce5" office:value-type="float" office:value="4932" calcext:value-type="float">
            <text:p><text:s/>4,93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27" calcext:value-type="date">
            <text:p>5/27/2011</text:p>
          </table:table-cell>
          <table:table-cell table:style-name="ce5" office:value-type="float" office:value="4932" calcext:value-type="float">
            <text:p><text:s/>4,93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28" calcext:value-type="date">
            <text:p>5/28/2011</text:p>
          </table:table-cell>
          <table:table-cell table:style-name="ce5" office:value-type="float" office:value="4932" calcext:value-type="float">
            <text:p><text:s/>4,93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29" calcext:value-type="date">
            <text:p>5/29/2011</text:p>
          </table:table-cell>
          <table:table-cell table:style-name="ce5" office:value-type="float" office:value="4932" calcext:value-type="float">
            <text:p><text:s/>4,93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30" calcext:value-type="date">
            <text:p>5/30/2011</text:p>
          </table:table-cell>
          <table:table-cell table:style-name="ce5" office:value-type="float" office:value="4932" calcext:value-type="float">
            <text:p><text:s/>4,93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5-31" calcext:value-type="date">
            <text:p>5/31/2011</text:p>
          </table:table-cell>
          <table:table-cell table:style-name="ce5" office:value-type="float" office:value="4977" calcext:value-type="float">
            <text:p><text:s/>4,977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01" calcext:value-type="date">
            <text:p>6/1/2011</text:p>
          </table:table-cell>
          <table:table-cell table:style-name="ce5" office:value-type="float" office:value="4970" calcext:value-type="float">
            <text:p><text:s/>4,9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02" calcext:value-type="date">
            <text:p>6/2/2011</text:p>
          </table:table-cell>
          <table:table-cell table:style-name="ce5" office:value-type="float" office:value="4970" calcext:value-type="float">
            <text:p><text:s/>4,9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03" calcext:value-type="date">
            <text:p>6/3/2011</text:p>
          </table:table-cell>
          <table:table-cell table:style-name="ce5" office:value-type="float" office:value="4981" calcext:value-type="float">
            <text:p><text:s/>4,98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04" calcext:value-type="date">
            <text:p>6/4/2011</text:p>
          </table:table-cell>
          <table:table-cell table:style-name="ce5" office:value-type="float" office:value="4981" calcext:value-type="float">
            <text:p><text:s/>4,98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05" calcext:value-type="date">
            <text:p>6/5/2011</text:p>
          </table:table-cell>
          <table:table-cell table:style-name="ce5" office:value-type="float" office:value="4981" calcext:value-type="float">
            <text:p><text:s/>4,98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06" calcext:value-type="date">
            <text:p>6/6/2011</text:p>
          </table:table-cell>
          <table:table-cell table:style-name="ce5" office:value-type="float" office:value="4981" calcext:value-type="float">
            <text:p><text:s/>4,98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07" calcext:value-type="date">
            <text:p>6/7/2011</text:p>
          </table:table-cell>
          <table:table-cell table:style-name="ce5" office:value-type="float" office:value="4966" calcext:value-type="float">
            <text:p><text:s/>4,966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08" calcext:value-type="date">
            <text:p>6/8/2011</text:p>
          </table:table-cell>
          <table:table-cell table:style-name="ce5" office:value-type="float" office:value="4966" calcext:value-type="float">
            <text:p><text:s/>4,966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09" calcext:value-type="date">
            <text:p>6/9/2011</text:p>
          </table:table-cell>
          <table:table-cell table:style-name="ce5" office:value-type="float" office:value="4956" calcext:value-type="float">
            <text:p><text:s/>4,956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10" calcext:value-type="date">
            <text:p>6/10/2011</text:p>
          </table:table-cell>
          <table:table-cell table:style-name="ce5" office:value-type="float" office:value="4961" calcext:value-type="float">
            <text:p><text:s/>4,96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11" calcext:value-type="date">
            <text:p>6/11/2011</text:p>
          </table:table-cell>
          <table:table-cell table:style-name="ce5" office:value-type="float" office:value="4971" calcext:value-type="float">
            <text:p><text:s/>4,97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12" calcext:value-type="date">
            <text:p>6/12/2011</text:p>
          </table:table-cell>
          <table:table-cell table:style-name="ce5" office:value-type="float" office:value="4971" calcext:value-type="float">
            <text:p><text:s/>4,97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13" calcext:value-type="date">
            <text:p>6/13/2011</text:p>
          </table:table-cell>
          <table:table-cell table:style-name="ce5" office:value-type="float" office:value="4971" calcext:value-type="float">
            <text:p><text:s/>4,97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14" calcext:value-type="date">
            <text:p>6/14/2011</text:p>
          </table:table-cell>
          <table:table-cell table:style-name="ce5" office:value-type="float" office:value="4982" calcext:value-type="float">
            <text:p><text:s/>4,98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15" calcext:value-type="date">
            <text:p>6/15/2011</text:p>
          </table:table-cell>
          <table:table-cell table:style-name="ce5" office:value-type="float" office:value="4978" calcext:value-type="float">
            <text:p><text:s/>4,97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16" calcext:value-type="date">
            <text:p>6/16/2011</text:p>
          </table:table-cell>
          <table:table-cell table:style-name="ce5" office:value-type="float" office:value="4988" calcext:value-type="float">
            <text:p><text:s/>4,98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17" calcext:value-type="date">
            <text:p>6/17/2011</text:p>
          </table:table-cell>
          <table:table-cell table:style-name="ce5" office:value-type="float" office:value="4998" calcext:value-type="float">
            <text:p><text:s/>4,99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18" calcext:value-type="date">
            <text:p>6/18/2011</text:p>
          </table:table-cell>
          <table:table-cell table:style-name="ce5" office:value-type="float" office:value="4994" calcext:value-type="float">
            <text:p><text:s/>4,994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19" calcext:value-type="date">
            <text:p>6/19/2011</text:p>
          </table:table-cell>
          <table:table-cell table:style-name="ce5" office:value-type="float" office:value="4994" calcext:value-type="float">
            <text:p><text:s/>4,994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20" calcext:value-type="date">
            <text:p>6/20/2011</text:p>
          </table:table-cell>
          <table:table-cell table:style-name="ce5" office:value-type="float" office:value="4994" calcext:value-type="float">
            <text:p><text:s/>4,994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21" calcext:value-type="date">
            <text:p>6/21/2011</text:p>
          </table:table-cell>
          <table:table-cell table:style-name="ce5" office:value-type="float" office:value="4985" calcext:value-type="float">
            <text:p><text:s/>4,98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22" calcext:value-type="date">
            <text:p>6/22/2011</text:p>
          </table:table-cell>
          <table:table-cell table:style-name="ce5" office:value-type="float" office:value="4970" calcext:value-type="float">
            <text:p><text:s/>4,9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23" calcext:value-type="date">
            <text:p>6/23/2011</text:p>
          </table:table-cell>
          <table:table-cell table:style-name="ce5" office:value-type="float" office:value="4958" calcext:value-type="float">
            <text:p><text:s/>4,95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24" calcext:value-type="date">
            <text:p>6/24/2011</text:p>
          </table:table-cell>
          <table:table-cell table:style-name="ce5" office:value-type="float" office:value="4973" calcext:value-type="float">
            <text:p><text:s/>4,973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25" calcext:value-type="date">
            <text:p>6/25/2011</text:p>
          </table:table-cell>
          <table:table-cell table:style-name="ce5" office:value-type="float" office:value="4988" calcext:value-type="float">
            <text:p><text:s/>4,98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26" calcext:value-type="date">
            <text:p>6/26/2011</text:p>
          </table:table-cell>
          <table:table-cell table:style-name="ce5" office:value-type="float" office:value="4988" calcext:value-type="float">
            <text:p><text:s/>4,98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27" calcext:value-type="date">
            <text:p>6/27/2011</text:p>
          </table:table-cell>
          <table:table-cell table:style-name="ce5" office:value-type="float" office:value="4988" calcext:value-type="float">
            <text:p><text:s/>4,98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28" calcext:value-type="date">
            <text:p>6/28/2011</text:p>
          </table:table-cell>
          <table:table-cell table:style-name="ce5" office:value-type="float" office:value="4998" calcext:value-type="float">
            <text:p><text:s/>4,99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29" calcext:value-type="date">
            <text:p>6/29/2011</text:p>
          </table:table-cell>
          <table:table-cell table:style-name="ce5" office:value-type="float" office:value="4979" calcext:value-type="float">
            <text:p><text:s/>4,979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6-30" calcext:value-type="date">
            <text:p>6/30/2011</text:p>
          </table:table-cell>
          <table:table-cell table:style-name="ce5" office:value-type="float" office:value="4964" calcext:value-type="float">
            <text:p><text:s/>4,964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01" calcext:value-type="date">
            <text:p>7/1/2011</text:p>
          </table:table-cell>
          <table:table-cell table:style-name="ce5" office:value-type="float" office:value="4945" calcext:value-type="float">
            <text:p><text:s/>4,94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02" calcext:value-type="date">
            <text:p>7/2/2011</text:p>
          </table:table-cell>
          <table:table-cell table:style-name="ce5" office:value-type="float" office:value="4942" calcext:value-type="float">
            <text:p><text:s/>4,94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03" calcext:value-type="date">
            <text:p>7/3/2011</text:p>
          </table:table-cell>
          <table:table-cell table:style-name="ce5" office:value-type="float" office:value="4942" calcext:value-type="float">
            <text:p><text:s/>4,94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04" calcext:value-type="date">
            <text:p>7/4/2011</text:p>
          </table:table-cell>
          <table:table-cell table:style-name="ce5" office:value-type="float" office:value="4942" calcext:value-type="float">
            <text:p><text:s/>4,94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05" calcext:value-type="date">
            <text:p>7/5/2011</text:p>
          </table:table-cell>
          <table:table-cell table:style-name="ce5" office:value-type="float" office:value="4938" calcext:value-type="float">
            <text:p><text:s/>4,93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06" calcext:value-type="date">
            <text:p>7/6/2011</text:p>
          </table:table-cell>
          <table:table-cell table:style-name="ce5" office:value-type="float" office:value="4945" calcext:value-type="float">
            <text:p><text:s/>4,94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07" calcext:value-type="date">
            <text:p>7/7/2011</text:p>
          </table:table-cell>
          <table:table-cell table:style-name="ce5" office:value-type="float" office:value="4957" calcext:value-type="float">
            <text:p><text:s/>4,957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08" calcext:value-type="date">
            <text:p>7/8/2011</text:p>
          </table:table-cell>
          <table:table-cell table:style-name="ce5" office:value-type="float" office:value="4973" calcext:value-type="float">
            <text:p><text:s/>4,973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09" calcext:value-type="date">
            <text:p>7/9/2011</text:p>
          </table:table-cell>
          <table:table-cell table:style-name="ce5" office:value-type="float" office:value="4968" calcext:value-type="float">
            <text:p><text:s/>4,96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10" calcext:value-type="date">
            <text:p>7/10/2011</text:p>
          </table:table-cell>
          <table:table-cell table:style-name="ce5" office:value-type="float" office:value="4968" calcext:value-type="float">
            <text:p><text:s/>4,96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11" calcext:value-type="date">
            <text:p>7/11/2011</text:p>
          </table:table-cell>
          <table:table-cell table:style-name="ce5" office:value-type="float" office:value="4968" calcext:value-type="float">
            <text:p><text:s/>4,96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12" calcext:value-type="date">
            <text:p>7/12/2011</text:p>
          </table:table-cell>
          <table:table-cell table:style-name="ce5" office:value-type="float" office:value="4989" calcext:value-type="float">
            <text:p><text:s/>4,989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13" calcext:value-type="date">
            <text:p>7/13/2011</text:p>
          </table:table-cell>
          <table:table-cell table:style-name="ce5" office:value-type="float" office:value="5004" calcext:value-type="float">
            <text:p><text:s/>5,004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14" calcext:value-type="date">
            <text:p>7/14/2011</text:p>
          </table:table-cell>
          <table:table-cell table:style-name="ce5" office:value-type="float" office:value="5001" calcext:value-type="float">
            <text:p><text:s/>5,00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15" calcext:value-type="date">
            <text:p>7/15/2011</text:p>
          </table:table-cell>
          <table:table-cell table:style-name="ce5" office:value-type="float" office:value="4990" calcext:value-type="float">
            <text:p><text:s/>4,9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16" calcext:value-type="date">
            <text:p>7/16/2011</text:p>
          </table:table-cell>
          <table:table-cell table:style-name="ce5" office:value-type="float" office:value="5000" calcext:value-type="float">
            <text:p><text:s/>5,0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17" calcext:value-type="date">
            <text:p>7/17/2011</text:p>
          </table:table-cell>
          <table:table-cell table:style-name="ce5" office:value-type="float" office:value="5000" calcext:value-type="float">
            <text:p><text:s/>5,0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18" calcext:value-type="date">
            <text:p>7/18/2011</text:p>
          </table:table-cell>
          <table:table-cell table:style-name="ce5" office:value-type="float" office:value="5000" calcext:value-type="float">
            <text:p><text:s/>5,0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19" calcext:value-type="date">
            <text:p>7/19/2011</text:p>
          </table:table-cell>
          <table:table-cell table:style-name="ce5" office:value-type="float" office:value="5005" calcext:value-type="float">
            <text:p><text:s/>5,00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20" calcext:value-type="date">
            <text:p>7/20/2011</text:p>
          </table:table-cell>
          <table:table-cell table:style-name="ce5" office:value-type="float" office:value="5000" calcext:value-type="float">
            <text:p><text:s/>5,0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21" calcext:value-type="date">
            <text:p>7/21/2011</text:p>
          </table:table-cell>
          <table:table-cell table:style-name="ce5" office:value-type="float" office:value="4992" calcext:value-type="float">
            <text:p><text:s/>4,99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22" calcext:value-type="date">
            <text:p>7/22/2011</text:p>
          </table:table-cell>
          <table:table-cell table:style-name="ce5" office:value-type="float" office:value="4975" calcext:value-type="float">
            <text:p><text:s/>4,97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23" calcext:value-type="date">
            <text:p>7/23/2011</text:p>
          </table:table-cell>
          <table:table-cell table:style-name="ce5" office:value-type="float" office:value="4960" calcext:value-type="float">
            <text:p><text:s/>4,9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24" calcext:value-type="date">
            <text:p>7/24/2011</text:p>
          </table:table-cell>
          <table:table-cell table:style-name="ce5" office:value-type="float" office:value="4960" calcext:value-type="float">
            <text:p><text:s/>4,9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25" calcext:value-type="date">
            <text:p>7/25/2011</text:p>
          </table:table-cell>
          <table:table-cell table:style-name="ce5" office:value-type="float" office:value="4960" calcext:value-type="float">
            <text:p><text:s/>4,9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26" calcext:value-type="date">
            <text:p>7/26/2011</text:p>
          </table:table-cell>
          <table:table-cell table:style-name="ce5" office:value-type="float" office:value="4960" calcext:value-type="float">
            <text:p><text:s/>4,9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27" calcext:value-type="date">
            <text:p>7/27/2011</text:p>
          </table:table-cell>
          <table:table-cell table:style-name="ce5" office:value-type="float" office:value="4945" calcext:value-type="float">
            <text:p><text:s/>4,94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28" calcext:value-type="date">
            <text:p>7/28/2011</text:p>
          </table:table-cell>
          <table:table-cell table:style-name="ce5" office:value-type="float" office:value="4940" calcext:value-type="float">
            <text:p><text:s/>4,9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29" calcext:value-type="date">
            <text:p>7/29/2011</text:p>
          </table:table-cell>
          <table:table-cell table:style-name="ce5" office:value-type="float" office:value="4950" calcext:value-type="float">
            <text:p><text:s/>4,9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30" calcext:value-type="date">
            <text:p>7/30/2011</text:p>
          </table:table-cell>
          <table:table-cell table:style-name="ce5" office:value-type="float" office:value="4958" calcext:value-type="float">
            <text:p><text:s/>4,95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7-31" calcext:value-type="date">
            <text:p>7/31/2011</text:p>
          </table:table-cell>
          <table:table-cell table:style-name="ce5" office:value-type="float" office:value="4958" calcext:value-type="float">
            <text:p><text:s/>4,95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01" calcext:value-type="date">
            <text:p>8/1/2011</text:p>
          </table:table-cell>
          <table:table-cell table:style-name="ce5" office:value-type="float" office:value="4958" calcext:value-type="float">
            <text:p><text:s/>4,95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02" calcext:value-type="date">
            <text:p>8/2/2011</text:p>
          </table:table-cell>
          <table:table-cell table:style-name="ce5" office:value-type="float" office:value="4945" calcext:value-type="float">
            <text:p><text:s/>4,94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03" calcext:value-type="date">
            <text:p>8/3/2011</text:p>
          </table:table-cell>
          <table:table-cell table:style-name="ce5" office:value-type="float" office:value="4972" calcext:value-type="float">
            <text:p><text:s/>4,97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04" calcext:value-type="date">
            <text:p>8/4/2011</text:p>
          </table:table-cell>
          <table:table-cell table:style-name="ce5" office:value-type="float" office:value="4972" calcext:value-type="float">
            <text:p><text:s/>4,97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05" calcext:value-type="date">
            <text:p>8/5/2011</text:p>
          </table:table-cell>
          <table:table-cell table:style-name="ce5" office:value-type="float" office:value="4969" calcext:value-type="float">
            <text:p><text:s/>4,969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06" calcext:value-type="date">
            <text:p>8/6/2011</text:p>
          </table:table-cell>
          <table:table-cell table:style-name="ce5" office:value-type="float" office:value="4999" calcext:value-type="float">
            <text:p><text:s/>4,999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07" calcext:value-type="date">
            <text:p>8/7/2011</text:p>
          </table:table-cell>
          <table:table-cell table:style-name="ce5" office:value-type="float" office:value="4999" calcext:value-type="float">
            <text:p><text:s/>4,999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08" calcext:value-type="date">
            <text:p>8/8/2011</text:p>
          </table:table-cell>
          <table:table-cell table:style-name="ce5" office:value-type="float" office:value="4999" calcext:value-type="float">
            <text:p><text:s/>4,999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09" calcext:value-type="date">
            <text:p>8/9/2011</text:p>
          </table:table-cell>
          <table:table-cell table:style-name="ce5" office:value-type="float" office:value="4999" calcext:value-type="float">
            <text:p><text:s/>4,999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10" calcext:value-type="date">
            <text:p>8/10/2011</text:p>
          </table:table-cell>
          <table:table-cell table:style-name="ce5" office:value-type="float" office:value="5010" calcext:value-type="float">
            <text:p><text:s/>5,0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11" calcext:value-type="date">
            <text:p>8/11/2011</text:p>
          </table:table-cell>
          <table:table-cell table:style-name="ce5" office:value-type="float" office:value="5010" calcext:value-type="float">
            <text:p><text:s/>5,0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12" calcext:value-type="date">
            <text:p>8/12/2011</text:p>
          </table:table-cell>
          <table:table-cell table:style-name="ce5" office:value-type="float" office:value="5020" calcext:value-type="float">
            <text:p><text:s/>5,0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13" calcext:value-type="date">
            <text:p>8/13/2011</text:p>
          </table:table-cell>
          <table:table-cell table:style-name="ce5" office:value-type="float" office:value="5028" calcext:value-type="float">
            <text:p><text:s/>5,02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14" calcext:value-type="date">
            <text:p>8/14/2011</text:p>
          </table:table-cell>
          <table:table-cell table:style-name="ce5" office:value-type="float" office:value="5028" calcext:value-type="float">
            <text:p><text:s/>5,02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15" calcext:value-type="date">
            <text:p>8/15/2011</text:p>
          </table:table-cell>
          <table:table-cell table:style-name="ce5" office:value-type="float" office:value="5028" calcext:value-type="float">
            <text:p><text:s/>5,02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16" calcext:value-type="date">
            <text:p>8/16/2011</text:p>
          </table:table-cell>
          <table:table-cell table:style-name="ce5" office:value-type="float" office:value="5028" calcext:value-type="float">
            <text:p><text:s/>5,02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17" calcext:value-type="date">
            <text:p>8/17/2011</text:p>
          </table:table-cell>
          <table:table-cell table:style-name="ce5" office:value-type="float" office:value="5013" calcext:value-type="float">
            <text:p><text:s/>5,013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18" calcext:value-type="date">
            <text:p>8/18/2011</text:p>
          </table:table-cell>
          <table:table-cell table:style-name="ce5" office:value-type="float" office:value="5015" calcext:value-type="float">
            <text:p><text:s/>5,01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19" calcext:value-type="date">
            <text:p>8/19/2011</text:p>
          </table:table-cell>
          <table:table-cell table:style-name="ce5" office:value-type="float" office:value="5017" calcext:value-type="float">
            <text:p><text:s/>5,017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20" calcext:value-type="date">
            <text:p>8/20/2011</text:p>
          </table:table-cell>
          <table:table-cell table:style-name="ce5" office:value-type="float" office:value="5030" calcext:value-type="float">
            <text:p><text:s/>5,0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21" calcext:value-type="date">
            <text:p>8/21/2011</text:p>
          </table:table-cell>
          <table:table-cell table:style-name="ce5" office:value-type="float" office:value="5030" calcext:value-type="float">
            <text:p><text:s/>5,0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22" calcext:value-type="date">
            <text:p>8/22/2011</text:p>
          </table:table-cell>
          <table:table-cell table:style-name="ce5" office:value-type="float" office:value="5030" calcext:value-type="float">
            <text:p><text:s/>5,0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23" calcext:value-type="date">
            <text:p>8/23/2011</text:p>
          </table:table-cell>
          <table:table-cell table:style-name="ce5" office:value-type="float" office:value="5035" calcext:value-type="float">
            <text:p><text:s/>5,03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24" calcext:value-type="date">
            <text:p>8/24/2011</text:p>
          </table:table-cell>
          <table:table-cell table:style-name="ce5" office:value-type="float" office:value="5037" calcext:value-type="float">
            <text:p><text:s/>5,037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25" calcext:value-type="date">
            <text:p>8/25/2011</text:p>
          </table:table-cell>
          <table:table-cell table:style-name="ce5" office:value-type="float" office:value="5047" calcext:value-type="float">
            <text:p><text:s/>5,047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26" calcext:value-type="date">
            <text:p>8/26/2011</text:p>
          </table:table-cell>
          <table:table-cell table:style-name="ce5" office:value-type="float" office:value="5053" calcext:value-type="float">
            <text:p><text:s/>5,053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27" calcext:value-type="date">
            <text:p>8/27/2011</text:p>
          </table:table-cell>
          <table:table-cell table:style-name="ce5" office:value-type="float" office:value="5061" calcext:value-type="float">
            <text:p><text:s/>5,06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28" calcext:value-type="date">
            <text:p>8/28/2011</text:p>
          </table:table-cell>
          <table:table-cell table:style-name="ce5" office:value-type="float" office:value="5061" calcext:value-type="float">
            <text:p><text:s/>5,06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29" calcext:value-type="date">
            <text:p>8/29/2011</text:p>
          </table:table-cell>
          <table:table-cell table:style-name="ce5" office:value-type="float" office:value="5061" calcext:value-type="float">
            <text:p><text:s/>5,06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30" calcext:value-type="date">
            <text:p>8/30/2011</text:p>
          </table:table-cell>
          <table:table-cell table:style-name="ce5" office:value-type="float" office:value="5065" calcext:value-type="float">
            <text:p><text:s/>5,06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8-31" calcext:value-type="date">
            <text:p>8/31/2011</text:p>
          </table:table-cell>
          <table:table-cell table:style-name="ce5" office:value-type="float" office:value="5096" calcext:value-type="float">
            <text:p><text:s/>5,096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01" calcext:value-type="date">
            <text:p>9/1/2011</text:p>
          </table:table-cell>
          <table:table-cell table:style-name="ce5" office:value-type="float" office:value="5107" calcext:value-type="float">
            <text:p><text:s/>5,107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02" calcext:value-type="date">
            <text:p>9/2/2011</text:p>
          </table:table-cell>
          <table:table-cell table:style-name="ce5" office:value-type="float" office:value="5130" calcext:value-type="float">
            <text:p><text:s/>5,1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03" calcext:value-type="date">
            <text:p>9/3/2011</text:p>
          </table:table-cell>
          <table:table-cell table:style-name="ce5" office:value-type="float" office:value="5152" calcext:value-type="float">
            <text:p><text:s/>5,15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04" calcext:value-type="date">
            <text:p>9/4/2011</text:p>
          </table:table-cell>
          <table:table-cell table:style-name="ce5" office:value-type="float" office:value="5152" calcext:value-type="float">
            <text:p><text:s/>5,15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05" calcext:value-type="date">
            <text:p>9/5/2011</text:p>
          </table:table-cell>
          <table:table-cell table:style-name="ce5" office:value-type="float" office:value="5152" calcext:value-type="float">
            <text:p><text:s/>5,15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06" calcext:value-type="date">
            <text:p>9/6/2011</text:p>
          </table:table-cell>
          <table:table-cell table:style-name="ce5" office:value-type="float" office:value="5186" calcext:value-type="float">
            <text:p><text:s/>5,186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07" calcext:value-type="date">
            <text:p>9/7/2011</text:p>
          </table:table-cell>
          <table:table-cell table:style-name="ce5" office:value-type="float" office:value="5214" calcext:value-type="float">
            <text:p><text:s/>5,214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08" calcext:value-type="date">
            <text:p>9/8/2011</text:p>
          </table:table-cell>
          <table:table-cell table:style-name="ce5" office:value-type="float" office:value="5219" calcext:value-type="float">
            <text:p><text:s/>5,219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09" calcext:value-type="date">
            <text:p>9/9/2011</text:p>
          </table:table-cell>
          <table:table-cell table:style-name="ce5" office:value-type="float" office:value="5232" calcext:value-type="float">
            <text:p><text:s/>5,23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10" calcext:value-type="date">
            <text:p>9/10/2011</text:p>
          </table:table-cell>
          <table:table-cell table:style-name="ce5" office:value-type="float" office:value="5271" calcext:value-type="float">
            <text:p><text:s/>5,27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11" calcext:value-type="date">
            <text:p>9/11/2011</text:p>
          </table:table-cell>
          <table:table-cell table:style-name="ce5" office:value-type="float" office:value="5271" calcext:value-type="float">
            <text:p><text:s/>5,27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12" calcext:value-type="date">
            <text:p>9/12/2011</text:p>
          </table:table-cell>
          <table:table-cell table:style-name="ce5" office:value-type="float" office:value="5271" calcext:value-type="float">
            <text:p><text:s/>5,27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13" calcext:value-type="date">
            <text:p>9/13/2011</text:p>
          </table:table-cell>
          <table:table-cell table:style-name="ce5" office:value-type="float" office:value="5347" calcext:value-type="float">
            <text:p><text:s/>5,347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14" calcext:value-type="date">
            <text:p>9/14/2011</text:p>
          </table:table-cell>
          <table:table-cell table:style-name="ce5" office:value-type="float" office:value="5347" calcext:value-type="float">
            <text:p><text:s/>5,347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15" calcext:value-type="date">
            <text:p>9/15/2011</text:p>
          </table:table-cell>
          <table:table-cell table:style-name="ce5" office:value-type="float" office:value="5355" calcext:value-type="float">
            <text:p><text:s/>5,35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16" calcext:value-type="date">
            <text:p>9/16/2011</text:p>
          </table:table-cell>
          <table:table-cell table:style-name="ce5" office:value-type="float" office:value="5365" calcext:value-type="float">
            <text:p><text:s/>5,36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17" calcext:value-type="date">
            <text:p>9/17/2011</text:p>
          </table:table-cell>
          <table:table-cell table:style-name="ce5" office:value-type="float" office:value="5375" calcext:value-type="float">
            <text:p><text:s/>5,37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18" calcext:value-type="date">
            <text:p>9/18/2011</text:p>
          </table:table-cell>
          <table:table-cell table:style-name="ce5" office:value-type="float" office:value="5375" calcext:value-type="float">
            <text:p><text:s/>5,37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19" calcext:value-type="date">
            <text:p>9/19/2011</text:p>
          </table:table-cell>
          <table:table-cell table:style-name="ce5" office:value-type="float" office:value="5375" calcext:value-type="float">
            <text:p><text:s/>5,37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20" calcext:value-type="date">
            <text:p>9/20/2011</text:p>
          </table:table-cell>
          <table:table-cell table:style-name="ce5" office:value-type="float" office:value="5412" calcext:value-type="float">
            <text:p><text:s/>5,41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21" calcext:value-type="date">
            <text:p>9/21/2011</text:p>
          </table:table-cell>
          <table:table-cell table:style-name="ce5" office:value-type="float" office:value="5461" calcext:value-type="float">
            <text:p><text:s/>5,46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22" calcext:value-type="date">
            <text:p>9/22/2011</text:p>
          </table:table-cell>
          <table:table-cell table:style-name="ce5" office:value-type="float" office:value="5465" calcext:value-type="float">
            <text:p><text:s/>5,46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23" calcext:value-type="date">
            <text:p>9/23/2011</text:p>
          </table:table-cell>
          <table:table-cell table:style-name="ce5" office:value-type="float" office:value="5515" calcext:value-type="float">
            <text:p><text:s/>5,51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24" calcext:value-type="date">
            <text:p>9/24/2011</text:p>
          </table:table-cell>
          <table:table-cell table:style-name="ce5" office:value-type="float" office:value="5541" calcext:value-type="float">
            <text:p><text:s/>5,54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25" calcext:value-type="date">
            <text:p>9/25/2011</text:p>
          </table:table-cell>
          <table:table-cell table:style-name="ce5" office:value-type="float" office:value="5541" calcext:value-type="float">
            <text:p><text:s/>5,54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26" calcext:value-type="date">
            <text:p>9/26/2011</text:p>
          </table:table-cell>
          <table:table-cell table:style-name="ce5" office:value-type="float" office:value="5541" calcext:value-type="float">
            <text:p><text:s/>5,54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27" calcext:value-type="date">
            <text:p>9/27/2011</text:p>
          </table:table-cell>
          <table:table-cell table:style-name="ce5" office:value-type="float" office:value="5584" calcext:value-type="float">
            <text:p><text:s/>5,584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28" calcext:value-type="date">
            <text:p>9/28/2011</text:p>
          </table:table-cell>
          <table:table-cell table:style-name="ce5" office:value-type="float" office:value="5584" calcext:value-type="float">
            <text:p><text:s/>5,584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29" calcext:value-type="date">
            <text:p>9/29/2011</text:p>
          </table:table-cell>
          <table:table-cell table:style-name="ce5" office:value-type="float" office:value="5584" calcext:value-type="float">
            <text:p><text:s/>5,584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09-30" calcext:value-type="date">
            <text:p>9/30/2011</text:p>
          </table:table-cell>
          <table:table-cell table:style-name="ce5" office:value-type="float" office:value="5599" calcext:value-type="float">
            <text:p><text:s/>5,599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01" calcext:value-type="date">
            <text:p>10/1/2011</text:p>
          </table:table-cell>
          <table:table-cell table:style-name="ce5" office:value-type="float" office:value="5640" calcext:value-type="float">
            <text:p><text:s/>5,6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02" calcext:value-type="date">
            <text:p>10/2/2011</text:p>
          </table:table-cell>
          <table:table-cell table:style-name="ce5" office:value-type="float" office:value="5640" calcext:value-type="float">
            <text:p><text:s/>5,6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03" calcext:value-type="date">
            <text:p>10/3/2011</text:p>
          </table:table-cell>
          <table:table-cell table:style-name="ce5" office:value-type="float" office:value="5640" calcext:value-type="float">
            <text:p><text:s/>5,6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04" calcext:value-type="date">
            <text:p>10/4/2011</text:p>
          </table:table-cell>
          <table:table-cell table:style-name="ce5" office:value-type="float" office:value="5704" calcext:value-type="float">
            <text:p><text:s/>5,704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05" calcext:value-type="date">
            <text:p>10/5/2011</text:p>
          </table:table-cell>
          <table:table-cell table:style-name="ce5" office:value-type="float" office:value="5748" calcext:value-type="float">
            <text:p><text:s/>5,74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06" calcext:value-type="date">
            <text:p>10/6/2011</text:p>
          </table:table-cell>
          <table:table-cell table:style-name="ce5" office:value-type="float" office:value="5750" calcext:value-type="float">
            <text:p><text:s/>5,7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07" calcext:value-type="date">
            <text:p>10/7/2011</text:p>
          </table:table-cell>
          <table:table-cell table:style-name="ce5" office:value-type="float" office:value="5758" calcext:value-type="float">
            <text:p><text:s/>5,75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08" calcext:value-type="date">
            <text:p>10/8/2011</text:p>
          </table:table-cell>
          <table:table-cell table:style-name="ce5" office:value-type="float" office:value="5758" calcext:value-type="float">
            <text:p><text:s/>5,75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09" calcext:value-type="date">
            <text:p>10/9/2011</text:p>
          </table:table-cell>
          <table:table-cell table:style-name="ce5" office:value-type="float" office:value="5758" calcext:value-type="float">
            <text:p><text:s/>5,75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10" calcext:value-type="date">
            <text:p>10/10/2011</text:p>
          </table:table-cell>
          <table:table-cell table:style-name="ce5" office:value-type="float" office:value="5758" calcext:value-type="float">
            <text:p><text:s/>5,75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11" calcext:value-type="date">
            <text:p>10/11/2011</text:p>
          </table:table-cell>
          <table:table-cell table:style-name="ce5" office:value-type="float" office:value="5758" calcext:value-type="float">
            <text:p><text:s/>5,758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12" calcext:value-type="date">
            <text:p>10/12/2011</text:p>
          </table:table-cell>
          <table:table-cell table:style-name="ce5" office:value-type="float" office:value="5765" calcext:value-type="float">
            <text:p><text:s/>5,76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13" calcext:value-type="date">
            <text:p>10/13/2011</text:p>
          </table:table-cell>
          <table:table-cell table:style-name="ce5" office:value-type="float" office:value="5765" calcext:value-type="float">
            <text:p><text:s/>5,76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14" calcext:value-type="date">
            <text:p>10/14/2011</text:p>
          </table:table-cell>
          <table:table-cell table:style-name="ce5" office:value-type="float" office:value="5731" calcext:value-type="float">
            <text:p><text:s/>5,731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15" calcext:value-type="date">
            <text:p>10/15/2011</text:p>
          </table:table-cell>
          <table:table-cell table:style-name="ce5" office:value-type="float" office:value="5725" calcext:value-type="float">
            <text:p><text:s/>5,72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16" calcext:value-type="date">
            <text:p>10/16/2011</text:p>
          </table:table-cell>
          <table:table-cell table:style-name="ce5" office:value-type="float" office:value="5725" calcext:value-type="float">
            <text:p><text:s/>5,72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17" calcext:value-type="date">
            <text:p>10/17/2011</text:p>
          </table:table-cell>
          <table:table-cell table:style-name="ce5" office:value-type="float" office:value="5725" calcext:value-type="float">
            <text:p><text:s/>5,725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18" calcext:value-type="date">
            <text:p>10/18/2011</text:p>
          </table:table-cell>
          <table:table-cell table:style-name="ce5" office:value-type="float" office:value="5692" calcext:value-type="float">
            <text:p><text:s/>5,69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19" calcext:value-type="date">
            <text:p>10/19/2011</text:p>
          </table:table-cell>
          <table:table-cell table:style-name="ce5" office:value-type="float" office:value="5730" calcext:value-type="float">
            <text:p><text:s/>5,7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20" calcext:value-type="date">
            <text:p>10/20/2011</text:p>
          </table:table-cell>
          <table:table-cell table:style-name="ce5" office:value-type="float" office:value="5712" calcext:value-type="float">
            <text:p><text:s/>5,712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21" calcext:value-type="date">
            <text:p>10/21/2011</text:p>
          </table:table-cell>
          <table:table-cell table:style-name="ce5" office:value-type="float" office:value="8680" calcext:value-type="float">
            <text:p><text:s/>8,6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22" calcext:value-type="date">
            <text:p>10/22/2011</text:p>
          </table:table-cell>
          <table:table-cell table:style-name="ce5" office:value-type="float" office:value="8660" calcext:value-type="float">
            <text:p><text:s/>8,6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23" calcext:value-type="date">
            <text:p>10/23/2011</text:p>
          </table:table-cell>
          <table:table-cell table:style-name="ce5" office:value-type="float" office:value="8660" calcext:value-type="float">
            <text:p><text:s/>8,6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24" calcext:value-type="date">
            <text:p>10/24/2011</text:p>
          </table:table-cell>
          <table:table-cell table:style-name="ce5" office:value-type="float" office:value="8660" calcext:value-type="float">
            <text:p><text:s/>8,6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25" calcext:value-type="date">
            <text:p>10/25/2011</text:p>
          </table:table-cell>
          <table:table-cell table:style-name="ce5" office:value-type="float" office:value="8520" calcext:value-type="float">
            <text:p><text:s/>8,5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26" calcext:value-type="date">
            <text:p>10/26/2011</text:p>
          </table:table-cell>
          <table:table-cell table:style-name="ce5" office:value-type="float" office:value="8520" calcext:value-type="float">
            <text:p><text:s/>8,5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27" calcext:value-type="date">
            <text:p>10/27/2011</text:p>
          </table:table-cell>
          <table:table-cell table:style-name="ce5" office:value-type="float" office:value="8510" calcext:value-type="float">
            <text:p><text:s/>8,5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28" calcext:value-type="date">
            <text:p>10/28/2011</text:p>
          </table:table-cell>
          <table:table-cell table:style-name="ce5" office:value-type="float" office:value="8540" calcext:value-type="float">
            <text:p><text:s/>8,5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29" calcext:value-type="date">
            <text:p>10/29/2011</text:p>
          </table:table-cell>
          <table:table-cell table:style-name="ce5" office:value-type="float" office:value="8500" calcext:value-type="float">
            <text:p><text:s/>8,5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30" calcext:value-type="date">
            <text:p>10/30/2011</text:p>
          </table:table-cell>
          <table:table-cell table:style-name="ce5" office:value-type="float" office:value="8500" calcext:value-type="float">
            <text:p><text:s/>8,5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0-31" calcext:value-type="date">
            <text:p>10/31/2011</text:p>
          </table:table-cell>
          <table:table-cell table:style-name="ce5" office:value-type="float" office:value="8500" calcext:value-type="float">
            <text:p><text:s/>8,5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01" calcext:value-type="date">
            <text:p>11/1/2011</text:p>
          </table:table-cell>
          <table:table-cell table:style-name="ce5" office:value-type="float" office:value="8450" calcext:value-type="float">
            <text:p><text:s/>8,4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02" calcext:value-type="date">
            <text:p>11/2/2011</text:p>
          </table:table-cell>
          <table:table-cell table:style-name="ce5" office:value-type="float" office:value="8530" calcext:value-type="float">
            <text:p><text:s/>8,5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03" calcext:value-type="date">
            <text:p>11/3/2011</text:p>
          </table:table-cell>
          <table:table-cell table:style-name="ce5" office:value-type="float" office:value="8580" calcext:value-type="float">
            <text:p><text:s/>8,5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04" calcext:value-type="date">
            <text:p>11/4/2011</text:p>
          </table:table-cell>
          <table:table-cell table:style-name="ce5" office:value-type="float" office:value="8650" calcext:value-type="float">
            <text:p><text:s/>8,6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05" calcext:value-type="date">
            <text:p>11/5/2011</text:p>
          </table:table-cell>
          <table:table-cell table:style-name="ce5" office:value-type="float" office:value="8750" calcext:value-type="float">
            <text:p><text:s/>8,7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06" calcext:value-type="date">
            <text:p>11/6/2011</text:p>
          </table:table-cell>
          <table:table-cell table:style-name="ce5" office:value-type="float" office:value="8750" calcext:value-type="float">
            <text:p><text:s/>8,7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07" calcext:value-type="date">
            <text:p>11/7/2011</text:p>
          </table:table-cell>
          <table:table-cell table:style-name="ce5" office:value-type="float" office:value="8750" calcext:value-type="float">
            <text:p><text:s/>8,7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08" calcext:value-type="date">
            <text:p>11/8/2011</text:p>
          </table:table-cell>
          <table:table-cell table:style-name="ce5" office:value-type="float" office:value="8750" calcext:value-type="float">
            <text:p><text:s/>8,7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09" calcext:value-type="date">
            <text:p>11/9/2011</text:p>
          </table:table-cell>
          <table:table-cell table:style-name="ce5" office:value-type="float" office:value="8700" calcext:value-type="float">
            <text:p><text:s/>8,7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10" calcext:value-type="date">
            <text:p>11/10/2011</text:p>
          </table:table-cell>
          <table:table-cell table:style-name="ce5" office:value-type="float" office:value="8790" calcext:value-type="float">
            <text:p><text:s/>8,7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11" calcext:value-type="date">
            <text:p>11/11/2011</text:p>
          </table:table-cell>
          <table:table-cell table:style-name="ce5" office:value-type="float" office:value="8850" calcext:value-type="float">
            <text:p><text:s/>8,8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12" calcext:value-type="date">
            <text:p>11/12/2011</text:p>
          </table:table-cell>
          <table:table-cell table:style-name="ce5" office:value-type="float" office:value="8850" calcext:value-type="float">
            <text:p><text:s/>8,8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13" calcext:value-type="date">
            <text:p>11/13/2011</text:p>
          </table:table-cell>
          <table:table-cell table:style-name="ce5" office:value-type="float" office:value="8850" calcext:value-type="float">
            <text:p><text:s/>8,8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14" calcext:value-type="date">
            <text:p>11/14/2011</text:p>
          </table:table-cell>
          <table:table-cell table:style-name="ce5" office:value-type="float" office:value="8850" calcext:value-type="float">
            <text:p><text:s/>8,8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15" calcext:value-type="date">
            <text:p>11/15/2011</text:p>
          </table:table-cell>
          <table:table-cell table:style-name="ce5" office:value-type="float" office:value="8770" calcext:value-type="float">
            <text:p><text:s/>8,7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16" calcext:value-type="date">
            <text:p>11/16/2011</text:p>
          </table:table-cell>
          <table:table-cell table:style-name="ce5" office:value-type="float" office:value="8760" calcext:value-type="float">
            <text:p><text:s/>8,7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17" calcext:value-type="date">
            <text:p>11/17/2011</text:p>
          </table:table-cell>
          <table:table-cell table:style-name="ce5" office:value-type="float" office:value="8760" calcext:value-type="float">
            <text:p><text:s/>8,7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18" calcext:value-type="date">
            <text:p>11/18/2011</text:p>
          </table:table-cell>
          <table:table-cell table:style-name="ce5" office:value-type="float" office:value="8760" calcext:value-type="float">
            <text:p><text:s/>8,7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19" calcext:value-type="date">
            <text:p>11/19/2011</text:p>
          </table:table-cell>
          <table:table-cell table:style-name="ce5" office:value-type="float" office:value="8740" calcext:value-type="float">
            <text:p><text:s/>8,7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20" calcext:value-type="date">
            <text:p>11/20/2011</text:p>
          </table:table-cell>
          <table:table-cell table:style-name="ce5" office:value-type="float" office:value="8740" calcext:value-type="float">
            <text:p><text:s/>8,7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21" calcext:value-type="date">
            <text:p>11/21/2011</text:p>
          </table:table-cell>
          <table:table-cell table:style-name="ce5" office:value-type="float" office:value="8740" calcext:value-type="float">
            <text:p><text:s/>8,7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22" calcext:value-type="date">
            <text:p>11/22/2011</text:p>
          </table:table-cell>
          <table:table-cell table:style-name="ce5" office:value-type="float" office:value="8720" calcext:value-type="float">
            <text:p><text:s/>8,7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23" calcext:value-type="date">
            <text:p>11/23/2011</text:p>
          </table:table-cell>
          <table:table-cell table:style-name="ce5" office:value-type="float" office:value="8720" calcext:value-type="float">
            <text:p><text:s/>8,7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24" calcext:value-type="date">
            <text:p>11/24/2011</text:p>
          </table:table-cell>
          <table:table-cell table:style-name="ce5" office:value-type="float" office:value="8720" calcext:value-type="float">
            <text:p><text:s/>8,7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25" calcext:value-type="date">
            <text:p>11/25/2011</text:p>
          </table:table-cell>
          <table:table-cell table:style-name="ce5" office:value-type="float" office:value="8720" calcext:value-type="float">
            <text:p><text:s/>8,7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26" calcext:value-type="date">
            <text:p>11/26/2011</text:p>
          </table:table-cell>
          <table:table-cell table:style-name="ce5" office:value-type="float" office:value="8670" calcext:value-type="float">
            <text:p><text:s/>8,6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27" calcext:value-type="date">
            <text:p>11/27/2011</text:p>
          </table:table-cell>
          <table:table-cell table:style-name="ce5" office:value-type="float" office:value="8670" calcext:value-type="float">
            <text:p><text:s/>8,6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28" calcext:value-type="date">
            <text:p>11/28/2011</text:p>
          </table:table-cell>
          <table:table-cell table:style-name="ce5" office:value-type="float" office:value="8670" calcext:value-type="float">
            <text:p><text:s/>8,6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29" calcext:value-type="date">
            <text:p>11/29/2011</text:p>
          </table:table-cell>
          <table:table-cell table:style-name="ce5" office:value-type="float" office:value="8640" calcext:value-type="float">
            <text:p><text:s/>8,6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1-30" calcext:value-type="date">
            <text:p>11/30/2011</text:p>
          </table:table-cell>
          <table:table-cell table:style-name="ce5" office:value-type="float" office:value="8600" calcext:value-type="float">
            <text:p><text:s/>8,6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01" calcext:value-type="date">
            <text:p>12/1/2011</text:p>
          </table:table-cell>
          <table:table-cell table:style-name="ce5" office:value-type="float" office:value="8590" calcext:value-type="float">
            <text:p><text:s/>8,5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02" calcext:value-type="date">
            <text:p>12/2/2011</text:p>
          </table:table-cell>
          <table:table-cell table:style-name="ce5" office:value-type="float" office:value="8580" calcext:value-type="float">
            <text:p><text:s/>8,5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03" calcext:value-type="date">
            <text:p>12/3/2011</text:p>
          </table:table-cell>
          <table:table-cell table:style-name="ce5" office:value-type="float" office:value="8580" calcext:value-type="float">
            <text:p><text:s/>8,5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04" calcext:value-type="date">
            <text:p>12/4/2011</text:p>
          </table:table-cell>
          <table:table-cell table:style-name="ce5" office:value-type="float" office:value="8580" calcext:value-type="float">
            <text:p><text:s/>8,5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05" calcext:value-type="date">
            <text:p>12/5/2011</text:p>
          </table:table-cell>
          <table:table-cell table:style-name="ce5" office:value-type="float" office:value="8580" calcext:value-type="float">
            <text:p><text:s/>8,5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06" calcext:value-type="date">
            <text:p>12/6/2011</text:p>
          </table:table-cell>
          <table:table-cell table:style-name="ce5" office:value-type="float" office:value="8560" calcext:value-type="float">
            <text:p><text:s/>8,5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07" calcext:value-type="date">
            <text:p>12/7/2011</text:p>
          </table:table-cell>
          <table:table-cell table:style-name="ce5" office:value-type="float" office:value="8560" calcext:value-type="float">
            <text:p><text:s/>8,5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08" calcext:value-type="date">
            <text:p>12/8/2011</text:p>
          </table:table-cell>
          <table:table-cell table:style-name="ce5" office:value-type="float" office:value="8550" calcext:value-type="float">
            <text:p><text:s/>8,5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09" calcext:value-type="date">
            <text:p>12/9/2011</text:p>
          </table:table-cell>
          <table:table-cell table:style-name="ce5" office:value-type="float" office:value="8560" calcext:value-type="float">
            <text:p><text:s/>8,5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10" calcext:value-type="date">
            <text:p>12/10/2011</text:p>
          </table:table-cell>
          <table:table-cell table:style-name="ce5" office:value-type="float" office:value="8520" calcext:value-type="float">
            <text:p><text:s/>8,5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11" calcext:value-type="date">
            <text:p>12/11/2011</text:p>
          </table:table-cell>
          <table:table-cell table:style-name="ce5" office:value-type="float" office:value="8520" calcext:value-type="float">
            <text:p><text:s/>8,5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12" calcext:value-type="date">
            <text:p>12/12/2011</text:p>
          </table:table-cell>
          <table:table-cell table:style-name="ce5" office:value-type="float" office:value="8520" calcext:value-type="float">
            <text:p><text:s/>8,5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13" calcext:value-type="date">
            <text:p>12/13/2011</text:p>
          </table:table-cell>
          <table:table-cell table:style-name="ce5" office:value-type="float" office:value="8500" calcext:value-type="float">
            <text:p><text:s/>8,5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14" calcext:value-type="date">
            <text:p>12/14/2011</text:p>
          </table:table-cell>
          <table:table-cell table:style-name="ce5" office:value-type="float" office:value="8460" calcext:value-type="float">
            <text:p><text:s/>8,4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15" calcext:value-type="date">
            <text:p>12/15/2011</text:p>
          </table:table-cell>
          <table:table-cell table:style-name="ce5" office:value-type="float" office:value="8450" calcext:value-type="float">
            <text:p><text:s/>8,4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16" calcext:value-type="date">
            <text:p>12/16/2011</text:p>
          </table:table-cell>
          <table:table-cell table:style-name="ce5" office:value-type="float" office:value="8450" calcext:value-type="float">
            <text:p><text:s/>8,4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17" calcext:value-type="date">
            <text:p>12/17/2011</text:p>
          </table:table-cell>
          <table:table-cell table:style-name="ce5" office:value-type="float" office:value="8450" calcext:value-type="float">
            <text:p><text:s/>8,4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18" calcext:value-type="date">
            <text:p>12/18/2011</text:p>
          </table:table-cell>
          <table:table-cell table:style-name="ce5" office:value-type="float" office:value="8450" calcext:value-type="float">
            <text:p><text:s/>8,4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19" calcext:value-type="date">
            <text:p>12/19/2011</text:p>
          </table:table-cell>
          <table:table-cell table:style-name="ce5" office:value-type="float" office:value="8450" calcext:value-type="float">
            <text:p><text:s/>8,4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20" calcext:value-type="date">
            <text:p>12/20/2011</text:p>
          </table:table-cell>
          <table:table-cell table:style-name="ce5" office:value-type="float" office:value="8460" calcext:value-type="float">
            <text:p><text:s/>8,4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21" calcext:value-type="date">
            <text:p>12/21/2011</text:p>
          </table:table-cell>
          <table:table-cell table:style-name="ce5" office:value-type="float" office:value="8430" calcext:value-type="float">
            <text:p><text:s/>8,4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22" calcext:value-type="date">
            <text:p>12/22/2011</text:p>
          </table:table-cell>
          <table:table-cell table:style-name="ce5" office:value-type="float" office:value="8410" calcext:value-type="float">
            <text:p><text:s/>8,4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23" calcext:value-type="date">
            <text:p>12/23/2011</text:p>
          </table:table-cell>
          <table:table-cell table:style-name="ce5" office:value-type="float" office:value="8390" calcext:value-type="float">
            <text:p><text:s/>8,3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24" calcext:value-type="date">
            <text:p>12/24/2011</text:p>
          </table:table-cell>
          <table:table-cell table:style-name="ce5" office:value-type="float" office:value="8380" calcext:value-type="float">
            <text:p><text:s/>8,3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25" calcext:value-type="date">
            <text:p>12/25/2011</text:p>
          </table:table-cell>
          <table:table-cell table:style-name="ce5" office:value-type="float" office:value="8380" calcext:value-type="float">
            <text:p><text:s/>8,3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26" calcext:value-type="date">
            <text:p>12/26/2011</text:p>
          </table:table-cell>
          <table:table-cell table:style-name="ce5" office:value-type="float" office:value="8380" calcext:value-type="float">
            <text:p><text:s/>8,3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27" calcext:value-type="date">
            <text:p>12/27/2011</text:p>
          </table:table-cell>
          <table:table-cell table:style-name="ce5" office:value-type="float" office:value="8380" calcext:value-type="float">
            <text:p><text:s/>8,3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28" calcext:value-type="date">
            <text:p>12/28/2011</text:p>
          </table:table-cell>
          <table:table-cell table:style-name="ce5" office:value-type="float" office:value="8360" calcext:value-type="float">
            <text:p><text:s/>8,3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29" calcext:value-type="date">
            <text:p>12/29/2011</text:p>
          </table:table-cell>
          <table:table-cell table:style-name="ce5" office:value-type="float" office:value="8380" calcext:value-type="float">
            <text:p><text:s/>8,3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30" calcext:value-type="date">
            <text:p>12/30/2011</text:p>
          </table:table-cell>
          <table:table-cell table:style-name="ce5" office:value-type="float" office:value="8350" calcext:value-type="float">
            <text:p><text:s/>8,3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1-12-31" calcext:value-type="date">
            <text:p>12/31/2011</text:p>
          </table:table-cell>
          <table:table-cell table:style-name="ce5" office:value-type="float" office:value="8350" calcext:value-type="float">
            <text:p><text:s/>8,3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01" calcext:value-type="date">
            <text:p>1/1/2012</text:p>
          </table:table-cell>
          <table:table-cell table:style-name="ce5" office:value-type="float" office:value="8350" calcext:value-type="float">
            <text:p><text:s/>8,3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02" calcext:value-type="date">
            <text:p>1/2/2012</text:p>
          </table:table-cell>
          <table:table-cell table:style-name="ce5" office:value-type="float" office:value="8350" calcext:value-type="float">
            <text:p><text:s/>8,3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03" calcext:value-type="date">
            <text:p>1/3/2012</text:p>
          </table:table-cell>
          <table:table-cell table:style-name="ce5" office:value-type="float" office:value="8350" calcext:value-type="float">
            <text:p><text:s/>8,3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04" calcext:value-type="date">
            <text:p>1/4/2012</text:p>
          </table:table-cell>
          <table:table-cell table:style-name="ce5" office:value-type="float" office:value="8350" calcext:value-type="float">
            <text:p><text:s/>8,3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05" calcext:value-type="date">
            <text:p>1/5/2012</text:p>
          </table:table-cell>
          <table:table-cell table:style-name="ce5" office:value-type="float" office:value="8400" calcext:value-type="float">
            <text:p><text:s/>8,4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06" calcext:value-type="date">
            <text:p>1/6/2012</text:p>
          </table:table-cell>
          <table:table-cell table:style-name="ce5" office:value-type="float" office:value="8440" calcext:value-type="float">
            <text:p><text:s/>8,4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07" calcext:value-type="date">
            <text:p>1/7/2012</text:p>
          </table:table-cell>
          <table:table-cell table:style-name="ce5" office:value-type="float" office:value="8450" calcext:value-type="float">
            <text:p><text:s/>8,4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08" calcext:value-type="date">
            <text:p>1/8/2012</text:p>
          </table:table-cell>
          <table:table-cell table:style-name="ce5" office:value-type="float" office:value="8450" calcext:value-type="float">
            <text:p><text:s/>8,4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09" calcext:value-type="date">
            <text:p>1/9/2012</text:p>
          </table:table-cell>
          <table:table-cell table:style-name="ce5" office:value-type="float" office:value="8450" calcext:value-type="float">
            <text:p><text:s/>8,4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10" calcext:value-type="date">
            <text:p>1/10/2012</text:p>
          </table:table-cell>
          <table:table-cell table:style-name="ce5" office:value-type="float" office:value="8470" calcext:value-type="float">
            <text:p><text:s/>8,4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11" calcext:value-type="date">
            <text:p>1/11/2012</text:p>
          </table:table-cell>
          <table:table-cell table:style-name="ce5" office:value-type="float" office:value="8470" calcext:value-type="float">
            <text:p><text:s/>8,4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12" calcext:value-type="date">
            <text:p>1/12/2012</text:p>
          </table:table-cell>
          <table:table-cell table:style-name="ce5" office:value-type="float" office:value="8470" calcext:value-type="float">
            <text:p><text:s/>8,4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13" calcext:value-type="date">
            <text:p>1/13/2012</text:p>
          </table:table-cell>
          <table:table-cell table:style-name="ce5" office:value-type="float" office:value="8460" calcext:value-type="float">
            <text:p><text:s/>8,4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14" calcext:value-type="date">
            <text:p>1/14/2012</text:p>
          </table:table-cell>
          <table:table-cell table:style-name="ce5" office:value-type="float" office:value="8400" calcext:value-type="float">
            <text:p><text:s/>8,4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15" calcext:value-type="date">
            <text:p>1/15/2012</text:p>
          </table:table-cell>
          <table:table-cell table:style-name="ce5" office:value-type="float" office:value="8400" calcext:value-type="float">
            <text:p><text:s/>8,4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16" calcext:value-type="date">
            <text:p>1/16/2012</text:p>
          </table:table-cell>
          <table:table-cell table:style-name="ce5" office:value-type="float" office:value="8400" calcext:value-type="float">
            <text:p><text:s/>8,4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17" calcext:value-type="date">
            <text:p>1/17/2012</text:p>
          </table:table-cell>
          <table:table-cell table:style-name="ce5" office:value-type="float" office:value="8400" calcext:value-type="float">
            <text:p><text:s/>8,4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18" calcext:value-type="date">
            <text:p>1/18/2012</text:p>
          </table:table-cell>
          <table:table-cell table:style-name="ce5" office:value-type="float" office:value="8380" calcext:value-type="float">
            <text:p><text:s/>8,3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19" calcext:value-type="date">
            <text:p>1/19/2012</text:p>
          </table:table-cell>
          <table:table-cell table:style-name="ce5" office:value-type="float" office:value="8370" calcext:value-type="float">
            <text:p><text:s/>8,3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20" calcext:value-type="date">
            <text:p>1/20/2012</text:p>
          </table:table-cell>
          <table:table-cell table:style-name="ce5" office:value-type="float" office:value="8360" calcext:value-type="float">
            <text:p><text:s/>8,3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21" calcext:value-type="date">
            <text:p>1/21/2012</text:p>
          </table:table-cell>
          <table:table-cell table:style-name="ce5" office:value-type="float" office:value="8330" calcext:value-type="float">
            <text:p><text:s/>8,3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22" calcext:value-type="date">
            <text:p>1/22/2012</text:p>
          </table:table-cell>
          <table:table-cell table:style-name="ce5" office:value-type="float" office:value="8330" calcext:value-type="float">
            <text:p><text:s/>8,3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23" calcext:value-type="date">
            <text:p>1/23/2012</text:p>
          </table:table-cell>
          <table:table-cell table:style-name="ce5" office:value-type="float" office:value="8330" calcext:value-type="float">
            <text:p><text:s/>8,3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24" calcext:value-type="date">
            <text:p>1/24/2012</text:p>
          </table:table-cell>
          <table:table-cell table:style-name="ce5" office:value-type="float" office:value="8330" calcext:value-type="float">
            <text:p><text:s/>8,3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25" calcext:value-type="date">
            <text:p>1/25/2012</text:p>
          </table:table-cell>
          <table:table-cell table:style-name="ce5" office:value-type="float" office:value="8350" calcext:value-type="float">
            <text:p><text:s/>8,3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26" calcext:value-type="date">
            <text:p>1/26/2012</text:p>
          </table:table-cell>
          <table:table-cell table:style-name="ce5" office:value-type="float" office:value="8360" calcext:value-type="float">
            <text:p><text:s/>8,3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27" calcext:value-type="date">
            <text:p>1/27/2012</text:p>
          </table:table-cell>
          <table:table-cell table:style-name="ce5" office:value-type="float" office:value="8350" calcext:value-type="float">
            <text:p><text:s/>8,3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28" calcext:value-type="date">
            <text:p>1/28/2012</text:p>
          </table:table-cell>
          <table:table-cell table:style-name="ce5" office:value-type="float" office:value="8370" calcext:value-type="float">
            <text:p><text:s/>8,3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29" calcext:value-type="date">
            <text:p>1/29/2012</text:p>
          </table:table-cell>
          <table:table-cell table:style-name="ce5" office:value-type="float" office:value="8370" calcext:value-type="float">
            <text:p><text:s/>8,3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30" calcext:value-type="date">
            <text:p>1/30/2012</text:p>
          </table:table-cell>
          <table:table-cell table:style-name="ce5" office:value-type="float" office:value="8370" calcext:value-type="float">
            <text:p><text:s/>8,3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1-31" calcext:value-type="date">
            <text:p>1/31/2012</text:p>
          </table:table-cell>
          <table:table-cell table:style-name="ce5" office:value-type="float" office:value="8370" calcext:value-type="float">
            <text:p><text:s/>8,3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01" calcext:value-type="date">
            <text:p>2/1/2012</text:p>
          </table:table-cell>
          <table:table-cell table:style-name="ce5" office:value-type="float" office:value="8350" calcext:value-type="float">
            <text:p><text:s/>8,3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02" calcext:value-type="date">
            <text:p>2/2/2012</text:p>
          </table:table-cell>
          <table:table-cell table:style-name="ce5" office:value-type="float" office:value="8380" calcext:value-type="float">
            <text:p><text:s/>8,3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03" calcext:value-type="date">
            <text:p>2/3/2012</text:p>
          </table:table-cell>
          <table:table-cell table:style-name="ce5" office:value-type="float" office:value="8410" calcext:value-type="float">
            <text:p><text:s/>8,4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04" calcext:value-type="date">
            <text:p>2/4/2012</text:p>
          </table:table-cell>
          <table:table-cell table:style-name="ce5" office:value-type="float" office:value="8430" calcext:value-type="float">
            <text:p><text:s/>8,4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05" calcext:value-type="date">
            <text:p>2/5/2012</text:p>
          </table:table-cell>
          <table:table-cell table:style-name="ce5" office:value-type="float" office:value="8430" calcext:value-type="float">
            <text:p><text:s/>8,4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06" calcext:value-type="date">
            <text:p>2/6/2012</text:p>
          </table:table-cell>
          <table:table-cell table:style-name="ce5" office:value-type="float" office:value="8430" calcext:value-type="float">
            <text:p><text:s/>8,4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07" calcext:value-type="date">
            <text:p>2/7/2012</text:p>
          </table:table-cell>
          <table:table-cell table:style-name="ce5" office:value-type="float" office:value="8370" calcext:value-type="float">
            <text:p><text:s/>8,3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08" calcext:value-type="date">
            <text:p>2/8/2012</text:p>
          </table:table-cell>
          <table:table-cell table:style-name="ce5" office:value-type="float" office:value="8430" calcext:value-type="float">
            <text:p><text:s/>8,4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09" calcext:value-type="date">
            <text:p>2/9/2012</text:p>
          </table:table-cell>
          <table:table-cell table:style-name="ce5" office:value-type="float" office:value="8290" calcext:value-type="float">
            <text:p><text:s/>8,2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10" calcext:value-type="date">
            <text:p>2/10/2012</text:p>
          </table:table-cell>
          <table:table-cell table:style-name="ce5" office:value-type="float" office:value="8260" calcext:value-type="float">
            <text:p><text:s/>8,2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11" calcext:value-type="date">
            <text:p>2/11/2012</text:p>
          </table:table-cell>
          <table:table-cell table:style-name="ce5" office:value-type="float" office:value="8330" calcext:value-type="float">
            <text:p><text:s/>8,3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12" calcext:value-type="date">
            <text:p>2/12/2012</text:p>
          </table:table-cell>
          <table:table-cell table:style-name="ce5" office:value-type="float" office:value="8330" calcext:value-type="float">
            <text:p><text:s/>8,3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13" calcext:value-type="date">
            <text:p>2/13/2012</text:p>
          </table:table-cell>
          <table:table-cell table:style-name="ce5" office:value-type="float" office:value="8330" calcext:value-type="float">
            <text:p><text:s/>8,3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14" calcext:value-type="date">
            <text:p>2/14/2012</text:p>
          </table:table-cell>
          <table:table-cell table:style-name="ce5" office:value-type="float" office:value="8280" calcext:value-type="float">
            <text:p><text:s/>8,2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15" calcext:value-type="date">
            <text:p>2/15/2012</text:p>
          </table:table-cell>
          <table:table-cell table:style-name="ce5" office:value-type="float" office:value="8390" calcext:value-type="float">
            <text:p><text:s/>8,3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16" calcext:value-type="date">
            <text:p>2/16/2012</text:p>
          </table:table-cell>
          <table:table-cell table:style-name="ce5" office:value-type="float" office:value="8410" calcext:value-type="float">
            <text:p><text:s/>8,4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17" calcext:value-type="date">
            <text:p>2/17/2012</text:p>
          </table:table-cell>
          <table:table-cell table:style-name="ce5" office:value-type="float" office:value="8370" calcext:value-type="float">
            <text:p><text:s/>8,3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18" calcext:value-type="date">
            <text:p>2/18/2012</text:p>
          </table:table-cell>
          <table:table-cell table:style-name="ce5" office:value-type="float" office:value="8270" calcext:value-type="float">
            <text:p><text:s/>8,2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19" calcext:value-type="date">
            <text:p>2/19/2012</text:p>
          </table:table-cell>
          <table:table-cell table:style-name="ce5" office:value-type="float" office:value="8270" calcext:value-type="float">
            <text:p><text:s/>8,2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20" calcext:value-type="date">
            <text:p>2/20/2012</text:p>
          </table:table-cell>
          <table:table-cell table:style-name="ce5" office:value-type="float" office:value="8270" calcext:value-type="float">
            <text:p><text:s/>8,2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21" calcext:value-type="date">
            <text:p>2/21/2012</text:p>
          </table:table-cell>
          <table:table-cell table:style-name="ce5" office:value-type="float" office:value="8240" calcext:value-type="float">
            <text:p><text:s/>8,2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22" calcext:value-type="date">
            <text:p>2/22/2012</text:p>
          </table:table-cell>
          <table:table-cell table:style-name="ce5" office:value-type="float" office:value="8200" calcext:value-type="float">
            <text:p><text:s/>8,2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23" calcext:value-type="date">
            <text:p>2/23/2012</text:p>
          </table:table-cell>
          <table:table-cell table:style-name="ce5" office:value-type="float" office:value="8150" calcext:value-type="float">
            <text:p><text:s/>8,1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24" calcext:value-type="date">
            <text:p>2/24/2012</text:p>
          </table:table-cell>
          <table:table-cell table:style-name="ce5" office:value-type="float" office:value="8230" calcext:value-type="float">
            <text:p><text:s/>8,2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25" calcext:value-type="date">
            <text:p>2/25/2012</text:p>
          </table:table-cell>
          <table:table-cell table:style-name="ce5" office:value-type="float" office:value="8110" calcext:value-type="float">
            <text:p><text:s/>8,1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26" calcext:value-type="date">
            <text:p>2/26/2012</text:p>
          </table:table-cell>
          <table:table-cell table:style-name="ce5" office:value-type="float" office:value="8110" calcext:value-type="float">
            <text:p><text:s/>8,1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27" calcext:value-type="date">
            <text:p>2/27/2012</text:p>
          </table:table-cell>
          <table:table-cell table:style-name="ce5" office:value-type="float" office:value="8110" calcext:value-type="float">
            <text:p><text:s/>8,1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28" calcext:value-type="date">
            <text:p>2/28/2012</text:p>
          </table:table-cell>
          <table:table-cell table:style-name="ce5" office:value-type="float" office:value="8110" calcext:value-type="float">
            <text:p><text:s/>8,1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2-29" calcext:value-type="date">
            <text:p>2/29/2012</text:p>
          </table:table-cell>
          <table:table-cell table:style-name="ce5" office:value-type="float" office:value="8070" calcext:value-type="float">
            <text:p><text:s/>8,0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01" calcext:value-type="date">
            <text:p>3/1/2012</text:p>
          </table:table-cell>
          <table:table-cell table:style-name="ce5" office:value-type="float" office:value="8110" calcext:value-type="float">
            <text:p><text:s/>8,1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02" calcext:value-type="date">
            <text:p>3/2/2012</text:p>
          </table:table-cell>
          <table:table-cell table:style-name="ce5" office:value-type="float" office:value="8120" calcext:value-type="float">
            <text:p><text:s/>8,1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03" calcext:value-type="date">
            <text:p>3/3/2012</text:p>
          </table:table-cell>
          <table:table-cell table:style-name="ce5" office:value-type="float" office:value="8230" calcext:value-type="float">
            <text:p><text:s/>8,2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04" calcext:value-type="date">
            <text:p>3/4/2012</text:p>
          </table:table-cell>
          <table:table-cell table:style-name="ce5" office:value-type="float" office:value="8230" calcext:value-type="float">
            <text:p><text:s/>8,2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05" calcext:value-type="date">
            <text:p>3/5/2012</text:p>
          </table:table-cell>
          <table:table-cell table:style-name="ce5" office:value-type="float" office:value="8230" calcext:value-type="float">
            <text:p><text:s/>8,2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06" calcext:value-type="date">
            <text:p>3/6/2012</text:p>
          </table:table-cell>
          <table:table-cell table:style-name="ce5" office:value-type="float" office:value="8240" calcext:value-type="float">
            <text:p><text:s/>8,2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07" calcext:value-type="date">
            <text:p>3/7/2012</text:p>
          </table:table-cell>
          <table:table-cell table:style-name="ce5" office:value-type="float" office:value="8180" calcext:value-type="float">
            <text:p><text:s/>8,1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08" calcext:value-type="date">
            <text:p>3/8/2012</text:p>
          </table:table-cell>
          <table:table-cell table:style-name="ce5" office:value-type="float" office:value="8170" calcext:value-type="float">
            <text:p><text:s/>8,1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09" calcext:value-type="date">
            <text:p>3/9/2012</text:p>
          </table:table-cell>
          <table:table-cell table:style-name="ce5" office:value-type="float" office:value="8170" calcext:value-type="float">
            <text:p><text:s/>8,1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10" calcext:value-type="date">
            <text:p>3/10/2012</text:p>
          </table:table-cell>
          <table:table-cell table:style-name="ce5" office:value-type="float" office:value="8170" calcext:value-type="float">
            <text:p><text:s/>8,1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11" calcext:value-type="date">
            <text:p>3/11/2012</text:p>
          </table:table-cell>
          <table:table-cell table:style-name="ce5" office:value-type="float" office:value="8170" calcext:value-type="float">
            <text:p><text:s/>8,1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12" calcext:value-type="date">
            <text:p>3/12/2012</text:p>
          </table:table-cell>
          <table:table-cell table:style-name="ce5" office:value-type="float" office:value="8160" calcext:value-type="float">
            <text:p><text:s/>8,1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13" calcext:value-type="date">
            <text:p>3/13/2012</text:p>
          </table:table-cell>
          <table:table-cell table:style-name="ce5" office:value-type="float" office:value="8170" calcext:value-type="float">
            <text:p><text:s/>8,1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14" calcext:value-type="date">
            <text:p>3/14/2012</text:p>
          </table:table-cell>
          <table:table-cell table:style-name="ce5" office:value-type="float" office:value="8200" calcext:value-type="float">
            <text:p><text:s/>8,2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15" calcext:value-type="date">
            <text:p>3/15/2012</text:p>
          </table:table-cell>
          <table:table-cell table:style-name="ce5" office:value-type="float" office:value="8130" calcext:value-type="float">
            <text:p><text:s/>8,1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16" calcext:value-type="date">
            <text:p>3/16/2012</text:p>
          </table:table-cell>
          <table:table-cell table:style-name="ce5" office:value-type="float" office:value="8120" calcext:value-type="float">
            <text:p><text:s/>8,1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17" calcext:value-type="date">
            <text:p>3/17/2012</text:p>
          </table:table-cell>
          <table:table-cell table:style-name="ce5" office:value-type="float" office:value="8060" calcext:value-type="float">
            <text:p><text:s/>8,0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18" calcext:value-type="date">
            <text:p>3/18/2012</text:p>
          </table:table-cell>
          <table:table-cell table:style-name="ce5" office:value-type="float" office:value="8060" calcext:value-type="float">
            <text:p><text:s/>8,0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19" calcext:value-type="date">
            <text:p>3/19/2012</text:p>
          </table:table-cell>
          <table:table-cell table:style-name="ce5" office:value-type="float" office:value="8060" calcext:value-type="float">
            <text:p><text:s/>8,0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20" calcext:value-type="date">
            <text:p>3/20/2012</text:p>
          </table:table-cell>
          <table:table-cell table:style-name="ce5" office:value-type="float" office:value="8000" calcext:value-type="float">
            <text:p><text:s/>8,0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21" calcext:value-type="date">
            <text:p>3/21/2012</text:p>
          </table:table-cell>
          <table:table-cell table:style-name="ce5" office:value-type="float" office:value="8020" calcext:value-type="float">
            <text:p><text:s/>8,0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22" calcext:value-type="date">
            <text:p>3/22/2012</text:p>
          </table:table-cell>
          <table:table-cell table:style-name="ce5" office:value-type="float" office:value="8050" calcext:value-type="float">
            <text:p><text:s/>8,0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23" calcext:value-type="date">
            <text:p>3/23/2012</text:p>
          </table:table-cell>
          <table:table-cell table:style-name="ce5" office:value-type="float" office:value="8000" calcext:value-type="float">
            <text:p><text:s/>8,0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24" calcext:value-type="date">
            <text:p>3/24/2012</text:p>
          </table:table-cell>
          <table:table-cell table:style-name="ce5" office:value-type="float" office:value="8070" calcext:value-type="float">
            <text:p><text:s/>8,0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25" calcext:value-type="date">
            <text:p>3/25/2012</text:p>
          </table:table-cell>
          <table:table-cell table:style-name="ce5" office:value-type="float" office:value="8070" calcext:value-type="float">
            <text:p><text:s/>8,0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26" calcext:value-type="date">
            <text:p>3/26/2012</text:p>
          </table:table-cell>
          <table:table-cell table:style-name="ce5" office:value-type="float" office:value="8070" calcext:value-type="float">
            <text:p><text:s/>8,0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27" calcext:value-type="date">
            <text:p>3/27/2012</text:p>
          </table:table-cell>
          <table:table-cell table:style-name="ce5" office:value-type="float" office:value="8010" calcext:value-type="float">
            <text:p><text:s/>8,0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28" calcext:value-type="date">
            <text:p>3/28/2012</text:p>
          </table:table-cell>
          <table:table-cell table:style-name="ce5" office:value-type="float" office:value="8080" calcext:value-type="float">
            <text:p><text:s/>8,0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29" calcext:value-type="date">
            <text:p>3/29/2012</text:p>
          </table:table-cell>
          <table:table-cell table:style-name="ce5" office:value-type="float" office:value="8040" calcext:value-type="float">
            <text:p><text:s/>8,0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30" calcext:value-type="date">
            <text:p>3/30/2012</text:p>
          </table:table-cell>
          <table:table-cell table:style-name="ce5" office:value-type="float" office:value="8070" calcext:value-type="float">
            <text:p><text:s/>8,0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3-31" calcext:value-type="date">
            <text:p>3/31/2012</text:p>
          </table:table-cell>
          <table:table-cell table:style-name="ce5" office:value-type="float" office:value="8020" calcext:value-type="float">
            <text:p><text:s/>8,0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01" calcext:value-type="date">
            <text:p>4/1/2012</text:p>
          </table:table-cell>
          <table:table-cell table:style-name="ce5" office:value-type="float" office:value="8020" calcext:value-type="float">
            <text:p><text:s/>8,0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02" calcext:value-type="date">
            <text:p>4/2/2012</text:p>
          </table:table-cell>
          <table:table-cell table:style-name="ce5" office:value-type="float" office:value="8020" calcext:value-type="float">
            <text:p><text:s/>8,0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03" calcext:value-type="date">
            <text:p>4/3/2012</text:p>
          </table:table-cell>
          <table:table-cell table:style-name="ce5" office:value-type="float" office:value="8000" calcext:value-type="float">
            <text:p><text:s/>8,0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04" calcext:value-type="date">
            <text:p>4/4/2012</text:p>
          </table:table-cell>
          <table:table-cell table:style-name="ce5" office:value-type="float" office:value="8120" calcext:value-type="float">
            <text:p><text:s/>8,1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05" calcext:value-type="date">
            <text:p>4/5/2012</text:p>
          </table:table-cell>
          <table:table-cell table:style-name="ce5" office:value-type="float" office:value="8140" calcext:value-type="float">
            <text:p><text:s/>8,1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06" calcext:value-type="date">
            <text:p>4/6/2012</text:p>
          </table:table-cell>
          <table:table-cell table:style-name="ce5" office:value-type="float" office:value="8110" calcext:value-type="float">
            <text:p><text:s/>8,1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07" calcext:value-type="date">
            <text:p>4/7/2012</text:p>
          </table:table-cell>
          <table:table-cell table:style-name="ce5" office:value-type="float" office:value="8130" calcext:value-type="float">
            <text:p><text:s/>8,1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08" calcext:value-type="date">
            <text:p>4/8/2012</text:p>
          </table:table-cell>
          <table:table-cell table:style-name="ce5" office:value-type="float" office:value="8130" calcext:value-type="float">
            <text:p><text:s/>8,1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09" calcext:value-type="date">
            <text:p>4/9/2012</text:p>
          </table:table-cell>
          <table:table-cell table:style-name="ce5" office:value-type="float" office:value="8130" calcext:value-type="float">
            <text:p><text:s/>8,1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10" calcext:value-type="date">
            <text:p>4/10/2012</text:p>
          </table:table-cell>
          <table:table-cell table:style-name="ce5" office:value-type="float" office:value="8090" calcext:value-type="float">
            <text:p><text:s/>8,0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11" calcext:value-type="date">
            <text:p>4/11/2012</text:p>
          </table:table-cell>
          <table:table-cell table:style-name="ce5" office:value-type="float" office:value="8180" calcext:value-type="float">
            <text:p><text:s/>8,1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12" calcext:value-type="date">
            <text:p>4/12/2012</text:p>
          </table:table-cell>
          <table:table-cell table:style-name="ce5" office:value-type="float" office:value="8100" calcext:value-type="float">
            <text:p><text:s/>8,1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13" calcext:value-type="date">
            <text:p>4/13/2012</text:p>
          </table:table-cell>
          <table:table-cell table:style-name="ce5" office:value-type="float" office:value="8060" calcext:value-type="float">
            <text:p><text:s/>8,0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14" calcext:value-type="date">
            <text:p>4/14/2012</text:p>
          </table:table-cell>
          <table:table-cell table:style-name="ce5" office:value-type="float" office:value="8030" calcext:value-type="float">
            <text:p><text:s/>8,0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15" calcext:value-type="date">
            <text:p>4/15/2012</text:p>
          </table:table-cell>
          <table:table-cell table:style-name="ce5" office:value-type="float" office:value="8030" calcext:value-type="float">
            <text:p><text:s/>8,0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16" calcext:value-type="date">
            <text:p>4/16/2012</text:p>
          </table:table-cell>
          <table:table-cell table:style-name="ce5" office:value-type="float" office:value="8030" calcext:value-type="float">
            <text:p><text:s/>8,0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17" calcext:value-type="date">
            <text:p>4/17/2012</text:p>
          </table:table-cell>
          <table:table-cell table:style-name="ce5" office:value-type="float" office:value="8010" calcext:value-type="float">
            <text:p><text:s/>8,0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18" calcext:value-type="date">
            <text:p>4/18/2012</text:p>
          </table:table-cell>
          <table:table-cell table:style-name="ce5" office:value-type="float" office:value="8010" calcext:value-type="float">
            <text:p><text:s/>8,0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19" calcext:value-type="date">
            <text:p>4/19/2012</text:p>
          </table:table-cell>
          <table:table-cell table:style-name="ce5" office:value-type="float" office:value="8070" calcext:value-type="float">
            <text:p><text:s/>8,0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20" calcext:value-type="date">
            <text:p>4/20/2012</text:p>
          </table:table-cell>
          <table:table-cell table:style-name="ce5" office:value-type="float" office:value="8000" calcext:value-type="float">
            <text:p><text:s/>8,0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21" calcext:value-type="date">
            <text:p>4/21/2012</text:p>
          </table:table-cell>
          <table:table-cell table:style-name="ce5" office:value-type="float" office:value="8000" calcext:value-type="float">
            <text:p><text:s/>8,0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22" calcext:value-type="date">
            <text:p>4/22/2012</text:p>
          </table:table-cell>
          <table:table-cell table:style-name="ce5" office:value-type="float" office:value="8000" calcext:value-type="float">
            <text:p><text:s/>8,0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23" calcext:value-type="date">
            <text:p>4/23/2012</text:p>
          </table:table-cell>
          <table:table-cell table:style-name="ce5" office:value-type="float" office:value="8000" calcext:value-type="float">
            <text:p><text:s/>8,0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24" calcext:value-type="date">
            <text:p>4/24/2012</text:p>
          </table:table-cell>
          <table:table-cell table:style-name="ce5" office:value-type="float" office:value="8000" calcext:value-type="float">
            <text:p><text:s/>8,0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25" calcext:value-type="date">
            <text:p>4/25/2012</text:p>
          </table:table-cell>
          <table:table-cell table:style-name="ce5" office:value-type="float" office:value="8000" calcext:value-type="float">
            <text:p><text:s/>8,0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26" calcext:value-type="date">
            <text:p>4/26/2012</text:p>
          </table:table-cell>
          <table:table-cell table:style-name="ce5" office:value-type="float" office:value="8000" calcext:value-type="float">
            <text:p><text:s/>8,0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27" calcext:value-type="date">
            <text:p>4/27/2012</text:p>
          </table:table-cell>
          <table:table-cell table:style-name="ce5" office:value-type="float" office:value="8020" calcext:value-type="float">
            <text:p><text:s/>8,0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28" calcext:value-type="date">
            <text:p>4/28/2012</text:p>
          </table:table-cell>
          <table:table-cell table:style-name="ce5" office:value-type="float" office:value="8050" calcext:value-type="float">
            <text:p><text:s/>8,0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29" calcext:value-type="date">
            <text:p>4/29/2012</text:p>
          </table:table-cell>
          <table:table-cell table:style-name="ce5" office:value-type="float" office:value="8050" calcext:value-type="float">
            <text:p><text:s/>8,0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4-30" calcext:value-type="date">
            <text:p>4/30/2012</text:p>
          </table:table-cell>
          <table:table-cell table:style-name="ce5" office:value-type="float" office:value="8050" calcext:value-type="float">
            <text:p><text:s/>8,0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01" calcext:value-type="date">
            <text:p>5/1/2012</text:p>
          </table:table-cell>
          <table:table-cell table:style-name="ce5" office:value-type="float" office:value="8050" calcext:value-type="float">
            <text:p><text:s/>8,0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02" calcext:value-type="date">
            <text:p>5/2/2012</text:p>
          </table:table-cell>
          <table:table-cell table:style-name="ce5" office:value-type="float" office:value="8050" calcext:value-type="float">
            <text:p><text:s/>8,0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03" calcext:value-type="date">
            <text:p>5/3/2012</text:p>
          </table:table-cell>
          <table:table-cell table:style-name="ce5" office:value-type="float" office:value="8010" calcext:value-type="float">
            <text:p><text:s/>8,0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04" calcext:value-type="date">
            <text:p>5/4/2012</text:p>
          </table:table-cell>
          <table:table-cell table:style-name="ce5" office:value-type="float" office:value="8130" calcext:value-type="float">
            <text:p><text:s/>8,1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05" calcext:value-type="date">
            <text:p>5/5/2012</text:p>
          </table:table-cell>
          <table:table-cell table:style-name="ce5" office:value-type="float" office:value="8120" calcext:value-type="float">
            <text:p><text:s/>8,1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06" calcext:value-type="date">
            <text:p>5/6/2012</text:p>
          </table:table-cell>
          <table:table-cell table:style-name="ce5" office:value-type="float" office:value="8120" calcext:value-type="float">
            <text:p><text:s/>8,1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07" calcext:value-type="date">
            <text:p>5/7/2012</text:p>
          </table:table-cell>
          <table:table-cell table:style-name="ce5" office:value-type="float" office:value="8120" calcext:value-type="float">
            <text:p><text:s/>8,1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08" calcext:value-type="date">
            <text:p>5/8/2012</text:p>
          </table:table-cell>
          <table:table-cell table:style-name="ce5" office:value-type="float" office:value="8150" calcext:value-type="float">
            <text:p><text:s/>8,1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09" calcext:value-type="date">
            <text:p>5/9/2012</text:p>
          </table:table-cell>
          <table:table-cell table:style-name="ce5" office:value-type="float" office:value="8150" calcext:value-type="float">
            <text:p><text:s/>8,1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10" calcext:value-type="date">
            <text:p>5/10/2012</text:p>
          </table:table-cell>
          <table:table-cell table:style-name="ce5" office:value-type="float" office:value="8150" calcext:value-type="float">
            <text:p><text:s/>8,1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11" calcext:value-type="date">
            <text:p>5/11/2012</text:p>
          </table:table-cell>
          <table:table-cell table:style-name="ce5" office:value-type="float" office:value="8090" calcext:value-type="float">
            <text:p><text:s/>8,0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12" calcext:value-type="date">
            <text:p>5/12/2012</text:p>
          </table:table-cell>
          <table:table-cell table:style-name="ce5" office:value-type="float" office:value="8170" calcext:value-type="float">
            <text:p><text:s/>8,1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13" calcext:value-type="date">
            <text:p>5/13/2012</text:p>
          </table:table-cell>
          <table:table-cell table:style-name="ce5" office:value-type="float" office:value="8170" calcext:value-type="float">
            <text:p><text:s/>8,1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14" calcext:value-type="date">
            <text:p>5/14/2012</text:p>
          </table:table-cell>
          <table:table-cell table:style-name="ce5" office:value-type="float" office:value="8170" calcext:value-type="float">
            <text:p><text:s/>8,1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15" calcext:value-type="date">
            <text:p>5/15/2012</text:p>
          </table:table-cell>
          <table:table-cell table:style-name="ce5" office:value-type="float" office:value="8110" calcext:value-type="float">
            <text:p><text:s/>8,1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16" calcext:value-type="date">
            <text:p>5/16/2012</text:p>
          </table:table-cell>
          <table:table-cell table:style-name="ce5" office:value-type="float" office:value="8150" calcext:value-type="float">
            <text:p><text:s/>8,1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17" calcext:value-type="date">
            <text:p>5/17/2012</text:p>
          </table:table-cell>
          <table:table-cell table:style-name="ce5" office:value-type="float" office:value="8170" calcext:value-type="float">
            <text:p><text:s/>8,1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18" calcext:value-type="date">
            <text:p>5/18/2012</text:p>
          </table:table-cell>
          <table:table-cell table:style-name="ce5" office:value-type="float" office:value="8170" calcext:value-type="float">
            <text:p><text:s/>8,1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19" calcext:value-type="date">
            <text:p>5/19/2012</text:p>
          </table:table-cell>
          <table:table-cell table:style-name="ce5" office:value-type="float" office:value="8210" calcext:value-type="float">
            <text:p><text:s/>8,2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20" calcext:value-type="date">
            <text:p>5/20/2012</text:p>
          </table:table-cell>
          <table:table-cell table:style-name="ce5" office:value-type="float" office:value="8210" calcext:value-type="float">
            <text:p><text:s/>8,2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21" calcext:value-type="date">
            <text:p>5/21/2012</text:p>
          </table:table-cell>
          <table:table-cell table:style-name="ce5" office:value-type="float" office:value="8210" calcext:value-type="float">
            <text:p><text:s/>8,2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22" calcext:value-type="date">
            <text:p>5/22/2012</text:p>
          </table:table-cell>
          <table:table-cell table:style-name="ce5" office:value-type="float" office:value="8230" calcext:value-type="float">
            <text:p><text:s/>8,2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23" calcext:value-type="date">
            <text:p>5/23/2012</text:p>
          </table:table-cell>
          <table:table-cell table:style-name="ce5" office:value-type="float" office:value="8140" calcext:value-type="float">
            <text:p><text:s/>8,1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24" calcext:value-type="date">
            <text:p>5/24/2012</text:p>
          </table:table-cell>
          <table:table-cell table:style-name="ce5" office:value-type="float" office:value="8260" calcext:value-type="float">
            <text:p><text:s/>8,2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25" calcext:value-type="date">
            <text:p>5/25/2012</text:p>
          </table:table-cell>
          <table:table-cell table:style-name="ce5" office:value-type="float" office:value="8260" calcext:value-type="float">
            <text:p><text:s/>8,2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26" calcext:value-type="date">
            <text:p>5/26/2012</text:p>
          </table:table-cell>
          <table:table-cell table:style-name="ce5" office:value-type="float" office:value="8220" calcext:value-type="float">
            <text:p><text:s/>8,2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27" calcext:value-type="date">
            <text:p>5/27/2012</text:p>
          </table:table-cell>
          <table:table-cell table:style-name="ce5" office:value-type="float" office:value="8220" calcext:value-type="float">
            <text:p><text:s/>8,2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28" calcext:value-type="date">
            <text:p>5/28/2012</text:p>
          </table:table-cell>
          <table:table-cell table:style-name="ce5" office:value-type="float" office:value="8220" calcext:value-type="float">
            <text:p><text:s/>8,2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29" calcext:value-type="date">
            <text:p>5/29/2012</text:p>
          </table:table-cell>
          <table:table-cell table:style-name="ce5" office:value-type="float" office:value="8220" calcext:value-type="float">
            <text:p><text:s/>8,2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30" calcext:value-type="date">
            <text:p>5/30/2012</text:p>
          </table:table-cell>
          <table:table-cell table:style-name="ce5" office:value-type="float" office:value="8240" calcext:value-type="float">
            <text:p><text:s/>8,2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5-31" calcext:value-type="date">
            <text:p>5/31/2012</text:p>
          </table:table-cell>
          <table:table-cell table:style-name="ce5" office:value-type="float" office:value="8350" calcext:value-type="float">
            <text:p><text:s/>8,3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01" calcext:value-type="date">
            <text:p>6/1/2012</text:p>
          </table:table-cell>
          <table:table-cell table:style-name="ce5" office:value-type="float" office:value="8410" calcext:value-type="float">
            <text:p><text:s/>8,4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02" calcext:value-type="date">
            <text:p>6/2/2012</text:p>
          </table:table-cell>
          <table:table-cell table:style-name="ce5" office:value-type="float" office:value="8380" calcext:value-type="float">
            <text:p><text:s/>8,3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03" calcext:value-type="date">
            <text:p>6/3/2012</text:p>
          </table:table-cell>
          <table:table-cell table:style-name="ce5" office:value-type="float" office:value="8380" calcext:value-type="float">
            <text:p><text:s/>8,3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04" calcext:value-type="date">
            <text:p>6/4/2012</text:p>
          </table:table-cell>
          <table:table-cell table:style-name="ce5" office:value-type="float" office:value="8380" calcext:value-type="float">
            <text:p><text:s/>8,3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05" calcext:value-type="date">
            <text:p>6/5/2012</text:p>
          </table:table-cell>
          <table:table-cell table:style-name="ce5" office:value-type="float" office:value="8390" calcext:value-type="float">
            <text:p><text:s/>8,3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06" calcext:value-type="date">
            <text:p>6/6/2012</text:p>
          </table:table-cell>
          <table:table-cell table:style-name="ce5" office:value-type="float" office:value="8410" calcext:value-type="float">
            <text:p><text:s/>8,4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07" calcext:value-type="date">
            <text:p>6/7/2012</text:p>
          </table:table-cell>
          <table:table-cell table:style-name="ce5" office:value-type="float" office:value="8380" calcext:value-type="float">
            <text:p><text:s/>8,3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08" calcext:value-type="date">
            <text:p>6/8/2012</text:p>
          </table:table-cell>
          <table:table-cell table:style-name="ce5" office:value-type="float" office:value="8240" calcext:value-type="float">
            <text:p><text:s/>8,2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09" calcext:value-type="date">
            <text:p>6/9/2012</text:p>
          </table:table-cell>
          <table:table-cell table:style-name="ce5" office:value-type="float" office:value="8250" calcext:value-type="float">
            <text:p><text:s/>8,2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10" calcext:value-type="date">
            <text:p>6/10/2012</text:p>
          </table:table-cell>
          <table:table-cell table:style-name="ce5" office:value-type="float" office:value="8250" calcext:value-type="float">
            <text:p><text:s/>8,2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11" calcext:value-type="date">
            <text:p>6/11/2012</text:p>
          </table:table-cell>
          <table:table-cell table:style-name="ce5" office:value-type="float" office:value="8250" calcext:value-type="float">
            <text:p><text:s/>8,2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12" calcext:value-type="date">
            <text:p>6/12/2012</text:p>
          </table:table-cell>
          <table:table-cell table:style-name="ce5" office:value-type="float" office:value="8240" calcext:value-type="float">
            <text:p><text:s/>8,2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13" calcext:value-type="date">
            <text:p>6/13/2012</text:p>
          </table:table-cell>
          <table:table-cell table:style-name="ce5" office:value-type="float" office:value="8240" calcext:value-type="float">
            <text:p><text:s/>8,2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14" calcext:value-type="date">
            <text:p>6/14/2012</text:p>
          </table:table-cell>
          <table:table-cell table:style-name="ce5" office:value-type="float" office:value="8230" calcext:value-type="float">
            <text:p><text:s/>8,2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15" calcext:value-type="date">
            <text:p>6/15/2012</text:p>
          </table:table-cell>
          <table:table-cell table:style-name="ce5" office:value-type="float" office:value="8300" calcext:value-type="float">
            <text:p><text:s/>8,3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16" calcext:value-type="date">
            <text:p>6/16/2012</text:p>
          </table:table-cell>
          <table:table-cell table:style-name="ce5" office:value-type="float" office:value="8290" calcext:value-type="float">
            <text:p><text:s/>8,2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17" calcext:value-type="date">
            <text:p>6/17/2012</text:p>
          </table:table-cell>
          <table:table-cell table:style-name="ce5" office:value-type="float" office:value="8290" calcext:value-type="float">
            <text:p><text:s/>8,2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18" calcext:value-type="date">
            <text:p>6/18/2012</text:p>
          </table:table-cell>
          <table:table-cell table:style-name="ce5" office:value-type="float" office:value="8290" calcext:value-type="float">
            <text:p><text:s/>8,2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19" calcext:value-type="date">
            <text:p>6/19/2012</text:p>
          </table:table-cell>
          <table:table-cell table:style-name="ce5" office:value-type="float" office:value="8240" calcext:value-type="float">
            <text:p><text:s/>8,2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20" calcext:value-type="date">
            <text:p>6/20/2012</text:p>
          </table:table-cell>
          <table:table-cell table:style-name="ce5" office:value-type="float" office:value="8290" calcext:value-type="float">
            <text:p><text:s/>8,2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21" calcext:value-type="date">
            <text:p>6/21/2012</text:p>
          </table:table-cell>
          <table:table-cell table:style-name="ce5" office:value-type="float" office:value="8280" calcext:value-type="float">
            <text:p><text:s/>8,2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22" calcext:value-type="date">
            <text:p>6/22/2012</text:p>
          </table:table-cell>
          <table:table-cell table:style-name="ce5" office:value-type="float" office:value="8280" calcext:value-type="float">
            <text:p><text:s/>8,2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23" calcext:value-type="date">
            <text:p>6/23/2012</text:p>
          </table:table-cell>
          <table:table-cell table:style-name="ce5" office:value-type="float" office:value="8330" calcext:value-type="float">
            <text:p><text:s/>8,3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24" calcext:value-type="date">
            <text:p>6/24/2012</text:p>
          </table:table-cell>
          <table:table-cell table:style-name="ce5" office:value-type="float" office:value="8330" calcext:value-type="float">
            <text:p><text:s/>8,3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25" calcext:value-type="date">
            <text:p>6/25/2012</text:p>
          </table:table-cell>
          <table:table-cell table:style-name="ce5" office:value-type="float" office:value="8330" calcext:value-type="float">
            <text:p><text:s/>8,3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26" calcext:value-type="date">
            <text:p>6/26/2012</text:p>
          </table:table-cell>
          <table:table-cell table:style-name="ce5" office:value-type="float" office:value="8290" calcext:value-type="float">
            <text:p><text:s/>8,2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27" calcext:value-type="date">
            <text:p>6/27/2012</text:p>
          </table:table-cell>
          <table:table-cell table:style-name="ce5" office:value-type="float" office:value="8360" calcext:value-type="float">
            <text:p><text:s/>8,3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28" calcext:value-type="date">
            <text:p>6/28/2012</text:p>
          </table:table-cell>
          <table:table-cell table:style-name="ce5" office:value-type="float" office:value="8340" calcext:value-type="float">
            <text:p><text:s/>8,3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29" calcext:value-type="date">
            <text:p>6/29/2012</text:p>
          </table:table-cell>
          <table:table-cell table:style-name="ce5" office:value-type="float" office:value="8340" calcext:value-type="float">
            <text:p><text:s/>8,3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6-30" calcext:value-type="date">
            <text:p>6/30/2012</text:p>
          </table:table-cell>
          <table:table-cell table:style-name="ce5" office:value-type="float" office:value="8320" calcext:value-type="float">
            <text:p><text:s/>8,3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01" calcext:value-type="date">
            <text:p>7/1/2012</text:p>
          </table:table-cell>
          <table:table-cell table:style-name="ce5" office:value-type="float" office:value="8320" calcext:value-type="float">
            <text:p><text:s/>8,3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02" calcext:value-type="date">
            <text:p>7/2/2012</text:p>
          </table:table-cell>
          <table:table-cell table:style-name="ce5" office:value-type="float" office:value="8320" calcext:value-type="float">
            <text:p><text:s/>8,3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03" calcext:value-type="date">
            <text:p>7/3/2012</text:p>
          </table:table-cell>
          <table:table-cell table:style-name="ce5" office:value-type="float" office:value="8320" calcext:value-type="float">
            <text:p><text:s/>8,3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04" calcext:value-type="date">
            <text:p>7/4/2012</text:p>
          </table:table-cell>
          <table:table-cell table:style-name="ce5" office:value-type="float" office:value="8320" calcext:value-type="float">
            <text:p><text:s/>8,3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05" calcext:value-type="date">
            <text:p>7/5/2012</text:p>
          </table:table-cell>
          <table:table-cell table:style-name="ce5" office:value-type="float" office:value="8320" calcext:value-type="float">
            <text:p><text:s/>8,3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06" calcext:value-type="date">
            <text:p>7/6/2012</text:p>
          </table:table-cell>
          <table:table-cell table:style-name="ce5" office:value-type="float" office:value="8400" calcext:value-type="float">
            <text:p><text:s/>8,4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07" calcext:value-type="date">
            <text:p>7/7/2012</text:p>
          </table:table-cell>
          <table:table-cell table:style-name="ce5" office:value-type="float" office:value="8380" calcext:value-type="float">
            <text:p><text:s/>8,3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08" calcext:value-type="date">
            <text:p>7/8/2012</text:p>
          </table:table-cell>
          <table:table-cell table:style-name="ce5" office:value-type="float" office:value="8380" calcext:value-type="float">
            <text:p><text:s/>8,3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09" calcext:value-type="date">
            <text:p>7/9/2012</text:p>
          </table:table-cell>
          <table:table-cell table:style-name="ce5" office:value-type="float" office:value="8380" calcext:value-type="float">
            <text:p><text:s/>8,3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10" calcext:value-type="date">
            <text:p>7/10/2012</text:p>
          </table:table-cell>
          <table:table-cell table:style-name="ce5" office:value-type="float" office:value="8360" calcext:value-type="float">
            <text:p><text:s/>8,3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11" calcext:value-type="date">
            <text:p>7/11/2012</text:p>
          </table:table-cell>
          <table:table-cell table:style-name="ce5" office:value-type="float" office:value="8390" calcext:value-type="float">
            <text:p><text:s/>8,3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12" calcext:value-type="date">
            <text:p>7/12/2012</text:p>
          </table:table-cell>
          <table:table-cell table:style-name="ce5" office:value-type="float" office:value="8410" calcext:value-type="float">
            <text:p><text:s/>8,4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13" calcext:value-type="date">
            <text:p>7/13/2012</text:p>
          </table:table-cell>
          <table:table-cell table:style-name="ce5" office:value-type="float" office:value="8380" calcext:value-type="float">
            <text:p><text:s/>8,3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14" calcext:value-type="date">
            <text:p>7/14/2012</text:p>
          </table:table-cell>
          <table:table-cell table:style-name="ce5" office:value-type="float" office:value="8360" calcext:value-type="float">
            <text:p><text:s/>8,3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15" calcext:value-type="date">
            <text:p>7/15/2012</text:p>
          </table:table-cell>
          <table:table-cell table:style-name="ce5" office:value-type="float" office:value="8360" calcext:value-type="float">
            <text:p><text:s/>8,3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16" calcext:value-type="date">
            <text:p>7/16/2012</text:p>
          </table:table-cell>
          <table:table-cell table:style-name="ce5" office:value-type="float" office:value="8360" calcext:value-type="float">
            <text:p><text:s/>8,3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17" calcext:value-type="date">
            <text:p>7/17/2012</text:p>
          </table:table-cell>
          <table:table-cell table:style-name="ce5" office:value-type="float" office:value="8310" calcext:value-type="float">
            <text:p><text:s/>8,3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18" calcext:value-type="date">
            <text:p>7/18/2012</text:p>
          </table:table-cell>
          <table:table-cell table:style-name="ce5" office:value-type="float" office:value="8300" calcext:value-type="float">
            <text:p><text:s/>8,3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19" calcext:value-type="date">
            <text:p>7/19/2012</text:p>
          </table:table-cell>
          <table:table-cell table:style-name="ce5" office:value-type="float" office:value="8300" calcext:value-type="float">
            <text:p><text:s/>8,3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20" calcext:value-type="date">
            <text:p>7/20/2012</text:p>
          </table:table-cell>
          <table:table-cell table:style-name="ce5" office:value-type="float" office:value="8280" calcext:value-type="float">
            <text:p><text:s/>8,2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21" calcext:value-type="date">
            <text:p>7/21/2012</text:p>
          </table:table-cell>
          <table:table-cell table:style-name="ce5" office:value-type="float" office:value="8280" calcext:value-type="float">
            <text:p><text:s/>8,2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22" calcext:value-type="date">
            <text:p>7/22/2012</text:p>
          </table:table-cell>
          <table:table-cell table:style-name="ce5" office:value-type="float" office:value="8280" calcext:value-type="float">
            <text:p><text:s/>8,2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23" calcext:value-type="date">
            <text:p>7/23/2012</text:p>
          </table:table-cell>
          <table:table-cell table:style-name="ce5" office:value-type="float" office:value="8280" calcext:value-type="float">
            <text:p><text:s/>8,2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24" calcext:value-type="date">
            <text:p>7/24/2012</text:p>
          </table:table-cell>
          <table:table-cell table:style-name="ce5" office:value-type="float" office:value="8290" calcext:value-type="float">
            <text:p><text:s/>8,2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25" calcext:value-type="date">
            <text:p>7/25/2012</text:p>
          </table:table-cell>
          <table:table-cell table:style-name="ce5" office:value-type="float" office:value="8320" calcext:value-type="float">
            <text:p><text:s/>8,3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26" calcext:value-type="date">
            <text:p>7/26/2012</text:p>
          </table:table-cell>
          <table:table-cell table:style-name="ce5" office:value-type="float" office:value="8310" calcext:value-type="float">
            <text:p><text:s/>8,3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27" calcext:value-type="date">
            <text:p>7/27/2012</text:p>
          </table:table-cell>
          <table:table-cell table:style-name="ce5" office:value-type="float" office:value="8290" calcext:value-type="float">
            <text:p><text:s/>8,2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28" calcext:value-type="date">
            <text:p>7/28/2012</text:p>
          </table:table-cell>
          <table:table-cell table:style-name="ce5" office:value-type="float" office:value="8260" calcext:value-type="float">
            <text:p><text:s/>8,2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29" calcext:value-type="date">
            <text:p>7/29/2012</text:p>
          </table:table-cell>
          <table:table-cell table:style-name="ce5" office:value-type="float" office:value="8260" calcext:value-type="float">
            <text:p><text:s/>8,2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30" calcext:value-type="date">
            <text:p>7/30/2012</text:p>
          </table:table-cell>
          <table:table-cell table:style-name="ce5" office:value-type="float" office:value="8260" calcext:value-type="float">
            <text:p><text:s/>8,2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7-31" calcext:value-type="date">
            <text:p>7/31/2012</text:p>
          </table:table-cell>
          <table:table-cell table:style-name="ce5" office:value-type="float" office:value="8250" calcext:value-type="float">
            <text:p><text:s/>8,2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01" calcext:value-type="date">
            <text:p>8/1/2012</text:p>
          </table:table-cell>
          <table:table-cell table:style-name="ce5" office:value-type="float" office:value="8290" calcext:value-type="float">
            <text:p><text:s/>8,2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02" calcext:value-type="date">
            <text:p>8/2/2012</text:p>
          </table:table-cell>
          <table:table-cell table:style-name="ce5" office:value-type="float" office:value="8270" calcext:value-type="float">
            <text:p><text:s/>8,2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03" calcext:value-type="date">
            <text:p>8/3/2012</text:p>
          </table:table-cell>
          <table:table-cell table:style-name="ce5" office:value-type="float" office:value="8320" calcext:value-type="float">
            <text:p><text:s/>8,3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04" calcext:value-type="date">
            <text:p>8/4/2012</text:p>
          </table:table-cell>
          <table:table-cell table:style-name="ce5" office:value-type="float" office:value="8340" calcext:value-type="float">
            <text:p><text:s/>8,3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05" calcext:value-type="date">
            <text:p>8/5/2012</text:p>
          </table:table-cell>
          <table:table-cell table:style-name="ce5" office:value-type="float" office:value="8340" calcext:value-type="float">
            <text:p><text:s/>8,3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06" calcext:value-type="date">
            <text:p>8/6/2012</text:p>
          </table:table-cell>
          <table:table-cell table:style-name="ce5" office:value-type="float" office:value="8340" calcext:value-type="float">
            <text:p><text:s/>8,3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07" calcext:value-type="date">
            <text:p>8/7/2012</text:p>
          </table:table-cell>
          <table:table-cell table:style-name="ce5" office:value-type="float" office:value="8280" calcext:value-type="float">
            <text:p><text:s/>8,2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08" calcext:value-type="date">
            <text:p>8/8/2012</text:p>
          </table:table-cell>
          <table:table-cell table:style-name="ce5" office:value-type="float" office:value="8350" calcext:value-type="float">
            <text:p><text:s/>8,3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09" calcext:value-type="date">
            <text:p>8/9/2012</text:p>
          </table:table-cell>
          <table:table-cell table:style-name="ce5" office:value-type="float" office:value="8350" calcext:value-type="float">
            <text:p><text:s/>8,3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10" calcext:value-type="date">
            <text:p>8/10/2012</text:p>
          </table:table-cell>
          <table:table-cell table:style-name="ce5" office:value-type="float" office:value="8340" calcext:value-type="float">
            <text:p><text:s/>8,3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11" calcext:value-type="date">
            <text:p>8/11/2012</text:p>
          </table:table-cell>
          <table:table-cell table:style-name="ce5" office:value-type="float" office:value="8310" calcext:value-type="float">
            <text:p><text:s/>8,3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12" calcext:value-type="date">
            <text:p>8/12/2012</text:p>
          </table:table-cell>
          <table:table-cell table:style-name="ce5" office:value-type="float" office:value="8310" calcext:value-type="float">
            <text:p><text:s/>8,3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13" calcext:value-type="date">
            <text:p>8/13/2012</text:p>
          </table:table-cell>
          <table:table-cell table:style-name="ce5" office:value-type="float" office:value="8310" calcext:value-type="float">
            <text:p><text:s/>8,3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14" calcext:value-type="date">
            <text:p>8/14/2012</text:p>
          </table:table-cell>
          <table:table-cell table:style-name="ce5" office:value-type="float" office:value="8300" calcext:value-type="float">
            <text:p><text:s/>8,3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15" calcext:value-type="date">
            <text:p>8/15/2012</text:p>
          </table:table-cell>
          <table:table-cell table:style-name="ce5" office:value-type="float" office:value="8340" calcext:value-type="float">
            <text:p><text:s/>8,3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16" calcext:value-type="date">
            <text:p>8/16/2012</text:p>
          </table:table-cell>
          <table:table-cell table:style-name="ce5" office:value-type="float" office:value="8360" calcext:value-type="float">
            <text:p><text:s/>8,3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17" calcext:value-type="date">
            <text:p>8/17/2012</text:p>
          </table:table-cell>
          <table:table-cell table:style-name="ce5" office:value-type="float" office:value="8330" calcext:value-type="float">
            <text:p><text:s/>8,3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18" calcext:value-type="date">
            <text:p>8/18/2012</text:p>
          </table:table-cell>
          <table:table-cell table:style-name="ce5" office:value-type="float" office:value="8310" calcext:value-type="float">
            <text:p><text:s/>8,3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19" calcext:value-type="date">
            <text:p>8/19/2012</text:p>
          </table:table-cell>
          <table:table-cell table:style-name="ce5" office:value-type="float" office:value="8310" calcext:value-type="float">
            <text:p><text:s/>8,3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20" calcext:value-type="date">
            <text:p>8/20/2012</text:p>
          </table:table-cell>
          <table:table-cell table:style-name="ce5" office:value-type="float" office:value="8310" calcext:value-type="float">
            <text:p><text:s/>8,3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21" calcext:value-type="date">
            <text:p>8/21/2012</text:p>
          </table:table-cell>
          <table:table-cell table:style-name="ce5" office:value-type="float" office:value="8310" calcext:value-type="float">
            <text:p><text:s/>8,3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22" calcext:value-type="date">
            <text:p>8/22/2012</text:p>
          </table:table-cell>
          <table:table-cell table:style-name="ce5" office:value-type="float" office:value="8330" calcext:value-type="float">
            <text:p><text:s/>8,3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23" calcext:value-type="date">
            <text:p>8/23/2012</text:p>
          </table:table-cell>
          <table:table-cell table:style-name="ce5" office:value-type="float" office:value="8340" calcext:value-type="float">
            <text:p><text:s/>8,3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24" calcext:value-type="date">
            <text:p>8/24/2012</text:p>
          </table:table-cell>
          <table:table-cell table:style-name="ce5" office:value-type="float" office:value="8320" calcext:value-type="float">
            <text:p><text:s/>8,3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25" calcext:value-type="date">
            <text:p>8/25/2012</text:p>
          </table:table-cell>
          <table:table-cell table:style-name="ce5" office:value-type="float" office:value="8340" calcext:value-type="float">
            <text:p><text:s/>8,3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26" calcext:value-type="date">
            <text:p>8/26/2012</text:p>
          </table:table-cell>
          <table:table-cell table:style-name="ce5" office:value-type="float" office:value="8340" calcext:value-type="float">
            <text:p><text:s/>8,3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27" calcext:value-type="date">
            <text:p>8/27/2012</text:p>
          </table:table-cell>
          <table:table-cell table:style-name="ce5" office:value-type="float" office:value="8340" calcext:value-type="float">
            <text:p><text:s/>8,3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28" calcext:value-type="date">
            <text:p>8/28/2012</text:p>
          </table:table-cell>
          <table:table-cell table:style-name="ce5" office:value-type="float" office:value="8350" calcext:value-type="float">
            <text:p><text:s/>8,3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29" calcext:value-type="date">
            <text:p>8/29/2012</text:p>
          </table:table-cell>
          <table:table-cell table:style-name="ce5" office:value-type="float" office:value="8380" calcext:value-type="float">
            <text:p><text:s/>8,3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30" calcext:value-type="date">
            <text:p>8/30/2012</text:p>
          </table:table-cell>
          <table:table-cell table:style-name="ce5" office:value-type="float" office:value="8410" calcext:value-type="float">
            <text:p><text:s/>8,4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8-31" calcext:value-type="date">
            <text:p>8/31/2012</text:p>
          </table:table-cell>
          <table:table-cell table:style-name="ce5" office:value-type="float" office:value="8410" calcext:value-type="float">
            <text:p><text:s/>8,4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01" calcext:value-type="date">
            <text:p>9/1/2012</text:p>
          </table:table-cell>
          <table:table-cell table:style-name="ce5" office:value-type="float" office:value="8420" calcext:value-type="float">
            <text:p><text:s/>8,4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02" calcext:value-type="date">
            <text:p>9/2/2012</text:p>
          </table:table-cell>
          <table:table-cell table:style-name="ce5" office:value-type="float" office:value="8420" calcext:value-type="float">
            <text:p><text:s/>8,4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03" calcext:value-type="date">
            <text:p>9/3/2012</text:p>
          </table:table-cell>
          <table:table-cell table:style-name="ce5" office:value-type="float" office:value="8420" calcext:value-type="float">
            <text:p><text:s/>8,4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04" calcext:value-type="date">
            <text:p>9/4/2012</text:p>
          </table:table-cell>
          <table:table-cell table:style-name="ce5" office:value-type="float" office:value="8390" calcext:value-type="float">
            <text:p><text:s/>8,3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05" calcext:value-type="date">
            <text:p>9/5/2012</text:p>
          </table:table-cell>
          <table:table-cell table:style-name="ce5" office:value-type="float" office:value="8430" calcext:value-type="float">
            <text:p><text:s/>8,4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06" calcext:value-type="date">
            <text:p>9/6/2012</text:p>
          </table:table-cell>
          <table:table-cell table:style-name="ce5" office:value-type="float" office:value="8440" calcext:value-type="float">
            <text:p><text:s/>8,4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07" calcext:value-type="date">
            <text:p>9/7/2012</text:p>
          </table:table-cell>
          <table:table-cell table:style-name="ce5" office:value-type="float" office:value="8450" calcext:value-type="float">
            <text:p><text:s/>8,4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08" calcext:value-type="date">
            <text:p>9/8/2012</text:p>
          </table:table-cell>
          <table:table-cell table:style-name="ce5" office:value-type="float" office:value="8430" calcext:value-type="float">
            <text:p><text:s/>8,4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09" calcext:value-type="date">
            <text:p>9/9/2012</text:p>
          </table:table-cell>
          <table:table-cell table:style-name="ce5" office:value-type="float" office:value="8430" calcext:value-type="float">
            <text:p><text:s/>8,4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10" calcext:value-type="date">
            <text:p>9/10/2012</text:p>
          </table:table-cell>
          <table:table-cell table:style-name="ce5" office:value-type="float" office:value="8430" calcext:value-type="float">
            <text:p><text:s/>8,4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11" calcext:value-type="date">
            <text:p>9/11/2012</text:p>
          </table:table-cell>
          <table:table-cell table:style-name="ce5" office:value-type="float" office:value="8410" calcext:value-type="float">
            <text:p><text:s/>8,4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12" calcext:value-type="date">
            <text:p>9/12/2012</text:p>
          </table:table-cell>
          <table:table-cell table:style-name="ce5" office:value-type="float" office:value="8420" calcext:value-type="float">
            <text:p><text:s/>8,4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13" calcext:value-type="date">
            <text:p>9/13/2012</text:p>
          </table:table-cell>
          <table:table-cell table:style-name="ce5" office:value-type="float" office:value="8410" calcext:value-type="float">
            <text:p><text:s/>8,4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14" calcext:value-type="date">
            <text:p>9/14/2012</text:p>
          </table:table-cell>
          <table:table-cell table:style-name="ce5" office:value-type="float" office:value="8420" calcext:value-type="float">
            <text:p><text:s/>8,4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15" calcext:value-type="date">
            <text:p>9/15/2012</text:p>
          </table:table-cell>
          <table:table-cell table:style-name="ce5" office:value-type="float" office:value="8400" calcext:value-type="float">
            <text:p><text:s/>8,4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16" calcext:value-type="date">
            <text:p>9/16/2012</text:p>
          </table:table-cell>
          <table:table-cell table:style-name="ce5" office:value-type="float" office:value="8400" calcext:value-type="float">
            <text:p><text:s/>8,4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17" calcext:value-type="date">
            <text:p>9/17/2012</text:p>
          </table:table-cell>
          <table:table-cell table:style-name="ce5" office:value-type="float" office:value="8400" calcext:value-type="float">
            <text:p><text:s/>8,4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18" calcext:value-type="date">
            <text:p>9/18/2012</text:p>
          </table:table-cell>
          <table:table-cell table:style-name="ce5" office:value-type="float" office:value="8380" calcext:value-type="float">
            <text:p><text:s/>8,3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19" calcext:value-type="date">
            <text:p>9/19/2012</text:p>
          </table:table-cell>
          <table:table-cell table:style-name="ce5" office:value-type="float" office:value="8390" calcext:value-type="float">
            <text:p><text:s/>8,3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20" calcext:value-type="date">
            <text:p>9/20/2012</text:p>
          </table:table-cell>
          <table:table-cell table:style-name="ce5" office:value-type="float" office:value="8410" calcext:value-type="float">
            <text:p><text:s/>8,4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21" calcext:value-type="date">
            <text:p>9/21/2012</text:p>
          </table:table-cell>
          <table:table-cell table:style-name="ce5" office:value-type="float" office:value="8430" calcext:value-type="float">
            <text:p><text:s/>8,4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22" calcext:value-type="date">
            <text:p>9/22/2012</text:p>
          </table:table-cell>
          <table:table-cell table:style-name="ce5" office:value-type="float" office:value="8450" calcext:value-type="float">
            <text:p><text:s/>8,4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23" calcext:value-type="date">
            <text:p>9/23/2012</text:p>
          </table:table-cell>
          <table:table-cell table:style-name="ce5" office:value-type="float" office:value="8450" calcext:value-type="float">
            <text:p><text:s/>8,4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24" calcext:value-type="date">
            <text:p>9/24/2012</text:p>
          </table:table-cell>
          <table:table-cell table:style-name="ce5" office:value-type="float" office:value="8450" calcext:value-type="float">
            <text:p><text:s/>8,4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25" calcext:value-type="date">
            <text:p>9/25/2012</text:p>
          </table:table-cell>
          <table:table-cell table:style-name="ce5" office:value-type="float" office:value="8470" calcext:value-type="float">
            <text:p><text:s/>8,4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26" calcext:value-type="date">
            <text:p>9/26/2012</text:p>
          </table:table-cell>
          <table:table-cell table:style-name="ce5" office:value-type="float" office:value="8490" calcext:value-type="float">
            <text:p><text:s/>8,4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27" calcext:value-type="date">
            <text:p>9/27/2012</text:p>
          </table:table-cell>
          <table:table-cell table:style-name="ce5" office:value-type="float" office:value="8490" calcext:value-type="float">
            <text:p><text:s/>8,4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28" calcext:value-type="date">
            <text:p>9/28/2012</text:p>
          </table:table-cell>
          <table:table-cell table:style-name="ce5" office:value-type="float" office:value="8440" calcext:value-type="float">
            <text:p><text:s/>8,4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29" calcext:value-type="date">
            <text:p>9/29/2012</text:p>
          </table:table-cell>
          <table:table-cell table:style-name="ce5" office:value-type="float" office:value="8500" calcext:value-type="float">
            <text:p><text:s/>8,5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09-30" calcext:value-type="date">
            <text:p>9/30/2012</text:p>
          </table:table-cell>
          <table:table-cell table:style-name="ce5" office:value-type="float" office:value="8500" calcext:value-type="float">
            <text:p><text:s/>8,5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01" calcext:value-type="date">
            <text:p>10/1/2012</text:p>
          </table:table-cell>
          <table:table-cell table:style-name="ce5" office:value-type="float" office:value="8500" calcext:value-type="float">
            <text:p><text:s/>8,5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02" calcext:value-type="date">
            <text:p>10/2/2012</text:p>
          </table:table-cell>
          <table:table-cell table:style-name="ce5" office:value-type="float" office:value="8410" calcext:value-type="float">
            <text:p><text:s/>8,4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03" calcext:value-type="date">
            <text:p>10/3/2012</text:p>
          </table:table-cell>
          <table:table-cell table:style-name="ce5" office:value-type="float" office:value="8520" calcext:value-type="float">
            <text:p><text:s/>8,5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04" calcext:value-type="date">
            <text:p>10/4/2012</text:p>
          </table:table-cell>
          <table:table-cell table:style-name="ce5" office:value-type="float" office:value="8570" calcext:value-type="float">
            <text:p><text:s/>8,5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05" calcext:value-type="date">
            <text:p>10/5/2012</text:p>
          </table:table-cell>
          <table:table-cell table:style-name="ce5" office:value-type="float" office:value="8590" calcext:value-type="float">
            <text:p><text:s/>8,5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06" calcext:value-type="date">
            <text:p>10/6/2012</text:p>
          </table:table-cell>
          <table:table-cell table:style-name="ce5" office:value-type="float" office:value="8570" calcext:value-type="float">
            <text:p><text:s/>8,5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07" calcext:value-type="date">
            <text:p>10/7/2012</text:p>
          </table:table-cell>
          <table:table-cell table:style-name="ce5" office:value-type="float" office:value="8570" calcext:value-type="float">
            <text:p><text:s/>8,5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08" calcext:value-type="date">
            <text:p>10/8/2012</text:p>
          </table:table-cell>
          <table:table-cell table:style-name="ce5" office:value-type="float" office:value="8570" calcext:value-type="float">
            <text:p><text:s/>8,5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09" calcext:value-type="date">
            <text:p>10/9/2012</text:p>
          </table:table-cell>
          <table:table-cell table:style-name="ce5" office:value-type="float" office:value="8570" calcext:value-type="float">
            <text:p><text:s/>8,5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10" calcext:value-type="date">
            <text:p>10/10/2012</text:p>
          </table:table-cell>
          <table:table-cell table:style-name="ce5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11" calcext:value-type="date">
            <text:p>10/11/2012</text:p>
          </table:table-cell>
          <table:table-cell table:style-name="ce5" office:value-type="float" office:value="8570" calcext:value-type="float">
            <text:p><text:s/>8,5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12" calcext:value-type="date">
            <text:p>10/12/2012</text:p>
          </table:table-cell>
          <table:table-cell table:style-name="ce5" office:value-type="float" office:value="8550" calcext:value-type="float">
            <text:p><text:s/>8,5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13" calcext:value-type="date">
            <text:p>10/13/2012</text:p>
          </table:table-cell>
          <table:table-cell table:style-name="ce5" office:value-type="float" office:value="8500" calcext:value-type="float">
            <text:p><text:s/>8,5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14" calcext:value-type="date">
            <text:p>10/14/2012</text:p>
          </table:table-cell>
          <table:table-cell table:style-name="ce5" office:value-type="float" office:value="8500" calcext:value-type="float">
            <text:p><text:s/>8,5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15" calcext:value-type="date">
            <text:p>10/15/2012</text:p>
          </table:table-cell>
          <table:table-cell table:style-name="ce5" office:value-type="float" office:value="8500" calcext:value-type="float">
            <text:p><text:s/>8,5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16" calcext:value-type="date">
            <text:p>10/16/2012</text:p>
          </table:table-cell>
          <table:table-cell table:style-name="ce5" office:value-type="float" office:value="8490" calcext:value-type="float">
            <text:p><text:s/>8,4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17" calcext:value-type="date">
            <text:p>10/17/2012</text:p>
          </table:table-cell>
          <table:table-cell table:style-name="ce5" office:value-type="float" office:value="8490" calcext:value-type="float">
            <text:p><text:s/>8,4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18" calcext:value-type="date">
            <text:p>10/18/2012</text:p>
          </table:table-cell>
          <table:table-cell table:style-name="ce5" office:value-type="float" office:value="8570" calcext:value-type="float">
            <text:p><text:s/>8,5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19" calcext:value-type="date">
            <text:p>10/19/2012</text:p>
          </table:table-cell>
          <table:table-cell table:style-name="ce5" office:value-type="float" office:value="8520" calcext:value-type="float">
            <text:p><text:s/>8,52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20" calcext:value-type="date">
            <text:p>10/20/2012</text:p>
          </table:table-cell>
          <table:table-cell table:style-name="ce5" office:value-type="float" office:value="8510" calcext:value-type="float">
            <text:p><text:s/>8,5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21" calcext:value-type="date">
            <text:p>10/21/2012</text:p>
          </table:table-cell>
          <table:table-cell table:style-name="ce5" office:value-type="float" office:value="8510" calcext:value-type="float">
            <text:p><text:s/>8,5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22" calcext:value-type="date">
            <text:p>10/22/2012</text:p>
          </table:table-cell>
          <table:table-cell table:style-name="ce5" office:value-type="float" office:value="8510" calcext:value-type="float">
            <text:p><text:s/>8,5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23" calcext:value-type="date">
            <text:p>10/23/2012</text:p>
          </table:table-cell>
          <table:table-cell table:style-name="ce5" office:value-type="float" office:value="8500" calcext:value-type="float">
            <text:p><text:s/>8,5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24" calcext:value-type="date">
            <text:p>10/24/2012</text:p>
          </table:table-cell>
          <table:table-cell table:style-name="ce5" office:value-type="float" office:value="8510" calcext:value-type="float">
            <text:p><text:s/>8,5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25" calcext:value-type="date">
            <text:p>10/25/2012</text:p>
          </table:table-cell>
          <table:table-cell table:style-name="ce5" office:value-type="float" office:value="8490" calcext:value-type="float">
            <text:p><text:s/>8,4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26" calcext:value-type="date">
            <text:p>10/26/2012</text:p>
          </table:table-cell>
          <table:table-cell table:style-name="ce5" office:value-type="float" office:value="8490" calcext:value-type="float">
            <text:p><text:s/>8,4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27" calcext:value-type="date">
            <text:p>10/27/2012</text:p>
          </table:table-cell>
          <table:table-cell table:style-name="ce5" office:value-type="float" office:value="8510" calcext:value-type="float">
            <text:p><text:s/>8,5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28" calcext:value-type="date">
            <text:p>10/28/2012</text:p>
          </table:table-cell>
          <table:table-cell table:style-name="ce5" office:value-type="float" office:value="8510" calcext:value-type="float">
            <text:p><text:s/>8,5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29" calcext:value-type="date">
            <text:p>10/29/2012</text:p>
          </table:table-cell>
          <table:table-cell table:style-name="ce5" office:value-type="float" office:value="8510" calcext:value-type="float">
            <text:p><text:s/>8,5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30" calcext:value-type="date">
            <text:p>10/30/2012</text:p>
          </table:table-cell>
          <table:table-cell table:style-name="ce5" office:value-type="float" office:value="8500" calcext:value-type="float">
            <text:p><text:s/>8,5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0-31" calcext:value-type="date">
            <text:p>10/31/2012</text:p>
          </table:table-cell>
          <table:table-cell table:style-name="ce5" office:value-type="float" office:value="8530" calcext:value-type="float">
            <text:p><text:s/>8,5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01" calcext:value-type="date">
            <text:p>11/1/2012</text:p>
          </table:table-cell>
          <table:table-cell table:style-name="ce5" office:value-type="float" office:value="8530" calcext:value-type="float">
            <text:p><text:s/>8,5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02" calcext:value-type="date">
            <text:p>11/2/2012</text:p>
          </table:table-cell>
          <table:table-cell table:style-name="ce5" office:value-type="float" office:value="8490" calcext:value-type="float">
            <text:p><text:s/>8,4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03" calcext:value-type="date">
            <text:p>11/3/2012</text:p>
          </table:table-cell>
          <table:table-cell table:style-name="ce5" office:value-type="float" office:value="8530" calcext:value-type="float">
            <text:p><text:s/>8,5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04" calcext:value-type="date">
            <text:p>11/4/2012</text:p>
          </table:table-cell>
          <table:table-cell table:style-name="ce5" office:value-type="float" office:value="8530" calcext:value-type="float">
            <text:p><text:s/>8,5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05" calcext:value-type="date">
            <text:p>11/5/2012</text:p>
          </table:table-cell>
          <table:table-cell table:style-name="ce5" office:value-type="float" office:value="8530" calcext:value-type="float">
            <text:p><text:s/>8,5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06" calcext:value-type="date">
            <text:p>11/6/2012</text:p>
          </table:table-cell>
          <table:table-cell table:style-name="ce5" office:value-type="float" office:value="8560" calcext:value-type="float">
            <text:p><text:s/>8,5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07" calcext:value-type="date">
            <text:p>11/7/2012</text:p>
          </table:table-cell>
          <table:table-cell table:style-name="ce5" office:value-type="float" office:value="8540" calcext:value-type="float">
            <text:p><text:s/>8,5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08" calcext:value-type="date">
            <text:p>11/8/2012</text:p>
          </table:table-cell>
          <table:table-cell table:style-name="ce5" office:value-type="float" office:value="8540" calcext:value-type="float">
            <text:p><text:s/>8,5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09" calcext:value-type="date">
            <text:p>11/9/2012</text:p>
          </table:table-cell>
          <table:table-cell table:style-name="ce5" office:value-type="float" office:value="8540" calcext:value-type="float">
            <text:p><text:s/>8,5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10" calcext:value-type="date">
            <text:p>11/10/2012</text:p>
          </table:table-cell>
          <table:table-cell table:style-name="ce5" office:value-type="float" office:value="8550" calcext:value-type="float">
            <text:p><text:s/>8,5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11" calcext:value-type="date">
            <text:p>11/11/2012</text:p>
          </table:table-cell>
          <table:table-cell table:style-name="ce5" office:value-type="float" office:value="8550" calcext:value-type="float">
            <text:p><text:s/>8,5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12" calcext:value-type="date">
            <text:p>11/12/2012</text:p>
          </table:table-cell>
          <table:table-cell table:style-name="ce5" office:value-type="float" office:value="8550" calcext:value-type="float">
            <text:p><text:s/>8,5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13" calcext:value-type="date">
            <text:p>11/13/2012</text:p>
          </table:table-cell>
          <table:table-cell table:style-name="ce5" office:value-type="float" office:value="8550" calcext:value-type="float">
            <text:p><text:s/>8,5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14" calcext:value-type="date">
            <text:p>11/14/2012</text:p>
          </table:table-cell>
          <table:table-cell table:style-name="ce5" office:value-type="float" office:value="8570" calcext:value-type="float">
            <text:p><text:s/>8,5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15" calcext:value-type="date">
            <text:p>11/15/2012</text:p>
          </table:table-cell>
          <table:table-cell table:style-name="ce5" office:value-type="float" office:value="8570" calcext:value-type="float">
            <text:p><text:s/>8,5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16" calcext:value-type="date">
            <text:p>11/16/2012</text:p>
          </table:table-cell>
          <table:table-cell table:style-name="ce5" office:value-type="float" office:value="8540" calcext:value-type="float">
            <text:p><text:s/>8,5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17" calcext:value-type="date">
            <text:p>11/17/2012</text:p>
          </table:table-cell>
          <table:table-cell table:style-name="ce5" office:value-type="float" office:value="8530" calcext:value-type="float">
            <text:p><text:s/>8,5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18" calcext:value-type="date">
            <text:p>11/18/2012</text:p>
          </table:table-cell>
          <table:table-cell table:style-name="ce5" office:value-type="float" office:value="8530" calcext:value-type="float">
            <text:p><text:s/>8,5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19" calcext:value-type="date">
            <text:p>11/19/2012</text:p>
          </table:table-cell>
          <table:table-cell table:style-name="ce5" office:value-type="float" office:value="8530" calcext:value-type="float">
            <text:p><text:s/>8,5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20" calcext:value-type="date">
            <text:p>11/20/2012</text:p>
          </table:table-cell>
          <table:table-cell table:style-name="ce5" office:value-type="float" office:value="8510" calcext:value-type="float">
            <text:p><text:s/>8,5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21" calcext:value-type="date">
            <text:p>11/21/2012</text:p>
          </table:table-cell>
          <table:table-cell table:style-name="ce5" office:value-type="float" office:value="8540" calcext:value-type="float">
            <text:p><text:s/>8,5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22" calcext:value-type="date">
            <text:p>11/22/2012</text:p>
          </table:table-cell>
          <table:table-cell table:style-name="ce5" office:value-type="float" office:value="8570" calcext:value-type="float">
            <text:p><text:s/>8,5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23" calcext:value-type="date">
            <text:p>11/23/2012</text:p>
          </table:table-cell>
          <table:table-cell table:style-name="ce5" office:value-type="float" office:value="8550" calcext:value-type="float">
            <text:p><text:s/>8,5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24" calcext:value-type="date">
            <text:p>11/24/2012</text:p>
          </table:table-cell>
          <table:table-cell table:style-name="ce5" office:value-type="float" office:value="8530" calcext:value-type="float">
            <text:p><text:s/>8,5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25" calcext:value-type="date">
            <text:p>11/25/2012</text:p>
          </table:table-cell>
          <table:table-cell table:style-name="ce5" office:value-type="float" office:value="8530" calcext:value-type="float">
            <text:p><text:s/>8,5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26" calcext:value-type="date">
            <text:p>11/26/2012</text:p>
          </table:table-cell>
          <table:table-cell table:style-name="ce5" office:value-type="float" office:value="8530" calcext:value-type="float">
            <text:p><text:s/>8,5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27" calcext:value-type="date">
            <text:p>11/27/2012</text:p>
          </table:table-cell>
          <table:table-cell table:style-name="ce5" office:value-type="float" office:value="8530" calcext:value-type="float">
            <text:p><text:s/>8,5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28" calcext:value-type="date">
            <text:p>11/28/2012</text:p>
          </table:table-cell>
          <table:table-cell table:style-name="ce5" office:value-type="float" office:value="8550" calcext:value-type="float">
            <text:p><text:s/>8,5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29" calcext:value-type="date">
            <text:p>11/29/2012</text:p>
          </table:table-cell>
          <table:table-cell table:style-name="ce5" office:value-type="float" office:value="8570" calcext:value-type="float">
            <text:p><text:s/>8,5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1-30" calcext:value-type="date">
            <text:p>11/30/2012</text:p>
          </table:table-cell>
          <table:table-cell table:style-name="ce5" office:value-type="float" office:value="8580" calcext:value-type="float">
            <text:p><text:s/>8,5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01" calcext:value-type="date">
            <text:p>12/1/2012</text:p>
          </table:table-cell>
          <table:table-cell table:style-name="ce5" office:value-type="float" office:value="8560" calcext:value-type="float">
            <text:p><text:s/>8,5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02" calcext:value-type="date">
            <text:p>12/2/2012</text:p>
          </table:table-cell>
          <table:table-cell table:style-name="ce5" office:value-type="float" office:value="8560" calcext:value-type="float">
            <text:p><text:s/>8,5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03" calcext:value-type="date">
            <text:p>12/3/2012</text:p>
          </table:table-cell>
          <table:table-cell table:style-name="ce5" office:value-type="float" office:value="8560" calcext:value-type="float">
            <text:p><text:s/>8,5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04" calcext:value-type="date">
            <text:p>12/4/2012</text:p>
          </table:table-cell>
          <table:table-cell table:style-name="ce5" office:value-type="float" office:value="8530" calcext:value-type="float">
            <text:p><text:s/>8,53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05" calcext:value-type="date">
            <text:p>12/5/2012</text:p>
          </table:table-cell>
          <table:table-cell table:style-name="ce5" office:value-type="float" office:value="8550" calcext:value-type="float">
            <text:p><text:s/>8,5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06" calcext:value-type="date">
            <text:p>12/6/2012</text:p>
          </table:table-cell>
          <table:table-cell table:style-name="ce5" office:value-type="float" office:value="8590" calcext:value-type="float">
            <text:p><text:s/>8,5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07" calcext:value-type="date">
            <text:p>12/7/2012</text:p>
          </table:table-cell>
          <table:table-cell table:style-name="ce5" office:value-type="float" office:value="8610" calcext:value-type="float">
            <text:p><text:s/>8,6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08" calcext:value-type="date">
            <text:p>12/8/2012</text:p>
          </table:table-cell>
          <table:table-cell table:style-name="ce5" office:value-type="float" office:value="8610" calcext:value-type="float">
            <text:p><text:s/>8,6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09" calcext:value-type="date">
            <text:p>12/9/2012</text:p>
          </table:table-cell>
          <table:table-cell table:style-name="ce5" office:value-type="float" office:value="8610" calcext:value-type="float">
            <text:p><text:s/>8,6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10" calcext:value-type="date">
            <text:p>12/10/2012</text:p>
          </table:table-cell>
          <table:table-cell table:style-name="ce5" office:value-type="float" office:value="8610" calcext:value-type="float">
            <text:p><text:s/>8,61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11" calcext:value-type="date">
            <text:p>12/11/2012</text:p>
          </table:table-cell>
          <table:table-cell table:style-name="ce5" office:value-type="float" office:value="8580" calcext:value-type="float">
            <text:p><text:s/>8,58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12" calcext:value-type="date">
            <text:p>12/12/2012</text:p>
          </table:table-cell>
          <table:table-cell table:style-name="ce5" office:value-type="float" office:value="8600" calcext:value-type="float">
            <text:p><text:s/>8,60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13" calcext:value-type="date">
            <text:p>12/13/2012</text:p>
          </table:table-cell>
          <table:table-cell table:style-name="ce5" office:value-type="float" office:value="8590" calcext:value-type="float">
            <text:p><text:s/>8,5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14" calcext:value-type="date">
            <text:p>12/14/2012</text:p>
          </table:table-cell>
          <table:table-cell table:style-name="ce5" office:value-type="float" office:value="8590" calcext:value-type="float">
            <text:p><text:s/>8,59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15" calcext:value-type="date">
            <text:p>12/15/2012</text:p>
          </table:table-cell>
          <table:table-cell table:style-name="ce5" office:value-type="float" office:value="8560" calcext:value-type="float">
            <text:p><text:s/>8,5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16" calcext:value-type="date">
            <text:p>12/16/2012</text:p>
          </table:table-cell>
          <table:table-cell table:style-name="ce5" office:value-type="float" office:value="8560" calcext:value-type="float">
            <text:p><text:s/>8,5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17" calcext:value-type="date">
            <text:p>12/17/2012</text:p>
          </table:table-cell>
          <table:table-cell table:style-name="ce5" office:value-type="float" office:value="8560" calcext:value-type="float">
            <text:p><text:s/>8,56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18" calcext:value-type="date">
            <text:p>12/18/2012</text:p>
          </table:table-cell>
          <table:table-cell table:style-name="ce5" office:value-type="float" office:value="8540" calcext:value-type="float">
            <text:p><text:s/>8,5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19" calcext:value-type="date">
            <text:p>12/19/2012</text:p>
          </table:table-cell>
          <table:table-cell table:style-name="ce5" office:value-type="float" office:value="8570" calcext:value-type="float">
            <text:p><text:s/>8,5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20" calcext:value-type="date">
            <text:p>12/20/2012</text:p>
          </table:table-cell>
          <table:table-cell table:style-name="ce5" office:value-type="float" office:value="8550" calcext:value-type="float">
            <text:p><text:s/>8,5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21" calcext:value-type="date">
            <text:p>12/21/2012</text:p>
          </table:table-cell>
          <table:table-cell table:style-name="ce5" office:value-type="float" office:value="8550" calcext:value-type="float">
            <text:p><text:s/>8,5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22" calcext:value-type="date">
            <text:p>12/22/2012</text:p>
          </table:table-cell>
          <table:table-cell table:style-name="ce5" office:value-type="float" office:value="8540" calcext:value-type="float">
            <text:p><text:s/>8,5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23" calcext:value-type="date">
            <text:p>12/23/2012</text:p>
          </table:table-cell>
          <table:table-cell table:style-name="ce5" office:value-type="float" office:value="8540" calcext:value-type="float">
            <text:p><text:s/>8,5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24" calcext:value-type="date">
            <text:p>12/24/2012</text:p>
          </table:table-cell>
          <table:table-cell table:style-name="ce5" office:value-type="float" office:value="8540" calcext:value-type="float">
            <text:p><text:s/>8,5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25" calcext:value-type="date">
            <text:p>12/25/2012</text:p>
          </table:table-cell>
          <table:table-cell table:style-name="ce5" office:value-type="float" office:value="8540" calcext:value-type="float">
            <text:p><text:s/>8,5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26" calcext:value-type="date">
            <text:p>12/26/2012</text:p>
          </table:table-cell>
          <table:table-cell table:style-name="ce5" office:value-type="float" office:value="8540" calcext:value-type="float">
            <text:p><text:s/>8,5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27" calcext:value-type="date">
            <text:p>12/27/2012</text:p>
          </table:table-cell>
          <table:table-cell table:style-name="ce5" office:value-type="float" office:value="8540" calcext:value-type="float">
            <text:p><text:s/>8,54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28" calcext:value-type="date">
            <text:p>12/28/2012</text:p>
          </table:table-cell>
          <table:table-cell table:style-name="ce5" office:value-type="float" office:value="8550" calcext:value-type="float">
            <text:p><text:s/>8,55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29" calcext:value-type="date">
            <text:p>12/29/2012</text:p>
          </table:table-cell>
          <table:table-cell table:style-name="ce5" office:value-type="float" office:value="8570" calcext:value-type="float">
            <text:p><text:s/>8,5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30" calcext:value-type="date">
            <text:p>12/30/2012</text:p>
          </table:table-cell>
          <table:table-cell table:style-name="ce5" office:value-type="float" office:value="8570" calcext:value-type="float">
            <text:p><text:s/>8,570.00 </text:p>
          </table:table-cell>
          <table:table-cell table:number-columns-repeated="984"/>
        </table:table-row>
        <table:table-row table:style-name="ro2">
          <table:table-cell table:style-name="ce1" office:value-type="date" office:date-value="2012-12-31" calcext:value-type="date">
            <text:p>12/31/2012</text:p>
          </table:table-cell>
          <table:table-cell table:style-name="ce5" office:value-type="float" office:value="8570" calcext:value-type="float">
            <text:p><text:s/>8,5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01" calcext:value-type="date">
            <text:p>1/1/2013</text:p>
          </table:table-cell>
          <table:table-cell table:style-name="ce6" office:value-type="float" office:value="8570" calcext:value-type="float">
            <text:p><text:s/>8,5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02" calcext:value-type="date">
            <text:p>1/2/2013</text:p>
          </table:table-cell>
          <table:table-cell table:style-name="ce6" office:value-type="float" office:value="8570" calcext:value-type="float">
            <text:p><text:s/>8,5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03" calcext:value-type="date">
            <text:p>1/3/2013</text:p>
          </table:table-cell>
          <table:table-cell table:style-name="ce6" office:value-type="float" office:value="8570" calcext:value-type="float">
            <text:p><text:s/>8,5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04" calcext:value-type="date">
            <text:p>1/4/2013</text:p>
          </table:table-cell>
          <table:table-cell table:style-name="ce6" office:value-type="float" office:value="8570" calcext:value-type="float">
            <text:p><text:s/>8,5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05" calcext:value-type="date">
            <text:p>1/5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06" calcext:value-type="date">
            <text:p>1/6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07" calcext:value-type="date">
            <text:p>1/7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08" calcext:value-type="date">
            <text:p>1/8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09" calcext:value-type="date">
            <text:p>1/9/2013</text:p>
          </table:table-cell>
          <table:table-cell table:style-name="ce6" office:value-type="float" office:value="8610" calcext:value-type="float">
            <text:p><text:s/>8,6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10" calcext:value-type="date">
            <text:p>1/10/2013</text:p>
          </table:table-cell>
          <table:table-cell table:style-name="ce6" office:value-type="float" office:value="8650" calcext:value-type="float">
            <text:p><text:s/>8,6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11" calcext:value-type="date">
            <text:p>1/11/2013</text:p>
          </table:table-cell>
          <table:table-cell table:style-name="ce6" office:value-type="float" office:value="8660" calcext:value-type="float">
            <text:p><text:s/>8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12" calcext:value-type="date">
            <text:p>1/12/2013</text:p>
          </table:table-cell>
          <table:table-cell table:style-name="ce6" office:value-type="float" office:value="8660" calcext:value-type="float">
            <text:p><text:s/>8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13" calcext:value-type="date">
            <text:p>1/13/2013</text:p>
          </table:table-cell>
          <table:table-cell table:style-name="ce6" office:value-type="float" office:value="8660" calcext:value-type="float">
            <text:p><text:s/>8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14" calcext:value-type="date">
            <text:p>1/14/2013</text:p>
          </table:table-cell>
          <table:table-cell table:style-name="ce6" office:value-type="float" office:value="8660" calcext:value-type="float">
            <text:p><text:s/>8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15" calcext:value-type="date">
            <text:p>1/15/2013</text:p>
          </table:table-cell>
          <table:table-cell table:style-name="ce6" office:value-type="float" office:value="8650" calcext:value-type="float">
            <text:p><text:s/>8,6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16" calcext:value-type="date">
            <text:p>1/16/2013</text:p>
          </table:table-cell>
          <table:table-cell table:style-name="ce6" office:value-type="float" office:value="8660" calcext:value-type="float">
            <text:p><text:s/>8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17" calcext:value-type="date">
            <text:p>1/17/2013</text:p>
          </table:table-cell>
          <table:table-cell table:style-name="ce6" office:value-type="float" office:value="8650" calcext:value-type="float">
            <text:p><text:s/>8,6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18" calcext:value-type="date">
            <text:p>1/18/2013</text:p>
          </table:table-cell>
          <table:table-cell table:style-name="ce6" office:value-type="float" office:value="8620" calcext:value-type="float">
            <text:p><text:s/>8,6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19" calcext:value-type="date">
            <text:p>1/19/2013</text:p>
          </table:table-cell>
          <table:table-cell table:style-name="ce6" office:value-type="float" office:value="8610" calcext:value-type="float">
            <text:p><text:s/>8,6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20" calcext:value-type="date">
            <text:p>1/20/2013</text:p>
          </table:table-cell>
          <table:table-cell table:style-name="ce6" office:value-type="float" office:value="8610" calcext:value-type="float">
            <text:p><text:s/>8,6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21" calcext:value-type="date">
            <text:p>1/21/2013</text:p>
          </table:table-cell>
          <table:table-cell table:style-name="ce6" office:value-type="float" office:value="8610" calcext:value-type="float">
            <text:p><text:s/>8,6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22" calcext:value-type="date">
            <text:p>1/22/2013</text:p>
          </table:table-cell>
          <table:table-cell table:style-name="ce6" office:value-type="float" office:value="8610" calcext:value-type="float">
            <text:p><text:s/>8,6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23" calcext:value-type="date">
            <text:p>1/23/2013</text:p>
          </table:table-cell>
          <table:table-cell table:style-name="ce6" office:value-type="float" office:value="8640" calcext:value-type="float">
            <text:p><text:s/>8,6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24" calcext:value-type="date">
            <text:p>1/24/2013</text:p>
          </table:table-cell>
          <table:table-cell table:style-name="ce6" office:value-type="float" office:value="8640" calcext:value-type="float">
            <text:p><text:s/>8,6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25" calcext:value-type="date">
            <text:p>1/25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26" calcext:value-type="date">
            <text:p>1/26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27" calcext:value-type="date">
            <text:p>1/27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28" calcext:value-type="date">
            <text:p>1/28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29" calcext:value-type="date">
            <text:p>1/29/2013</text:p>
          </table:table-cell>
          <table:table-cell table:style-name="ce6" office:value-type="float" office:value="8610" calcext:value-type="float">
            <text:p><text:s/>8,6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30" calcext:value-type="date">
            <text:p>1/30/2013</text:p>
          </table:table-cell>
          <table:table-cell table:style-name="ce6" office:value-type="float" office:value="8650" calcext:value-type="float">
            <text:p><text:s/>8,6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1-31" calcext:value-type="date">
            <text:p>1/31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01" calcext:value-type="date">
            <text:p>2/1/2013</text:p>
          </table:table-cell>
          <table:table-cell table:style-name="ce6" office:value-type="float" office:value="8660" calcext:value-type="float">
            <text:p><text:s/>8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02" calcext:value-type="date">
            <text:p>2/2/2013</text:p>
          </table:table-cell>
          <table:table-cell table:style-name="ce6" office:value-type="float" office:value="8640" calcext:value-type="float">
            <text:p><text:s/>8,6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03" calcext:value-type="date">
            <text:p>2/3/2013</text:p>
          </table:table-cell>
          <table:table-cell table:style-name="ce6" office:value-type="float" office:value="8640" calcext:value-type="float">
            <text:p><text:s/>8,6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04" calcext:value-type="date">
            <text:p>2/4/2013</text:p>
          </table:table-cell>
          <table:table-cell table:style-name="ce6" office:value-type="float" office:value="8640" calcext:value-type="float">
            <text:p><text:s/>8,6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05" calcext:value-type="date">
            <text:p>2/5/2013</text:p>
          </table:table-cell>
          <table:table-cell table:style-name="ce6" office:value-type="float" office:value="8660" calcext:value-type="float">
            <text:p><text:s/>8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06" calcext:value-type="date">
            <text:p>2/6/2013</text:p>
          </table:table-cell>
          <table:table-cell table:style-name="ce6" office:value-type="float" office:value="8680" calcext:value-type="float">
            <text:p><text:s/>8,6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07" calcext:value-type="date">
            <text:p>2/7/2013</text:p>
          </table:table-cell>
          <table:table-cell table:style-name="ce6" office:value-type="float" office:value="8680" calcext:value-type="float">
            <text:p><text:s/>8,6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08" calcext:value-type="date">
            <text:p>2/8/2013</text:p>
          </table:table-cell>
          <table:table-cell table:style-name="ce6" office:value-type="float" office:value="8670" calcext:value-type="float">
            <text:p><text:s/>8,6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09" calcext:value-type="date">
            <text:p>2/9/2013</text:p>
          </table:table-cell>
          <table:table-cell table:style-name="ce6" office:value-type="float" office:value="8650" calcext:value-type="float">
            <text:p><text:s/>8,6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10" calcext:value-type="date">
            <text:p>2/10/2013</text:p>
          </table:table-cell>
          <table:table-cell table:style-name="ce6" office:value-type="float" office:value="8650" calcext:value-type="float">
            <text:p><text:s/>8,6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11" calcext:value-type="date">
            <text:p>2/11/2013</text:p>
          </table:table-cell>
          <table:table-cell table:style-name="ce6" office:value-type="float" office:value="8650" calcext:value-type="float">
            <text:p><text:s/>8,6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12" calcext:value-type="date">
            <text:p>2/12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13" calcext:value-type="date">
            <text:p>2/13/2013</text:p>
          </table:table-cell>
          <table:table-cell table:style-name="ce6" office:value-type="float" office:value="8650" calcext:value-type="float">
            <text:p><text:s/>8,6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14" calcext:value-type="date">
            <text:p>2/14/2013</text:p>
          </table:table-cell>
          <table:table-cell table:style-name="ce6" office:value-type="float" office:value="8650" calcext:value-type="float">
            <text:p><text:s/>8,6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15" calcext:value-type="date">
            <text:p>2/15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16" calcext:value-type="date">
            <text:p>2/16/2013</text:p>
          </table:table-cell>
          <table:table-cell table:style-name="ce6" office:value-type="float" office:value="8610" calcext:value-type="float">
            <text:p><text:s/>8,6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17" calcext:value-type="date">
            <text:p>2/17/2013</text:p>
          </table:table-cell>
          <table:table-cell table:style-name="ce6" office:value-type="float" office:value="8610" calcext:value-type="float">
            <text:p><text:s/>8,6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18" calcext:value-type="date">
            <text:p>2/18/2013</text:p>
          </table:table-cell>
          <table:table-cell table:style-name="ce6" office:value-type="float" office:value="8610" calcext:value-type="float">
            <text:p><text:s/>8,6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19" calcext:value-type="date">
            <text:p>2/19/2013</text:p>
          </table:table-cell>
          <table:table-cell table:style-name="ce6" office:value-type="float" office:value="8590" calcext:value-type="float">
            <text:p><text:s/>8,5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20" calcext:value-type="date">
            <text:p>2/20/2013</text:p>
          </table:table-cell>
          <table:table-cell table:style-name="ce6" office:value-type="float" office:value="8580" calcext:value-type="float">
            <text:p><text:s/>8,5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21" calcext:value-type="date">
            <text:p>2/21/2013</text:p>
          </table:table-cell>
          <table:table-cell table:style-name="ce6" office:value-type="float" office:value="8580" calcext:value-type="float">
            <text:p><text:s/>8,5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22" calcext:value-type="date">
            <text:p>2/22/2013</text:p>
          </table:table-cell>
          <table:table-cell table:style-name="ce6" office:value-type="float" office:value="8580" calcext:value-type="float">
            <text:p><text:s/>8,5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23" calcext:value-type="date">
            <text:p>2/23/2013</text:p>
          </table:table-cell>
          <table:table-cell table:style-name="ce6" office:value-type="float" office:value="8570" calcext:value-type="float">
            <text:p><text:s/>8,5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24" calcext:value-type="date">
            <text:p>2/24/2013</text:p>
          </table:table-cell>
          <table:table-cell table:style-name="ce6" office:value-type="float" office:value="8570" calcext:value-type="float">
            <text:p><text:s/>8,5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25" calcext:value-type="date">
            <text:p>2/25/2013</text:p>
          </table:table-cell>
          <table:table-cell table:style-name="ce6" office:value-type="float" office:value="8570" calcext:value-type="float">
            <text:p><text:s/>8,5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26" calcext:value-type="date">
            <text:p>2/26/2013</text:p>
          </table:table-cell>
          <table:table-cell table:style-name="ce6" office:value-type="float" office:value="8600" calcext:value-type="float">
            <text:p><text:s/>8,6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27" calcext:value-type="date">
            <text:p>2/27/2013</text:p>
          </table:table-cell>
          <table:table-cell table:style-name="ce6" office:value-type="float" office:value="8610" calcext:value-type="float">
            <text:p><text:s/>8,6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2-28" calcext:value-type="date">
            <text:p>2/28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01" calcext:value-type="date">
            <text:p>3/1/2013</text:p>
          </table:table-cell>
          <table:table-cell table:style-name="ce6" office:value-type="float" office:value="8600" calcext:value-type="float">
            <text:p><text:s/>8,6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02" calcext:value-type="date">
            <text:p>3/2/2013</text:p>
          </table:table-cell>
          <table:table-cell table:style-name="ce6" office:value-type="float" office:value="8600" calcext:value-type="float">
            <text:p><text:s/>8,6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03" calcext:value-type="date">
            <text:p>3/3/2013</text:p>
          </table:table-cell>
          <table:table-cell table:style-name="ce6" office:value-type="float" office:value="8600" calcext:value-type="float">
            <text:p><text:s/>8,6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04" calcext:value-type="date">
            <text:p>3/4/2013</text:p>
          </table:table-cell>
          <table:table-cell table:style-name="ce6" office:value-type="float" office:value="8600" calcext:value-type="float">
            <text:p><text:s/>8,6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05" calcext:value-type="date">
            <text:p>3/5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06" calcext:value-type="date">
            <text:p>3/6/2013</text:p>
          </table:table-cell>
          <table:table-cell table:style-name="ce6" office:value-type="float" office:value="8640" calcext:value-type="float">
            <text:p><text:s/>8,6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07" calcext:value-type="date">
            <text:p>3/7/2013</text:p>
          </table:table-cell>
          <table:table-cell table:style-name="ce6" office:value-type="float" office:value="8640" calcext:value-type="float">
            <text:p><text:s/>8,6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08" calcext:value-type="date">
            <text:p>3/8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09" calcext:value-type="date">
            <text:p>3/9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10" calcext:value-type="date">
            <text:p>3/10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11" calcext:value-type="date">
            <text:p>3/11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12" calcext:value-type="date">
            <text:p>3/12/2013</text:p>
          </table:table-cell>
          <table:table-cell table:style-name="ce6" office:value-type="float" office:value="8610" calcext:value-type="float">
            <text:p><text:s/>8,6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13" calcext:value-type="date">
            <text:p>3/13/2013</text:p>
          </table:table-cell>
          <table:table-cell table:style-name="ce6" office:value-type="float" office:value="8590" calcext:value-type="float">
            <text:p><text:s/>8,5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14" calcext:value-type="date">
            <text:p>3/14/2013</text:p>
          </table:table-cell>
          <table:table-cell table:style-name="ce6" office:value-type="float" office:value="8620" calcext:value-type="float">
            <text:p><text:s/>8,6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15" calcext:value-type="date">
            <text:p>3/15/2013</text:p>
          </table:table-cell>
          <table:table-cell table:style-name="ce6" office:value-type="float" office:value="8620" calcext:value-type="float">
            <text:p><text:s/>8,6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16" calcext:value-type="date">
            <text:p>3/16/2013</text:p>
          </table:table-cell>
          <table:table-cell table:style-name="ce6" office:value-type="float" office:value="8600" calcext:value-type="float">
            <text:p><text:s/>8,6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17" calcext:value-type="date">
            <text:p>3/17/2013</text:p>
          </table:table-cell>
          <table:table-cell table:style-name="ce6" office:value-type="float" office:value="8600" calcext:value-type="float">
            <text:p><text:s/>8,6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18" calcext:value-type="date">
            <text:p>3/18/2013</text:p>
          </table:table-cell>
          <table:table-cell table:style-name="ce6" office:value-type="float" office:value="8600" calcext:value-type="float">
            <text:p><text:s/>8,6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19" calcext:value-type="date">
            <text:p>3/19/2013</text:p>
          </table:table-cell>
          <table:table-cell table:style-name="ce6" office:value-type="float" office:value="8620" calcext:value-type="float">
            <text:p><text:s/>8,6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20" calcext:value-type="date">
            <text:p>3/20/2013</text:p>
          </table:table-cell>
          <table:table-cell table:style-name="ce6" office:value-type="float" office:value="8600" calcext:value-type="float">
            <text:p><text:s/>8,6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21" calcext:value-type="date">
            <text:p>3/21/2013</text:p>
          </table:table-cell>
          <table:table-cell table:style-name="ce6" office:value-type="float" office:value="8600" calcext:value-type="float">
            <text:p><text:s/>8,6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22" calcext:value-type="date">
            <text:p>3/22/2013</text:p>
          </table:table-cell>
          <table:table-cell table:style-name="ce6" office:value-type="float" office:value="8610" calcext:value-type="float">
            <text:p><text:s/>8,6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23" calcext:value-type="date">
            <text:p>3/23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24" calcext:value-type="date">
            <text:p>3/24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25" calcext:value-type="date">
            <text:p>3/25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26" calcext:value-type="date">
            <text:p>3/26/2013</text:p>
          </table:table-cell>
          <table:table-cell table:style-name="ce6" office:value-type="float" office:value="8620" calcext:value-type="float">
            <text:p><text:s/>8,6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27" calcext:value-type="date">
            <text:p>3/27/2013</text:p>
          </table:table-cell>
          <table:table-cell table:style-name="ce6" office:value-type="float" office:value="8650" calcext:value-type="float">
            <text:p><text:s/>8,6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28" calcext:value-type="date">
            <text:p>3/28/2013</text:p>
          </table:table-cell>
          <table:table-cell table:style-name="ce6" office:value-type="float" office:value="8660" calcext:value-type="float">
            <text:p><text:s/>8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29" calcext:value-type="date">
            <text:p>3/29/2013</text:p>
          </table:table-cell>
          <table:table-cell table:style-name="ce6" office:value-type="float" office:value="8680" calcext:value-type="float">
            <text:p><text:s/>8,6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30" calcext:value-type="date">
            <text:p>3/30/2013</text:p>
          </table:table-cell>
          <table:table-cell table:style-name="ce6" office:value-type="float" office:value="8670" calcext:value-type="float">
            <text:p><text:s/>8,6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3-31" calcext:value-type="date">
            <text:p>3/31/2013</text:p>
          </table:table-cell>
          <table:table-cell table:style-name="ce6" office:value-type="float" office:value="8670" calcext:value-type="float">
            <text:p><text:s/>8,6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01" calcext:value-type="date">
            <text:p>4/1/2013</text:p>
          </table:table-cell>
          <table:table-cell table:style-name="ce6" office:value-type="float" office:value="8670" calcext:value-type="float">
            <text:p><text:s/>8,6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02" calcext:value-type="date">
            <text:p>4/2/2013</text:p>
          </table:table-cell>
          <table:table-cell table:style-name="ce6" office:value-type="float" office:value="8670" calcext:value-type="float">
            <text:p><text:s/>8,6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03" calcext:value-type="date">
            <text:p>4/3/2013</text:p>
          </table:table-cell>
          <table:table-cell table:style-name="ce6" office:value-type="float" office:value="8690" calcext:value-type="float">
            <text:p><text:s/>8,6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04" calcext:value-type="date">
            <text:p>4/4/2013</text:p>
          </table:table-cell>
          <table:table-cell table:style-name="ce6" office:value-type="float" office:value="8700" calcext:value-type="float">
            <text:p><text:s/>8,7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05" calcext:value-type="date">
            <text:p>4/5/2013</text:p>
          </table:table-cell>
          <table:table-cell table:style-name="ce6" office:value-type="float" office:value="8690" calcext:value-type="float">
            <text:p><text:s/>8,6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06" calcext:value-type="date">
            <text:p>4/6/2013</text:p>
          </table:table-cell>
          <table:table-cell table:style-name="ce6" office:value-type="float" office:value="8680" calcext:value-type="float">
            <text:p><text:s/>8,6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07" calcext:value-type="date">
            <text:p>4/7/2013</text:p>
          </table:table-cell>
          <table:table-cell table:style-name="ce6" office:value-type="float" office:value="8680" calcext:value-type="float">
            <text:p><text:s/>8,6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08" calcext:value-type="date">
            <text:p>4/8/2013</text:p>
          </table:table-cell>
          <table:table-cell table:style-name="ce6" office:value-type="float" office:value="8680" calcext:value-type="float">
            <text:p><text:s/>8,6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09" calcext:value-type="date">
            <text:p>4/9/2013</text:p>
          </table:table-cell>
          <table:table-cell table:style-name="ce6" office:value-type="float" office:value="8650" calcext:value-type="float">
            <text:p><text:s/>8,6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10" calcext:value-type="date">
            <text:p>4/10/2013</text:p>
          </table:table-cell>
          <table:table-cell table:style-name="ce6" office:value-type="float" office:value="8620" calcext:value-type="float">
            <text:p><text:s/>8,6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11" calcext:value-type="date">
            <text:p>4/11/2013</text:p>
          </table:table-cell>
          <table:table-cell table:style-name="ce6" office:value-type="float" office:value="8610" calcext:value-type="float">
            <text:p><text:s/>8,6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12" calcext:value-type="date">
            <text:p>4/12/2013</text:p>
          </table:table-cell>
          <table:table-cell table:style-name="ce6" office:value-type="float" office:value="8620" calcext:value-type="float">
            <text:p><text:s/>8,6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13" calcext:value-type="date">
            <text:p>4/13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14" calcext:value-type="date">
            <text:p>4/14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15" calcext:value-type="date">
            <text:p>4/15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16" calcext:value-type="date">
            <text:p>4/16/2013</text:p>
          </table:table-cell>
          <table:table-cell table:style-name="ce6" office:value-type="float" office:value="8650" calcext:value-type="float">
            <text:p><text:s/>8,6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17" calcext:value-type="date">
            <text:p>4/17/2013</text:p>
          </table:table-cell>
          <table:table-cell table:style-name="ce6" office:value-type="float" office:value="8650" calcext:value-type="float">
            <text:p><text:s/>8,6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18" calcext:value-type="date">
            <text:p>4/18/2013</text:p>
          </table:table-cell>
          <table:table-cell table:style-name="ce6" office:value-type="float" office:value="8630" calcext:value-type="float">
            <text:p><text:s/>8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19" calcext:value-type="date">
            <text:p>4/19/2013</text:p>
          </table:table-cell>
          <table:table-cell table:style-name="ce6" office:value-type="float" office:value="8660" calcext:value-type="float">
            <text:p><text:s/>8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20" calcext:value-type="date">
            <text:p>4/20/2013</text:p>
          </table:table-cell>
          <table:table-cell table:style-name="ce6" office:value-type="float" office:value="8640" calcext:value-type="float">
            <text:p><text:s/>8,6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21" calcext:value-type="date">
            <text:p>4/21/2013</text:p>
          </table:table-cell>
          <table:table-cell table:style-name="ce6" office:value-type="float" office:value="8640" calcext:value-type="float">
            <text:p><text:s/>8,6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22" calcext:value-type="date">
            <text:p>4/22/2013</text:p>
          </table:table-cell>
          <table:table-cell table:style-name="ce6" office:value-type="float" office:value="8640" calcext:value-type="float">
            <text:p><text:s/>8,6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23" calcext:value-type="date">
            <text:p>4/23/2013</text:p>
          </table:table-cell>
          <table:table-cell table:style-name="ce6" office:value-type="float" office:value="8620" calcext:value-type="float">
            <text:p><text:s/>8,6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24" calcext:value-type="date">
            <text:p>4/24/2013</text:p>
          </table:table-cell>
          <table:table-cell table:style-name="ce6" office:value-type="float" office:value="8620" calcext:value-type="float">
            <text:p><text:s/>8,6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25" calcext:value-type="date">
            <text:p>4/25/2013</text:p>
          </table:table-cell>
          <table:table-cell table:style-name="ce6" office:value-type="float" office:value="8650" calcext:value-type="float">
            <text:p><text:s/>8,6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26" calcext:value-type="date">
            <text:p>4/26/2013</text:p>
          </table:table-cell>
          <table:table-cell table:style-name="ce6" office:value-type="float" office:value="8650" calcext:value-type="float">
            <text:p><text:s/>8,6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27" calcext:value-type="date">
            <text:p>4/27/2013</text:p>
          </table:table-cell>
          <table:table-cell table:style-name="ce6" office:value-type="float" office:value="8660" calcext:value-type="float">
            <text:p><text:s/>8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28" calcext:value-type="date">
            <text:p>4/28/2013</text:p>
          </table:table-cell>
          <table:table-cell table:style-name="ce6" office:value-type="float" office:value="8660" calcext:value-type="float">
            <text:p><text:s/>8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29" calcext:value-type="date">
            <text:p>4/29/2013</text:p>
          </table:table-cell>
          <table:table-cell table:style-name="ce6" office:value-type="float" office:value="8660" calcext:value-type="float">
            <text:p><text:s/>8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4-30" calcext:value-type="date">
            <text:p>4/30/2013</text:p>
          </table:table-cell>
          <table:table-cell table:style-name="ce6" office:value-type="float" office:value="8650" calcext:value-type="float">
            <text:p><text:s/>8,6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01" calcext:value-type="date">
            <text:p>5/1/2013</text:p>
          </table:table-cell>
          <table:table-cell table:style-name="ce6" office:value-type="float" office:value="8670" calcext:value-type="float">
            <text:p><text:s/>8,6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02" calcext:value-type="date">
            <text:p>5/2/2013</text:p>
          </table:table-cell>
          <table:table-cell table:style-name="ce6" office:value-type="float" office:value="8670" calcext:value-type="float">
            <text:p><text:s/>8,6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03" calcext:value-type="date">
            <text:p>5/3/2013</text:p>
          </table:table-cell>
          <table:table-cell table:style-name="ce6" office:value-type="float" office:value="8660" calcext:value-type="float">
            <text:p><text:s/>8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04" calcext:value-type="date">
            <text:p>5/4/2013</text:p>
          </table:table-cell>
          <table:table-cell table:style-name="ce6" office:value-type="float" office:value="8680" calcext:value-type="float">
            <text:p><text:s/>8,6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05" calcext:value-type="date">
            <text:p>5/5/2013</text:p>
          </table:table-cell>
          <table:table-cell table:style-name="ce6" office:value-type="float" office:value="8680" calcext:value-type="float">
            <text:p><text:s/>8,6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06" calcext:value-type="date">
            <text:p>5/6/2013</text:p>
          </table:table-cell>
          <table:table-cell table:style-name="ce6" office:value-type="float" office:value="8680" calcext:value-type="float">
            <text:p><text:s/>8,6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07" calcext:value-type="date">
            <text:p>5/7/2013</text:p>
          </table:table-cell>
          <table:table-cell table:style-name="ce6" office:value-type="float" office:value="8670" calcext:value-type="float">
            <text:p><text:s/>8,6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08" calcext:value-type="date">
            <text:p>5/8/2013</text:p>
          </table:table-cell>
          <table:table-cell table:style-name="ce6" office:value-type="float" office:value="8690" calcext:value-type="float">
            <text:p><text:s/>8,6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09" calcext:value-type="date">
            <text:p>5/9/2013</text:p>
          </table:table-cell>
          <table:table-cell table:style-name="ce6" office:value-type="float" office:value="8660" calcext:value-type="float">
            <text:p><text:s/>8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10" calcext:value-type="date">
            <text:p>5/10/2013</text:p>
          </table:table-cell>
          <table:table-cell table:style-name="ce6" office:value-type="float" office:value="8660" calcext:value-type="float">
            <text:p><text:s/>8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11" calcext:value-type="date">
            <text:p>5/11/2013</text:p>
          </table:table-cell>
          <table:table-cell table:style-name="ce6" office:value-type="float" office:value="8660" calcext:value-type="float">
            <text:p><text:s/>8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12" calcext:value-type="date">
            <text:p>5/12/2013</text:p>
          </table:table-cell>
          <table:table-cell table:style-name="ce6" office:value-type="float" office:value="8660" calcext:value-type="float">
            <text:p><text:s/>8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13" calcext:value-type="date">
            <text:p>5/13/2013</text:p>
          </table:table-cell>
          <table:table-cell table:style-name="ce6" office:value-type="float" office:value="8660" calcext:value-type="float">
            <text:p><text:s/>8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14" calcext:value-type="date">
            <text:p>5/14/2013</text:p>
          </table:table-cell>
          <table:table-cell table:style-name="ce6" office:value-type="float" office:value="8660" calcext:value-type="float">
            <text:p><text:s/>8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15" calcext:value-type="date">
            <text:p>5/15/2013</text:p>
          </table:table-cell>
          <table:table-cell table:style-name="ce6" office:value-type="float" office:value="8660" calcext:value-type="float">
            <text:p><text:s/>8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16" calcext:value-type="date">
            <text:p>5/16/2013</text:p>
          </table:table-cell>
          <table:table-cell table:style-name="ce6" office:value-type="float" office:value="8650" calcext:value-type="float">
            <text:p><text:s/>8,6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17" calcext:value-type="date">
            <text:p>5/17/2013</text:p>
          </table:table-cell>
          <table:table-cell table:style-name="ce6" office:value-type="float" office:value="8680" calcext:value-type="float">
            <text:p><text:s/>8,6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18" calcext:value-type="date">
            <text:p>5/18/2013</text:p>
          </table:table-cell>
          <table:table-cell table:style-name="ce6" office:value-type="float" office:value="8670" calcext:value-type="float">
            <text:p><text:s/>8,6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19" calcext:value-type="date">
            <text:p>5/19/2013</text:p>
          </table:table-cell>
          <table:table-cell table:style-name="ce6" office:value-type="float" office:value="8670" calcext:value-type="float">
            <text:p><text:s/>8,6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20" calcext:value-type="date">
            <text:p>5/20/2013</text:p>
          </table:table-cell>
          <table:table-cell table:style-name="ce6" office:value-type="float" office:value="8670" calcext:value-type="float">
            <text:p><text:s/>8,6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21" calcext:value-type="date">
            <text:p>5/21/2013</text:p>
          </table:table-cell>
          <table:table-cell table:style-name="ce6" office:value-type="float" office:value="8650" calcext:value-type="float">
            <text:p><text:s/>8,6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22" calcext:value-type="date">
            <text:p>5/22/2013</text:p>
          </table:table-cell>
          <table:table-cell table:style-name="ce6" office:value-type="float" office:value="8680" calcext:value-type="float">
            <text:p><text:s/>8,6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23" calcext:value-type="date">
            <text:p>5/23/2013</text:p>
          </table:table-cell>
          <table:table-cell table:style-name="ce6" office:value-type="float" office:value="8690" calcext:value-type="float">
            <text:p><text:s/>8,6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24" calcext:value-type="date">
            <text:p>5/24/2013</text:p>
          </table:table-cell>
          <table:table-cell table:style-name="ce6" office:value-type="float" office:value="8680" calcext:value-type="float">
            <text:p><text:s/>8,6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25" calcext:value-type="date">
            <text:p>5/25/2013</text:p>
          </table:table-cell>
          <table:table-cell table:style-name="ce6" office:value-type="float" office:value="8680" calcext:value-type="float">
            <text:p><text:s/>8,6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26" calcext:value-type="date">
            <text:p>5/26/2013</text:p>
          </table:table-cell>
          <table:table-cell table:style-name="ce6" office:value-type="float" office:value="8680" calcext:value-type="float">
            <text:p><text:s/>8,6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27" calcext:value-type="date">
            <text:p>5/27/2013</text:p>
          </table:table-cell>
          <table:table-cell table:style-name="ce6" office:value-type="float" office:value="8680" calcext:value-type="float">
            <text:p><text:s/>8,6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28" calcext:value-type="date">
            <text:p>5/28/2013</text:p>
          </table:table-cell>
          <table:table-cell table:style-name="ce6" office:value-type="float" office:value="8680" calcext:value-type="float">
            <text:p><text:s/>8,6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29" calcext:value-type="date">
            <text:p>5/29/2013</text:p>
          </table:table-cell>
          <table:table-cell table:style-name="ce6" office:value-type="float" office:value="8700" calcext:value-type="float">
            <text:p><text:s/>8,7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30" calcext:value-type="date">
            <text:p>5/30/2013</text:p>
          </table:table-cell>
          <table:table-cell table:style-name="ce6" office:value-type="float" office:value="8700" calcext:value-type="float">
            <text:p><text:s/>8,7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5-31" calcext:value-type="date">
            <text:p>5/31/2013</text:p>
          </table:table-cell>
          <table:table-cell table:style-name="ce6" office:value-type="float" office:value="8680" calcext:value-type="float">
            <text:p><text:s/>8,6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01" calcext:value-type="date">
            <text:p>6/1/2013</text:p>
          </table:table-cell>
          <table:table-cell table:style-name="ce6" office:value-type="float" office:value="8690" calcext:value-type="float">
            <text:p><text:s/>8,6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02" calcext:value-type="date">
            <text:p>6/2/2013</text:p>
          </table:table-cell>
          <table:table-cell table:style-name="ce6" office:value-type="float" office:value="8690" calcext:value-type="float">
            <text:p><text:s/>8,6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03" calcext:value-type="date">
            <text:p>6/3/2013</text:p>
          </table:table-cell>
          <table:table-cell table:style-name="ce6" office:value-type="float" office:value="8690" calcext:value-type="float">
            <text:p><text:s/>8,6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04" calcext:value-type="date">
            <text:p>6/4/2013</text:p>
          </table:table-cell>
          <table:table-cell table:style-name="ce6" office:value-type="float" office:value="8690" calcext:value-type="float">
            <text:p><text:s/>8,6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05" calcext:value-type="date">
            <text:p>6/5/2013</text:p>
          </table:table-cell>
          <table:table-cell table:style-name="ce6" office:value-type="float" office:value="8700" calcext:value-type="float">
            <text:p><text:s/>8,7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06" calcext:value-type="date">
            <text:p>6/6/2013</text:p>
          </table:table-cell>
          <table:table-cell table:style-name="ce6" office:value-type="float" office:value="8720" calcext:value-type="float">
            <text:p><text:s/>8,7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07" calcext:value-type="date">
            <text:p>6/7/2013</text:p>
          </table:table-cell>
          <table:table-cell table:style-name="ce6" office:value-type="float" office:value="8710" calcext:value-type="float">
            <text:p><text:s/>8,7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08" calcext:value-type="date">
            <text:p>6/8/2013</text:p>
          </table:table-cell>
          <table:table-cell table:style-name="ce6" office:value-type="float" office:value="8690" calcext:value-type="float">
            <text:p><text:s/>8,6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09" calcext:value-type="date">
            <text:p>6/9/2013</text:p>
          </table:table-cell>
          <table:table-cell table:style-name="ce6" office:value-type="float" office:value="8690" calcext:value-type="float">
            <text:p><text:s/>8,6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10" calcext:value-type="date">
            <text:p>6/10/2013</text:p>
          </table:table-cell>
          <table:table-cell table:style-name="ce6" office:value-type="float" office:value="8690" calcext:value-type="float">
            <text:p><text:s/>8,6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11" calcext:value-type="date">
            <text:p>6/11/2013</text:p>
          </table:table-cell>
          <table:table-cell table:style-name="ce6" office:value-type="float" office:value="8670" calcext:value-type="float">
            <text:p><text:s/>8,6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12" calcext:value-type="date">
            <text:p>6/12/2013</text:p>
          </table:table-cell>
          <table:table-cell table:style-name="ce6" office:value-type="float" office:value="8700" calcext:value-type="float">
            <text:p><text:s/>8,7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13" calcext:value-type="date">
            <text:p>6/13/2013</text:p>
          </table:table-cell>
          <table:table-cell table:style-name="ce6" office:value-type="float" office:value="8720" calcext:value-type="float">
            <text:p><text:s/>8,7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14" calcext:value-type="date">
            <text:p>6/14/2013</text:p>
          </table:table-cell>
          <table:table-cell table:style-name="ce6" office:value-type="float" office:value="8730" calcext:value-type="float">
            <text:p><text:s/>8,7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15" calcext:value-type="date">
            <text:p>6/15/2013</text:p>
          </table:table-cell>
          <table:table-cell table:style-name="ce6" office:value-type="float" office:value="8690" calcext:value-type="float">
            <text:p><text:s/>8,6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16" calcext:value-type="date">
            <text:p>6/16/2013</text:p>
          </table:table-cell>
          <table:table-cell table:style-name="ce6" office:value-type="float" office:value="8690" calcext:value-type="float">
            <text:p><text:s/>8,6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17" calcext:value-type="date">
            <text:p>6/17/2013</text:p>
          </table:table-cell>
          <table:table-cell table:style-name="ce6" office:value-type="float" office:value="8690" calcext:value-type="float">
            <text:p><text:s/>8,6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18" calcext:value-type="date">
            <text:p>6/18/2013</text:p>
          </table:table-cell>
          <table:table-cell table:style-name="ce6" office:value-type="float" office:value="8670" calcext:value-type="float">
            <text:p><text:s/>8,6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19" calcext:value-type="date">
            <text:p>6/19/2013</text:p>
          </table:table-cell>
          <table:table-cell table:style-name="ce6" office:value-type="float" office:value="8670" calcext:value-type="float">
            <text:p><text:s/>8,6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20" calcext:value-type="date">
            <text:p>6/20/2013</text:p>
          </table:table-cell>
          <table:table-cell table:style-name="ce6" office:value-type="float" office:value="8720" calcext:value-type="float">
            <text:p><text:s/>8,7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21" calcext:value-type="date">
            <text:p>6/21/2013</text:p>
          </table:table-cell>
          <table:table-cell table:style-name="ce6" office:value-type="float" office:value="8740" calcext:value-type="float">
            <text:p><text:s/>8,7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22" calcext:value-type="date">
            <text:p>6/22/2013</text:p>
          </table:table-cell>
          <table:table-cell table:style-name="ce6" office:value-type="float" office:value="8740" calcext:value-type="float">
            <text:p><text:s/>8,7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23" calcext:value-type="date">
            <text:p>6/23/2013</text:p>
          </table:table-cell>
          <table:table-cell table:style-name="ce6" office:value-type="float" office:value="8740" calcext:value-type="float">
            <text:p><text:s/>8,7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24" calcext:value-type="date">
            <text:p>6/24/2013</text:p>
          </table:table-cell>
          <table:table-cell table:style-name="ce6" office:value-type="float" office:value="8740" calcext:value-type="float">
            <text:p><text:s/>8,7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25" calcext:value-type="date">
            <text:p>6/25/2013</text:p>
          </table:table-cell>
          <table:table-cell table:style-name="ce6" office:value-type="float" office:value="8730" calcext:value-type="float">
            <text:p><text:s/>8,7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26" calcext:value-type="date">
            <text:p>6/26/2013</text:p>
          </table:table-cell>
          <table:table-cell table:style-name="ce6" office:value-type="float" office:value="8740" calcext:value-type="float">
            <text:p><text:s/>8,7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27" calcext:value-type="date">
            <text:p>6/27/2013</text:p>
          </table:table-cell>
          <table:table-cell table:style-name="ce6" office:value-type="float" office:value="8770" calcext:value-type="float">
            <text:p><text:s/>8,7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28" calcext:value-type="date">
            <text:p>6/28/2013</text:p>
          </table:table-cell>
          <table:table-cell table:style-name="ce6" office:value-type="float" office:value="8790" calcext:value-type="float">
            <text:p><text:s/>8,7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29" calcext:value-type="date">
            <text:p>6/29/2013</text:p>
          </table:table-cell>
          <table:table-cell table:style-name="ce6" office:value-type="float" office:value="8790" calcext:value-type="float">
            <text:p><text:s/>8,7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6-30" calcext:value-type="date">
            <text:p>6/30/2013</text:p>
          </table:table-cell>
          <table:table-cell table:style-name="ce6" office:value-type="float" office:value="8790" calcext:value-type="float">
            <text:p><text:s/>8,7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01" calcext:value-type="date">
            <text:p>7/1/2013</text:p>
          </table:table-cell>
          <table:table-cell table:style-name="ce6" office:value-type="float" office:value="8790" calcext:value-type="float">
            <text:p><text:s/>8,7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02" calcext:value-type="date">
            <text:p>7/2/2013</text:p>
          </table:table-cell>
          <table:table-cell table:style-name="ce6" office:value-type="float" office:value="8790" calcext:value-type="float">
            <text:p><text:s/>8,7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03" calcext:value-type="date">
            <text:p>7/3/2013</text:p>
          </table:table-cell>
          <table:table-cell table:style-name="ce6" office:value-type="float" office:value="8810" calcext:value-type="float">
            <text:p><text:s/>8,8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04" calcext:value-type="date">
            <text:p>7/4/2013</text:p>
          </table:table-cell>
          <table:table-cell table:style-name="ce6" office:value-type="float" office:value="8810" calcext:value-type="float">
            <text:p><text:s/>8,8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05" calcext:value-type="date">
            <text:p>7/5/2013</text:p>
          </table:table-cell>
          <table:table-cell table:style-name="ce6" office:value-type="float" office:value="8810" calcext:value-type="float">
            <text:p><text:s/>8,8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06" calcext:value-type="date">
            <text:p>7/6/2013</text:p>
          </table:table-cell>
          <table:table-cell table:style-name="ce6" office:value-type="float" office:value="8840" calcext:value-type="float">
            <text:p><text:s/>8,8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07" calcext:value-type="date">
            <text:p>7/7/2013</text:p>
          </table:table-cell>
          <table:table-cell table:style-name="ce6" office:value-type="float" office:value="8840" calcext:value-type="float">
            <text:p><text:s/>8,8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08" calcext:value-type="date">
            <text:p>7/8/2013</text:p>
          </table:table-cell>
          <table:table-cell table:style-name="ce6" office:value-type="float" office:value="8840" calcext:value-type="float">
            <text:p><text:s/>8,8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09" calcext:value-type="date">
            <text:p>7/9/2013</text:p>
          </table:table-cell>
          <table:table-cell table:style-name="ce6" office:value-type="float" office:value="8840" calcext:value-type="float">
            <text:p><text:s/>8,8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10" calcext:value-type="date">
            <text:p>7/10/2013</text:p>
          </table:table-cell>
          <table:table-cell table:style-name="ce6" office:value-type="float" office:value="8860" calcext:value-type="float">
            <text:p><text:s/>8,8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11" calcext:value-type="date">
            <text:p>7/11/2013</text:p>
          </table:table-cell>
          <table:table-cell table:style-name="ce6" office:value-type="float" office:value="8880" calcext:value-type="float">
            <text:p><text:s/>8,8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12" calcext:value-type="date">
            <text:p>7/12/2013</text:p>
          </table:table-cell>
          <table:table-cell table:style-name="ce6" office:value-type="float" office:value="8810" calcext:value-type="float">
            <text:p><text:s/>8,8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13" calcext:value-type="date">
            <text:p>7/13/2013</text:p>
          </table:table-cell>
          <table:table-cell table:style-name="ce6" office:value-type="float" office:value="8820" calcext:value-type="float">
            <text:p><text:s/>8,8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14" calcext:value-type="date">
            <text:p>7/14/2013</text:p>
          </table:table-cell>
          <table:table-cell table:style-name="ce6" office:value-type="float" office:value="8820" calcext:value-type="float">
            <text:p><text:s/>8,8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15" calcext:value-type="date">
            <text:p>7/15/2013</text:p>
          </table:table-cell>
          <table:table-cell table:style-name="ce6" office:value-type="float" office:value="8820" calcext:value-type="float">
            <text:p><text:s/>8,8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16" calcext:value-type="date">
            <text:p>7/16/2013</text:p>
          </table:table-cell>
          <table:table-cell table:style-name="ce6" office:value-type="float" office:value="8840" calcext:value-type="float">
            <text:p><text:s/>8,8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17" calcext:value-type="date">
            <text:p>7/17/2013</text:p>
          </table:table-cell>
          <table:table-cell table:style-name="ce6" office:value-type="float" office:value="8840" calcext:value-type="float">
            <text:p><text:s/>8,8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18" calcext:value-type="date">
            <text:p>7/18/2013</text:p>
          </table:table-cell>
          <table:table-cell table:style-name="ce6" office:value-type="float" office:value="8860" calcext:value-type="float">
            <text:p><text:s/>8,8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19" calcext:value-type="date">
            <text:p>7/19/2013</text:p>
          </table:table-cell>
          <table:table-cell table:style-name="ce6" office:value-type="float" office:value="8850" calcext:value-type="float">
            <text:p><text:s/>8,8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20" calcext:value-type="date">
            <text:p>7/20/2013</text:p>
          </table:table-cell>
          <table:table-cell table:style-name="ce6" office:value-type="float" office:value="8840" calcext:value-type="float">
            <text:p><text:s/>8,8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21" calcext:value-type="date">
            <text:p>7/21/2013</text:p>
          </table:table-cell>
          <table:table-cell table:style-name="ce6" office:value-type="float" office:value="8840" calcext:value-type="float">
            <text:p><text:s/>8,8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22" calcext:value-type="date">
            <text:p>7/22/2013</text:p>
          </table:table-cell>
          <table:table-cell table:style-name="ce6" office:value-type="float" office:value="8840" calcext:value-type="float">
            <text:p><text:s/>8,8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23" calcext:value-type="date">
            <text:p>7/23/2013</text:p>
          </table:table-cell>
          <table:table-cell table:style-name="ce6" office:value-type="float" office:value="8840" calcext:value-type="float">
            <text:p><text:s/>8,8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24" calcext:value-type="date">
            <text:p>7/24/2013</text:p>
          </table:table-cell>
          <table:table-cell table:style-name="ce6" office:value-type="float" office:value="8850" calcext:value-type="float">
            <text:p><text:s/>8,8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25" calcext:value-type="date">
            <text:p>7/25/2013</text:p>
          </table:table-cell>
          <table:table-cell table:style-name="ce6" office:value-type="float" office:value="8850" calcext:value-type="float">
            <text:p><text:s/>8,8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26" calcext:value-type="date">
            <text:p>7/26/2013</text:p>
          </table:table-cell>
          <table:table-cell table:style-name="ce6" office:value-type="float" office:value="8860" calcext:value-type="float">
            <text:p><text:s/>8,8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27" calcext:value-type="date">
            <text:p>7/27/2013</text:p>
          </table:table-cell>
          <table:table-cell table:style-name="ce6" office:value-type="float" office:value="8870" calcext:value-type="float">
            <text:p><text:s/>8,8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28" calcext:value-type="date">
            <text:p>7/28/2013</text:p>
          </table:table-cell>
          <table:table-cell table:style-name="ce6" office:value-type="float" office:value="8870" calcext:value-type="float">
            <text:p><text:s/>8,8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29" calcext:value-type="date">
            <text:p>7/29/2013</text:p>
          </table:table-cell>
          <table:table-cell table:style-name="ce6" office:value-type="float" office:value="8870" calcext:value-type="float">
            <text:p><text:s/>8,8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30" calcext:value-type="date">
            <text:p>7/30/2013</text:p>
          </table:table-cell>
          <table:table-cell table:style-name="ce6" office:value-type="float" office:value="8850" calcext:value-type="float">
            <text:p><text:s/>8,8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7-31" calcext:value-type="date">
            <text:p>7/31/2013</text:p>
          </table:table-cell>
          <table:table-cell table:style-name="ce6" office:value-type="float" office:value="8880" calcext:value-type="float">
            <text:p><text:s/>8,8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01" calcext:value-type="date">
            <text:p>8/1/2013</text:p>
          </table:table-cell>
          <table:table-cell table:style-name="ce6" office:value-type="float" office:value="8880" calcext:value-type="float">
            <text:p><text:s/>8,8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02" calcext:value-type="date">
            <text:p>8/2/2013</text:p>
          </table:table-cell>
          <table:table-cell table:style-name="ce6" office:value-type="float" office:value="8890" calcext:value-type="float">
            <text:p><text:s/>8,8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03" calcext:value-type="date">
            <text:p>8/3/2013</text:p>
          </table:table-cell>
          <table:table-cell table:style-name="ce6" office:value-type="float" office:value="8890" calcext:value-type="float">
            <text:p><text:s/>8,8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04" calcext:value-type="date">
            <text:p>8/4/2013</text:p>
          </table:table-cell>
          <table:table-cell table:style-name="ce6" office:value-type="float" office:value="8890" calcext:value-type="float">
            <text:p><text:s/>8,8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05" calcext:value-type="date">
            <text:p>8/5/2013</text:p>
          </table:table-cell>
          <table:table-cell table:style-name="ce6" office:value-type="float" office:value="8890" calcext:value-type="float">
            <text:p><text:s/>8,8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06" calcext:value-type="date">
            <text:p>8/6/2013</text:p>
          </table:table-cell>
          <table:table-cell table:style-name="ce6" office:value-type="float" office:value="8890" calcext:value-type="float">
            <text:p><text:s/>8,8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07" calcext:value-type="date">
            <text:p>8/7/2013</text:p>
          </table:table-cell>
          <table:table-cell table:style-name="ce6" office:value-type="float" office:value="8910" calcext:value-type="float">
            <text:p><text:s/>8,9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08" calcext:value-type="date">
            <text:p>8/8/2013</text:p>
          </table:table-cell>
          <table:table-cell table:style-name="ce6" office:value-type="float" office:value="8900" calcext:value-type="float">
            <text:p><text:s/>8,9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09" calcext:value-type="date">
            <text:p>8/9/2013</text:p>
          </table:table-cell>
          <table:table-cell table:style-name="ce6" office:value-type="float" office:value="8890" calcext:value-type="float">
            <text:p><text:s/>8,8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10" calcext:value-type="date">
            <text:p>8/10/2013</text:p>
          </table:table-cell>
          <table:table-cell table:style-name="ce6" office:value-type="float" office:value="8900" calcext:value-type="float">
            <text:p><text:s/>8,9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11" calcext:value-type="date">
            <text:p>8/11/2013</text:p>
          </table:table-cell>
          <table:table-cell table:style-name="ce6" office:value-type="float" office:value="8900" calcext:value-type="float">
            <text:p><text:s/>8,9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12" calcext:value-type="date">
            <text:p>8/12/2013</text:p>
          </table:table-cell>
          <table:table-cell table:style-name="ce6" office:value-type="float" office:value="8900" calcext:value-type="float">
            <text:p><text:s/>8,9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13" calcext:value-type="date">
            <text:p>8/13/2013</text:p>
          </table:table-cell>
          <table:table-cell table:style-name="ce6" office:value-type="float" office:value="8920" calcext:value-type="float">
            <text:p><text:s/>8,9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14" calcext:value-type="date">
            <text:p>8/14/2013</text:p>
          </table:table-cell>
          <table:table-cell table:style-name="ce6" office:value-type="float" office:value="8890" calcext:value-type="float">
            <text:p><text:s/>8,8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15" calcext:value-type="date">
            <text:p>8/15/2013</text:p>
          </table:table-cell>
          <table:table-cell table:style-name="ce6" office:value-type="float" office:value="8920" calcext:value-type="float">
            <text:p><text:s/>8,9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16" calcext:value-type="date">
            <text:p>8/16/2013</text:p>
          </table:table-cell>
          <table:table-cell table:style-name="ce6" office:value-type="float" office:value="8910" calcext:value-type="float">
            <text:p><text:s/>8,9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17" calcext:value-type="date">
            <text:p>8/17/2013</text:p>
          </table:table-cell>
          <table:table-cell table:style-name="ce6" office:value-type="float" office:value="8920" calcext:value-type="float">
            <text:p><text:s/>8,9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18" calcext:value-type="date">
            <text:p>8/18/2013</text:p>
          </table:table-cell>
          <table:table-cell table:style-name="ce6" office:value-type="float" office:value="8920" calcext:value-type="float">
            <text:p><text:s/>8,9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19" calcext:value-type="date">
            <text:p>8/19/2013</text:p>
          </table:table-cell>
          <table:table-cell table:style-name="ce6" office:value-type="float" office:value="8920" calcext:value-type="float">
            <text:p><text:s/>8,9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20" calcext:value-type="date">
            <text:p>8/20/2013</text:p>
          </table:table-cell>
          <table:table-cell table:style-name="ce6" office:value-type="float" office:value="8910" calcext:value-type="float">
            <text:p><text:s/>8,9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21" calcext:value-type="date">
            <text:p>8/21/2013</text:p>
          </table:table-cell>
          <table:table-cell table:style-name="ce6" office:value-type="float" office:value="8920" calcext:value-type="float">
            <text:p><text:s/>8,9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22" calcext:value-type="date">
            <text:p>8/22/2013</text:p>
          </table:table-cell>
          <table:table-cell table:style-name="ce6" office:value-type="float" office:value="8920" calcext:value-type="float">
            <text:p><text:s/>8,9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23" calcext:value-type="date">
            <text:p>8/23/2013</text:p>
          </table:table-cell>
          <table:table-cell table:style-name="ce6" office:value-type="float" office:value="8930" calcext:value-type="float">
            <text:p><text:s/>8,9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24" calcext:value-type="date">
            <text:p>8/24/2013</text:p>
          </table:table-cell>
          <table:table-cell table:style-name="ce6" office:value-type="float" office:value="8930" calcext:value-type="float">
            <text:p><text:s/>8,9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25" calcext:value-type="date">
            <text:p>8/25/2013</text:p>
          </table:table-cell>
          <table:table-cell table:style-name="ce6" office:value-type="float" office:value="8930" calcext:value-type="float">
            <text:p><text:s/>8,9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26" calcext:value-type="date">
            <text:p>8/26/2013</text:p>
          </table:table-cell>
          <table:table-cell table:style-name="ce6" office:value-type="float" office:value="8930" calcext:value-type="float">
            <text:p><text:s/>8,9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27" calcext:value-type="date">
            <text:p>8/27/2013</text:p>
          </table:table-cell>
          <table:table-cell table:style-name="ce6" office:value-type="float" office:value="8930" calcext:value-type="float">
            <text:p><text:s/>8,9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28" calcext:value-type="date">
            <text:p>8/28/2013</text:p>
          </table:table-cell>
          <table:table-cell table:style-name="ce6" office:value-type="float" office:value="8950" calcext:value-type="float">
            <text:p><text:s/>8,9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29" calcext:value-type="date">
            <text:p>8/29/2013</text:p>
          </table:table-cell>
          <table:table-cell table:style-name="ce6" office:value-type="float" office:value="8960" calcext:value-type="float">
            <text:p><text:s/>8,9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30" calcext:value-type="date">
            <text:p>8/30/2013</text:p>
          </table:table-cell>
          <table:table-cell table:style-name="ce6" office:value-type="float" office:value="8990" calcext:value-type="float">
            <text:p><text:s/>8,9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8-31" calcext:value-type="date">
            <text:p>8/31/2013</text:p>
          </table:table-cell>
          <table:table-cell table:style-name="ce6" office:value-type="float" office:value="8990" calcext:value-type="float">
            <text:p><text:s/>8,9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01" calcext:value-type="date">
            <text:p>9/1/2013</text:p>
          </table:table-cell>
          <table:table-cell table:style-name="ce6" office:value-type="float" office:value="8990" calcext:value-type="float">
            <text:p><text:s/>8,9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02" calcext:value-type="date">
            <text:p>9/2/2013</text:p>
          </table:table-cell>
          <table:table-cell table:style-name="ce6" office:value-type="float" office:value="8990" calcext:value-type="float">
            <text:p><text:s/>8,9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03" calcext:value-type="date">
            <text:p>9/3/2013</text:p>
          </table:table-cell>
          <table:table-cell table:style-name="ce6" office:value-type="float" office:value="8990" calcext:value-type="float">
            <text:p><text:s/>8,9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04" calcext:value-type="date">
            <text:p>9/4/2013</text:p>
          </table:table-cell>
          <table:table-cell table:style-name="ce6" office:value-type="float" office:value="9020" calcext:value-type="float">
            <text:p><text:s/>9,0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05" calcext:value-type="date">
            <text:p>9/5/2013</text:p>
          </table:table-cell>
          <table:table-cell table:style-name="ce6" office:value-type="float" office:value="9030" calcext:value-type="float">
            <text:p><text:s/>9,0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06" calcext:value-type="date">
            <text:p>9/6/2013</text:p>
          </table:table-cell>
          <table:table-cell table:style-name="ce6" office:value-type="float" office:value="9030" calcext:value-type="float">
            <text:p><text:s/>9,0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07" calcext:value-type="date">
            <text:p>9/7/2013</text:p>
          </table:table-cell>
          <table:table-cell table:style-name="ce6" office:value-type="float" office:value="9040" calcext:value-type="float">
            <text:p><text:s/>9,0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08" calcext:value-type="date">
            <text:p>9/8/2013</text:p>
          </table:table-cell>
          <table:table-cell table:style-name="ce6" office:value-type="float" office:value="9040" calcext:value-type="float">
            <text:p><text:s/>9,0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09" calcext:value-type="date">
            <text:p>9/9/2013</text:p>
          </table:table-cell>
          <table:table-cell table:style-name="ce6" office:value-type="float" office:value="9040" calcext:value-type="float">
            <text:p><text:s/>9,0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10" calcext:value-type="date">
            <text:p>9/10/2013</text:p>
          </table:table-cell>
          <table:table-cell table:style-name="ce6" office:value-type="float" office:value="9030" calcext:value-type="float">
            <text:p><text:s/>9,0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11" calcext:value-type="date">
            <text:p>9/11/2013</text:p>
          </table:table-cell>
          <table:table-cell table:style-name="ce6" office:value-type="float" office:value="9050" calcext:value-type="float">
            <text:p><text:s/>9,0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12" calcext:value-type="date">
            <text:p>9/12/2013</text:p>
          </table:table-cell>
          <table:table-cell table:style-name="ce6" office:value-type="float" office:value="9050" calcext:value-type="float">
            <text:p><text:s/>9,0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13" calcext:value-type="date">
            <text:p>9/13/2013</text:p>
          </table:table-cell>
          <table:table-cell table:style-name="ce6" office:value-type="float" office:value="9030" calcext:value-type="float">
            <text:p><text:s/>9,0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14" calcext:value-type="date">
            <text:p>9/14/2013</text:p>
          </table:table-cell>
          <table:table-cell table:style-name="ce6" office:value-type="float" office:value="9020" calcext:value-type="float">
            <text:p><text:s/>9,0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15" calcext:value-type="date">
            <text:p>9/15/2013</text:p>
          </table:table-cell>
          <table:table-cell table:style-name="ce6" office:value-type="float" office:value="9020" calcext:value-type="float">
            <text:p><text:s/>9,0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16" calcext:value-type="date">
            <text:p>9/16/2013</text:p>
          </table:table-cell>
          <table:table-cell table:style-name="ce6" office:value-type="float" office:value="9020" calcext:value-type="float">
            <text:p><text:s/>9,0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17" calcext:value-type="date">
            <text:p>9/17/2013</text:p>
          </table:table-cell>
          <table:table-cell table:style-name="ce6" office:value-type="float" office:value="9010" calcext:value-type="float">
            <text:p><text:s/>9,0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18" calcext:value-type="date">
            <text:p>9/18/2013</text:p>
          </table:table-cell>
          <table:table-cell table:style-name="ce6" office:value-type="float" office:value="9020" calcext:value-type="float">
            <text:p><text:s/>9,0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19" calcext:value-type="date">
            <text:p>9/19/2013</text:p>
          </table:table-cell>
          <table:table-cell table:style-name="ce6" office:value-type="float" office:value="9030" calcext:value-type="float">
            <text:p><text:s/>9,0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20" calcext:value-type="date">
            <text:p>9/20/2013</text:p>
          </table:table-cell>
          <table:table-cell table:style-name="ce6" office:value-type="float" office:value="9020" calcext:value-type="float">
            <text:p><text:s/>9,0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21" calcext:value-type="date">
            <text:p>9/21/2013</text:p>
          </table:table-cell>
          <table:table-cell table:style-name="ce6" office:value-type="float" office:value="9030" calcext:value-type="float">
            <text:p><text:s/>9,0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22" calcext:value-type="date">
            <text:p>9/22/2013</text:p>
          </table:table-cell>
          <table:table-cell table:style-name="ce6" office:value-type="float" office:value="9030" calcext:value-type="float">
            <text:p><text:s/>9,0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23" calcext:value-type="date">
            <text:p>9/23/2013</text:p>
          </table:table-cell>
          <table:table-cell table:style-name="ce6" office:value-type="float" office:value="9030" calcext:value-type="float">
            <text:p><text:s/>9,0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24" calcext:value-type="date">
            <text:p>9/24/2013</text:p>
          </table:table-cell>
          <table:table-cell table:style-name="ce6" office:value-type="float" office:value="9040" calcext:value-type="float">
            <text:p><text:s/>9,0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25" calcext:value-type="date">
            <text:p>9/25/2013</text:p>
          </table:table-cell>
          <table:table-cell table:style-name="ce6" office:value-type="float" office:value="9040" calcext:value-type="float">
            <text:p><text:s/>9,0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26" calcext:value-type="date">
            <text:p>9/26/2013</text:p>
          </table:table-cell>
          <table:table-cell table:style-name="ce6" office:value-type="float" office:value="9050" calcext:value-type="float">
            <text:p><text:s/>9,0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27" calcext:value-type="date">
            <text:p>9/27/2013</text:p>
          </table:table-cell>
          <table:table-cell table:style-name="ce6" office:value-type="float" office:value="9070" calcext:value-type="float">
            <text:p><text:s/>9,0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28" calcext:value-type="date">
            <text:p>9/28/2013</text:p>
          </table:table-cell>
          <table:table-cell table:style-name="ce6" office:value-type="float" office:value="9080" calcext:value-type="float">
            <text:p><text:s/>9,0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29" calcext:value-type="date">
            <text:p>9/29/2013</text:p>
          </table:table-cell>
          <table:table-cell table:style-name="ce6" office:value-type="float" office:value="9080" calcext:value-type="float">
            <text:p><text:s/>9,0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09-30" calcext:value-type="date">
            <text:p>9/30/2013</text:p>
          </table:table-cell>
          <table:table-cell table:style-name="ce6" office:value-type="float" office:value="9080" calcext:value-type="float">
            <text:p><text:s/>9,0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01" calcext:value-type="date">
            <text:p>10/1/2013</text:p>
          </table:table-cell>
          <table:table-cell table:style-name="ce6" office:value-type="float" office:value="9090" calcext:value-type="float">
            <text:p><text:s/>9,0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02" calcext:value-type="date">
            <text:p>10/2/2013</text:p>
          </table:table-cell>
          <table:table-cell table:style-name="ce6" office:value-type="float" office:value="9090" calcext:value-type="float">
            <text:p><text:s/>9,0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03" calcext:value-type="date">
            <text:p>10/3/2013</text:p>
          </table:table-cell>
          <table:table-cell table:style-name="ce6" office:value-type="float" office:value="9110" calcext:value-type="float">
            <text:p><text:s/>9,1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04" calcext:value-type="date">
            <text:p>10/4/2013</text:p>
          </table:table-cell>
          <table:table-cell table:style-name="ce6" office:value-type="float" office:value="9100" calcext:value-type="float">
            <text:p><text:s/>9,1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05" calcext:value-type="date">
            <text:p>10/5/2013</text:p>
          </table:table-cell>
          <table:table-cell table:style-name="ce6" office:value-type="float" office:value="9110" calcext:value-type="float">
            <text:p><text:s/>9,1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06" calcext:value-type="date">
            <text:p>10/6/2013</text:p>
          </table:table-cell>
          <table:table-cell table:style-name="ce6" office:value-type="float" office:value="9110" calcext:value-type="float">
            <text:p><text:s/>9,1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07" calcext:value-type="date">
            <text:p>10/7/2013</text:p>
          </table:table-cell>
          <table:table-cell table:style-name="ce6" office:value-type="float" office:value="9110" calcext:value-type="float">
            <text:p><text:s/>9,1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08" calcext:value-type="date">
            <text:p>10/8/2013</text:p>
          </table:table-cell>
          <table:table-cell table:style-name="ce6" office:value-type="float" office:value="9140" calcext:value-type="float">
            <text:p><text:s/>9,1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09" calcext:value-type="date">
            <text:p>10/9/2013</text:p>
          </table:table-cell>
          <table:table-cell table:style-name="ce6" office:value-type="float" office:value="9150" calcext:value-type="float">
            <text:p><text:s/>9,1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10" calcext:value-type="date">
            <text:p>10/10/2013</text:p>
          </table:table-cell>
          <table:table-cell table:style-name="ce6" office:value-type="float" office:value="9150" calcext:value-type="float">
            <text:p><text:s/>9,1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11" calcext:value-type="date">
            <text:p>10/11/2013</text:p>
          </table:table-cell>
          <table:table-cell table:style-name="ce6" office:value-type="float" office:value="9160" calcext:value-type="float">
            <text:p><text:s/>9,1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12" calcext:value-type="date">
            <text:p>10/12/2013</text:p>
          </table:table-cell>
          <table:table-cell table:style-name="ce6" office:value-type="float" office:value="9150" calcext:value-type="float">
            <text:p><text:s/>9,1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13" calcext:value-type="date">
            <text:p>10/13/2013</text:p>
          </table:table-cell>
          <table:table-cell table:style-name="ce6" office:value-type="float" office:value="9150" calcext:value-type="float">
            <text:p><text:s/>9,1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14" calcext:value-type="date">
            <text:p>10/14/2013</text:p>
          </table:table-cell>
          <table:table-cell table:style-name="ce6" office:value-type="float" office:value="9150" calcext:value-type="float">
            <text:p><text:s/>9,1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15" calcext:value-type="date">
            <text:p>10/15/2013</text:p>
          </table:table-cell>
          <table:table-cell table:style-name="ce6" office:value-type="float" office:value="9150" calcext:value-type="float">
            <text:p><text:s/>9,1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16" calcext:value-type="date">
            <text:p>10/16/2013</text:p>
          </table:table-cell>
          <table:table-cell table:style-name="ce6" office:value-type="float" office:value="9160" calcext:value-type="float">
            <text:p><text:s/>9,1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17" calcext:value-type="date">
            <text:p>10/17/2013</text:p>
          </table:table-cell>
          <table:table-cell table:style-name="ce6" office:value-type="float" office:value="9170" calcext:value-type="float">
            <text:p><text:s/>9,1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18" calcext:value-type="date">
            <text:p>10/18/2013</text:p>
          </table:table-cell>
          <table:table-cell table:style-name="ce6" office:value-type="float" office:value="9160" calcext:value-type="float">
            <text:p><text:s/>9,1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19" calcext:value-type="date">
            <text:p>10/19/2013</text:p>
          </table:table-cell>
          <table:table-cell table:style-name="ce6" office:value-type="float" office:value="9150" calcext:value-type="float">
            <text:p><text:s/>9,1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20" calcext:value-type="date">
            <text:p>10/20/2013</text:p>
          </table:table-cell>
          <table:table-cell table:style-name="ce6" office:value-type="float" office:value="9150" calcext:value-type="float">
            <text:p><text:s/>9,1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21" calcext:value-type="date">
            <text:p>10/21/2013</text:p>
          </table:table-cell>
          <table:table-cell table:style-name="ce6" office:value-type="float" office:value="9150" calcext:value-type="float">
            <text:p><text:s/>9,1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22" calcext:value-type="date">
            <text:p>10/22/2013</text:p>
          </table:table-cell>
          <table:table-cell table:style-name="ce6" office:value-type="float" office:value="9150" calcext:value-type="float">
            <text:p><text:s/>9,1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23" calcext:value-type="date">
            <text:p>10/23/2013</text:p>
          </table:table-cell>
          <table:table-cell table:style-name="ce6" office:value-type="float" office:value="9150" calcext:value-type="float">
            <text:p><text:s/>9,1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24" calcext:value-type="date">
            <text:p>10/24/2013</text:p>
          </table:table-cell>
          <table:table-cell table:style-name="ce6" office:value-type="float" office:value="9150" calcext:value-type="float">
            <text:p><text:s/>9,1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25" calcext:value-type="date">
            <text:p>10/25/2013</text:p>
          </table:table-cell>
          <table:table-cell table:style-name="ce6" office:value-type="float" office:value="9160" calcext:value-type="float">
            <text:p><text:s/>9,1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26" calcext:value-type="date">
            <text:p>10/26/2013</text:p>
          </table:table-cell>
          <table:table-cell table:style-name="ce6" office:value-type="float" office:value="9170" calcext:value-type="float">
            <text:p><text:s/>9,1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27" calcext:value-type="date">
            <text:p>10/27/2013</text:p>
          </table:table-cell>
          <table:table-cell table:style-name="ce6" office:value-type="float" office:value="9170" calcext:value-type="float">
            <text:p><text:s/>9,1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28" calcext:value-type="date">
            <text:p>10/28/2013</text:p>
          </table:table-cell>
          <table:table-cell table:style-name="ce6" office:value-type="float" office:value="9170" calcext:value-type="float">
            <text:p><text:s/>9,1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29" calcext:value-type="date">
            <text:p>10/29/2013</text:p>
          </table:table-cell>
          <table:table-cell table:style-name="ce6" office:value-type="float" office:value="9180" calcext:value-type="float">
            <text:p><text:s/>9,1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30" calcext:value-type="date">
            <text:p>10/30/2013</text:p>
          </table:table-cell>
          <table:table-cell table:style-name="ce6" office:value-type="float" office:value="9200" calcext:value-type="float">
            <text:p><text:s/>9,2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0-31" calcext:value-type="date">
            <text:p>10/31/2013</text:p>
          </table:table-cell>
          <table:table-cell table:style-name="ce6" office:value-type="float" office:value="9210" calcext:value-type="float">
            <text:p><text:s/>9,2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01" calcext:value-type="date">
            <text:p>11/1/2013</text:p>
          </table:table-cell>
          <table:table-cell table:style-name="ce6" office:value-type="float" office:value="9230" calcext:value-type="float">
            <text:p><text:s/>9,2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02" calcext:value-type="date">
            <text:p>11/2/2013</text:p>
          </table:table-cell>
          <table:table-cell table:style-name="ce6" office:value-type="float" office:value="9200" calcext:value-type="float">
            <text:p><text:s/>9,2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03" calcext:value-type="date">
            <text:p>11/3/2013</text:p>
          </table:table-cell>
          <table:table-cell table:style-name="ce6" office:value-type="float" office:value="9200" calcext:value-type="float">
            <text:p><text:s/>9,2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04" calcext:value-type="date">
            <text:p>11/4/2013</text:p>
          </table:table-cell>
          <table:table-cell table:style-name="ce6" office:value-type="float" office:value="9200" calcext:value-type="float">
            <text:p><text:s/>9,2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05" calcext:value-type="date">
            <text:p>11/5/2013</text:p>
          </table:table-cell>
          <table:table-cell table:style-name="ce6" office:value-type="float" office:value="9220" calcext:value-type="float">
            <text:p><text:s/>9,2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06" calcext:value-type="date">
            <text:p>11/6/2013</text:p>
          </table:table-cell>
          <table:table-cell table:style-name="ce6" office:value-type="float" office:value="9230" calcext:value-type="float">
            <text:p><text:s/>9,2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07" calcext:value-type="date">
            <text:p>11/7/2013</text:p>
          </table:table-cell>
          <table:table-cell table:style-name="ce6" office:value-type="float" office:value="9230" calcext:value-type="float">
            <text:p><text:s/>9,2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08" calcext:value-type="date">
            <text:p>11/8/2013</text:p>
          </table:table-cell>
          <table:table-cell table:style-name="ce6" office:value-type="float" office:value="9230" calcext:value-type="float">
            <text:p><text:s/>9,2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09" calcext:value-type="date">
            <text:p>11/9/2013</text:p>
          </table:table-cell>
          <table:table-cell table:style-name="ce6" office:value-type="float" office:value="9250" calcext:value-type="float">
            <text:p><text:s/>9,2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10" calcext:value-type="date">
            <text:p>11/10/2013</text:p>
          </table:table-cell>
          <table:table-cell table:style-name="ce6" office:value-type="float" office:value="9250" calcext:value-type="float">
            <text:p><text:s/>9,2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11" calcext:value-type="date">
            <text:p>11/11/2013</text:p>
          </table:table-cell>
          <table:table-cell table:style-name="ce6" office:value-type="float" office:value="9250" calcext:value-type="float">
            <text:p><text:s/>9,2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12" calcext:value-type="date">
            <text:p>11/12/2013</text:p>
          </table:table-cell>
          <table:table-cell table:style-name="ce6" office:value-type="float" office:value="9250" calcext:value-type="float">
            <text:p><text:s/>9,2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13" calcext:value-type="date">
            <text:p>11/13/2013</text:p>
          </table:table-cell>
          <table:table-cell table:style-name="ce6" office:value-type="float" office:value="9270" calcext:value-type="float">
            <text:p><text:s/>9,2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14" calcext:value-type="date">
            <text:p>11/14/2013</text:p>
          </table:table-cell>
          <table:table-cell table:style-name="ce6" office:value-type="float" office:value="9270" calcext:value-type="float">
            <text:p><text:s/>9,2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15" calcext:value-type="date">
            <text:p>11/15/2013</text:p>
          </table:table-cell>
          <table:table-cell table:style-name="ce6" office:value-type="float" office:value="9280" calcext:value-type="float">
            <text:p><text:s/>9,2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16" calcext:value-type="date">
            <text:p>11/16/2013</text:p>
          </table:table-cell>
          <table:table-cell table:style-name="ce6" office:value-type="float" office:value="9270" calcext:value-type="float">
            <text:p><text:s/>9,2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17" calcext:value-type="date">
            <text:p>11/17/2013</text:p>
          </table:table-cell>
          <table:table-cell table:style-name="ce6" office:value-type="float" office:value="9270" calcext:value-type="float">
            <text:p><text:s/>9,2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18" calcext:value-type="date">
            <text:p>11/18/2013</text:p>
          </table:table-cell>
          <table:table-cell table:style-name="ce6" office:value-type="float" office:value="9270" calcext:value-type="float">
            <text:p><text:s/>9,2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19" calcext:value-type="date">
            <text:p>11/19/2013</text:p>
          </table:table-cell>
          <table:table-cell table:style-name="ce6" office:value-type="float" office:value="9280" calcext:value-type="float">
            <text:p><text:s/>9,2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20" calcext:value-type="date">
            <text:p>11/20/2013</text:p>
          </table:table-cell>
          <table:table-cell table:style-name="ce6" office:value-type="float" office:value="9290" calcext:value-type="float">
            <text:p><text:s/>9,2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21" calcext:value-type="date">
            <text:p>11/21/2013</text:p>
          </table:table-cell>
          <table:table-cell table:style-name="ce6" office:value-type="float" office:value="9290" calcext:value-type="float">
            <text:p><text:s/>9,2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22" calcext:value-type="date">
            <text:p>11/22/2013</text:p>
          </table:table-cell>
          <table:table-cell table:style-name="ce6" office:value-type="float" office:value="9290" calcext:value-type="float">
            <text:p><text:s/>9,2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23" calcext:value-type="date">
            <text:p>11/23/2013</text:p>
          </table:table-cell>
          <table:table-cell table:style-name="ce6" office:value-type="float" office:value="9300" calcext:value-type="float">
            <text:p><text:s/>9,3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24" calcext:value-type="date">
            <text:p>11/24/2013</text:p>
          </table:table-cell>
          <table:table-cell table:style-name="ce6" office:value-type="float" office:value="9300" calcext:value-type="float">
            <text:p><text:s/>9,3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25" calcext:value-type="date">
            <text:p>11/25/2013</text:p>
          </table:table-cell>
          <table:table-cell table:style-name="ce6" office:value-type="float" office:value="9300" calcext:value-type="float">
            <text:p><text:s/>9,3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26" calcext:value-type="date">
            <text:p>11/26/2013</text:p>
          </table:table-cell>
          <table:table-cell table:style-name="ce6" office:value-type="float" office:value="9300" calcext:value-type="float">
            <text:p><text:s/>9,3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27" calcext:value-type="date">
            <text:p>11/27/2013</text:p>
          </table:table-cell>
          <table:table-cell table:style-name="ce6" office:value-type="float" office:value="9320" calcext:value-type="float">
            <text:p><text:s/>9,3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28" calcext:value-type="date">
            <text:p>11/28/2013</text:p>
          </table:table-cell>
          <table:table-cell table:style-name="ce6" office:value-type="float" office:value="9330" calcext:value-type="float">
            <text:p><text:s/>9,3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29" calcext:value-type="date">
            <text:p>11/29/2013</text:p>
          </table:table-cell>
          <table:table-cell table:style-name="ce6" office:value-type="float" office:value="9330" calcext:value-type="float">
            <text:p><text:s/>9,3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1-30" calcext:value-type="date">
            <text:p>11/30/2013</text:p>
          </table:table-cell>
          <table:table-cell table:style-name="ce6" office:value-type="float" office:value="9340" calcext:value-type="float">
            <text:p><text:s/>9,3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01" calcext:value-type="date">
            <text:p>12/1/2013</text:p>
          </table:table-cell>
          <table:table-cell table:style-name="ce6" office:value-type="float" office:value="9340" calcext:value-type="float">
            <text:p><text:s/>9,3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02" calcext:value-type="date">
            <text:p>12/2/2013</text:p>
          </table:table-cell>
          <table:table-cell table:style-name="ce6" office:value-type="float" office:value="9340" calcext:value-type="float">
            <text:p><text:s/>9,3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03" calcext:value-type="date">
            <text:p>12/3/2013</text:p>
          </table:table-cell>
          <table:table-cell table:style-name="ce6" office:value-type="float" office:value="9350" calcext:value-type="float">
            <text:p><text:s/>9,3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04" calcext:value-type="date">
            <text:p>12/4/2013</text:p>
          </table:table-cell>
          <table:table-cell table:style-name="ce6" office:value-type="float" office:value="9380" calcext:value-type="float">
            <text:p><text:s/>9,3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05" calcext:value-type="date">
            <text:p>12/5/2013</text:p>
          </table:table-cell>
          <table:table-cell table:style-name="ce6" office:value-type="float" office:value="9390" calcext:value-type="float">
            <text:p><text:s/>9,3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06" calcext:value-type="date">
            <text:p>12/6/2013</text:p>
          </table:table-cell>
          <table:table-cell table:style-name="ce6" office:value-type="float" office:value="9390" calcext:value-type="float">
            <text:p><text:s/>9,3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07" calcext:value-type="date">
            <text:p>12/7/2013</text:p>
          </table:table-cell>
          <table:table-cell table:style-name="ce6" office:value-type="float" office:value="9400" calcext:value-type="float">
            <text:p><text:s/>9,4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08" calcext:value-type="date">
            <text:p>12/8/2013</text:p>
          </table:table-cell>
          <table:table-cell table:style-name="ce6" office:value-type="float" office:value="9400" calcext:value-type="float">
            <text:p><text:s/>9,4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09" calcext:value-type="date">
            <text:p>12/9/2013</text:p>
          </table:table-cell>
          <table:table-cell table:style-name="ce6" office:value-type="float" office:value="9400" calcext:value-type="float">
            <text:p><text:s/>9,4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10" calcext:value-type="date">
            <text:p>12/10/2013</text:p>
          </table:table-cell>
          <table:table-cell table:style-name="ce6" office:value-type="float" office:value="9400" calcext:value-type="float">
            <text:p><text:s/>9,4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11" calcext:value-type="date">
            <text:p>12/11/2013</text:p>
          </table:table-cell>
          <table:table-cell table:style-name="ce6" office:value-type="float" office:value="9410" calcext:value-type="float">
            <text:p><text:s/>9,4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12" calcext:value-type="date">
            <text:p>12/12/2013</text:p>
          </table:table-cell>
          <table:table-cell table:style-name="ce6" office:value-type="float" office:value="9410" calcext:value-type="float">
            <text:p><text:s/>9,4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13" calcext:value-type="date">
            <text:p>12/13/2013</text:p>
          </table:table-cell>
          <table:table-cell table:style-name="ce6" office:value-type="float" office:value="9420" calcext:value-type="float">
            <text:p><text:s/>9,4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14" calcext:value-type="date">
            <text:p>12/14/2013</text:p>
          </table:table-cell>
          <table:table-cell table:style-name="ce6" office:value-type="float" office:value="9440" calcext:value-type="float">
            <text:p><text:s/>9,4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15" calcext:value-type="date">
            <text:p>12/15/2013</text:p>
          </table:table-cell>
          <table:table-cell table:style-name="ce6" office:value-type="float" office:value="9440" calcext:value-type="float">
            <text:p><text:s/>9,4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16" calcext:value-type="date">
            <text:p>12/16/2013</text:p>
          </table:table-cell>
          <table:table-cell table:style-name="ce6" office:value-type="float" office:value="9440" calcext:value-type="float">
            <text:p><text:s/>9,4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17" calcext:value-type="date">
            <text:p>12/17/2013</text:p>
          </table:table-cell>
          <table:table-cell table:style-name="ce6" office:value-type="float" office:value="9440" calcext:value-type="float">
            <text:p><text:s/>9,4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18" calcext:value-type="date">
            <text:p>12/18/2013</text:p>
          </table:table-cell>
          <table:table-cell table:style-name="ce6" office:value-type="float" office:value="9450" calcext:value-type="float">
            <text:p><text:s/>9,4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19" calcext:value-type="date">
            <text:p>12/19/2013</text:p>
          </table:table-cell>
          <table:table-cell table:style-name="ce6" office:value-type="float" office:value="9460" calcext:value-type="float">
            <text:p><text:s/>9,4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20" calcext:value-type="date">
            <text:p>12/20/2013</text:p>
          </table:table-cell>
          <table:table-cell table:style-name="ce6" office:value-type="float" office:value="9470" calcext:value-type="float">
            <text:p><text:s/>9,4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21" calcext:value-type="date">
            <text:p>12/21/2013</text:p>
          </table:table-cell>
          <table:table-cell table:style-name="ce6" office:value-type="float" office:value="9480" calcext:value-type="float">
            <text:p><text:s/>9,4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22" calcext:value-type="date">
            <text:p>12/22/2013</text:p>
          </table:table-cell>
          <table:table-cell table:style-name="ce6" office:value-type="float" office:value="9480" calcext:value-type="float">
            <text:p><text:s/>9,4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23" calcext:value-type="date">
            <text:p>12/23/2013</text:p>
          </table:table-cell>
          <table:table-cell table:style-name="ce6" office:value-type="float" office:value="9480" calcext:value-type="float">
            <text:p><text:s/>9,4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24" calcext:value-type="date">
            <text:p>12/24/2013</text:p>
          </table:table-cell>
          <table:table-cell table:style-name="ce6" office:value-type="float" office:value="9480" calcext:value-type="float">
            <text:p><text:s/>9,4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25" calcext:value-type="date">
            <text:p>12/25/2013</text:p>
          </table:table-cell>
          <table:table-cell table:style-name="ce6" office:value-type="float" office:value="9480" calcext:value-type="float">
            <text:p><text:s/>9,4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26" calcext:value-type="date">
            <text:p>12/26/2013</text:p>
          </table:table-cell>
          <table:table-cell table:style-name="ce6" office:value-type="float" office:value="9480" calcext:value-type="float">
            <text:p><text:s/>9,4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27" calcext:value-type="date">
            <text:p>12/27/2013</text:p>
          </table:table-cell>
          <table:table-cell table:style-name="ce6" office:value-type="float" office:value="9490" calcext:value-type="float">
            <text:p><text:s/>9,4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28" calcext:value-type="date">
            <text:p>12/28/2013</text:p>
          </table:table-cell>
          <table:table-cell table:style-name="ce6" office:value-type="float" office:value="9500" calcext:value-type="float">
            <text:p><text:s/>9,5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29" calcext:value-type="date">
            <text:p>12/29/2013</text:p>
          </table:table-cell>
          <table:table-cell table:style-name="ce6" office:value-type="float" office:value="9500" calcext:value-type="float">
            <text:p><text:s/>9,5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30" calcext:value-type="date">
            <text:p>12/30/2013</text:p>
          </table:table-cell>
          <table:table-cell table:style-name="ce6" office:value-type="float" office:value="9500" calcext:value-type="float">
            <text:p><text:s/>9,5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3-12-31" calcext:value-type="date">
            <text:p>12/31/2013</text:p>
          </table:table-cell>
          <table:table-cell table:style-name="ce6" office:value-type="float" office:value="9510" calcext:value-type="float">
            <text:p><text:s/>9,5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01" calcext:value-type="date">
            <text:p>1/1/2014</text:p>
          </table:table-cell>
          <table:table-cell table:style-name="ce6" office:value-type="float" office:value="9520" calcext:value-type="float">
            <text:p><text:s/>9,5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02" calcext:value-type="date">
            <text:p>1/2/2014</text:p>
          </table:table-cell>
          <table:table-cell table:style-name="ce6" office:value-type="float" office:value="9520" calcext:value-type="float">
            <text:p><text:s/>9,5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03" calcext:value-type="date">
            <text:p>1/3/2014</text:p>
          </table:table-cell>
          <table:table-cell table:style-name="ce6" office:value-type="float" office:value="9520" calcext:value-type="float">
            <text:p><text:s/>9,5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04" calcext:value-type="date">
            <text:p>1/4/2014</text:p>
          </table:table-cell>
          <table:table-cell table:style-name="ce6" office:value-type="float" office:value="9520" calcext:value-type="float">
            <text:p><text:s/>9,5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05" calcext:value-type="date">
            <text:p>1/5/2014</text:p>
          </table:table-cell>
          <table:table-cell table:style-name="ce6" office:value-type="float" office:value="9520" calcext:value-type="float">
            <text:p><text:s/>9,5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06" calcext:value-type="date">
            <text:p>1/6/2014</text:p>
          </table:table-cell>
          <table:table-cell table:style-name="ce6" office:value-type="float" office:value="9520" calcext:value-type="float">
            <text:p><text:s/>9,5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07" calcext:value-type="date">
            <text:p>1/7/2014</text:p>
          </table:table-cell>
          <table:table-cell table:style-name="ce6" office:value-type="float" office:value="9520" calcext:value-type="float">
            <text:p><text:s/>9,5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08" calcext:value-type="date">
            <text:p>1/8/2014</text:p>
          </table:table-cell>
          <table:table-cell table:style-name="ce6" office:value-type="float" office:value="9520" calcext:value-type="float">
            <text:p><text:s/>9,5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09" calcext:value-type="date">
            <text:p>1/9/2014</text:p>
          </table:table-cell>
          <table:table-cell table:style-name="ce6" office:value-type="float" office:value="9530" calcext:value-type="float">
            <text:p><text:s/>9,5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10" calcext:value-type="date">
            <text:p>1/10/2014</text:p>
          </table:table-cell>
          <table:table-cell table:style-name="ce6" office:value-type="float" office:value="9540" calcext:value-type="float">
            <text:p><text:s/>9,5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11" calcext:value-type="date">
            <text:p>1/11/2014</text:p>
          </table:table-cell>
          <table:table-cell table:style-name="ce6" office:value-type="float" office:value="9540" calcext:value-type="float">
            <text:p><text:s/>9,5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12" calcext:value-type="date">
            <text:p>1/12/2014</text:p>
          </table:table-cell>
          <table:table-cell table:style-name="ce6" office:value-type="float" office:value="9540" calcext:value-type="float">
            <text:p><text:s/>9,5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13" calcext:value-type="date">
            <text:p>1/13/2014</text:p>
          </table:table-cell>
          <table:table-cell table:style-name="ce6" office:value-type="float" office:value="9540" calcext:value-type="float">
            <text:p><text:s/>9,5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14" calcext:value-type="date">
            <text:p>1/14/2014</text:p>
          </table:table-cell>
          <table:table-cell table:style-name="ce6" office:value-type="float" office:value="9540" calcext:value-type="float">
            <text:p><text:s/>9,5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15" calcext:value-type="date">
            <text:p>1/15/2014</text:p>
          </table:table-cell>
          <table:table-cell table:style-name="ce6" office:value-type="float" office:value="9550" calcext:value-type="float">
            <text:p><text:s/>9,5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16" calcext:value-type="date">
            <text:p>1/16/2014</text:p>
          </table:table-cell>
          <table:table-cell table:style-name="ce6" office:value-type="float" office:value="9560" calcext:value-type="float">
            <text:p><text:s/>9,5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17" calcext:value-type="date">
            <text:p>1/17/2014</text:p>
          </table:table-cell>
          <table:table-cell table:style-name="ce6" office:value-type="float" office:value="9560" calcext:value-type="float">
            <text:p><text:s/>9,5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18" calcext:value-type="date">
            <text:p>1/18/2014</text:p>
          </table:table-cell>
          <table:table-cell table:style-name="ce6" office:value-type="float" office:value="9570" calcext:value-type="float">
            <text:p><text:s/>9,5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19" calcext:value-type="date">
            <text:p>1/19/2014</text:p>
          </table:table-cell>
          <table:table-cell table:style-name="ce6" office:value-type="float" office:value="9570" calcext:value-type="float">
            <text:p><text:s/>9,5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20" calcext:value-type="date">
            <text:p>1/20/2014</text:p>
          </table:table-cell>
          <table:table-cell table:style-name="ce6" office:value-type="float" office:value="9570" calcext:value-type="float">
            <text:p><text:s/>9,5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21" calcext:value-type="date">
            <text:p>1/21/2014</text:p>
          </table:table-cell>
          <table:table-cell table:style-name="ce6" office:value-type="float" office:value="9570" calcext:value-type="float">
            <text:p><text:s/>9,5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22" calcext:value-type="date">
            <text:p>1/22/2014</text:p>
          </table:table-cell>
          <table:table-cell table:style-name="ce6" office:value-type="float" office:value="9580" calcext:value-type="float">
            <text:p><text:s/>9,5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23" calcext:value-type="date">
            <text:p>1/23/2014</text:p>
          </table:table-cell>
          <table:table-cell table:style-name="ce6" office:value-type="float" office:value="9590" calcext:value-type="float">
            <text:p><text:s/>9,5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24" calcext:value-type="date">
            <text:p>1/24/2014</text:p>
          </table:table-cell>
          <table:table-cell table:style-name="ce6" office:value-type="float" office:value="9590" calcext:value-type="float">
            <text:p><text:s/>9,5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25" calcext:value-type="date">
            <text:p>1/25/2014</text:p>
          </table:table-cell>
          <table:table-cell table:style-name="ce6" office:value-type="float" office:value="9600" calcext:value-type="float">
            <text:p><text:s/>9,6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26" calcext:value-type="date">
            <text:p>1/26/2014</text:p>
          </table:table-cell>
          <table:table-cell table:style-name="ce6" office:value-type="float" office:value="9600" calcext:value-type="float">
            <text:p><text:s/>9,6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27" calcext:value-type="date">
            <text:p>1/27/2014</text:p>
          </table:table-cell>
          <table:table-cell table:style-name="ce6" office:value-type="float" office:value="9600" calcext:value-type="float">
            <text:p><text:s/>9,6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28" calcext:value-type="date">
            <text:p>1/28/2014</text:p>
          </table:table-cell>
          <table:table-cell table:style-name="ce6" office:value-type="float" office:value="9610" calcext:value-type="float">
            <text:p><text:s/>9,6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29" calcext:value-type="date">
            <text:p>1/29/2014</text:p>
          </table:table-cell>
          <table:table-cell table:style-name="ce6" office:value-type="float" office:value="9620" calcext:value-type="float">
            <text:p><text:s/>9,6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30" calcext:value-type="date">
            <text:p>1/30/2014</text:p>
          </table:table-cell>
          <table:table-cell table:style-name="ce6" office:value-type="float" office:value="9630" calcext:value-type="float">
            <text:p><text:s/>9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1-31" calcext:value-type="date">
            <text:p>1/31/2014</text:p>
          </table:table-cell>
          <table:table-cell table:style-name="ce6" office:value-type="float" office:value="9640" calcext:value-type="float">
            <text:p><text:s/>9,6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01" calcext:value-type="date">
            <text:p>2/1/2014</text:p>
          </table:table-cell>
          <table:table-cell table:style-name="ce6" office:value-type="float" office:value="9640" calcext:value-type="float">
            <text:p><text:s/>9,6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02" calcext:value-type="date">
            <text:p>2/2/2014</text:p>
          </table:table-cell>
          <table:table-cell table:style-name="ce6" office:value-type="float" office:value="9640" calcext:value-type="float">
            <text:p><text:s/>9,6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03" calcext:value-type="date">
            <text:p>2/3/2014</text:p>
          </table:table-cell>
          <table:table-cell table:style-name="ce6" office:value-type="float" office:value="9640" calcext:value-type="float">
            <text:p><text:s/>9,6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04" calcext:value-type="date">
            <text:p>2/4/2014</text:p>
          </table:table-cell>
          <table:table-cell table:style-name="ce6" office:value-type="float" office:value="9650" calcext:value-type="float">
            <text:p><text:s/>9,6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05" calcext:value-type="date">
            <text:p>2/5/2014</text:p>
          </table:table-cell>
          <table:table-cell table:style-name="ce6" office:value-type="float" office:value="9660" calcext:value-type="float">
            <text:p><text:s/>9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06" calcext:value-type="date">
            <text:p>2/6/2014</text:p>
          </table:table-cell>
          <table:table-cell table:style-name="ce6" office:value-type="float" office:value="9660" calcext:value-type="float">
            <text:p><text:s/>9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07" calcext:value-type="date">
            <text:p>2/7/2014</text:p>
          </table:table-cell>
          <table:table-cell table:style-name="ce6" office:value-type="float" office:value="9660" calcext:value-type="float">
            <text:p><text:s/>9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08" calcext:value-type="date">
            <text:p>2/8/2014</text:p>
          </table:table-cell>
          <table:table-cell table:style-name="ce6" office:value-type="float" office:value="9670" calcext:value-type="float">
            <text:p><text:s/>9,6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09" calcext:value-type="date">
            <text:p>2/9/2014</text:p>
          </table:table-cell>
          <table:table-cell table:style-name="ce6" office:value-type="float" office:value="9670" calcext:value-type="float">
            <text:p><text:s/>9,6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10" calcext:value-type="date">
            <text:p>2/10/2014</text:p>
          </table:table-cell>
          <table:table-cell table:style-name="ce6" office:value-type="float" office:value="9670" calcext:value-type="float">
            <text:p><text:s/>9,6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11" calcext:value-type="date">
            <text:p>2/11/2014</text:p>
          </table:table-cell>
          <table:table-cell table:style-name="ce6" office:value-type="float" office:value="9680" calcext:value-type="float">
            <text:p><text:s/>9,6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12" calcext:value-type="date">
            <text:p>2/12/2014</text:p>
          </table:table-cell>
          <table:table-cell table:style-name="ce6" office:value-type="float" office:value="9690" calcext:value-type="float">
            <text:p><text:s/>9,6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13" calcext:value-type="date">
            <text:p>2/13/2014</text:p>
          </table:table-cell>
          <table:table-cell table:style-name="ce6" office:value-type="float" office:value="9690" calcext:value-type="float">
            <text:p><text:s/>9,6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14" calcext:value-type="date">
            <text:p>2/14/2014</text:p>
          </table:table-cell>
          <table:table-cell table:style-name="ce6" office:value-type="float" office:value="9700" calcext:value-type="float">
            <text:p><text:s/>9,7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15" calcext:value-type="date">
            <text:p>2/15/2014</text:p>
          </table:table-cell>
          <table:table-cell table:style-name="ce6" office:value-type="float" office:value="9710" calcext:value-type="float">
            <text:p><text:s/>9,7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16" calcext:value-type="date">
            <text:p>2/16/2014</text:p>
          </table:table-cell>
          <table:table-cell table:style-name="ce6" office:value-type="float" office:value="9710" calcext:value-type="float">
            <text:p><text:s/>9,7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17" calcext:value-type="date">
            <text:p>2/17/2014</text:p>
          </table:table-cell>
          <table:table-cell table:style-name="ce6" office:value-type="float" office:value="9710" calcext:value-type="float">
            <text:p><text:s/>9,7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18" calcext:value-type="date">
            <text:p>2/18/2014</text:p>
          </table:table-cell>
          <table:table-cell table:style-name="ce6" office:value-type="float" office:value="9710" calcext:value-type="float">
            <text:p><text:s/>9,7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19" calcext:value-type="date">
            <text:p>2/19/2014</text:p>
          </table:table-cell>
          <table:table-cell table:style-name="ce6" office:value-type="float" office:value="9710" calcext:value-type="float">
            <text:p><text:s/>9,7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20" calcext:value-type="date">
            <text:p>2/20/2014</text:p>
          </table:table-cell>
          <table:table-cell table:style-name="ce6" office:value-type="float" office:value="9720" calcext:value-type="float">
            <text:p><text:s/>9,7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21" calcext:value-type="date">
            <text:p>2/21/2014</text:p>
          </table:table-cell>
          <table:table-cell table:style-name="ce6" office:value-type="float" office:value="9720" calcext:value-type="float">
            <text:p><text:s/>9,7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22" calcext:value-type="date">
            <text:p>2/22/2014</text:p>
          </table:table-cell>
          <table:table-cell table:style-name="ce6" office:value-type="float" office:value="9730" calcext:value-type="float">
            <text:p><text:s/>9,7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23" calcext:value-type="date">
            <text:p>2/23/2014</text:p>
          </table:table-cell>
          <table:table-cell table:style-name="ce6" office:value-type="float" office:value="9730" calcext:value-type="float">
            <text:p><text:s/>9,7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24" calcext:value-type="date">
            <text:p>2/24/2014</text:p>
          </table:table-cell>
          <table:table-cell table:style-name="ce6" office:value-type="float" office:value="9730" calcext:value-type="float">
            <text:p><text:s/>9,7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25" calcext:value-type="date">
            <text:p>2/25/2014</text:p>
          </table:table-cell>
          <table:table-cell table:style-name="ce6" office:value-type="float" office:value="9730" calcext:value-type="float">
            <text:p><text:s/>9,7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26" calcext:value-type="date">
            <text:p>2/26/2014</text:p>
          </table:table-cell>
          <table:table-cell table:style-name="ce6" office:value-type="float" office:value="9740" calcext:value-type="float">
            <text:p><text:s/>9,7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27" calcext:value-type="date">
            <text:p>2/27/2014</text:p>
          </table:table-cell>
          <table:table-cell table:style-name="ce6" office:value-type="float" office:value="9750" calcext:value-type="float">
            <text:p><text:s/>9,7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2-28" calcext:value-type="date">
            <text:p>2/28/2014</text:p>
          </table:table-cell>
          <table:table-cell table:style-name="ce6" office:value-type="float" office:value="9760" calcext:value-type="float">
            <text:p><text:s/>9,7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01" calcext:value-type="date">
            <text:p>3/1/2014</text:p>
          </table:table-cell>
          <table:table-cell table:style-name="ce6" office:value-type="float" office:value="9770" calcext:value-type="float">
            <text:p><text:s/>9,7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02" calcext:value-type="date">
            <text:p>3/2/2014</text:p>
          </table:table-cell>
          <table:table-cell table:style-name="ce6" office:value-type="float" office:value="9770" calcext:value-type="float">
            <text:p><text:s/>9,7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03" calcext:value-type="date">
            <text:p>3/3/2014</text:p>
          </table:table-cell>
          <table:table-cell table:style-name="ce6" office:value-type="float" office:value="9770" calcext:value-type="float">
            <text:p><text:s/>9,7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04" calcext:value-type="date">
            <text:p>3/4/2014</text:p>
          </table:table-cell>
          <table:table-cell table:style-name="ce6" office:value-type="float" office:value="9770" calcext:value-type="float">
            <text:p><text:s/>9,7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05" calcext:value-type="date">
            <text:p>3/5/2014</text:p>
          </table:table-cell>
          <table:table-cell table:style-name="ce6" office:value-type="float" office:value="9780" calcext:value-type="float">
            <text:p><text:s/>9,7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06" calcext:value-type="date">
            <text:p>3/6/2014</text:p>
          </table:table-cell>
          <table:table-cell table:style-name="ce6" office:value-type="float" office:value="9790" calcext:value-type="float">
            <text:p><text:s/>9,7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07" calcext:value-type="date">
            <text:p>3/7/2014</text:p>
          </table:table-cell>
          <table:table-cell table:style-name="ce6" office:value-type="float" office:value="9790" calcext:value-type="float">
            <text:p><text:s/>9,7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08" calcext:value-type="date">
            <text:p>3/8/2014</text:p>
          </table:table-cell>
          <table:table-cell table:style-name="ce6" office:value-type="float" office:value="9790" calcext:value-type="float">
            <text:p><text:s/>9,7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09" calcext:value-type="date">
            <text:p>3/9/2014</text:p>
          </table:table-cell>
          <table:table-cell table:style-name="ce6" office:value-type="float" office:value="9790" calcext:value-type="float">
            <text:p><text:s/>9,7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10" calcext:value-type="date">
            <text:p>3/10/2014</text:p>
          </table:table-cell>
          <table:table-cell table:style-name="ce6" office:value-type="float" office:value="9790" calcext:value-type="float">
            <text:p><text:s/>9,7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11" calcext:value-type="date">
            <text:p>3/11/2014</text:p>
          </table:table-cell>
          <table:table-cell table:style-name="ce6" office:value-type="float" office:value="9800" calcext:value-type="float">
            <text:p><text:s/>9,8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12" calcext:value-type="date">
            <text:p>3/12/2014</text:p>
          </table:table-cell>
          <table:table-cell table:style-name="ce6" office:value-type="float" office:value="9800" calcext:value-type="float">
            <text:p><text:s/>9,8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13" calcext:value-type="date">
            <text:p>3/13/2014</text:p>
          </table:table-cell>
          <table:table-cell table:style-name="ce6" office:value-type="float" office:value="9810" calcext:value-type="float">
            <text:p><text:s/>9,8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14" calcext:value-type="date">
            <text:p>3/14/2014</text:p>
          </table:table-cell>
          <table:table-cell table:style-name="ce6" office:value-type="float" office:value="9810" calcext:value-type="float">
            <text:p><text:s/>9,8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15" calcext:value-type="date">
            <text:p>3/15/2014</text:p>
          </table:table-cell>
          <table:table-cell table:style-name="ce6" office:value-type="float" office:value="9820" calcext:value-type="float">
            <text:p><text:s/>9,8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16" calcext:value-type="date">
            <text:p>3/16/2014</text:p>
          </table:table-cell>
          <table:table-cell table:style-name="ce6" office:value-type="float" office:value="9820" calcext:value-type="float">
            <text:p><text:s/>9,8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17" calcext:value-type="date">
            <text:p>3/17/2014</text:p>
          </table:table-cell>
          <table:table-cell table:style-name="ce6" office:value-type="float" office:value="9820" calcext:value-type="float">
            <text:p><text:s/>9,8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18" calcext:value-type="date">
            <text:p>3/18/2014</text:p>
          </table:table-cell>
          <table:table-cell table:style-name="ce6" office:value-type="float" office:value="9820" calcext:value-type="float">
            <text:p><text:s/>9,8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19" calcext:value-type="date">
            <text:p>3/19/2014</text:p>
          </table:table-cell>
          <table:table-cell table:style-name="ce6" office:value-type="float" office:value="9830" calcext:value-type="float">
            <text:p><text:s/>9,8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20" calcext:value-type="date">
            <text:p>3/20/2014</text:p>
          </table:table-cell>
          <table:table-cell table:style-name="ce6" office:value-type="float" office:value="9830" calcext:value-type="float">
            <text:p><text:s/>9,8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21" calcext:value-type="date">
            <text:p>3/21/2014</text:p>
          </table:table-cell>
          <table:table-cell table:style-name="ce6" office:value-type="float" office:value="9840" calcext:value-type="float">
            <text:p><text:s/>9,8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22" calcext:value-type="date">
            <text:p>3/22/2014</text:p>
          </table:table-cell>
          <table:table-cell table:style-name="ce6" office:value-type="float" office:value="9840" calcext:value-type="float">
            <text:p><text:s/>9,8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23" calcext:value-type="date">
            <text:p>3/23/2014</text:p>
          </table:table-cell>
          <table:table-cell table:style-name="ce6" office:value-type="float" office:value="9840" calcext:value-type="float">
            <text:p><text:s/>9,8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24" calcext:value-type="date">
            <text:p>3/24/2014</text:p>
          </table:table-cell>
          <table:table-cell table:style-name="ce6" office:value-type="float" office:value="9840" calcext:value-type="float">
            <text:p><text:s/>9,8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25" calcext:value-type="date">
            <text:p>3/25/2014</text:p>
          </table:table-cell>
          <table:table-cell table:style-name="ce6" office:value-type="float" office:value="9850" calcext:value-type="float">
            <text:p><text:s/>9,8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26" calcext:value-type="date">
            <text:p>3/26/2014</text:p>
          </table:table-cell>
          <table:table-cell table:style-name="ce6" office:value-type="float" office:value="9850" calcext:value-type="float">
            <text:p><text:s/>9,8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27" calcext:value-type="date">
            <text:p>3/27/2014</text:p>
          </table:table-cell>
          <table:table-cell table:style-name="ce6" office:value-type="float" office:value="9850" calcext:value-type="float">
            <text:p><text:s/>9,8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28" calcext:value-type="date">
            <text:p>3/28/2014</text:p>
          </table:table-cell>
          <table:table-cell table:style-name="ce6" office:value-type="float" office:value="9860" calcext:value-type="float">
            <text:p><text:s/>9,8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29" calcext:value-type="date">
            <text:p>3/29/2014</text:p>
          </table:table-cell>
          <table:table-cell table:style-name="ce6" office:value-type="float" office:value="9870" calcext:value-type="float">
            <text:p><text:s/>9,8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30" calcext:value-type="date">
            <text:p>3/30/2014</text:p>
          </table:table-cell>
          <table:table-cell table:style-name="ce6" office:value-type="float" office:value="9870" calcext:value-type="float">
            <text:p><text:s/>9,8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3-31" calcext:value-type="date">
            <text:p>3/31/2014</text:p>
          </table:table-cell>
          <table:table-cell table:style-name="ce6" office:value-type="float" office:value="9870" calcext:value-type="float">
            <text:p><text:s/>9,8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01" calcext:value-type="date">
            <text:p>4/1/2014</text:p>
          </table:table-cell>
          <table:table-cell table:style-name="ce6" office:value-type="float" office:value="9880" calcext:value-type="float">
            <text:p><text:s/>9,8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02" calcext:value-type="date">
            <text:p>4/2/2014</text:p>
          </table:table-cell>
          <table:table-cell table:style-name="ce6" office:value-type="float" office:value="9890" calcext:value-type="float">
            <text:p><text:s/>9,8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03" calcext:value-type="date">
            <text:p>4/3/2014</text:p>
          </table:table-cell>
          <table:table-cell table:style-name="ce6" office:value-type="float" office:value="9900" calcext:value-type="float">
            <text:p><text:s/>9,9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04" calcext:value-type="date">
            <text:p>4/4/2014</text:p>
          </table:table-cell>
          <table:table-cell table:style-name="ce6" office:value-type="float" office:value="9900" calcext:value-type="float">
            <text:p><text:s/>9,9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05" calcext:value-type="date">
            <text:p>4/5/2014</text:p>
          </table:table-cell>
          <table:table-cell table:style-name="ce6" office:value-type="float" office:value="9900" calcext:value-type="float">
            <text:p><text:s/>9,9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06" calcext:value-type="date">
            <text:p>4/6/2014</text:p>
          </table:table-cell>
          <table:table-cell table:style-name="ce6" office:value-type="float" office:value="9900" calcext:value-type="float">
            <text:p><text:s/>9,9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07" calcext:value-type="date">
            <text:p>4/7/2014</text:p>
          </table:table-cell>
          <table:table-cell table:style-name="ce6" office:value-type="float" office:value="9900" calcext:value-type="float">
            <text:p><text:s/>9,9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08" calcext:value-type="date">
            <text:p>4/8/2014</text:p>
          </table:table-cell>
          <table:table-cell table:style-name="ce6" office:value-type="float" office:value="9910" calcext:value-type="float">
            <text:p><text:s/>9,9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09" calcext:value-type="date">
            <text:p>4/9/2014</text:p>
          </table:table-cell>
          <table:table-cell table:style-name="ce6" office:value-type="float" office:value="9910" calcext:value-type="float">
            <text:p><text:s/>9,9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10" calcext:value-type="date">
            <text:p>4/10/2014</text:p>
          </table:table-cell>
          <table:table-cell table:style-name="ce6" office:value-type="float" office:value="9920" calcext:value-type="float">
            <text:p><text:s/>9,9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11" calcext:value-type="date">
            <text:p>4/11/2014</text:p>
          </table:table-cell>
          <table:table-cell table:style-name="ce6" office:value-type="float" office:value="9920" calcext:value-type="float">
            <text:p><text:s/>9,9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12" calcext:value-type="date">
            <text:p>4/12/2014</text:p>
          </table:table-cell>
          <table:table-cell table:style-name="ce6" office:value-type="float" office:value="9920" calcext:value-type="float">
            <text:p><text:s/>9,9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13" calcext:value-type="date">
            <text:p>4/13/2014</text:p>
          </table:table-cell>
          <table:table-cell table:style-name="ce6" office:value-type="float" office:value="9920" calcext:value-type="float">
            <text:p><text:s/>9,9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14" calcext:value-type="date">
            <text:p>4/14/2014</text:p>
          </table:table-cell>
          <table:table-cell table:style-name="ce6" office:value-type="float" office:value="9920" calcext:value-type="float">
            <text:p><text:s/>9,9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15" calcext:value-type="date">
            <text:p>4/15/2014</text:p>
          </table:table-cell>
          <table:table-cell table:style-name="ce6" office:value-type="float" office:value="9930" calcext:value-type="float">
            <text:p><text:s/>9,9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16" calcext:value-type="date">
            <text:p>4/16/2014</text:p>
          </table:table-cell>
          <table:table-cell table:style-name="ce6" office:value-type="float" office:value="9940" calcext:value-type="float">
            <text:p><text:s/>9,9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17" calcext:value-type="date">
            <text:p>4/17/2014</text:p>
          </table:table-cell>
          <table:table-cell table:style-name="ce6" office:value-type="float" office:value="9940" calcext:value-type="float">
            <text:p><text:s/>9,9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18" calcext:value-type="date">
            <text:p>4/18/2014</text:p>
          </table:table-cell>
          <table:table-cell table:style-name="ce6" office:value-type="float" office:value="9950" calcext:value-type="float">
            <text:p><text:s/>9,9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19" calcext:value-type="date">
            <text:p>4/19/2014</text:p>
          </table:table-cell>
          <table:table-cell table:style-name="ce6" office:value-type="float" office:value="9950" calcext:value-type="float">
            <text:p><text:s/>9,9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20" calcext:value-type="date">
            <text:p>4/20/2014</text:p>
          </table:table-cell>
          <table:table-cell table:style-name="ce6" office:value-type="float" office:value="9950" calcext:value-type="float">
            <text:p><text:s/>9,9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21" calcext:value-type="date">
            <text:p>4/21/2014</text:p>
          </table:table-cell>
          <table:table-cell table:style-name="ce6" office:value-type="float" office:value="9950" calcext:value-type="float">
            <text:p><text:s/>9,9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22" calcext:value-type="date">
            <text:p>4/22/2014</text:p>
          </table:table-cell>
          <table:table-cell table:style-name="ce6" office:value-type="float" office:value="9960" calcext:value-type="float">
            <text:p><text:s/>9,9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23" calcext:value-type="date">
            <text:p>4/23/2014</text:p>
          </table:table-cell>
          <table:table-cell table:style-name="ce6" office:value-type="float" office:value="9960" calcext:value-type="float">
            <text:p><text:s/>9,9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24" calcext:value-type="date">
            <text:p>4/24/2014</text:p>
          </table:table-cell>
          <table:table-cell table:style-name="ce6" office:value-type="float" office:value="9970" calcext:value-type="float">
            <text:p><text:s/>9,9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25" calcext:value-type="date">
            <text:p>4/25/2014</text:p>
          </table:table-cell>
          <table:table-cell table:style-name="ce6" office:value-type="float" office:value="9970" calcext:value-type="float">
            <text:p><text:s/>9,9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26" calcext:value-type="date">
            <text:p>4/26/2014</text:p>
          </table:table-cell>
          <table:table-cell table:style-name="ce6" office:value-type="float" office:value="9980" calcext:value-type="float">
            <text:p><text:s/>9,9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27" calcext:value-type="date">
            <text:p>4/27/2014</text:p>
          </table:table-cell>
          <table:table-cell table:style-name="ce6" office:value-type="float" office:value="9980" calcext:value-type="float">
            <text:p><text:s/>9,9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28" calcext:value-type="date">
            <text:p>4/28/2014</text:p>
          </table:table-cell>
          <table:table-cell table:style-name="ce6" office:value-type="float" office:value="9980" calcext:value-type="float">
            <text:p><text:s/>9,9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29" calcext:value-type="date">
            <text:p>4/29/2014</text:p>
          </table:table-cell>
          <table:table-cell table:style-name="ce6" office:value-type="float" office:value="9980" calcext:value-type="float">
            <text:p><text:s/>9,9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4-30" calcext:value-type="date">
            <text:p>4/30/2014</text:p>
          </table:table-cell>
          <table:table-cell table:style-name="ce6" office:value-type="float" office:value="9980" calcext:value-type="float">
            <text:p><text:s/>9,9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01" calcext:value-type="date">
            <text:p>5/1/2014</text:p>
          </table:table-cell>
          <table:table-cell table:style-name="ce6" office:value-type="float" office:value="9980" calcext:value-type="float">
            <text:p><text:s/>9,9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02" calcext:value-type="date">
            <text:p>5/2/2014</text:p>
          </table:table-cell>
          <table:table-cell table:style-name="ce6" office:value-type="float" office:value="9980" calcext:value-type="float">
            <text:p><text:s/>9,9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03" calcext:value-type="date">
            <text:p>5/3/2014</text:p>
          </table:table-cell>
          <table:table-cell table:style-name="ce6" office:value-type="float" office:value="9980" calcext:value-type="float">
            <text:p><text:s/>9,9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04" calcext:value-type="date">
            <text:p>5/4/2014</text:p>
          </table:table-cell>
          <table:table-cell table:style-name="ce6" office:value-type="float" office:value="9980" calcext:value-type="float">
            <text:p><text:s/>9,9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05" calcext:value-type="date">
            <text:p>5/5/2014</text:p>
          </table:table-cell>
          <table:table-cell table:style-name="ce6" office:value-type="float" office:value="9980" calcext:value-type="float">
            <text:p><text:s/>9,9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06" calcext:value-type="date">
            <text:p>5/6/2014</text:p>
          </table:table-cell>
          <table:table-cell table:style-name="ce6" office:value-type="float" office:value="9990" calcext:value-type="float">
            <text:p><text:s/>9,9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07" calcext:value-type="date">
            <text:p>5/7/2014</text:p>
          </table:table-cell>
          <table:table-cell table:style-name="ce6" office:value-type="float" office:value="9990" calcext:value-type="float">
            <text:p><text:s/>9,9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08" calcext:value-type="date">
            <text:p>5/8/2014</text:p>
          </table:table-cell>
          <table:table-cell table:style-name="ce6" office:value-type="float" office:value="10000" calcext:value-type="float">
            <text:p><text:s/>10,0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09" calcext:value-type="date">
            <text:p>5/9/2014</text:p>
          </table:table-cell>
          <table:table-cell table:style-name="ce6" office:value-type="float" office:value="10000" calcext:value-type="float">
            <text:p><text:s/>10,0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10" calcext:value-type="date">
            <text:p>5/10/2014</text:p>
          </table:table-cell>
          <table:table-cell table:style-name="ce6" office:value-type="float" office:value="10000" calcext:value-type="float">
            <text:p><text:s/>10,0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11" calcext:value-type="date">
            <text:p>5/11/2014</text:p>
          </table:table-cell>
          <table:table-cell table:style-name="ce6" office:value-type="float" office:value="10000" calcext:value-type="float">
            <text:p><text:s/>10,0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12" calcext:value-type="date">
            <text:p>5/12/2014</text:p>
          </table:table-cell>
          <table:table-cell table:style-name="ce6" office:value-type="float" office:value="10000" calcext:value-type="float">
            <text:p><text:s/>10,0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13" calcext:value-type="date">
            <text:p>5/13/2014</text:p>
          </table:table-cell>
          <table:table-cell table:style-name="ce6" office:value-type="float" office:value="10010" calcext:value-type="float">
            <text:p><text:s/>10,0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14" calcext:value-type="date">
            <text:p>5/14/2014</text:p>
          </table:table-cell>
          <table:table-cell table:style-name="ce6" office:value-type="float" office:value="10010" calcext:value-type="float">
            <text:p><text:s/>10,0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15" calcext:value-type="date">
            <text:p>5/15/2014</text:p>
          </table:table-cell>
          <table:table-cell table:style-name="ce6" office:value-type="float" office:value="10020" calcext:value-type="float">
            <text:p><text:s/>10,0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16" calcext:value-type="date">
            <text:p>5/16/2014</text:p>
          </table:table-cell>
          <table:table-cell table:style-name="ce6" office:value-type="float" office:value="10020" calcext:value-type="float">
            <text:p><text:s/>10,0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17" calcext:value-type="date">
            <text:p>5/17/2014</text:p>
          </table:table-cell>
          <table:table-cell table:style-name="ce6" office:value-type="float" office:value="10030" calcext:value-type="float">
            <text:p><text:s/>10,0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18" calcext:value-type="date">
            <text:p>5/18/2014</text:p>
          </table:table-cell>
          <table:table-cell table:style-name="ce6" office:value-type="float" office:value="10030" calcext:value-type="float">
            <text:p><text:s/>10,0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19" calcext:value-type="date">
            <text:p>5/19/2014</text:p>
          </table:table-cell>
          <table:table-cell table:style-name="ce6" office:value-type="float" office:value="10030" calcext:value-type="float">
            <text:p><text:s/>10,0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20" calcext:value-type="date">
            <text:p>5/20/2014</text:p>
          </table:table-cell>
          <table:table-cell table:style-name="ce6" office:value-type="float" office:value="10030" calcext:value-type="float">
            <text:p><text:s/>10,0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21" calcext:value-type="date">
            <text:p>5/21/2014</text:p>
          </table:table-cell>
          <table:table-cell table:style-name="ce6" office:value-type="float" office:value="10040" calcext:value-type="float">
            <text:p><text:s/>10,0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22" calcext:value-type="date">
            <text:p>5/22/2014</text:p>
          </table:table-cell>
          <table:table-cell table:style-name="ce6" office:value-type="float" office:value="10040" calcext:value-type="float">
            <text:p><text:s/>10,0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23" calcext:value-type="date">
            <text:p>5/23/2014</text:p>
          </table:table-cell>
          <table:table-cell table:style-name="ce6" office:value-type="float" office:value="10050" calcext:value-type="float">
            <text:p><text:s/>10,0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24" calcext:value-type="date">
            <text:p>5/24/2014</text:p>
          </table:table-cell>
          <table:table-cell table:style-name="ce6" office:value-type="float" office:value="10060" calcext:value-type="float">
            <text:p><text:s/>10,0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25" calcext:value-type="date">
            <text:p>5/25/2014</text:p>
          </table:table-cell>
          <table:table-cell table:style-name="ce6" office:value-type="float" office:value="10060" calcext:value-type="float">
            <text:p><text:s/>10,0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26" calcext:value-type="date">
            <text:p>5/26/2014</text:p>
          </table:table-cell>
          <table:table-cell table:style-name="ce6" office:value-type="float" office:value="10060" calcext:value-type="float">
            <text:p><text:s/>10,0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27" calcext:value-type="date">
            <text:p>5/27/2014</text:p>
          </table:table-cell>
          <table:table-cell table:style-name="ce6" office:value-type="float" office:value="10060" calcext:value-type="float">
            <text:p><text:s/>10,0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28" calcext:value-type="date">
            <text:p>5/28/2014</text:p>
          </table:table-cell>
          <table:table-cell table:style-name="ce6" office:value-type="float" office:value="10070" calcext:value-type="float">
            <text:p><text:s/>10,0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29" calcext:value-type="date">
            <text:p>5/29/2014</text:p>
          </table:table-cell>
          <table:table-cell table:style-name="ce6" office:value-type="float" office:value="10080" calcext:value-type="float">
            <text:p><text:s/>10,0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30" calcext:value-type="date">
            <text:p>5/30/2014</text:p>
          </table:table-cell>
          <table:table-cell table:style-name="ce6" office:value-type="float" office:value="10080" calcext:value-type="float">
            <text:p><text:s/>10,0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5-31" calcext:value-type="date">
            <text:p>5/31/2014</text:p>
          </table:table-cell>
          <table:table-cell table:style-name="ce6" office:value-type="float" office:value="10090" calcext:value-type="float">
            <text:p><text:s/>10,0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01" calcext:value-type="date">
            <text:p>6/1/2014</text:p>
          </table:table-cell>
          <table:table-cell table:style-name="ce6" office:value-type="float" office:value="10090" calcext:value-type="float">
            <text:p><text:s/>10,0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02" calcext:value-type="date">
            <text:p>6/2/2014</text:p>
          </table:table-cell>
          <table:table-cell table:style-name="ce6" office:value-type="float" office:value="10090" calcext:value-type="float">
            <text:p><text:s/>10,0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03" calcext:value-type="date">
            <text:p>6/3/2014</text:p>
          </table:table-cell>
          <table:table-cell table:style-name="ce6" office:value-type="float" office:value="10100" calcext:value-type="float">
            <text:p><text:s/>10,1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04" calcext:value-type="date">
            <text:p>6/4/2014</text:p>
          </table:table-cell>
          <table:table-cell table:style-name="ce6" office:value-type="float" office:value="10110" calcext:value-type="float">
            <text:p><text:s/>10,1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05" calcext:value-type="date">
            <text:p>6/5/2014</text:p>
          </table:table-cell>
          <table:table-cell table:style-name="ce6" office:value-type="float" office:value="10110" calcext:value-type="float">
            <text:p><text:s/>10,1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06" calcext:value-type="date">
            <text:p>6/6/2014</text:p>
          </table:table-cell>
          <table:table-cell table:style-name="ce6" office:value-type="float" office:value="10120" calcext:value-type="float">
            <text:p><text:s/>10,1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07" calcext:value-type="date">
            <text:p>6/7/2014</text:p>
          </table:table-cell>
          <table:table-cell table:style-name="ce6" office:value-type="float" office:value="10130" calcext:value-type="float">
            <text:p><text:s/>10,1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08" calcext:value-type="date">
            <text:p>6/8/2014</text:p>
          </table:table-cell>
          <table:table-cell table:style-name="ce6" office:value-type="float" office:value="10130" calcext:value-type="float">
            <text:p><text:s/>10,1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09" calcext:value-type="date">
            <text:p>6/9/2014</text:p>
          </table:table-cell>
          <table:table-cell table:style-name="ce6" office:value-type="float" office:value="10130" calcext:value-type="float">
            <text:p><text:s/>10,1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10" calcext:value-type="date">
            <text:p>6/10/2014</text:p>
          </table:table-cell>
          <table:table-cell table:style-name="ce6" office:value-type="float" office:value="10130" calcext:value-type="float">
            <text:p><text:s/>10,1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11" calcext:value-type="date">
            <text:p>6/11/2014</text:p>
          </table:table-cell>
          <table:table-cell table:style-name="ce6" office:value-type="float" office:value="10140" calcext:value-type="float">
            <text:p><text:s/>10,1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12" calcext:value-type="date">
            <text:p>6/12/2014</text:p>
          </table:table-cell>
          <table:table-cell table:style-name="ce6" office:value-type="float" office:value="10140" calcext:value-type="float">
            <text:p><text:s/>10,1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13" calcext:value-type="date">
            <text:p>6/13/2014</text:p>
          </table:table-cell>
          <table:table-cell table:style-name="ce6" office:value-type="float" office:value="10150" calcext:value-type="float">
            <text:p><text:s/>10,1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14" calcext:value-type="date">
            <text:p>6/14/2014</text:p>
          </table:table-cell>
          <table:table-cell table:style-name="ce6" office:value-type="float" office:value="10150" calcext:value-type="float">
            <text:p><text:s/>10,1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15" calcext:value-type="date">
            <text:p>6/15/2014</text:p>
          </table:table-cell>
          <table:table-cell table:style-name="ce6" office:value-type="float" office:value="10150" calcext:value-type="float">
            <text:p><text:s/>10,1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16" calcext:value-type="date">
            <text:p>6/16/2014</text:p>
          </table:table-cell>
          <table:table-cell table:style-name="ce6" office:value-type="float" office:value="10150" calcext:value-type="float">
            <text:p><text:s/>10,1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17" calcext:value-type="date">
            <text:p>6/17/2014</text:p>
          </table:table-cell>
          <table:table-cell table:style-name="ce6" office:value-type="float" office:value="10160" calcext:value-type="float">
            <text:p><text:s/>10,1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18" calcext:value-type="date">
            <text:p>6/18/2014</text:p>
          </table:table-cell>
          <table:table-cell table:style-name="ce6" office:value-type="float" office:value="10170" calcext:value-type="float">
            <text:p><text:s/>10,1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19" calcext:value-type="date">
            <text:p>6/19/2014</text:p>
          </table:table-cell>
          <table:table-cell table:style-name="ce6" office:value-type="float" office:value="10170" calcext:value-type="float">
            <text:p><text:s/>10,1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20" calcext:value-type="date">
            <text:p>6/20/2014</text:p>
          </table:table-cell>
          <table:table-cell table:style-name="ce6" office:value-type="float" office:value="10170" calcext:value-type="float">
            <text:p><text:s/>10,1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21" calcext:value-type="date">
            <text:p>6/21/2014</text:p>
          </table:table-cell>
          <table:table-cell table:style-name="ce6" office:value-type="float" office:value="10180" calcext:value-type="float">
            <text:p><text:s/>10,1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22" calcext:value-type="date">
            <text:p>6/22/2014</text:p>
          </table:table-cell>
          <table:table-cell table:style-name="ce6" office:value-type="float" office:value="10180" calcext:value-type="float">
            <text:p><text:s/>10,1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23" calcext:value-type="date">
            <text:p>6/23/2014</text:p>
          </table:table-cell>
          <table:table-cell table:style-name="ce6" office:value-type="float" office:value="10180" calcext:value-type="float">
            <text:p><text:s/>10,1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24" calcext:value-type="date">
            <text:p>6/24/2014</text:p>
          </table:table-cell>
          <table:table-cell table:style-name="ce6" office:value-type="float" office:value="10180" calcext:value-type="float">
            <text:p><text:s/>10,1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25" calcext:value-type="date">
            <text:p>6/25/2014</text:p>
          </table:table-cell>
          <table:table-cell table:style-name="ce6" office:value-type="float" office:value="10180" calcext:value-type="float">
            <text:p><text:s/>10,1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26" calcext:value-type="date">
            <text:p>6/26/2014</text:p>
          </table:table-cell>
          <table:table-cell table:style-name="ce6" office:value-type="float" office:value="10190" calcext:value-type="float">
            <text:p><text:s/>10,1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27" calcext:value-type="date">
            <text:p>6/27/2014</text:p>
          </table:table-cell>
          <table:table-cell table:style-name="ce6" office:value-type="float" office:value="10190" calcext:value-type="float">
            <text:p><text:s/>10,1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28" calcext:value-type="date">
            <text:p>6/28/2014</text:p>
          </table:table-cell>
          <table:table-cell table:style-name="ce6" office:value-type="float" office:value="10200" calcext:value-type="float">
            <text:p><text:s/>10,2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29" calcext:value-type="date">
            <text:p>6/29/2014</text:p>
          </table:table-cell>
          <table:table-cell table:style-name="ce6" office:value-type="float" office:value="10200" calcext:value-type="float">
            <text:p><text:s/>10,2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6-30" calcext:value-type="date">
            <text:p>6/30/2014</text:p>
          </table:table-cell>
          <table:table-cell table:style-name="ce6" office:value-type="float" office:value="10200" calcext:value-type="float">
            <text:p><text:s/>10,2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01" calcext:value-type="date">
            <text:p>7/1/2014</text:p>
          </table:table-cell>
          <table:table-cell table:style-name="ce6" office:value-type="float" office:value="10200" calcext:value-type="float">
            <text:p><text:s/>10,2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02" calcext:value-type="date">
            <text:p>7/2/2014</text:p>
          </table:table-cell>
          <table:table-cell table:style-name="ce6" office:value-type="float" office:value="10210" calcext:value-type="float">
            <text:p><text:s/>10,2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03" calcext:value-type="date">
            <text:p>7/3/2014</text:p>
          </table:table-cell>
          <table:table-cell table:style-name="ce6" office:value-type="float" office:value="10210" calcext:value-type="float">
            <text:p><text:s/>10,2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04" calcext:value-type="date">
            <text:p>7/4/2014</text:p>
          </table:table-cell>
          <table:table-cell table:style-name="ce6" office:value-type="float" office:value="10210" calcext:value-type="float">
            <text:p><text:s/>10,2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05" calcext:value-type="date">
            <text:p>7/5/2014</text:p>
          </table:table-cell>
          <table:table-cell table:style-name="ce6" office:value-type="float" office:value="10210" calcext:value-type="float">
            <text:p><text:s/>10,2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06" calcext:value-type="date">
            <text:p>7/6/2014</text:p>
          </table:table-cell>
          <table:table-cell table:style-name="ce6" office:value-type="float" office:value="10210" calcext:value-type="float">
            <text:p><text:s/>10,2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07" calcext:value-type="date">
            <text:p>7/7/2014</text:p>
          </table:table-cell>
          <table:table-cell table:style-name="ce6" office:value-type="float" office:value="10210" calcext:value-type="float">
            <text:p><text:s/>10,2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08" calcext:value-type="date">
            <text:p>7/8/2014</text:p>
          </table:table-cell>
          <table:table-cell table:style-name="ce6" office:value-type="float" office:value="10220" calcext:value-type="float">
            <text:p><text:s/>10,2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09" calcext:value-type="date">
            <text:p>7/9/2014</text:p>
          </table:table-cell>
          <table:table-cell table:style-name="ce6" office:value-type="float" office:value="10230" calcext:value-type="float">
            <text:p><text:s/>10,2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10" calcext:value-type="date">
            <text:p>7/10/2014</text:p>
          </table:table-cell>
          <table:table-cell table:style-name="ce6" office:value-type="float" office:value="10230" calcext:value-type="float">
            <text:p><text:s/>10,2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11" calcext:value-type="date">
            <text:p>7/11/2014</text:p>
          </table:table-cell>
          <table:table-cell table:style-name="ce6" office:value-type="float" office:value="10240" calcext:value-type="float">
            <text:p><text:s/>10,2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12" calcext:value-type="date">
            <text:p>7/12/2014</text:p>
          </table:table-cell>
          <table:table-cell table:style-name="ce6" office:value-type="float" office:value="10240" calcext:value-type="float">
            <text:p><text:s/>10,2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13" calcext:value-type="date">
            <text:p>7/13/2014</text:p>
          </table:table-cell>
          <table:table-cell table:style-name="ce6" office:value-type="float" office:value="10240" calcext:value-type="float">
            <text:p><text:s/>10,2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14" calcext:value-type="date">
            <text:p>7/14/2014</text:p>
          </table:table-cell>
          <table:table-cell table:style-name="ce6" office:value-type="float" office:value="10240" calcext:value-type="float">
            <text:p><text:s/>10,2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15" calcext:value-type="date">
            <text:p>7/15/2014</text:p>
          </table:table-cell>
          <table:table-cell table:style-name="ce6" office:value-type="float" office:value="10250" calcext:value-type="float">
            <text:p><text:s/>10,2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16" calcext:value-type="date">
            <text:p>7/16/2014</text:p>
          </table:table-cell>
          <table:table-cell table:style-name="ce6" office:value-type="float" office:value="10250" calcext:value-type="float">
            <text:p><text:s/>10,2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17" calcext:value-type="date">
            <text:p>7/17/2014</text:p>
          </table:table-cell>
          <table:table-cell table:style-name="ce6" office:value-type="float" office:value="10260" calcext:value-type="float">
            <text:p><text:s/>10,2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18" calcext:value-type="date">
            <text:p>7/18/2014</text:p>
          </table:table-cell>
          <table:table-cell table:style-name="ce6" office:value-type="float" office:value="10270" calcext:value-type="float">
            <text:p><text:s/>10,2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19" calcext:value-type="date">
            <text:p>7/19/2014</text:p>
          </table:table-cell>
          <table:table-cell table:style-name="ce6" office:value-type="float" office:value="10270" calcext:value-type="float">
            <text:p><text:s/>10,2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20" calcext:value-type="date">
            <text:p>7/20/2014</text:p>
          </table:table-cell>
          <table:table-cell table:style-name="ce6" office:value-type="float" office:value="10270" calcext:value-type="float">
            <text:p><text:s/>10,2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21" calcext:value-type="date">
            <text:p>7/21/2014</text:p>
          </table:table-cell>
          <table:table-cell table:style-name="ce6" office:value-type="float" office:value="10270" calcext:value-type="float">
            <text:p><text:s/>10,2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22" calcext:value-type="date">
            <text:p>7/22/2014</text:p>
          </table:table-cell>
          <table:table-cell table:style-name="ce6" office:value-type="float" office:value="10280" calcext:value-type="float">
            <text:p><text:s/>10,2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23" calcext:value-type="date">
            <text:p>7/23/2014</text:p>
          </table:table-cell>
          <table:table-cell table:style-name="ce6" office:value-type="float" office:value="10280" calcext:value-type="float">
            <text:p><text:s/>10,2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24" calcext:value-type="date">
            <text:p>7/24/2014</text:p>
          </table:table-cell>
          <table:table-cell table:style-name="ce6" office:value-type="float" office:value="10290" calcext:value-type="float">
            <text:p><text:s/>10,2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25" calcext:value-type="date">
            <text:p>7/25/2014</text:p>
          </table:table-cell>
          <table:table-cell table:style-name="ce6" office:value-type="float" office:value="10290" calcext:value-type="float">
            <text:p><text:s/>10,2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26" calcext:value-type="date">
            <text:p>7/26/2014</text:p>
          </table:table-cell>
          <table:table-cell table:style-name="ce6" office:value-type="float" office:value="10300" calcext:value-type="float">
            <text:p><text:s/>10,3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27" calcext:value-type="date">
            <text:p>7/27/2014</text:p>
          </table:table-cell>
          <table:table-cell table:style-name="ce6" office:value-type="float" office:value="10300" calcext:value-type="float">
            <text:p><text:s/>10,3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28" calcext:value-type="date">
            <text:p>7/28/2014</text:p>
          </table:table-cell>
          <table:table-cell table:style-name="ce6" office:value-type="float" office:value="10300" calcext:value-type="float">
            <text:p><text:s/>10,3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29" calcext:value-type="date">
            <text:p>7/29/2014</text:p>
          </table:table-cell>
          <table:table-cell table:style-name="ce6" office:value-type="float" office:value="10300" calcext:value-type="float">
            <text:p><text:s/>10,3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30" calcext:value-type="date">
            <text:p>7/30/2014</text:p>
          </table:table-cell>
          <table:table-cell table:style-name="ce6" office:value-type="float" office:value="10310" calcext:value-type="float">
            <text:p><text:s/>10,3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7-31" calcext:value-type="date">
            <text:p>7/31/2014</text:p>
          </table:table-cell>
          <table:table-cell table:style-name="ce6" office:value-type="float" office:value="10310" calcext:value-type="float">
            <text:p><text:s/>10,3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01" calcext:value-type="date">
            <text:p>8/1/2014</text:p>
          </table:table-cell>
          <table:table-cell table:style-name="ce6" office:value-type="float" office:value="10320" calcext:value-type="float">
            <text:p><text:s/>10,3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02" calcext:value-type="date">
            <text:p>8/2/2014</text:p>
          </table:table-cell>
          <table:table-cell table:style-name="ce6" office:value-type="float" office:value="10320" calcext:value-type="float">
            <text:p><text:s/>10,3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03" calcext:value-type="date">
            <text:p>8/3/2014</text:p>
          </table:table-cell>
          <table:table-cell table:style-name="ce6" office:value-type="float" office:value="10320" calcext:value-type="float">
            <text:p><text:s/>10,3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04" calcext:value-type="date">
            <text:p>8/4/2014</text:p>
          </table:table-cell>
          <table:table-cell table:style-name="ce6" office:value-type="float" office:value="10320" calcext:value-type="float">
            <text:p><text:s/>10,3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05" calcext:value-type="date">
            <text:p>8/5/2014</text:p>
          </table:table-cell>
          <table:table-cell table:style-name="ce6" office:value-type="float" office:value="10330" calcext:value-type="float">
            <text:p><text:s/>10,3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06" calcext:value-type="date">
            <text:p>8/6/2014</text:p>
          </table:table-cell>
          <table:table-cell table:style-name="ce6" office:value-type="float" office:value="10340" calcext:value-type="float">
            <text:p><text:s/>10,3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07" calcext:value-type="date">
            <text:p>8/7/2014</text:p>
          </table:table-cell>
          <table:table-cell table:style-name="ce6" office:value-type="float" office:value="10340" calcext:value-type="float">
            <text:p><text:s/>10,3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08" calcext:value-type="date">
            <text:p>8/8/2014</text:p>
          </table:table-cell>
          <table:table-cell table:style-name="ce6" office:value-type="float" office:value="10350" calcext:value-type="float">
            <text:p><text:s/>10,3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09" calcext:value-type="date">
            <text:p>8/9/2014</text:p>
          </table:table-cell>
          <table:table-cell table:style-name="ce6" office:value-type="float" office:value="10350" calcext:value-type="float">
            <text:p><text:s/>10,3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10" calcext:value-type="date">
            <text:p>8/10/2014</text:p>
          </table:table-cell>
          <table:table-cell table:style-name="ce6" office:value-type="float" office:value="10350" calcext:value-type="float">
            <text:p><text:s/>10,3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11" calcext:value-type="date">
            <text:p>8/11/2014</text:p>
          </table:table-cell>
          <table:table-cell table:style-name="ce6" office:value-type="float" office:value="10350" calcext:value-type="float">
            <text:p><text:s/>10,3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12" calcext:value-type="date">
            <text:p>8/12/2014</text:p>
          </table:table-cell>
          <table:table-cell table:style-name="ce6" office:value-type="float" office:value="10360" calcext:value-type="float">
            <text:p><text:s/>10,3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13" calcext:value-type="date">
            <text:p>8/13/2014</text:p>
          </table:table-cell>
          <table:table-cell table:style-name="ce6" office:value-type="float" office:value="10360" calcext:value-type="float">
            <text:p><text:s/>10,3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14" calcext:value-type="date">
            <text:p>8/14/2014</text:p>
          </table:table-cell>
          <table:table-cell table:style-name="ce6" office:value-type="float" office:value="10370" calcext:value-type="float">
            <text:p><text:s/>10,3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15" calcext:value-type="date">
            <text:p>8/15/2014</text:p>
          </table:table-cell>
          <table:table-cell table:style-name="ce6" office:value-type="float" office:value="10370" calcext:value-type="float">
            <text:p><text:s/>10,3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16" calcext:value-type="date">
            <text:p>8/16/2014</text:p>
          </table:table-cell>
          <table:table-cell table:style-name="ce6" office:value-type="float" office:value="10380" calcext:value-type="float">
            <text:p><text:s/>10,3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17" calcext:value-type="date">
            <text:p>8/17/2014</text:p>
          </table:table-cell>
          <table:table-cell table:style-name="ce6" office:value-type="float" office:value="10380" calcext:value-type="float">
            <text:p><text:s/>10,3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18" calcext:value-type="date">
            <text:p>8/18/2014</text:p>
          </table:table-cell>
          <table:table-cell table:style-name="ce6" office:value-type="float" office:value="10380" calcext:value-type="float">
            <text:p><text:s/>10,3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19" calcext:value-type="date">
            <text:p>8/19/2014</text:p>
          </table:table-cell>
          <table:table-cell table:style-name="ce6" office:value-type="float" office:value="10380" calcext:value-type="float">
            <text:p><text:s/>10,3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20" calcext:value-type="date">
            <text:p>8/20/2014</text:p>
          </table:table-cell>
          <table:table-cell table:style-name="ce6" office:value-type="float" office:value="10390" calcext:value-type="float">
            <text:p><text:s/>10,3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21" calcext:value-type="date">
            <text:p>8/21/2014</text:p>
          </table:table-cell>
          <table:table-cell table:style-name="ce6" office:value-type="float" office:value="10390" calcext:value-type="float">
            <text:p><text:s/>10,3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22" calcext:value-type="date">
            <text:p>8/22/2014</text:p>
          </table:table-cell>
          <table:table-cell table:style-name="ce6" office:value-type="float" office:value="10400" calcext:value-type="float">
            <text:p><text:s/>10,4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23" calcext:value-type="date">
            <text:p>8/23/2014</text:p>
          </table:table-cell>
          <table:table-cell table:style-name="ce6" office:value-type="float" office:value="10400" calcext:value-type="float">
            <text:p><text:s/>10,4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24" calcext:value-type="date">
            <text:p>8/24/2014</text:p>
          </table:table-cell>
          <table:table-cell table:style-name="ce6" office:value-type="float" office:value="10400" calcext:value-type="float">
            <text:p><text:s/>10,4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25" calcext:value-type="date">
            <text:p>8/25/2014</text:p>
          </table:table-cell>
          <table:table-cell table:style-name="ce6" office:value-type="float" office:value="10400" calcext:value-type="float">
            <text:p><text:s/>10,4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26" calcext:value-type="date">
            <text:p>8/26/2014</text:p>
          </table:table-cell>
          <table:table-cell table:style-name="ce6" office:value-type="float" office:value="10410" calcext:value-type="float">
            <text:p><text:s/>10,4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27" calcext:value-type="date">
            <text:p>8/27/2014</text:p>
          </table:table-cell>
          <table:table-cell table:style-name="ce6" office:value-type="float" office:value="10410" calcext:value-type="float">
            <text:p><text:s/>10,4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28" calcext:value-type="date">
            <text:p>8/28/2014</text:p>
          </table:table-cell>
          <table:table-cell table:style-name="ce6" office:value-type="float" office:value="10420" calcext:value-type="float">
            <text:p><text:s/>10,4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29" calcext:value-type="date">
            <text:p>8/29/2014</text:p>
          </table:table-cell>
          <table:table-cell table:style-name="ce6" office:value-type="float" office:value="10420" calcext:value-type="float">
            <text:p><text:s/>10,4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30" calcext:value-type="date">
            <text:p>8/30/2014</text:p>
          </table:table-cell>
          <table:table-cell table:style-name="ce6" office:value-type="float" office:value="10430" calcext:value-type="float">
            <text:p><text:s/>10,4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8-31" calcext:value-type="date">
            <text:p>8/31/2014</text:p>
          </table:table-cell>
          <table:table-cell table:style-name="ce6" office:value-type="float" office:value="10430" calcext:value-type="float">
            <text:p><text:s/>10,4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01" calcext:value-type="date">
            <text:p>9/1/2014</text:p>
          </table:table-cell>
          <table:table-cell table:style-name="ce6" office:value-type="float" office:value="10430" calcext:value-type="float">
            <text:p><text:s/>10,4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02" calcext:value-type="date">
            <text:p>9/2/2014</text:p>
          </table:table-cell>
          <table:table-cell table:style-name="ce6" office:value-type="float" office:value="10430" calcext:value-type="float">
            <text:p><text:s/>10,4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03" calcext:value-type="date">
            <text:p>9/3/2014</text:p>
          </table:table-cell>
          <table:table-cell table:style-name="ce6" office:value-type="float" office:value="10440" calcext:value-type="float">
            <text:p><text:s/>10,4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04" calcext:value-type="date">
            <text:p>9/4/2014</text:p>
          </table:table-cell>
          <table:table-cell table:style-name="ce6" office:value-type="float" office:value="10450" calcext:value-type="float">
            <text:p><text:s/>10,4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05" calcext:value-type="date">
            <text:p>9/5/2014</text:p>
          </table:table-cell>
          <table:table-cell table:style-name="ce6" office:value-type="float" office:value="10450" calcext:value-type="float">
            <text:p><text:s/>10,4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06" calcext:value-type="date">
            <text:p>9/6/2014</text:p>
          </table:table-cell>
          <table:table-cell table:style-name="ce6" office:value-type="float" office:value="10460" calcext:value-type="float">
            <text:p><text:s/>10,4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07" calcext:value-type="date">
            <text:p>9/7/2014</text:p>
          </table:table-cell>
          <table:table-cell table:style-name="ce6" office:value-type="float" office:value="10460" calcext:value-type="float">
            <text:p><text:s/>10,4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08" calcext:value-type="date">
            <text:p>9/8/2014</text:p>
          </table:table-cell>
          <table:table-cell table:style-name="ce6" office:value-type="float" office:value="10460" calcext:value-type="float">
            <text:p><text:s/>10,4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09" calcext:value-type="date">
            <text:p>9/9/2014</text:p>
          </table:table-cell>
          <table:table-cell table:style-name="ce6" office:value-type="float" office:value="10470" calcext:value-type="float">
            <text:p><text:s/>10,4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10" calcext:value-type="date">
            <text:p>9/10/2014</text:p>
          </table:table-cell>
          <table:table-cell table:style-name="ce6" office:value-type="float" office:value="10470" calcext:value-type="float">
            <text:p><text:s/>10,4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11" calcext:value-type="date">
            <text:p>9/11/2014</text:p>
          </table:table-cell>
          <table:table-cell table:style-name="ce6" office:value-type="float" office:value="10480" calcext:value-type="float">
            <text:p><text:s/>10,4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12" calcext:value-type="date">
            <text:p>9/12/2014</text:p>
          </table:table-cell>
          <table:table-cell table:style-name="ce6" office:value-type="float" office:value="10490" calcext:value-type="float">
            <text:p><text:s/>10,4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13" calcext:value-type="date">
            <text:p>9/13/2014</text:p>
          </table:table-cell>
          <table:table-cell table:style-name="ce6" office:value-type="float" office:value="10490" calcext:value-type="float">
            <text:p><text:s/>10,4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14" calcext:value-type="date">
            <text:p>9/14/2014</text:p>
          </table:table-cell>
          <table:table-cell table:style-name="ce6" office:value-type="float" office:value="10490" calcext:value-type="float">
            <text:p><text:s/>10,4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15" calcext:value-type="date">
            <text:p>9/15/2014</text:p>
          </table:table-cell>
          <table:table-cell table:style-name="ce6" office:value-type="float" office:value="10490" calcext:value-type="float">
            <text:p><text:s/>10,4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16" calcext:value-type="date">
            <text:p>9/16/2014</text:p>
          </table:table-cell>
          <table:table-cell table:style-name="ce6" office:value-type="float" office:value="10500" calcext:value-type="float">
            <text:p><text:s/>10,5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17" calcext:value-type="date">
            <text:p>9/17/2014</text:p>
          </table:table-cell>
          <table:table-cell table:style-name="ce6" office:value-type="float" office:value="10510" calcext:value-type="float">
            <text:p><text:s/>10,5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18" calcext:value-type="date">
            <text:p>9/18/2014</text:p>
          </table:table-cell>
          <table:table-cell table:style-name="ce6" office:value-type="float" office:value="10520" calcext:value-type="float">
            <text:p><text:s/>10,5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19" calcext:value-type="date">
            <text:p>9/19/2014</text:p>
          </table:table-cell>
          <table:table-cell table:style-name="ce6" office:value-type="float" office:value="10530" calcext:value-type="float">
            <text:p><text:s/>10,5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20" calcext:value-type="date">
            <text:p>9/20/2014</text:p>
          </table:table-cell>
          <table:table-cell table:style-name="ce6" office:value-type="float" office:value="10540" calcext:value-type="float">
            <text:p><text:s/>10,5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21" calcext:value-type="date">
            <text:p>9/21/2014</text:p>
          </table:table-cell>
          <table:table-cell table:style-name="ce6" office:value-type="float" office:value="10540" calcext:value-type="float">
            <text:p><text:s/>10,5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22" calcext:value-type="date">
            <text:p>9/22/2014</text:p>
          </table:table-cell>
          <table:table-cell table:style-name="ce6" office:value-type="float" office:value="10540" calcext:value-type="float">
            <text:p><text:s/>10,5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23" calcext:value-type="date">
            <text:p>9/23/2014</text:p>
          </table:table-cell>
          <table:table-cell table:style-name="ce6" office:value-type="float" office:value="10540" calcext:value-type="float">
            <text:p><text:s/>10,5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24" calcext:value-type="date">
            <text:p>9/24/2014</text:p>
          </table:table-cell>
          <table:table-cell table:style-name="ce6" office:value-type="float" office:value="10550" calcext:value-type="float">
            <text:p><text:s/>10,5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25" calcext:value-type="date">
            <text:p>9/25/2014</text:p>
          </table:table-cell>
          <table:table-cell table:style-name="ce6" office:value-type="float" office:value="10560" calcext:value-type="float">
            <text:p><text:s/>10,5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26" calcext:value-type="date">
            <text:p>9/26/2014</text:p>
          </table:table-cell>
          <table:table-cell table:style-name="ce6" office:value-type="float" office:value="10570" calcext:value-type="float">
            <text:p><text:s/>10,5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27" calcext:value-type="date">
            <text:p>9/27/2014</text:p>
          </table:table-cell>
          <table:table-cell table:style-name="ce6" office:value-type="float" office:value="10570" calcext:value-type="float">
            <text:p><text:s/>10,5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28" calcext:value-type="date">
            <text:p>9/28/2014</text:p>
          </table:table-cell>
          <table:table-cell table:style-name="ce6" office:value-type="float" office:value="10570" calcext:value-type="float">
            <text:p><text:s/>10,5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29" calcext:value-type="date">
            <text:p>9/29/2014</text:p>
          </table:table-cell>
          <table:table-cell table:style-name="ce6" office:value-type="float" office:value="10570" calcext:value-type="float">
            <text:p><text:s/>10,5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09-30" calcext:value-type="date">
            <text:p>9/30/2014</text:p>
          </table:table-cell>
          <table:table-cell table:style-name="ce6" office:value-type="float" office:value="10580" calcext:value-type="float">
            <text:p><text:s/>10,5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01" calcext:value-type="date">
            <text:p>10/1/2014</text:p>
          </table:table-cell>
          <table:table-cell table:style-name="ce6" office:value-type="float" office:value="10590" calcext:value-type="float">
            <text:p><text:s/>10,5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02" calcext:value-type="date">
            <text:p>10/2/2014</text:p>
          </table:table-cell>
          <table:table-cell table:style-name="ce6" office:value-type="float" office:value="10600" calcext:value-type="float">
            <text:p><text:s/>10,6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03" calcext:value-type="date">
            <text:p>10/3/2014</text:p>
          </table:table-cell>
          <table:table-cell table:style-name="ce6" office:value-type="float" office:value="10610" calcext:value-type="float">
            <text:p><text:s/>10,6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04" calcext:value-type="date">
            <text:p>10/4/2014</text:p>
          </table:table-cell>
          <table:table-cell table:style-name="ce6" office:value-type="float" office:value="10620" calcext:value-type="float">
            <text:p><text:s/>10,6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05" calcext:value-type="date">
            <text:p>10/5/2014</text:p>
          </table:table-cell>
          <table:table-cell table:style-name="ce6" office:value-type="float" office:value="10620" calcext:value-type="float">
            <text:p><text:s/>10,6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06" calcext:value-type="date">
            <text:p>10/6/2014</text:p>
          </table:table-cell>
          <table:table-cell table:style-name="ce6" office:value-type="float" office:value="10620" calcext:value-type="float">
            <text:p><text:s/>10,6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07" calcext:value-type="date">
            <text:p>10/7/2014</text:p>
          </table:table-cell>
          <table:table-cell table:style-name="ce6" office:value-type="float" office:value="10620" calcext:value-type="float">
            <text:p><text:s/>10,6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08" calcext:value-type="date">
            <text:p>10/8/2014</text:p>
          </table:table-cell>
          <table:table-cell table:style-name="ce6" office:value-type="float" office:value="10630" calcext:value-type="float">
            <text:p><text:s/>10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09" calcext:value-type="date">
            <text:p>10/9/2014</text:p>
          </table:table-cell>
          <table:table-cell table:style-name="ce6" office:value-type="float" office:value="10630" calcext:value-type="float">
            <text:p><text:s/>10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10" calcext:value-type="date">
            <text:p>10/10/2014</text:p>
          </table:table-cell>
          <table:table-cell table:style-name="ce6" office:value-type="float" office:value="10640" calcext:value-type="float">
            <text:p><text:s/>10,6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11" calcext:value-type="date">
            <text:p>10/11/2014</text:p>
          </table:table-cell>
          <table:table-cell table:style-name="ce6" office:value-type="float" office:value="10640" calcext:value-type="float">
            <text:p><text:s/>10,6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12" calcext:value-type="date">
            <text:p>10/12/2014</text:p>
          </table:table-cell>
          <table:table-cell table:style-name="ce6" office:value-type="float" office:value="10640" calcext:value-type="float">
            <text:p><text:s/>10,6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13" calcext:value-type="date">
            <text:p>10/13/2014</text:p>
          </table:table-cell>
          <table:table-cell table:style-name="ce6" office:value-type="float" office:value="10640" calcext:value-type="float">
            <text:p><text:s/>10,6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14" calcext:value-type="date">
            <text:p>10/14/2014</text:p>
          </table:table-cell>
          <table:table-cell table:style-name="ce6" office:value-type="float" office:value="10650" calcext:value-type="float">
            <text:p><text:s/>10,6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15" calcext:value-type="date">
            <text:p>10/15/2014</text:p>
          </table:table-cell>
          <table:table-cell table:style-name="ce6" office:value-type="float" office:value="10650" calcext:value-type="float">
            <text:p><text:s/>10,6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16" calcext:value-type="date">
            <text:p>10/16/2014</text:p>
          </table:table-cell>
          <table:table-cell table:style-name="ce6" office:value-type="float" office:value="10660" calcext:value-type="float">
            <text:p><text:s/>10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17" calcext:value-type="date">
            <text:p>10/17/2014</text:p>
          </table:table-cell>
          <table:table-cell table:style-name="ce6" office:value-type="float" office:value="10660" calcext:value-type="float">
            <text:p><text:s/>10,6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18" calcext:value-type="date">
            <text:p>10/18/2014</text:p>
          </table:table-cell>
          <table:table-cell table:style-name="ce6" office:value-type="float" office:value="10670" calcext:value-type="float">
            <text:p><text:s/>10,6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19" calcext:value-type="date">
            <text:p>10/19/2014</text:p>
          </table:table-cell>
          <table:table-cell table:style-name="ce6" office:value-type="float" office:value="10670" calcext:value-type="float">
            <text:p><text:s/>10,6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20" calcext:value-type="date">
            <text:p>10/20/2014</text:p>
          </table:table-cell>
          <table:table-cell table:style-name="ce6" office:value-type="float" office:value="10670" calcext:value-type="float">
            <text:p><text:s/>10,6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21" calcext:value-type="date">
            <text:p>10/21/2014</text:p>
          </table:table-cell>
          <table:table-cell table:style-name="ce6" office:value-type="float" office:value="10670" calcext:value-type="float">
            <text:p><text:s/>10,6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22" calcext:value-type="date">
            <text:p>10/22/2014</text:p>
          </table:table-cell>
          <table:table-cell table:style-name="ce6" office:value-type="float" office:value="10680" calcext:value-type="float">
            <text:p><text:s/>10,6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23" calcext:value-type="date">
            <text:p>10/23/2014</text:p>
          </table:table-cell>
          <table:table-cell table:style-name="ce6" office:value-type="float" office:value="10680" calcext:value-type="float">
            <text:p><text:s/>10,6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24" calcext:value-type="date">
            <text:p>10/24/2014</text:p>
          </table:table-cell>
          <table:table-cell table:style-name="ce6" office:value-type="float" office:value="10690" calcext:value-type="float">
            <text:p><text:s/>10,6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25" calcext:value-type="date">
            <text:p>10/25/2014</text:p>
          </table:table-cell>
          <table:table-cell table:style-name="ce6" office:value-type="float" office:value="10690" calcext:value-type="float">
            <text:p><text:s/>10,6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26" calcext:value-type="date">
            <text:p>10/26/2014</text:p>
          </table:table-cell>
          <table:table-cell table:style-name="ce6" office:value-type="float" office:value="10690" calcext:value-type="float">
            <text:p><text:s/>10,6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27" calcext:value-type="date">
            <text:p>10/27/2014</text:p>
          </table:table-cell>
          <table:table-cell table:style-name="ce6" office:value-type="float" office:value="10690" calcext:value-type="float">
            <text:p><text:s/>10,6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28" calcext:value-type="date">
            <text:p>10/28/2014</text:p>
          </table:table-cell>
          <table:table-cell table:style-name="ce6" office:value-type="float" office:value="10700" calcext:value-type="float">
            <text:p><text:s/>10,7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29" calcext:value-type="date">
            <text:p>10/29/2014</text:p>
          </table:table-cell>
          <table:table-cell table:style-name="ce6" office:value-type="float" office:value="10700" calcext:value-type="float">
            <text:p><text:s/>10,7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30" calcext:value-type="date">
            <text:p>10/30/2014</text:p>
          </table:table-cell>
          <table:table-cell table:style-name="ce6" office:value-type="float" office:value="10710" calcext:value-type="float">
            <text:p><text:s/>10,7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0-31" calcext:value-type="date">
            <text:p>10/31/2014</text:p>
          </table:table-cell>
          <table:table-cell table:style-name="ce6" office:value-type="float" office:value="10710" calcext:value-type="float">
            <text:p><text:s/>10,7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01" calcext:value-type="date">
            <text:p>11/1/2014</text:p>
          </table:table-cell>
          <table:table-cell table:style-name="ce6" office:value-type="float" office:value="10720" calcext:value-type="float">
            <text:p><text:s/>10,7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02" calcext:value-type="date">
            <text:p>11/2/2014</text:p>
          </table:table-cell>
          <table:table-cell table:style-name="ce6" office:value-type="float" office:value="10720" calcext:value-type="float">
            <text:p><text:s/>10,7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03" calcext:value-type="date">
            <text:p>11/3/2014</text:p>
          </table:table-cell>
          <table:table-cell table:style-name="ce6" office:value-type="float" office:value="10720" calcext:value-type="float">
            <text:p><text:s/>10,7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04" calcext:value-type="date">
            <text:p>11/4/2014</text:p>
          </table:table-cell>
          <table:table-cell table:style-name="ce6" office:value-type="float" office:value="10720" calcext:value-type="float">
            <text:p><text:s/>10,7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05" calcext:value-type="date">
            <text:p>11/5/2014</text:p>
          </table:table-cell>
          <table:table-cell table:style-name="ce6" office:value-type="float" office:value="10720" calcext:value-type="float">
            <text:p><text:s/>10,7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06" calcext:value-type="date">
            <text:p>11/6/2014</text:p>
          </table:table-cell>
          <table:table-cell table:style-name="ce6" office:value-type="float" office:value="10730" calcext:value-type="float">
            <text:p><text:s/>10,7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07" calcext:value-type="date">
            <text:p>11/7/2014</text:p>
          </table:table-cell>
          <table:table-cell table:style-name="ce6" office:value-type="float" office:value="10740" calcext:value-type="float">
            <text:p><text:s/>10,7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08" calcext:value-type="date">
            <text:p>11/8/2014</text:p>
          </table:table-cell>
          <table:table-cell table:style-name="ce6" office:value-type="float" office:value="10740" calcext:value-type="float">
            <text:p><text:s/>10,7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09" calcext:value-type="date">
            <text:p>11/9/2014</text:p>
          </table:table-cell>
          <table:table-cell table:style-name="ce6" office:value-type="float" office:value="10740" calcext:value-type="float">
            <text:p><text:s/>10,7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10" calcext:value-type="date">
            <text:p>11/10/2014</text:p>
          </table:table-cell>
          <table:table-cell table:style-name="ce6" office:value-type="float" office:value="10740" calcext:value-type="float">
            <text:p><text:s/>10,7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11" calcext:value-type="date">
            <text:p>11/11/2014</text:p>
          </table:table-cell>
          <table:table-cell table:style-name="ce6" office:value-type="float" office:value="10740" calcext:value-type="float">
            <text:p><text:s/>10,7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12" calcext:value-type="date">
            <text:p>11/12/2014</text:p>
          </table:table-cell>
          <table:table-cell table:style-name="ce6" office:value-type="float" office:value="10740" calcext:value-type="float">
            <text:p><text:s/>10,7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13" calcext:value-type="date">
            <text:p>11/13/2014</text:p>
          </table:table-cell>
          <table:table-cell table:style-name="ce6" office:value-type="float" office:value="10750" calcext:value-type="float">
            <text:p><text:s/>10,7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14" calcext:value-type="date">
            <text:p>11/14/2014</text:p>
          </table:table-cell>
          <table:table-cell table:style-name="ce6" office:value-type="float" office:value="10750" calcext:value-type="float">
            <text:p><text:s/>10,7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15" calcext:value-type="date">
            <text:p>11/15/2014</text:p>
          </table:table-cell>
          <table:table-cell table:style-name="ce6" office:value-type="float" office:value="10760" calcext:value-type="float">
            <text:p><text:s/>10,7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16" calcext:value-type="date">
            <text:p>11/16/2014</text:p>
          </table:table-cell>
          <table:table-cell table:style-name="ce6" office:value-type="float" office:value="10760" calcext:value-type="float">
            <text:p><text:s/>10,7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17" calcext:value-type="date">
            <text:p>11/17/2014</text:p>
          </table:table-cell>
          <table:table-cell table:style-name="ce6" office:value-type="float" office:value="10760" calcext:value-type="float">
            <text:p><text:s/>10,7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18" calcext:value-type="date">
            <text:p>11/18/2014</text:p>
          </table:table-cell>
          <table:table-cell table:style-name="ce6" office:value-type="float" office:value="10770" calcext:value-type="float">
            <text:p><text:s/>10,7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19" calcext:value-type="date">
            <text:p>11/19/2014</text:p>
          </table:table-cell>
          <table:table-cell table:style-name="ce6" office:value-type="float" office:value="10770" calcext:value-type="float">
            <text:p><text:s/>10,7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20" calcext:value-type="date">
            <text:p>11/20/2014</text:p>
          </table:table-cell>
          <table:table-cell table:style-name="ce6" office:value-type="float" office:value="10770" calcext:value-type="float">
            <text:p><text:s/>10,7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21" calcext:value-type="date">
            <text:p>11/21/2014</text:p>
          </table:table-cell>
          <table:table-cell table:style-name="ce6" office:value-type="float" office:value="10780" calcext:value-type="float">
            <text:p><text:s/>10,7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22" calcext:value-type="date">
            <text:p>11/22/2014</text:p>
          </table:table-cell>
          <table:table-cell table:style-name="ce6" office:value-type="float" office:value="10780" calcext:value-type="float">
            <text:p><text:s/>10,7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23" calcext:value-type="date">
            <text:p>11/23/2014</text:p>
          </table:table-cell>
          <table:table-cell table:style-name="ce6" office:value-type="float" office:value="10780" calcext:value-type="float">
            <text:p><text:s/>10,7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24" calcext:value-type="date">
            <text:p>11/24/2014</text:p>
          </table:table-cell>
          <table:table-cell table:style-name="ce6" office:value-type="float" office:value="10780" calcext:value-type="float">
            <text:p><text:s/>10,7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25" calcext:value-type="date">
            <text:p>11/25/2014</text:p>
          </table:table-cell>
          <table:table-cell table:style-name="ce6" office:value-type="float" office:value="10790" calcext:value-type="float">
            <text:p><text:s/>10,7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26" calcext:value-type="date">
            <text:p>11/26/2014</text:p>
          </table:table-cell>
          <table:table-cell table:style-name="ce6" office:value-type="float" office:value="10790" calcext:value-type="float">
            <text:p><text:s/>10,7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27" calcext:value-type="date">
            <text:p>11/27/2014</text:p>
          </table:table-cell>
          <table:table-cell table:style-name="ce6" office:value-type="float" office:value="10800" calcext:value-type="float">
            <text:p><text:s/>10,8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28" calcext:value-type="date">
            <text:p>11/28/2014</text:p>
          </table:table-cell>
          <table:table-cell table:style-name="ce6" office:value-type="float" office:value="10800" calcext:value-type="float">
            <text:p><text:s/>10,8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29" calcext:value-type="date">
            <text:p>11/29/2014</text:p>
          </table:table-cell>
          <table:table-cell table:style-name="ce6" office:value-type="float" office:value="10810" calcext:value-type="float">
            <text:p><text:s/>10,8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1-30" calcext:value-type="date">
            <text:p>11/30/2014</text:p>
          </table:table-cell>
          <table:table-cell table:style-name="ce6" office:value-type="float" office:value="10810" calcext:value-type="float">
            <text:p><text:s/>10,8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01" calcext:value-type="date">
            <text:p>12/1/2014</text:p>
          </table:table-cell>
          <table:table-cell table:style-name="ce6" office:value-type="float" office:value="10810" calcext:value-type="float">
            <text:p><text:s/>10,8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02" calcext:value-type="date">
            <text:p>12/2/2014</text:p>
          </table:table-cell>
          <table:table-cell table:style-name="ce6" office:value-type="float" office:value="10810" calcext:value-type="float">
            <text:p><text:s/>10,8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03" calcext:value-type="date">
            <text:p>12/3/2014</text:p>
          </table:table-cell>
          <table:table-cell table:style-name="ce6" office:value-type="float" office:value="10820" calcext:value-type="float">
            <text:p><text:s/>10,8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04" calcext:value-type="date">
            <text:p>12/4/2014</text:p>
          </table:table-cell>
          <table:table-cell table:style-name="ce6" office:value-type="float" office:value="10820" calcext:value-type="float">
            <text:p><text:s/>10,8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05" calcext:value-type="date">
            <text:p>12/5/2014</text:p>
          </table:table-cell>
          <table:table-cell table:style-name="ce6" office:value-type="float" office:value="10830" calcext:value-type="float">
            <text:p><text:s/>10,8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06" calcext:value-type="date">
            <text:p>12/6/2014</text:p>
          </table:table-cell>
          <table:table-cell table:style-name="ce6" office:value-type="float" office:value="10840" calcext:value-type="float">
            <text:p><text:s/>10,8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07" calcext:value-type="date">
            <text:p>12/7/2014</text:p>
          </table:table-cell>
          <table:table-cell table:style-name="ce6" office:value-type="float" office:value="10840" calcext:value-type="float">
            <text:p><text:s/>10,8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08" calcext:value-type="date">
            <text:p>12/8/2014</text:p>
          </table:table-cell>
          <table:table-cell table:style-name="ce6" office:value-type="float" office:value="10840" calcext:value-type="float">
            <text:p><text:s/>10,8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09" calcext:value-type="date">
            <text:p>12/9/2014</text:p>
          </table:table-cell>
          <table:table-cell table:style-name="ce6" office:value-type="float" office:value="10840" calcext:value-type="float">
            <text:p><text:s/>10,8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10" calcext:value-type="date">
            <text:p>12/10/2014</text:p>
          </table:table-cell>
          <table:table-cell table:style-name="ce6" office:value-type="float" office:value="10850" calcext:value-type="float">
            <text:p><text:s/>10,8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11" calcext:value-type="date">
            <text:p>12/11/2014</text:p>
          </table:table-cell>
          <table:table-cell table:style-name="ce6" office:value-type="float" office:value="10850" calcext:value-type="float">
            <text:p><text:s/>10,8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12" calcext:value-type="date">
            <text:p>12/12/2014</text:p>
          </table:table-cell>
          <table:table-cell table:style-name="ce6" office:value-type="float" office:value="10860" calcext:value-type="float">
            <text:p><text:s/>10,8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13" calcext:value-type="date">
            <text:p>12/13/2014</text:p>
          </table:table-cell>
          <table:table-cell table:style-name="ce6" office:value-type="float" office:value="10860" calcext:value-type="float">
            <text:p><text:s/>10,8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14" calcext:value-type="date">
            <text:p>12/14/2014</text:p>
          </table:table-cell>
          <table:table-cell table:style-name="ce6" office:value-type="float" office:value="10860" calcext:value-type="float">
            <text:p><text:s/>10,8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15" calcext:value-type="date">
            <text:p>12/15/2014</text:p>
          </table:table-cell>
          <table:table-cell table:style-name="ce6" office:value-type="float" office:value="10860" calcext:value-type="float">
            <text:p><text:s/>10,8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16" calcext:value-type="date">
            <text:p>12/16/2014</text:p>
          </table:table-cell>
          <table:table-cell table:style-name="ce6" office:value-type="float" office:value="10870" calcext:value-type="float">
            <text:p><text:s/>10,8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17" calcext:value-type="date">
            <text:p>12/17/2014</text:p>
          </table:table-cell>
          <table:table-cell table:style-name="ce6" office:value-type="float" office:value="10870" calcext:value-type="float">
            <text:p><text:s/>10,8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18" calcext:value-type="date">
            <text:p>12/18/2014</text:p>
          </table:table-cell>
          <table:table-cell table:style-name="ce6" office:value-type="float" office:value="10880" calcext:value-type="float">
            <text:p><text:s/>10,8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19" calcext:value-type="date">
            <text:p>12/19/2014</text:p>
          </table:table-cell>
          <table:table-cell table:style-name="ce6" office:value-type="float" office:value="10890" calcext:value-type="float">
            <text:p><text:s/>10,8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20" calcext:value-type="date">
            <text:p>12/20/2014</text:p>
          </table:table-cell>
          <table:table-cell table:style-name="ce6" office:value-type="float" office:value="10890" calcext:value-type="float">
            <text:p><text:s/>10,8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21" calcext:value-type="date">
            <text:p>12/21/2014</text:p>
          </table:table-cell>
          <table:table-cell table:style-name="ce6" office:value-type="float" office:value="10900" calcext:value-type="float">
            <text:p><text:s/>10,9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22" calcext:value-type="date">
            <text:p>12/22/2014</text:p>
          </table:table-cell>
          <table:table-cell table:style-name="ce6" office:value-type="float" office:value="10900" calcext:value-type="float">
            <text:p><text:s/>10,9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23" calcext:value-type="date">
            <text:p>12/23/2014</text:p>
          </table:table-cell>
          <table:table-cell table:style-name="ce6" office:value-type="float" office:value="10930" calcext:value-type="float">
            <text:p><text:s/>10,9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24" calcext:value-type="date">
            <text:p>12/24/2014</text:p>
          </table:table-cell>
          <table:table-cell table:style-name="ce6" office:value-type="float" office:value="10950" calcext:value-type="float">
            <text:p><text:s/>10,9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25" calcext:value-type="date">
            <text:p>12/25/2014</text:p>
          </table:table-cell>
          <table:table-cell table:style-name="ce6" office:value-type="float" office:value="11030" calcext:value-type="float">
            <text:p><text:s/>11,0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26" calcext:value-type="date">
            <text:p>12/26/2014</text:p>
          </table:table-cell>
          <table:table-cell table:style-name="ce6" office:value-type="float" office:value="11030" calcext:value-type="float">
            <text:p><text:s/>11,0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27" calcext:value-type="date">
            <text:p>12/27/2014</text:p>
          </table:table-cell>
          <table:table-cell table:style-name="ce6" office:value-type="float" office:value="11030" calcext:value-type="float">
            <text:p><text:s/>11,0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28" calcext:value-type="date">
            <text:p>12/28/2014</text:p>
          </table:table-cell>
          <table:table-cell table:style-name="ce6" office:value-type="float" office:value="11030" calcext:value-type="float">
            <text:p><text:s/>11,0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29" calcext:value-type="date">
            <text:p>12/29/2014</text:p>
          </table:table-cell>
          <table:table-cell table:style-name="ce6" office:value-type="float" office:value="11030" calcext:value-type="float">
            <text:p><text:s/>11,0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30" calcext:value-type="date">
            <text:p>12/30/2014</text:p>
          </table:table-cell>
          <table:table-cell table:style-name="ce6" office:value-type="float" office:value="11800" calcext:value-type="float">
            <text:p><text:s/>11,8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4-12-31" calcext:value-type="date">
            <text:p>12/31/2014</text:p>
          </table:table-cell>
          <table:table-cell table:style-name="ce6" office:value-type="float" office:value="11850" calcext:value-type="float">
            <text:p><text:s/>11,8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01" calcext:value-type="date">
            <text:p>1/1/2015</text:p>
          </table:table-cell>
          <table:table-cell table:style-name="ce6" office:value-type="float" office:value="11900" calcext:value-type="float">
            <text:p><text:s/>11,9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02" calcext:value-type="date">
            <text:p>1/2/2015</text:p>
          </table:table-cell>
          <table:table-cell table:style-name="ce6" office:value-type="float" office:value="11900" calcext:value-type="float">
            <text:p><text:s/>11,9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03" calcext:value-type="date">
            <text:p>1/3/2015</text:p>
          </table:table-cell>
          <table:table-cell table:style-name="ce6" office:value-type="float" office:value="11900" calcext:value-type="float">
            <text:p><text:s/>11,9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04" calcext:value-type="date">
            <text:p>1/4/2015</text:p>
          </table:table-cell>
          <table:table-cell table:style-name="ce6" office:value-type="float" office:value="11900" calcext:value-type="float">
            <text:p><text:s/>11,9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05" calcext:value-type="date">
            <text:p>1/5/2015</text:p>
          </table:table-cell>
          <table:table-cell table:style-name="ce6" office:value-type="float" office:value="11900" calcext:value-type="float">
            <text:p><text:s/>11,9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06" calcext:value-type="date">
            <text:p>1/6/2015</text:p>
          </table:table-cell>
          <table:table-cell table:style-name="ce6" office:value-type="float" office:value="12740" calcext:value-type="float">
            <text:p><text:s/>12,7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07" calcext:value-type="date">
            <text:p>1/7/2015</text:p>
          </table:table-cell>
          <table:table-cell table:style-name="ce6" office:value-type="float" office:value="12800" calcext:value-type="float">
            <text:p><text:s/>12,8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08" calcext:value-type="date">
            <text:p>1/8/2015</text:p>
          </table:table-cell>
          <table:table-cell table:style-name="ce6" office:value-type="float" office:value="12800" calcext:value-type="float">
            <text:p><text:s/>12,8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09" calcext:value-type="date">
            <text:p>1/9/2015</text:p>
          </table:table-cell>
          <table:table-cell table:style-name="ce6" office:value-type="float" office:value="13760" calcext:value-type="float">
            <text:p><text:s/>13,7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10" calcext:value-type="date">
            <text:p>1/10/2015</text:p>
          </table:table-cell>
          <table:table-cell table:style-name="ce6" office:value-type="float" office:value="14060" calcext:value-type="float">
            <text:p><text:s/>14,0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11" calcext:value-type="date">
            <text:p>1/11/2015</text:p>
          </table:table-cell>
          <table:table-cell table:style-name="ce6" office:value-type="float" office:value="14060" calcext:value-type="float">
            <text:p><text:s/>14,0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12" calcext:value-type="date">
            <text:p>1/12/2015</text:p>
          </table:table-cell>
          <table:table-cell table:style-name="ce6" office:value-type="float" office:value="14060" calcext:value-type="float">
            <text:p><text:s/>14,0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13" calcext:value-type="date">
            <text:p>1/13/2015</text:p>
          </table:table-cell>
          <table:table-cell table:style-name="ce6" office:value-type="float" office:value="14310" calcext:value-type="float">
            <text:p><text:s/>14,3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14" calcext:value-type="date">
            <text:p>1/14/2015</text:p>
          </table:table-cell>
          <table:table-cell table:style-name="ce6" office:value-type="float" office:value="14330" calcext:value-type="float">
            <text:p><text:s/>14,3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15" calcext:value-type="date">
            <text:p>1/15/2015</text:p>
          </table:table-cell>
          <table:table-cell table:style-name="ce6" office:value-type="float" office:value="15010" calcext:value-type="float">
            <text:p><text:s/>15,0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16" calcext:value-type="date">
            <text:p>1/16/2015</text:p>
          </table:table-cell>
          <table:table-cell table:style-name="ce6" office:value-type="float" office:value="14960" calcext:value-type="float">
            <text:p><text:s/>14,9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17" calcext:value-type="date">
            <text:p>1/17/2015</text:p>
          </table:table-cell>
          <table:table-cell table:style-name="ce6" office:value-type="float" office:value="14880" calcext:value-type="float">
            <text:p><text:s/>14,8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18" calcext:value-type="date">
            <text:p>1/18/2015</text:p>
          </table:table-cell>
          <table:table-cell table:style-name="ce6" office:value-type="float" office:value="14880" calcext:value-type="float">
            <text:p><text:s/>14,8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19" calcext:value-type="date">
            <text:p>1/19/2015</text:p>
          </table:table-cell>
          <table:table-cell table:style-name="ce6" office:value-type="float" office:value="14880" calcext:value-type="float">
            <text:p><text:s/>14,8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20" calcext:value-type="date">
            <text:p>1/20/2015</text:p>
          </table:table-cell>
          <table:table-cell table:style-name="ce6" office:value-type="float" office:value="14850" calcext:value-type="float">
            <text:p><text:s/>14,8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21" calcext:value-type="date">
            <text:p>1/21/2015</text:p>
          </table:table-cell>
          <table:table-cell table:style-name="ce6" office:value-type="float" office:value="14830" calcext:value-type="float">
            <text:p><text:s/>14,8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22" calcext:value-type="date">
            <text:p>1/22/2015</text:p>
          </table:table-cell>
          <table:table-cell table:style-name="ce6" office:value-type="float" office:value="14910" calcext:value-type="float">
            <text:p><text:s/>14,9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23" calcext:value-type="date">
            <text:p>1/23/2015</text:p>
          </table:table-cell>
          <table:table-cell table:style-name="ce6" office:value-type="float" office:value="14890" calcext:value-type="float">
            <text:p><text:s/>14,8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24" calcext:value-type="date">
            <text:p>1/24/2015</text:p>
          </table:table-cell>
          <table:table-cell table:style-name="ce6" office:value-type="float" office:value="14910" calcext:value-type="float">
            <text:p><text:s/>14,9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25" calcext:value-type="date">
            <text:p>1/25/2015</text:p>
          </table:table-cell>
          <table:table-cell table:style-name="ce6" office:value-type="float" office:value="14910" calcext:value-type="float">
            <text:p><text:s/>14,9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26" calcext:value-type="date">
            <text:p>1/26/2015</text:p>
          </table:table-cell>
          <table:table-cell table:style-name="ce6" office:value-type="float" office:value="14910" calcext:value-type="float">
            <text:p><text:s/>14,9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27" calcext:value-type="date">
            <text:p>1/27/2015</text:p>
          </table:table-cell>
          <table:table-cell table:style-name="ce6" office:value-type="float" office:value="15100" calcext:value-type="float">
            <text:p><text:s/>15,1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28" calcext:value-type="date">
            <text:p>1/28/2015</text:p>
          </table:table-cell>
          <table:table-cell table:style-name="ce6" office:value-type="float" office:value="15310" calcext:value-type="float">
            <text:p><text:s/>15,3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29" calcext:value-type="date">
            <text:p>1/29/2015</text:p>
          </table:table-cell>
          <table:table-cell table:style-name="ce6" office:value-type="float" office:value="15210" calcext:value-type="float">
            <text:p><text:s/>15,2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30" calcext:value-type="date">
            <text:p>1/30/2015</text:p>
          </table:table-cell>
          <table:table-cell table:style-name="ce6" office:value-type="float" office:value="15360" calcext:value-type="float">
            <text:p><text:s/>15,3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1-31" calcext:value-type="date">
            <text:p>1/31/2015</text:p>
          </table:table-cell>
          <table:table-cell table:style-name="ce6" office:value-type="float" office:value="15400" calcext:value-type="float">
            <text:p><text:s/>15,4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01" calcext:value-type="date">
            <text:p>2/1/2015</text:p>
          </table:table-cell>
          <table:table-cell table:style-name="ce6" office:value-type="float" office:value="15400" calcext:value-type="float">
            <text:p><text:s/>15,4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02" calcext:value-type="date">
            <text:p>2/2/2015</text:p>
          </table:table-cell>
          <table:table-cell table:style-name="ce6" office:value-type="float" office:value="15400" calcext:value-type="float">
            <text:p><text:s/>15,4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03" calcext:value-type="date">
            <text:p>2/3/2015</text:p>
          </table:table-cell>
          <table:table-cell table:style-name="ce6" office:value-type="float" office:value="15450" calcext:value-type="float">
            <text:p><text:s/>15,4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04" calcext:value-type="date">
            <text:p>2/4/2015</text:p>
          </table:table-cell>
          <table:table-cell table:style-name="ce6" office:value-type="float" office:value="15420" calcext:value-type="float">
            <text:p><text:s/>15,4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05" calcext:value-type="date">
            <text:p>2/5/2015</text:p>
          </table:table-cell>
          <table:table-cell table:style-name="ce6" office:value-type="float" office:value="15150" calcext:value-type="float">
            <text:p><text:s/>15,1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06" calcext:value-type="date">
            <text:p>2/6/2015</text:p>
          </table:table-cell>
          <table:table-cell table:style-name="ce6" office:value-type="float" office:value="15410" calcext:value-type="float">
            <text:p><text:s/>15,4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07" calcext:value-type="date">
            <text:p>2/7/2015</text:p>
          </table:table-cell>
          <table:table-cell table:style-name="ce6" office:value-type="float" office:value="15270" calcext:value-type="float">
            <text:p><text:s/>15,2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08" calcext:value-type="date">
            <text:p>2/8/2015</text:p>
          </table:table-cell>
          <table:table-cell table:style-name="ce6" office:value-type="float" office:value="15270" calcext:value-type="float">
            <text:p><text:s/>15,2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09" calcext:value-type="date">
            <text:p>2/9/2015</text:p>
          </table:table-cell>
          <table:table-cell table:style-name="ce6" office:value-type="float" office:value="15270" calcext:value-type="float">
            <text:p><text:s/>15,2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10" calcext:value-type="date">
            <text:p>2/10/2015</text:p>
          </table:table-cell>
          <table:table-cell table:style-name="ce6" office:value-type="float" office:value="15210" calcext:value-type="float">
            <text:p><text:s/>15,2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11" calcext:value-type="date">
            <text:p>2/11/2015</text:p>
          </table:table-cell>
          <table:table-cell table:style-name="ce6" office:value-type="float" office:value="15200" calcext:value-type="float">
            <text:p><text:s/>15,2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12" calcext:value-type="date">
            <text:p>2/12/2015</text:p>
          </table:table-cell>
          <table:table-cell table:style-name="ce6" office:value-type="float" office:value="15330" calcext:value-type="float">
            <text:p><text:s/>15,3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13" calcext:value-type="date">
            <text:p>2/13/2015</text:p>
          </table:table-cell>
          <table:table-cell table:style-name="ce6" office:value-type="float" office:value="15300" calcext:value-type="float">
            <text:p><text:s/>15,3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14" calcext:value-type="date">
            <text:p>2/14/2015</text:p>
          </table:table-cell>
          <table:table-cell table:style-name="ce6" office:value-type="float" office:value="15090" calcext:value-type="float">
            <text:p><text:s/>15,0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15" calcext:value-type="date">
            <text:p>2/15/2015</text:p>
          </table:table-cell>
          <table:table-cell table:style-name="ce6" office:value-type="float" office:value="15090" calcext:value-type="float">
            <text:p><text:s/>15,0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16" calcext:value-type="date">
            <text:p>2/16/2015</text:p>
          </table:table-cell>
          <table:table-cell table:style-name="ce6" office:value-type="float" office:value="15090" calcext:value-type="float">
            <text:p><text:s/>15,0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17" calcext:value-type="date">
            <text:p>2/17/2015</text:p>
          </table:table-cell>
          <table:table-cell table:style-name="ce6" office:value-type="float" office:value="14860" calcext:value-type="float">
            <text:p><text:s/>14,8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18" calcext:value-type="date">
            <text:p>2/18/2015</text:p>
          </table:table-cell>
          <table:table-cell table:style-name="ce6" office:value-type="float" office:value="14910" calcext:value-type="float">
            <text:p><text:s/>14,9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19" calcext:value-type="date">
            <text:p>2/19/2015</text:p>
          </table:table-cell>
          <table:table-cell table:style-name="ce6" office:value-type="float" office:value="14910" calcext:value-type="float">
            <text:p><text:s/>14,9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20" calcext:value-type="date">
            <text:p>2/20/2015</text:p>
          </table:table-cell>
          <table:table-cell table:style-name="ce6" office:value-type="float" office:value="14770" calcext:value-type="float">
            <text:p><text:s/>14,7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21" calcext:value-type="date">
            <text:p>2/21/2015</text:p>
          </table:table-cell>
          <table:table-cell table:style-name="ce6" office:value-type="float" office:value="14770" calcext:value-type="float">
            <text:p><text:s/>14,7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22" calcext:value-type="date">
            <text:p>2/22/2015</text:p>
          </table:table-cell>
          <table:table-cell table:style-name="ce6" office:value-type="float" office:value="14770" calcext:value-type="float">
            <text:p><text:s/>14,7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23" calcext:value-type="date">
            <text:p>2/23/2015</text:p>
          </table:table-cell>
          <table:table-cell table:style-name="ce6" office:value-type="float" office:value="14770" calcext:value-type="float">
            <text:p><text:s/>14,7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24" calcext:value-type="date">
            <text:p>2/24/2015</text:p>
          </table:table-cell>
          <table:table-cell table:style-name="ce6" office:value-type="float" office:value="14860" calcext:value-type="float">
            <text:p><text:s/>14,8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25" calcext:value-type="date">
            <text:p>2/25/2015</text:p>
          </table:table-cell>
          <table:table-cell table:style-name="ce6" office:value-type="float" office:value="14990" calcext:value-type="float">
            <text:p><text:s/>14,9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26" calcext:value-type="date">
            <text:p>2/26/2015</text:p>
          </table:table-cell>
          <table:table-cell table:style-name="ce6" office:value-type="float" office:value="14920" calcext:value-type="float">
            <text:p><text:s/>14,9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27" calcext:value-type="date">
            <text:p>2/27/2015</text:p>
          </table:table-cell>
          <table:table-cell table:style-name="ce6" office:value-type="float" office:value="14750" calcext:value-type="float">
            <text:p><text:s/>14,7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2-28" calcext:value-type="date">
            <text:p>2/28/2015</text:p>
          </table:table-cell>
          <table:table-cell table:style-name="ce6" office:value-type="float" office:value="14890" calcext:value-type="float">
            <text:p><text:s/>14,8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01" calcext:value-type="date">
            <text:p>3/1/2015</text:p>
          </table:table-cell>
          <table:table-cell table:style-name="ce6" office:value-type="float" office:value="14890" calcext:value-type="float">
            <text:p><text:s/>14,8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02" calcext:value-type="date">
            <text:p>3/2/2015</text:p>
          </table:table-cell>
          <table:table-cell table:style-name="ce6" office:value-type="float" office:value="14890" calcext:value-type="float">
            <text:p><text:s/>14,8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03" calcext:value-type="date">
            <text:p>3/3/2015</text:p>
          </table:table-cell>
          <table:table-cell table:style-name="ce6" office:value-type="float" office:value="14960" calcext:value-type="float">
            <text:p><text:s/>14,9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04" calcext:value-type="date">
            <text:p>3/4/2015</text:p>
          </table:table-cell>
          <table:table-cell table:style-name="ce6" office:value-type="float" office:value="15080" calcext:value-type="float">
            <text:p><text:s/>15,0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05" calcext:value-type="date">
            <text:p>3/5/2015</text:p>
          </table:table-cell>
          <table:table-cell table:style-name="ce6" office:value-type="float" office:value="15080" calcext:value-type="float">
            <text:p><text:s/>15,0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06" calcext:value-type="date">
            <text:p>3/6/2015</text:p>
          </table:table-cell>
          <table:table-cell table:style-name="ce6" office:value-type="float" office:value="15020" calcext:value-type="float">
            <text:p><text:s/>15,0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07" calcext:value-type="date">
            <text:p>3/7/2015</text:p>
          </table:table-cell>
          <table:table-cell table:style-name="ce6" office:value-type="float" office:value="14860" calcext:value-type="float">
            <text:p><text:s/>14,8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08" calcext:value-type="date">
            <text:p>3/8/2015</text:p>
          </table:table-cell>
          <table:table-cell table:style-name="ce6" office:value-type="float" office:value="14860" calcext:value-type="float">
            <text:p><text:s/>14,8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09" calcext:value-type="date">
            <text:p>3/9/2015</text:p>
          </table:table-cell>
          <table:table-cell table:style-name="ce6" office:value-type="float" office:value="14860" calcext:value-type="float">
            <text:p><text:s/>14,8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10" calcext:value-type="date">
            <text:p>3/10/2015</text:p>
          </table:table-cell>
          <table:table-cell table:style-name="ce6" office:value-type="float" office:value="14950" calcext:value-type="float">
            <text:p><text:s/>14,9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11" calcext:value-type="date">
            <text:p>3/11/2015</text:p>
          </table:table-cell>
          <table:table-cell table:style-name="ce6" office:value-type="float" office:value="14970" calcext:value-type="float">
            <text:p><text:s/>14,9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12" calcext:value-type="date">
            <text:p>3/12/2015</text:p>
          </table:table-cell>
          <table:table-cell table:style-name="ce6" office:value-type="float" office:value="15200" calcext:value-type="float">
            <text:p><text:s/>15,2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13" calcext:value-type="date">
            <text:p>3/13/2015</text:p>
          </table:table-cell>
          <table:table-cell table:style-name="ce6" office:value-type="float" office:value="15070" calcext:value-type="float">
            <text:p><text:s/>15,0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14" calcext:value-type="date">
            <text:p>3/14/2015</text:p>
          </table:table-cell>
          <table:table-cell table:style-name="ce6" office:value-type="float" office:value="15060" calcext:value-type="float">
            <text:p><text:s/>15,0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15" calcext:value-type="date">
            <text:p>3/15/2015</text:p>
          </table:table-cell>
          <table:table-cell table:style-name="ce6" office:value-type="float" office:value="15060" calcext:value-type="float">
            <text:p><text:s/>15,0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16" calcext:value-type="date">
            <text:p>3/16/2015</text:p>
          </table:table-cell>
          <table:table-cell table:style-name="ce6" office:value-type="float" office:value="15060" calcext:value-type="float">
            <text:p><text:s/>15,0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17" calcext:value-type="date">
            <text:p>3/17/2015</text:p>
          </table:table-cell>
          <table:table-cell table:style-name="ce6" office:value-type="float" office:value="15120" calcext:value-type="float">
            <text:p><text:s/>15,1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18" calcext:value-type="date">
            <text:p>3/18/2015</text:p>
          </table:table-cell>
          <table:table-cell table:style-name="ce6" office:value-type="float" office:value="15100" calcext:value-type="float">
            <text:p><text:s/>15,1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19" calcext:value-type="date">
            <text:p>3/19/2015</text:p>
          </table:table-cell>
          <table:table-cell table:style-name="ce6" office:value-type="float" office:value="15110" calcext:value-type="float">
            <text:p><text:s/>15,1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20" calcext:value-type="date">
            <text:p>3/20/2015</text:p>
          </table:table-cell>
          <table:table-cell table:style-name="ce6" office:value-type="float" office:value="14760" calcext:value-type="float">
            <text:p><text:s/>14,7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21" calcext:value-type="date">
            <text:p>3/21/2015</text:p>
          </table:table-cell>
          <table:table-cell table:style-name="ce6" office:value-type="float" office:value="14790" calcext:value-type="float">
            <text:p><text:s/>14,7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22" calcext:value-type="date">
            <text:p>3/22/2015</text:p>
          </table:table-cell>
          <table:table-cell table:style-name="ce6" office:value-type="float" office:value="14790" calcext:value-type="float">
            <text:p><text:s/>14,7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23" calcext:value-type="date">
            <text:p>3/23/2015</text:p>
          </table:table-cell>
          <table:table-cell table:style-name="ce6" office:value-type="float" office:value="14790" calcext:value-type="float">
            <text:p><text:s/>14,7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24" calcext:value-type="date">
            <text:p>3/24/2015</text:p>
          </table:table-cell>
          <table:table-cell table:style-name="ce6" office:value-type="float" office:value="14680" calcext:value-type="float">
            <text:p><text:s/>14,6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25" calcext:value-type="date">
            <text:p>3/25/2015</text:p>
          </table:table-cell>
          <table:table-cell table:style-name="ce6" office:value-type="float" office:value="14570" calcext:value-type="float">
            <text:p><text:s/>14,5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26" calcext:value-type="date">
            <text:p>3/26/2015</text:p>
          </table:table-cell>
          <table:table-cell table:style-name="ce6" office:value-type="float" office:value="14560" calcext:value-type="float">
            <text:p><text:s/>14,5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27" calcext:value-type="date">
            <text:p>3/27/2015</text:p>
          </table:table-cell>
          <table:table-cell table:style-name="ce6" office:value-type="float" office:value="14490" calcext:value-type="float">
            <text:p><text:s/>14,4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28" calcext:value-type="date">
            <text:p>3/28/2015</text:p>
          </table:table-cell>
          <table:table-cell table:style-name="ce6" office:value-type="float" office:value="14640" calcext:value-type="float">
            <text:p><text:s/>14,6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29" calcext:value-type="date">
            <text:p>3/29/2015</text:p>
          </table:table-cell>
          <table:table-cell table:style-name="ce6" office:value-type="float" office:value="14640" calcext:value-type="float">
            <text:p><text:s/>14,6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30" calcext:value-type="date">
            <text:p>3/30/2015</text:p>
          </table:table-cell>
          <table:table-cell table:style-name="ce6" office:value-type="float" office:value="14640" calcext:value-type="float">
            <text:p><text:s/>14,6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3-31" calcext:value-type="date">
            <text:p>3/31/2015</text:p>
          </table:table-cell>
          <table:table-cell table:style-name="ce6" office:value-type="float" office:value="14740" calcext:value-type="float">
            <text:p><text:s/>14,7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01" calcext:value-type="date">
            <text:p>4/1/2015</text:p>
          </table:table-cell>
          <table:table-cell table:style-name="ce6" office:value-type="float" office:value="14700" calcext:value-type="float">
            <text:p><text:s/>14,7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02" calcext:value-type="date">
            <text:p>4/2/2015</text:p>
          </table:table-cell>
          <table:table-cell table:style-name="ce6" office:value-type="float" office:value="14720" calcext:value-type="float">
            <text:p><text:s/>14,7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03" calcext:value-type="date">
            <text:p>4/3/2015</text:p>
          </table:table-cell>
          <table:table-cell table:style-name="ce6" office:value-type="float" office:value="14680" calcext:value-type="float">
            <text:p><text:s/>14,6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04" calcext:value-type="date">
            <text:p>4/4/2015</text:p>
          </table:table-cell>
          <table:table-cell table:style-name="ce6" office:value-type="float" office:value="14620" calcext:value-type="float">
            <text:p><text:s/>14,6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05" calcext:value-type="date">
            <text:p>4/5/2015</text:p>
          </table:table-cell>
          <table:table-cell table:style-name="ce6" office:value-type="float" office:value="14620" calcext:value-type="float">
            <text:p><text:s/>14,6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06" calcext:value-type="date">
            <text:p>4/6/2015</text:p>
          </table:table-cell>
          <table:table-cell table:style-name="ce6" office:value-type="float" office:value="14620" calcext:value-type="float">
            <text:p><text:s/>14,6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07" calcext:value-type="date">
            <text:p>4/7/2015</text:p>
          </table:table-cell>
          <table:table-cell table:style-name="ce6" office:value-type="float" office:value="14570" calcext:value-type="float">
            <text:p><text:s/>14,5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08" calcext:value-type="date">
            <text:p>4/8/2015</text:p>
          </table:table-cell>
          <table:table-cell table:style-name="ce6" office:value-type="float" office:value="14490" calcext:value-type="float">
            <text:p><text:s/>14,4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09" calcext:value-type="date">
            <text:p>4/9/2015</text:p>
          </table:table-cell>
          <table:table-cell table:style-name="ce6" office:value-type="float" office:value="14510" calcext:value-type="float">
            <text:p><text:s/>14,5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10" calcext:value-type="date">
            <text:p>4/10/2015</text:p>
          </table:table-cell>
          <table:table-cell table:style-name="ce6" office:value-type="float" office:value="14350" calcext:value-type="float">
            <text:p><text:s/>14,3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11" calcext:value-type="date">
            <text:p>4/11/2015</text:p>
          </table:table-cell>
          <table:table-cell table:style-name="ce6" office:value-type="float" office:value="14330" calcext:value-type="float">
            <text:p><text:s/>14,3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12" calcext:value-type="date">
            <text:p>4/12/2015</text:p>
          </table:table-cell>
          <table:table-cell table:style-name="ce6" office:value-type="float" office:value="14330" calcext:value-type="float">
            <text:p><text:s/>14,3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13" calcext:value-type="date">
            <text:p>4/13/2015</text:p>
          </table:table-cell>
          <table:table-cell table:style-name="ce6" office:value-type="float" office:value="14330" calcext:value-type="float">
            <text:p><text:s/>14,3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14" calcext:value-type="date">
            <text:p>4/14/2015</text:p>
          </table:table-cell>
          <table:table-cell table:style-name="ce6" office:value-type="float" office:value="14440" calcext:value-type="float">
            <text:p><text:s/>14,4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15" calcext:value-type="date">
            <text:p>4/15/2015</text:p>
          </table:table-cell>
          <table:table-cell table:style-name="ce6" office:value-type="float" office:value="14420" calcext:value-type="float">
            <text:p><text:s/>14,4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16" calcext:value-type="date">
            <text:p>4/16/2015</text:p>
          </table:table-cell>
          <table:table-cell table:style-name="ce6" office:value-type="float" office:value="14330" calcext:value-type="float">
            <text:p><text:s/>14,3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17" calcext:value-type="date">
            <text:p>4/17/2015</text:p>
          </table:table-cell>
          <table:table-cell table:style-name="ce6" office:value-type="float" office:value="14270" calcext:value-type="float">
            <text:p><text:s/>14,2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18" calcext:value-type="date">
            <text:p>4/18/2015</text:p>
          </table:table-cell>
          <table:table-cell table:style-name="ce6" office:value-type="float" office:value="14290" calcext:value-type="float">
            <text:p><text:s/>14,2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19" calcext:value-type="date">
            <text:p>4/19/2015</text:p>
          </table:table-cell>
          <table:table-cell table:style-name="ce6" office:value-type="float" office:value="14290" calcext:value-type="float">
            <text:p><text:s/>14,2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20" calcext:value-type="date">
            <text:p>4/20/2015</text:p>
          </table:table-cell>
          <table:table-cell table:style-name="ce6" office:value-type="float" office:value="14290" calcext:value-type="float">
            <text:p><text:s/>14,2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21" calcext:value-type="date">
            <text:p>4/21/2015</text:p>
          </table:table-cell>
          <table:table-cell table:style-name="ce6" office:value-type="float" office:value="14290" calcext:value-type="float">
            <text:p><text:s/>14,2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22" calcext:value-type="date">
            <text:p>4/22/2015</text:p>
          </table:table-cell>
          <table:table-cell table:style-name="ce6" office:value-type="float" office:value="14290" calcext:value-type="float">
            <text:p><text:s/>14,2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23" calcext:value-type="date">
            <text:p>4/23/2015</text:p>
          </table:table-cell>
          <table:table-cell table:style-name="ce6" office:value-type="float" office:value="14580" calcext:value-type="float">
            <text:p><text:s/>14,5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24" calcext:value-type="date">
            <text:p>4/24/2015</text:p>
          </table:table-cell>
          <table:table-cell table:style-name="ce6" office:value-type="float" office:value="14360" calcext:value-type="float">
            <text:p><text:s/>14,3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25" calcext:value-type="date">
            <text:p>4/25/2015</text:p>
          </table:table-cell>
          <table:table-cell table:style-name="ce6" office:value-type="float" office:value="14240" calcext:value-type="float">
            <text:p><text:s/>14,2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26" calcext:value-type="date">
            <text:p>4/26/2015</text:p>
          </table:table-cell>
          <table:table-cell table:style-name="ce6" office:value-type="float" office:value="14240" calcext:value-type="float">
            <text:p><text:s/>14,2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27" calcext:value-type="date">
            <text:p>4/27/2015</text:p>
          </table:table-cell>
          <table:table-cell table:style-name="ce6" office:value-type="float" office:value="14240" calcext:value-type="float">
            <text:p><text:s/>14,2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28" calcext:value-type="date">
            <text:p>4/28/2015</text:p>
          </table:table-cell>
          <table:table-cell table:style-name="ce6" office:value-type="float" office:value="14440" calcext:value-type="float">
            <text:p><text:s/>14,4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29" calcext:value-type="date">
            <text:p>4/29/2015</text:p>
          </table:table-cell>
          <table:table-cell table:style-name="ce6" office:value-type="float" office:value="14560" calcext:value-type="float">
            <text:p><text:s/>14,5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4-30" calcext:value-type="date">
            <text:p>4/30/2015</text:p>
          </table:table-cell>
          <table:table-cell table:style-name="ce6" office:value-type="float" office:value="14470" calcext:value-type="float">
            <text:p><text:s/>14,4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01" calcext:value-type="date">
            <text:p>5/1/2015</text:p>
          </table:table-cell>
          <table:table-cell table:style-name="ce6" office:value-type="float" office:value="14270" calcext:value-type="float">
            <text:p><text:s/>14,2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02" calcext:value-type="date">
            <text:p>5/2/2015</text:p>
          </table:table-cell>
          <table:table-cell table:style-name="ce6" office:value-type="float" office:value="14270" calcext:value-type="float">
            <text:p><text:s/>14,2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03" calcext:value-type="date">
            <text:p>5/3/2015</text:p>
          </table:table-cell>
          <table:table-cell table:style-name="ce6" office:value-type="float" office:value="14270" calcext:value-type="float">
            <text:p><text:s/>14,2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04" calcext:value-type="date">
            <text:p>5/4/2015</text:p>
          </table:table-cell>
          <table:table-cell table:style-name="ce6" office:value-type="float" office:value="14270" calcext:value-type="float">
            <text:p><text:s/>14,2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05" calcext:value-type="date">
            <text:p>5/5/2015</text:p>
          </table:table-cell>
          <table:table-cell table:style-name="ce6" office:value-type="float" office:value="14300" calcext:value-type="float">
            <text:p><text:s/>14,3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06" calcext:value-type="date">
            <text:p>5/6/2015</text:p>
          </table:table-cell>
          <table:table-cell table:style-name="ce6" office:value-type="float" office:value="14470" calcext:value-type="float">
            <text:p><text:s/>14,4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07" calcext:value-type="date">
            <text:p>5/7/2015</text:p>
          </table:table-cell>
          <table:table-cell table:style-name="ce6" office:value-type="float" office:value="14250" calcext:value-type="float">
            <text:p><text:s/>14,2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08" calcext:value-type="date">
            <text:p>5/8/2015</text:p>
          </table:table-cell>
          <table:table-cell table:style-name="ce6" office:value-type="float" office:value="14260" calcext:value-type="float">
            <text:p><text:s/>14,2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09" calcext:value-type="date">
            <text:p>5/9/2015</text:p>
          </table:table-cell>
          <table:table-cell table:style-name="ce6" office:value-type="float" office:value="14280" calcext:value-type="float">
            <text:p><text:s/>14,2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10" calcext:value-type="date">
            <text:p>5/10/2015</text:p>
          </table:table-cell>
          <table:table-cell table:style-name="ce6" office:value-type="float" office:value="14280" calcext:value-type="float">
            <text:p><text:s/>14,2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11" calcext:value-type="date">
            <text:p>5/11/2015</text:p>
          </table:table-cell>
          <table:table-cell table:style-name="ce6" office:value-type="float" office:value="14280" calcext:value-type="float">
            <text:p><text:s/>14,2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12" calcext:value-type="date">
            <text:p>5/12/2015</text:p>
          </table:table-cell>
          <table:table-cell table:style-name="ce6" office:value-type="float" office:value="14320" calcext:value-type="float">
            <text:p><text:s/>14,3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13" calcext:value-type="date">
            <text:p>5/13/2015</text:p>
          </table:table-cell>
          <table:table-cell table:style-name="ce6" office:value-type="float" office:value="14280" calcext:value-type="float">
            <text:p><text:s/>14,2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14" calcext:value-type="date">
            <text:p>5/14/2015</text:p>
          </table:table-cell>
          <table:table-cell table:style-name="ce6" office:value-type="float" office:value="14160" calcext:value-type="float">
            <text:p><text:s/>14,1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15" calcext:value-type="date">
            <text:p>5/15/2015</text:p>
          </table:table-cell>
          <table:table-cell table:style-name="ce6" office:value-type="float" office:value="14180" calcext:value-type="float">
            <text:p><text:s/>14,1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16" calcext:value-type="date">
            <text:p>5/16/2015</text:p>
          </table:table-cell>
          <table:table-cell table:style-name="ce6" office:value-type="float" office:value="14150" calcext:value-type="float">
            <text:p><text:s/>14,1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17" calcext:value-type="date">
            <text:p>5/17/2015</text:p>
          </table:table-cell>
          <table:table-cell table:style-name="ce6" office:value-type="float" office:value="14150" calcext:value-type="float">
            <text:p><text:s/>14,1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18" calcext:value-type="date">
            <text:p>5/18/2015</text:p>
          </table:table-cell>
          <table:table-cell table:style-name="ce6" office:value-type="float" office:value="14150" calcext:value-type="float">
            <text:p><text:s/>14,1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19" calcext:value-type="date">
            <text:p>5/19/2015</text:p>
          </table:table-cell>
          <table:table-cell table:style-name="ce6" office:value-type="float" office:value="14040" calcext:value-type="float">
            <text:p><text:s/>14,0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20" calcext:value-type="date">
            <text:p>5/20/2015</text:p>
          </table:table-cell>
          <table:table-cell table:style-name="ce6" office:value-type="float" office:value="14170" calcext:value-type="float">
            <text:p><text:s/>14,1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21" calcext:value-type="date">
            <text:p>5/21/2015</text:p>
          </table:table-cell>
          <table:table-cell table:style-name="ce6" office:value-type="float" office:value="14290" calcext:value-type="float">
            <text:p><text:s/>14,2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22" calcext:value-type="date">
            <text:p>5/22/2015</text:p>
          </table:table-cell>
          <table:table-cell table:style-name="ce6" office:value-type="float" office:value="14380" calcext:value-type="float">
            <text:p><text:s/>14,3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23" calcext:value-type="date">
            <text:p>5/23/2015</text:p>
          </table:table-cell>
          <table:table-cell table:style-name="ce6" office:value-type="float" office:value="14320" calcext:value-type="float">
            <text:p><text:s/>14,3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24" calcext:value-type="date">
            <text:p>5/24/2015</text:p>
          </table:table-cell>
          <table:table-cell table:style-name="ce6" office:value-type="float" office:value="14320" calcext:value-type="float">
            <text:p><text:s/>14,3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25" calcext:value-type="date">
            <text:p>5/25/2015</text:p>
          </table:table-cell>
          <table:table-cell table:style-name="ce6" office:value-type="float" office:value="14320" calcext:value-type="float">
            <text:p><text:s/>14,3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26" calcext:value-type="date">
            <text:p>5/26/2015</text:p>
          </table:table-cell>
          <table:table-cell table:style-name="ce6" office:value-type="float" office:value="14410" calcext:value-type="float">
            <text:p><text:s/>14,4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27" calcext:value-type="date">
            <text:p>5/27/2015</text:p>
          </table:table-cell>
          <table:table-cell table:style-name="ce6" office:value-type="float" office:value="14530" calcext:value-type="float">
            <text:p><text:s/>14,5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28" calcext:value-type="date">
            <text:p>5/28/2015</text:p>
          </table:table-cell>
          <table:table-cell table:style-name="ce6" office:value-type="float" office:value="14630" calcext:value-type="float">
            <text:p><text:s/>14,6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29" calcext:value-type="date">
            <text:p>5/29/2015</text:p>
          </table:table-cell>
          <table:table-cell table:style-name="ce6" office:value-type="float" office:value="14810" calcext:value-type="float">
            <text:p><text:s/>14,8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30" calcext:value-type="date">
            <text:p>5/30/2015</text:p>
          </table:table-cell>
          <table:table-cell table:style-name="ce6" office:value-type="float" office:value="14890" calcext:value-type="float">
            <text:p><text:s/>14,8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5-31" calcext:value-type="date">
            <text:p>5/31/2015</text:p>
          </table:table-cell>
          <table:table-cell table:style-name="ce6" office:value-type="float" office:value="14890" calcext:value-type="float">
            <text:p><text:s/>14,8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01" calcext:value-type="date">
            <text:p>6/1/2015</text:p>
          </table:table-cell>
          <table:table-cell table:style-name="ce6" office:value-type="float" office:value="14890" calcext:value-type="float">
            <text:p><text:s/>14,8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02" calcext:value-type="date">
            <text:p>6/2/2015</text:p>
          </table:table-cell>
          <table:table-cell table:style-name="ce6" office:value-type="float" office:value="14815" calcext:value-type="float">
            <text:p><text:s/>14,815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03" calcext:value-type="date">
            <text:p>6/3/2015</text:p>
          </table:table-cell>
          <table:table-cell table:style-name="ce6" office:value-type="float" office:value="14912" calcext:value-type="float">
            <text:p><text:s/>14,912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04" calcext:value-type="date">
            <text:p>6/4/2015</text:p>
          </table:table-cell>
          <table:table-cell table:style-name="ce6" office:value-type="float" office:value="14943" calcext:value-type="float">
            <text:p><text:s/>14,94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05" calcext:value-type="date">
            <text:p>6/5/2015</text:p>
          </table:table-cell>
          <table:table-cell table:style-name="ce6" office:value-type="float" office:value="15130" calcext:value-type="float">
            <text:p><text:s/>15,1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06" calcext:value-type="date">
            <text:p>6/6/2015</text:p>
          </table:table-cell>
          <table:table-cell table:style-name="ce6" office:value-type="float" office:value="15316" calcext:value-type="float">
            <text:p><text:s/>15,316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07" calcext:value-type="date">
            <text:p>6/7/2015</text:p>
          </table:table-cell>
          <table:table-cell table:style-name="ce6" office:value-type="float" office:value="15316" calcext:value-type="float">
            <text:p><text:s/>15,316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08" calcext:value-type="date">
            <text:p>6/8/2015</text:p>
          </table:table-cell>
          <table:table-cell table:style-name="ce6" office:value-type="float" office:value="15316" calcext:value-type="float">
            <text:p><text:s/>15,316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09" calcext:value-type="date">
            <text:p>6/9/2015</text:p>
          </table:table-cell>
          <table:table-cell table:style-name="ce6" office:value-type="float" office:value="15412" calcext:value-type="float">
            <text:p><text:s/>15,412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10" calcext:value-type="date">
            <text:p>6/10/2015</text:p>
          </table:table-cell>
          <table:table-cell table:style-name="ce6" office:value-type="float" office:value="15488" calcext:value-type="float">
            <text:p><text:s/>15,48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11" calcext:value-type="date">
            <text:p>6/11/2015</text:p>
          </table:table-cell>
          <table:table-cell table:style-name="ce6" office:value-type="float" office:value="15353" calcext:value-type="float">
            <text:p><text:s/>15,35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12" calcext:value-type="date">
            <text:p>6/12/2015</text:p>
          </table:table-cell>
          <table:table-cell table:style-name="ce6" office:value-type="float" office:value="15336" calcext:value-type="float">
            <text:p><text:s/>15,336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13" calcext:value-type="date">
            <text:p>6/13/2015</text:p>
          </table:table-cell>
          <table:table-cell table:style-name="ce6" office:value-type="float" office:value="15345" calcext:value-type="float">
            <text:p><text:s/>15,345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14" calcext:value-type="date">
            <text:p>6/14/2015</text:p>
          </table:table-cell>
          <table:table-cell table:style-name="ce6" office:value-type="float" office:value="15345" calcext:value-type="float">
            <text:p><text:s/>15,345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15" calcext:value-type="date">
            <text:p>6/15/2015</text:p>
          </table:table-cell>
          <table:table-cell table:style-name="ce6" office:value-type="float" office:value="15345" calcext:value-type="float">
            <text:p><text:s/>15,345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16" calcext:value-type="date">
            <text:p>6/16/2015</text:p>
          </table:table-cell>
          <table:table-cell table:style-name="ce6" office:value-type="float" office:value="15435" calcext:value-type="float">
            <text:p><text:s/>15,435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17" calcext:value-type="date">
            <text:p>6/17/2015</text:p>
          </table:table-cell>
          <table:table-cell table:style-name="ce6" office:value-type="float" office:value="15422" calcext:value-type="float">
            <text:p><text:s/>15,422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18" calcext:value-type="date">
            <text:p>6/18/2015</text:p>
          </table:table-cell>
          <table:table-cell table:style-name="ce6" office:value-type="float" office:value="15461" calcext:value-type="float">
            <text:p><text:s/>15,461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19" calcext:value-type="date">
            <text:p>6/19/2015</text:p>
          </table:table-cell>
          <table:table-cell table:style-name="ce6" office:value-type="float" office:value="15360" calcext:value-type="float">
            <text:p><text:s/>15,3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20" calcext:value-type="date">
            <text:p>6/20/2015</text:p>
          </table:table-cell>
          <table:table-cell table:style-name="ce6" office:value-type="float" office:value="15293" calcext:value-type="float">
            <text:p><text:s/>15,29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21" calcext:value-type="date">
            <text:p>6/21/2015</text:p>
          </table:table-cell>
          <table:table-cell table:style-name="ce6" office:value-type="float" office:value="15293" calcext:value-type="float">
            <text:p><text:s/>15,29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22" calcext:value-type="date">
            <text:p>6/22/2015</text:p>
          </table:table-cell>
          <table:table-cell table:style-name="ce6" office:value-type="float" office:value="15293" calcext:value-type="float">
            <text:p><text:s/>15,29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23" calcext:value-type="date">
            <text:p>6/23/2015</text:p>
          </table:table-cell>
          <table:table-cell table:style-name="ce6" office:value-type="float" office:value="15318" calcext:value-type="float">
            <text:p><text:s/>15,31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24" calcext:value-type="date">
            <text:p>6/24/2015</text:p>
          </table:table-cell>
          <table:table-cell table:style-name="ce6" office:value-type="float" office:value="15377" calcext:value-type="float">
            <text:p><text:s/>15,37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25" calcext:value-type="date">
            <text:p>6/25/2015</text:p>
          </table:table-cell>
          <table:table-cell table:style-name="ce6" office:value-type="float" office:value="15378" calcext:value-type="float">
            <text:p><text:s/>15,37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26" calcext:value-type="date">
            <text:p>6/26/2015</text:p>
          </table:table-cell>
          <table:table-cell table:style-name="ce6" office:value-type="float" office:value="15380" calcext:value-type="float">
            <text:p><text:s/>15,38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27" calcext:value-type="date">
            <text:p>6/27/2015</text:p>
          </table:table-cell>
          <table:table-cell table:style-name="ce6" office:value-type="float" office:value="15308" calcext:value-type="float">
            <text:p><text:s/>15,30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28" calcext:value-type="date">
            <text:p>6/28/2015</text:p>
          </table:table-cell>
          <table:table-cell table:style-name="ce6" office:value-type="float" office:value="15308" calcext:value-type="float">
            <text:p><text:s/>15,30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29" calcext:value-type="date">
            <text:p>6/29/2015</text:p>
          </table:table-cell>
          <table:table-cell table:style-name="ce6" office:value-type="float" office:value="15308" calcext:value-type="float">
            <text:p><text:s/>15,30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6-30" calcext:value-type="date">
            <text:p>6/30/2015</text:p>
          </table:table-cell>
          <table:table-cell table:style-name="ce6" office:value-type="float" office:value="15346" calcext:value-type="float">
            <text:p><text:s/>15,346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01" calcext:value-type="date">
            <text:p>7/1/2015</text:p>
          </table:table-cell>
          <table:table-cell table:style-name="ce6" office:value-type="float" office:value="15333" calcext:value-type="float">
            <text:p><text:s/>15,33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02" calcext:value-type="date">
            <text:p>7/2/2015</text:p>
          </table:table-cell>
          <table:table-cell table:style-name="ce6" office:value-type="float" office:value="15357" calcext:value-type="float">
            <text:p><text:s/>15,35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03" calcext:value-type="date">
            <text:p>7/3/2015</text:p>
          </table:table-cell>
          <table:table-cell table:style-name="ce6" office:value-type="float" office:value="15396" calcext:value-type="float">
            <text:p><text:s/>15,396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04" calcext:value-type="date">
            <text:p>7/4/2015</text:p>
          </table:table-cell>
          <table:table-cell table:style-name="ce6" office:value-type="float" office:value="15396" calcext:value-type="float">
            <text:p><text:s/>15,396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05" calcext:value-type="date">
            <text:p>7/5/2015</text:p>
          </table:table-cell>
          <table:table-cell table:style-name="ce6" office:value-type="float" office:value="15396" calcext:value-type="float">
            <text:p><text:s/>15,396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06" calcext:value-type="date">
            <text:p>7/6/2015</text:p>
          </table:table-cell>
          <table:table-cell table:style-name="ce6" office:value-type="float" office:value="15396" calcext:value-type="float">
            <text:p><text:s/>15,396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07" calcext:value-type="date">
            <text:p>7/7/2015</text:p>
          </table:table-cell>
          <table:table-cell table:style-name="ce6" office:value-type="float" office:value="15400" calcext:value-type="float">
            <text:p><text:s/>15,4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08" calcext:value-type="date">
            <text:p>7/8/2015</text:p>
          </table:table-cell>
          <table:table-cell table:style-name="ce6" office:value-type="float" office:value="15432" calcext:value-type="float">
            <text:p><text:s/>15,432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09" calcext:value-type="date">
            <text:p>7/9/2015</text:p>
          </table:table-cell>
          <table:table-cell table:style-name="ce6" office:value-type="float" office:value="15446" calcext:value-type="float">
            <text:p><text:s/>15,446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10" calcext:value-type="date">
            <text:p>7/10/2015</text:p>
          </table:table-cell>
          <table:table-cell table:style-name="ce6" office:value-type="float" office:value="15460" calcext:value-type="float">
            <text:p><text:s/>15,4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11" calcext:value-type="date">
            <text:p>7/11/2015</text:p>
          </table:table-cell>
          <table:table-cell table:style-name="ce6" office:value-type="float" office:value="15391" calcext:value-type="float">
            <text:p><text:s/>15,391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12" calcext:value-type="date">
            <text:p>7/12/2015</text:p>
          </table:table-cell>
          <table:table-cell table:style-name="ce6" office:value-type="float" office:value="15391" calcext:value-type="float">
            <text:p><text:s/>15,391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13" calcext:value-type="date">
            <text:p>7/13/2015</text:p>
          </table:table-cell>
          <table:table-cell table:style-name="ce6" office:value-type="float" office:value="15391" calcext:value-type="float">
            <text:p><text:s/>15,391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14" calcext:value-type="date">
            <text:p>7/14/2015</text:p>
          </table:table-cell>
          <table:table-cell table:style-name="ce6" office:value-type="float" office:value="15237" calcext:value-type="float">
            <text:p><text:s/>15,23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15" calcext:value-type="date">
            <text:p>7/15/2015</text:p>
          </table:table-cell>
          <table:table-cell table:style-name="ce6" office:value-type="float" office:value="15330" calcext:value-type="float">
            <text:p><text:s/>15,3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16" calcext:value-type="date">
            <text:p>7/16/2015</text:p>
          </table:table-cell>
          <table:table-cell table:style-name="ce6" office:value-type="float" office:value="15349" calcext:value-type="float">
            <text:p><text:s/>15,349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17" calcext:value-type="date">
            <text:p>7/17/2015</text:p>
          </table:table-cell>
          <table:table-cell table:style-name="ce6" office:value-type="float" office:value="15317" calcext:value-type="float">
            <text:p><text:s/>15,31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18" calcext:value-type="date">
            <text:p>7/18/2015</text:p>
          </table:table-cell>
          <table:table-cell table:style-name="ce6" office:value-type="float" office:value="15187" calcext:value-type="float">
            <text:p><text:s/>15,18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19" calcext:value-type="date">
            <text:p>7/19/2015</text:p>
          </table:table-cell>
          <table:table-cell table:style-name="ce6" office:value-type="float" office:value="15187" calcext:value-type="float">
            <text:p><text:s/>15,18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20" calcext:value-type="date">
            <text:p>7/20/2015</text:p>
          </table:table-cell>
          <table:table-cell table:style-name="ce6" office:value-type="float" office:value="15187" calcext:value-type="float">
            <text:p><text:s/>15,18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21" calcext:value-type="date">
            <text:p>7/21/2015</text:p>
          </table:table-cell>
          <table:table-cell table:style-name="ce6" office:value-type="float" office:value="15182" calcext:value-type="float">
            <text:p><text:s/>15,182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22" calcext:value-type="date">
            <text:p>7/22/2015</text:p>
          </table:table-cell>
          <table:table-cell table:style-name="ce6" office:value-type="float" office:value="15200" calcext:value-type="float">
            <text:p><text:s/>15,2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23" calcext:value-type="date">
            <text:p>7/23/2015</text:p>
          </table:table-cell>
          <table:table-cell table:style-name="ce6" office:value-type="float" office:value="15197" calcext:value-type="float">
            <text:p><text:s/>15,19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24" calcext:value-type="date">
            <text:p>7/24/2015</text:p>
          </table:table-cell>
          <table:table-cell table:style-name="ce6" office:value-type="float" office:value="15108" calcext:value-type="float">
            <text:p><text:s/>15,10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25" calcext:value-type="date">
            <text:p>7/25/2015</text:p>
          </table:table-cell>
          <table:table-cell table:style-name="ce6" office:value-type="float" office:value="15120" calcext:value-type="float">
            <text:p><text:s/>15,1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26" calcext:value-type="date">
            <text:p>7/26/2015</text:p>
          </table:table-cell>
          <table:table-cell table:style-name="ce6" office:value-type="float" office:value="15120" calcext:value-type="float">
            <text:p><text:s/>15,1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27" calcext:value-type="date">
            <text:p>7/27/2015</text:p>
          </table:table-cell>
          <table:table-cell table:style-name="ce6" office:value-type="float" office:value="15120" calcext:value-type="float">
            <text:p><text:s/>15,1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28" calcext:value-type="date">
            <text:p>7/28/2015</text:p>
          </table:table-cell>
          <table:table-cell table:style-name="ce6" office:value-type="float" office:value="15126" calcext:value-type="float">
            <text:p><text:s/>15,126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29" calcext:value-type="date">
            <text:p>7/29/2015</text:p>
          </table:table-cell>
          <table:table-cell table:style-name="ce6" office:value-type="float" office:value="15200" calcext:value-type="float">
            <text:p><text:s/>15,2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30" calcext:value-type="date">
            <text:p>7/30/2015</text:p>
          </table:table-cell>
          <table:table-cell table:style-name="ce6" office:value-type="float" office:value="15212" calcext:value-type="float">
            <text:p><text:s/>15,212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7-31" calcext:value-type="date">
            <text:p>7/31/2015</text:p>
          </table:table-cell>
          <table:table-cell table:style-name="ce6" office:value-type="float" office:value="15221" calcext:value-type="float">
            <text:p><text:s/>15,221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01" calcext:value-type="date">
            <text:p>8/1/2015</text:p>
          </table:table-cell>
          <table:table-cell table:style-name="ce6" office:value-type="float" office:value="15248" calcext:value-type="float">
            <text:p><text:s/>15,24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02" calcext:value-type="date">
            <text:p>8/2/2015</text:p>
          </table:table-cell>
          <table:table-cell table:style-name="ce6" office:value-type="float" office:value="15248" calcext:value-type="float">
            <text:p><text:s/>15,24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03" calcext:value-type="date">
            <text:p>8/3/2015</text:p>
          </table:table-cell>
          <table:table-cell table:style-name="ce6" office:value-type="float" office:value="15248" calcext:value-type="float">
            <text:p><text:s/>15,24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04" calcext:value-type="date">
            <text:p>8/4/2015</text:p>
          </table:table-cell>
          <table:table-cell table:style-name="ce6" office:value-type="float" office:value="15345" calcext:value-type="float">
            <text:p><text:s/>15,345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05" calcext:value-type="date">
            <text:p>8/5/2015</text:p>
          </table:table-cell>
          <table:table-cell table:style-name="ce6" office:value-type="float" office:value="15497" calcext:value-type="float">
            <text:p><text:s/>15,49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06" calcext:value-type="date">
            <text:p>8/6/2015</text:p>
          </table:table-cell>
          <table:table-cell table:style-name="ce6" office:value-type="float" office:value="15565" calcext:value-type="float">
            <text:p><text:s/>15,565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07" calcext:value-type="date">
            <text:p>8/7/2015</text:p>
          </table:table-cell>
          <table:table-cell table:style-name="ce6" office:value-type="float" office:value="15707" calcext:value-type="float">
            <text:p><text:s/>15,70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08" calcext:value-type="date">
            <text:p>8/8/2015</text:p>
          </table:table-cell>
          <table:table-cell table:style-name="ce6" office:value-type="float" office:value="15690" calcext:value-type="float">
            <text:p><text:s/>15,6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09" calcext:value-type="date">
            <text:p>8/9/2015</text:p>
          </table:table-cell>
          <table:table-cell table:style-name="ce6" office:value-type="float" office:value="15690" calcext:value-type="float">
            <text:p><text:s/>15,6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10" calcext:value-type="date">
            <text:p>8/10/2015</text:p>
          </table:table-cell>
          <table:table-cell table:style-name="ce6" office:value-type="float" office:value="15690" calcext:value-type="float">
            <text:p><text:s/>15,6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11" calcext:value-type="date">
            <text:p>8/11/2015</text:p>
          </table:table-cell>
          <table:table-cell table:style-name="ce6" office:value-type="float" office:value="15805" calcext:value-type="float">
            <text:p><text:s/>15,805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12" calcext:value-type="date">
            <text:p>8/12/2015</text:p>
          </table:table-cell>
          <table:table-cell table:style-name="ce6" office:value-type="float" office:value="15771" calcext:value-type="float">
            <text:p><text:s/>15,771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13" calcext:value-type="date">
            <text:p>8/13/2015</text:p>
          </table:table-cell>
          <table:table-cell table:style-name="ce6" office:value-type="float" office:value="15989" calcext:value-type="float">
            <text:p><text:s/>15,989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14" calcext:value-type="date">
            <text:p>8/14/2015</text:p>
          </table:table-cell>
          <table:table-cell table:style-name="ce6" office:value-type="float" office:value="15997" calcext:value-type="float">
            <text:p><text:s/>15,99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15" calcext:value-type="date">
            <text:p>8/15/2015</text:p>
          </table:table-cell>
          <table:table-cell table:style-name="ce6" office:value-type="float" office:value="15991" calcext:value-type="float">
            <text:p><text:s/>15,991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16" calcext:value-type="date">
            <text:p>8/16/2015</text:p>
          </table:table-cell>
          <table:table-cell table:style-name="ce6" office:value-type="float" office:value="15991" calcext:value-type="float">
            <text:p><text:s/>15,991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17" calcext:value-type="date">
            <text:p>8/17/2015</text:p>
          </table:table-cell>
          <table:table-cell table:style-name="ce6" office:value-type="float" office:value="15991" calcext:value-type="float">
            <text:p><text:s/>15,991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18" calcext:value-type="date">
            <text:p>8/18/2015</text:p>
          </table:table-cell>
          <table:table-cell table:style-name="ce6" office:value-type="float" office:value="16024" calcext:value-type="float">
            <text:p><text:s/>16,024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19" calcext:value-type="date">
            <text:p>8/19/2015</text:p>
          </table:table-cell>
          <table:table-cell table:style-name="ce6" office:value-type="float" office:value="16259" calcext:value-type="float">
            <text:p><text:s/>16,259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20" calcext:value-type="date">
            <text:p>8/20/2015</text:p>
          </table:table-cell>
          <table:table-cell table:style-name="ce6" office:value-type="float" office:value="16423" calcext:value-type="float">
            <text:p><text:s/>16,42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21" calcext:value-type="date">
            <text:p>8/21/2015</text:p>
          </table:table-cell>
          <table:table-cell table:style-name="ce6" office:value-type="float" office:value="16498" calcext:value-type="float">
            <text:p><text:s/>16,49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22" calcext:value-type="date">
            <text:p>8/22/2015</text:p>
          </table:table-cell>
          <table:table-cell table:style-name="ce6" office:value-type="float" office:value="16730" calcext:value-type="float">
            <text:p><text:s/>16,7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23" calcext:value-type="date">
            <text:p>8/23/2015</text:p>
          </table:table-cell>
          <table:table-cell table:style-name="ce6" office:value-type="float" office:value="16730" calcext:value-type="float">
            <text:p><text:s/>16,7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24" calcext:value-type="date">
            <text:p>8/24/2015</text:p>
          </table:table-cell>
          <table:table-cell table:style-name="ce6" office:value-type="float" office:value="16730" calcext:value-type="float">
            <text:p><text:s/>16,7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25" calcext:value-type="date">
            <text:p>8/25/2015</text:p>
          </table:table-cell>
          <table:table-cell table:style-name="ce6" office:value-type="float" office:value="17601" calcext:value-type="float">
            <text:p><text:s/>17,601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26" calcext:value-type="date">
            <text:p>8/26/2015</text:p>
          </table:table-cell>
          <table:table-cell table:style-name="ce6" office:value-type="float" office:value="17836" calcext:value-type="float">
            <text:p><text:s/>17,836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27" calcext:value-type="date">
            <text:p>8/27/2015</text:p>
          </table:table-cell>
          <table:table-cell table:style-name="ce6" office:value-type="float" office:value="17700" calcext:value-type="float">
            <text:p><text:s/>17,7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28" calcext:value-type="date">
            <text:p>8/28/2015</text:p>
          </table:table-cell>
          <table:table-cell table:style-name="ce6" office:value-type="float" office:value="17667" calcext:value-type="float">
            <text:p><text:s/>17,66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29" calcext:value-type="date">
            <text:p>8/29/2015</text:p>
          </table:table-cell>
          <table:table-cell table:style-name="ce6" office:value-type="float" office:value="17539" calcext:value-type="float">
            <text:p><text:s/>17,539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30" calcext:value-type="date">
            <text:p>8/30/2015</text:p>
          </table:table-cell>
          <table:table-cell table:style-name="ce6" office:value-type="float" office:value="17539" calcext:value-type="float">
            <text:p><text:s/>17,539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8-31" calcext:value-type="date">
            <text:p>8/31/2015</text:p>
          </table:table-cell>
          <table:table-cell table:style-name="ce6" office:value-type="float" office:value="17539" calcext:value-type="float">
            <text:p><text:s/>17,539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01" calcext:value-type="date">
            <text:p>9/1/2015</text:p>
          </table:table-cell>
          <table:table-cell table:style-name="ce6" office:value-type="float" office:value="17452" calcext:value-type="float">
            <text:p><text:s/>17,452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02" calcext:value-type="date">
            <text:p>9/2/2015</text:p>
          </table:table-cell>
          <table:table-cell table:style-name="ce6" office:value-type="float" office:value="17399" calcext:value-type="float">
            <text:p><text:s/>17,399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03" calcext:value-type="date">
            <text:p>9/3/2015</text:p>
          </table:table-cell>
          <table:table-cell table:style-name="ce6" office:value-type="float" office:value="17491" calcext:value-type="float">
            <text:p><text:s/>17,491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04" calcext:value-type="date">
            <text:p>9/4/2015</text:p>
          </table:table-cell>
          <table:table-cell table:style-name="ce6" office:value-type="float" office:value="17573" calcext:value-type="float">
            <text:p><text:s/>17,57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05" calcext:value-type="date">
            <text:p>9/5/2015</text:p>
          </table:table-cell>
          <table:table-cell table:style-name="ce6" office:value-type="float" office:value="17683" calcext:value-type="float">
            <text:p><text:s/>17,68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06" calcext:value-type="date">
            <text:p>9/6/2015</text:p>
          </table:table-cell>
          <table:table-cell table:style-name="ce6" office:value-type="float" office:value="17683" calcext:value-type="float">
            <text:p><text:s/>17,68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07" calcext:value-type="date">
            <text:p>9/7/2015</text:p>
          </table:table-cell>
          <table:table-cell table:style-name="ce6" office:value-type="float" office:value="17683" calcext:value-type="float">
            <text:p><text:s/>17,68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08" calcext:value-type="date">
            <text:p>9/8/2015</text:p>
          </table:table-cell>
          <table:table-cell table:style-name="ce6" office:value-type="float" office:value="17791" calcext:value-type="float">
            <text:p><text:s/>17,791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09" calcext:value-type="date">
            <text:p>9/9/2015</text:p>
          </table:table-cell>
          <table:table-cell table:style-name="ce6" office:value-type="float" office:value="17816" calcext:value-type="float">
            <text:p><text:s/>17,816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10" calcext:value-type="date">
            <text:p>9/10/2015</text:p>
          </table:table-cell>
          <table:table-cell table:style-name="ce6" office:value-type="float" office:value="17807" calcext:value-type="float">
            <text:p><text:s/>17,80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11" calcext:value-type="date">
            <text:p>9/11/2015</text:p>
          </table:table-cell>
          <table:table-cell table:style-name="ce6" office:value-type="float" office:value="17840" calcext:value-type="float">
            <text:p><text:s/>17,8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12" calcext:value-type="date">
            <text:p>9/12/2015</text:p>
          </table:table-cell>
          <table:table-cell table:style-name="ce6" office:value-type="float" office:value="17801" calcext:value-type="float">
            <text:p><text:s/>17,801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13" calcext:value-type="date">
            <text:p>9/13/2015</text:p>
          </table:table-cell>
          <table:table-cell table:style-name="ce6" office:value-type="float" office:value="17801" calcext:value-type="float">
            <text:p><text:s/>17,801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14" calcext:value-type="date">
            <text:p>9/14/2015</text:p>
          </table:table-cell>
          <table:table-cell table:style-name="ce6" office:value-type="float" office:value="17801" calcext:value-type="float">
            <text:p><text:s/>17,801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15" calcext:value-type="date">
            <text:p>9/15/2015</text:p>
          </table:table-cell>
          <table:table-cell table:style-name="ce6" office:value-type="float" office:value="17798" calcext:value-type="float">
            <text:p><text:s/>17,79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16" calcext:value-type="date">
            <text:p>9/16/2015</text:p>
          </table:table-cell>
          <table:table-cell table:style-name="ce6" office:value-type="float" office:value="17762" calcext:value-type="float">
            <text:p><text:s/>17,762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17" calcext:value-type="date">
            <text:p>9/17/2015</text:p>
          </table:table-cell>
          <table:table-cell table:style-name="ce6" office:value-type="float" office:value="17720" calcext:value-type="float">
            <text:p><text:s/>17,72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18" calcext:value-type="date">
            <text:p>9/18/2015</text:p>
          </table:table-cell>
          <table:table-cell table:style-name="ce6" office:value-type="float" office:value="17636" calcext:value-type="float">
            <text:p><text:s/>17,636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19" calcext:value-type="date">
            <text:p>9/19/2015</text:p>
          </table:table-cell>
          <table:table-cell table:style-name="ce6" office:value-type="float" office:value="17531" calcext:value-type="float">
            <text:p><text:s/>17,531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20" calcext:value-type="date">
            <text:p>9/20/2015</text:p>
          </table:table-cell>
          <table:table-cell table:style-name="ce6" office:value-type="float" office:value="17531" calcext:value-type="float">
            <text:p><text:s/>17,531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21" calcext:value-type="date">
            <text:p>9/21/2015</text:p>
          </table:table-cell>
          <table:table-cell table:style-name="ce6" office:value-type="float" office:value="17531" calcext:value-type="float">
            <text:p><text:s/>17,531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22" calcext:value-type="date">
            <text:p>9/22/2015</text:p>
          </table:table-cell>
          <table:table-cell table:style-name="ce6" office:value-type="float" office:value="17530" calcext:value-type="float">
            <text:p><text:s/>17,5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23" calcext:value-type="date">
            <text:p>9/23/2015</text:p>
          </table:table-cell>
          <table:table-cell table:style-name="ce6" office:value-type="float" office:value="17557" calcext:value-type="float">
            <text:p><text:s/>17,55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24" calcext:value-type="date">
            <text:p>9/24/2015</text:p>
          </table:table-cell>
          <table:table-cell table:style-name="ce6" office:value-type="float" office:value="17603" calcext:value-type="float">
            <text:p><text:s/>17,60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25" calcext:value-type="date">
            <text:p>9/25/2015</text:p>
          </table:table-cell>
          <table:table-cell table:style-name="ce6" office:value-type="float" office:value="17672" calcext:value-type="float">
            <text:p><text:s/>17,672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26" calcext:value-type="date">
            <text:p>9/26/2015</text:p>
          </table:table-cell>
          <table:table-cell table:style-name="ce6" office:value-type="float" office:value="17707" calcext:value-type="float">
            <text:p><text:s/>17,70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27" calcext:value-type="date">
            <text:p>9/27/2015</text:p>
          </table:table-cell>
          <table:table-cell table:style-name="ce6" office:value-type="float" office:value="17707" calcext:value-type="float">
            <text:p><text:s/>17,70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28" calcext:value-type="date">
            <text:p>9/28/2015</text:p>
          </table:table-cell>
          <table:table-cell table:style-name="ce6" office:value-type="float" office:value="17707" calcext:value-type="float">
            <text:p><text:s/>17,70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29" calcext:value-type="date">
            <text:p>9/29/2015</text:p>
          </table:table-cell>
          <table:table-cell table:style-name="ce6" office:value-type="float" office:value="17691" calcext:value-type="float">
            <text:p><text:s/>17,691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09-30" calcext:value-type="date">
            <text:p>9/30/2015</text:p>
          </table:table-cell>
          <table:table-cell table:style-name="ce6" office:value-type="float" office:value="17703" calcext:value-type="float">
            <text:p><text:s/>17,70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01" calcext:value-type="date">
            <text:p>10/1/2015</text:p>
          </table:table-cell>
          <table:table-cell table:style-name="ce6" office:value-type="float" office:value="17688" calcext:value-type="float">
            <text:p><text:s/>17,68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02" calcext:value-type="date">
            <text:p>10/2/2015</text:p>
          </table:table-cell>
          <table:table-cell table:style-name="ce6" office:value-type="float" office:value="17673" calcext:value-type="float">
            <text:p><text:s/>17,67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03" calcext:value-type="date">
            <text:p>10/3/2015</text:p>
          </table:table-cell>
          <table:table-cell table:style-name="ce6" office:value-type="float" office:value="17723" calcext:value-type="float">
            <text:p><text:s/>17,72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04" calcext:value-type="date">
            <text:p>10/4/2015</text:p>
          </table:table-cell>
          <table:table-cell table:style-name="ce6" office:value-type="float" office:value="17723" calcext:value-type="float">
            <text:p><text:s/>17,72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05" calcext:value-type="date">
            <text:p>10/5/2015</text:p>
          </table:table-cell>
          <table:table-cell table:style-name="ce6" office:value-type="float" office:value="17723" calcext:value-type="float">
            <text:p><text:s/>17,72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06" calcext:value-type="date">
            <text:p>10/6/2015</text:p>
          </table:table-cell>
          <table:table-cell table:style-name="ce6" office:value-type="float" office:value="17740" calcext:value-type="float">
            <text:p><text:s/>17,7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07" calcext:value-type="date">
            <text:p>10/7/2015</text:p>
          </table:table-cell>
          <table:table-cell table:style-name="ce6" office:value-type="float" office:value="17629" calcext:value-type="float">
            <text:p><text:s/>17,629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08" calcext:value-type="date">
            <text:p>10/8/2015</text:p>
          </table:table-cell>
          <table:table-cell table:style-name="ce6" office:value-type="float" office:value="17413" calcext:value-type="float">
            <text:p><text:s/>17,41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09" calcext:value-type="date">
            <text:p>10/9/2015</text:p>
          </table:table-cell>
          <table:table-cell table:style-name="ce6" office:value-type="float" office:value="17338" calcext:value-type="float">
            <text:p><text:s/>17,33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10" calcext:value-type="date">
            <text:p>10/10/2015</text:p>
          </table:table-cell>
          <table:table-cell table:style-name="ce6" office:value-type="float" office:value="17202" calcext:value-type="float">
            <text:p><text:s/>17,202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11" calcext:value-type="date">
            <text:p>10/11/2015</text:p>
          </table:table-cell>
          <table:table-cell table:style-name="ce6" office:value-type="float" office:value="17202" calcext:value-type="float">
            <text:p><text:s/>17,202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12" calcext:value-type="date">
            <text:p>10/12/2015</text:p>
          </table:table-cell>
          <table:table-cell table:style-name="ce6" office:value-type="float" office:value="17202" calcext:value-type="float">
            <text:p><text:s/>17,202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13" calcext:value-type="date">
            <text:p>10/13/2015</text:p>
          </table:table-cell>
          <table:table-cell table:style-name="ce6" office:value-type="float" office:value="17162" calcext:value-type="float">
            <text:p><text:s/>17,162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14" calcext:value-type="date">
            <text:p>10/14/2015</text:p>
          </table:table-cell>
          <table:table-cell table:style-name="ce6" office:value-type="float" office:value="17243" calcext:value-type="float">
            <text:p><text:s/>17,24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15" calcext:value-type="date">
            <text:p>10/15/2015</text:p>
          </table:table-cell>
          <table:table-cell table:style-name="ce6" office:value-type="float" office:value="17343" calcext:value-type="float">
            <text:p><text:s/>17,34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16" calcext:value-type="date">
            <text:p>10/16/2015</text:p>
          </table:table-cell>
          <table:table-cell table:style-name="ce6" office:value-type="float" office:value="17248" calcext:value-type="float">
            <text:p><text:s/>17,24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17" calcext:value-type="date">
            <text:p>10/17/2015</text:p>
          </table:table-cell>
          <table:table-cell table:style-name="ce6" office:value-type="float" office:value="17194" calcext:value-type="float">
            <text:p><text:s/>17,194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18" calcext:value-type="date">
            <text:p>10/18/2015</text:p>
          </table:table-cell>
          <table:table-cell table:style-name="ce6" office:value-type="float" office:value="17194" calcext:value-type="float">
            <text:p><text:s/>17,194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19" calcext:value-type="date">
            <text:p>10/19/2015</text:p>
          </table:table-cell>
          <table:table-cell table:style-name="ce6" office:value-type="float" office:value="17194" calcext:value-type="float">
            <text:p><text:s/>17,194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20" calcext:value-type="date">
            <text:p>10/20/2015</text:p>
          </table:table-cell>
          <table:table-cell table:style-name="ce6" office:value-type="float" office:value="17179" calcext:value-type="float">
            <text:p><text:s/>17,179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21" calcext:value-type="date">
            <text:p>10/21/2015</text:p>
          </table:table-cell>
          <table:table-cell table:style-name="ce6" office:value-type="float" office:value="17273" calcext:value-type="float">
            <text:p><text:s/>17,27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22" calcext:value-type="date">
            <text:p>10/22/2015</text:p>
          </table:table-cell>
          <table:table-cell table:style-name="ce6" office:value-type="float" office:value="17252" calcext:value-type="float">
            <text:p><text:s/>17,252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23" calcext:value-type="date">
            <text:p>10/23/2015</text:p>
          </table:table-cell>
          <table:table-cell table:style-name="ce6" office:value-type="float" office:value="17273" calcext:value-type="float">
            <text:p><text:s/>17,27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24" calcext:value-type="date">
            <text:p>10/24/2015</text:p>
          </table:table-cell>
          <table:table-cell table:style-name="ce6" office:value-type="float" office:value="17258" calcext:value-type="float">
            <text:p><text:s/>17,25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25" calcext:value-type="date">
            <text:p>10/25/2015</text:p>
          </table:table-cell>
          <table:table-cell table:style-name="ce6" office:value-type="float" office:value="17258" calcext:value-type="float">
            <text:p><text:s/>17,25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26" calcext:value-type="date">
            <text:p>10/26/2015</text:p>
          </table:table-cell>
          <table:table-cell table:style-name="ce6" office:value-type="float" office:value="17258" calcext:value-type="float">
            <text:p><text:s/>17,25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27" calcext:value-type="date">
            <text:p>10/27/2015</text:p>
          </table:table-cell>
          <table:table-cell table:style-name="ce6" office:value-type="float" office:value="17313" calcext:value-type="float">
            <text:p><text:s/>17,31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28" calcext:value-type="date">
            <text:p>10/28/2015</text:p>
          </table:table-cell>
          <table:table-cell table:style-name="ce6" office:value-type="float" office:value="17358" calcext:value-type="float">
            <text:p><text:s/>17,35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29" calcext:value-type="date">
            <text:p>10/29/2015</text:p>
          </table:table-cell>
          <table:table-cell table:style-name="ce6" office:value-type="float" office:value="17469" calcext:value-type="float">
            <text:p><text:s/>17,469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30" calcext:value-type="date">
            <text:p>10/30/2015</text:p>
          </table:table-cell>
          <table:table-cell table:style-name="ce6" office:value-type="float" office:value="17450" calcext:value-type="float">
            <text:p><text:s/>17,4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0-31" calcext:value-type="date">
            <text:p>10/31/2015</text:p>
          </table:table-cell>
          <table:table-cell table:style-name="ce6" office:value-type="float" office:value="17438" calcext:value-type="float">
            <text:p><text:s/>17,43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01" calcext:value-type="date">
            <text:p>11/1/2015</text:p>
          </table:table-cell>
          <table:table-cell table:style-name="ce6" office:value-type="float" office:value="17438" calcext:value-type="float">
            <text:p><text:s/>17,43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02" calcext:value-type="date">
            <text:p>11/2/2015</text:p>
          </table:table-cell>
          <table:table-cell table:style-name="ce6" office:value-type="float" office:value="17438" calcext:value-type="float">
            <text:p><text:s/>17,43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03" calcext:value-type="date">
            <text:p>11/3/2015</text:p>
          </table:table-cell>
          <table:table-cell table:style-name="ce6" office:value-type="float" office:value="17421" calcext:value-type="float">
            <text:p><text:s/>17,421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04" calcext:value-type="date">
            <text:p>11/4/2015</text:p>
          </table:table-cell>
          <table:table-cell table:style-name="ce6" office:value-type="float" office:value="17447" calcext:value-type="float">
            <text:p><text:s/>17,44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05" calcext:value-type="date">
            <text:p>11/5/2015</text:p>
          </table:table-cell>
          <table:table-cell table:style-name="ce6" office:value-type="float" office:value="17413" calcext:value-type="float">
            <text:p><text:s/>17,41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06" calcext:value-type="date">
            <text:p>11/6/2015</text:p>
          </table:table-cell>
          <table:table-cell table:style-name="ce6" office:value-type="float" office:value="17505" calcext:value-type="float">
            <text:p><text:s/>17,505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07" calcext:value-type="date">
            <text:p>11/7/2015</text:p>
          </table:table-cell>
          <table:table-cell table:style-name="ce6" office:value-type="float" office:value="17500" calcext:value-type="float">
            <text:p><text:s/>17,5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08" calcext:value-type="date">
            <text:p>11/8/2015</text:p>
          </table:table-cell>
          <table:table-cell table:style-name="ce6" office:value-type="float" office:value="17500" calcext:value-type="float">
            <text:p><text:s/>17,5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09" calcext:value-type="date">
            <text:p>11/9/2015</text:p>
          </table:table-cell>
          <table:table-cell table:style-name="ce6" office:value-type="float" office:value="17500" calcext:value-type="float">
            <text:p><text:s/>17,50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10" calcext:value-type="date">
            <text:p>11/10/2015</text:p>
          </table:table-cell>
          <table:table-cell table:style-name="ce6" office:value-type="float" office:value="17641" calcext:value-type="float">
            <text:p><text:s/>17,641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11" calcext:value-type="date">
            <text:p>11/11/2015</text:p>
          </table:table-cell>
          <table:table-cell table:style-name="ce6" office:value-type="float" office:value="17640" calcext:value-type="float">
            <text:p><text:s/>17,64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12" calcext:value-type="date">
            <text:p>11/12/2015</text:p>
          </table:table-cell>
          <table:table-cell table:style-name="ce6" office:value-type="float" office:value="17648" calcext:value-type="float">
            <text:p><text:s/>17,64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13" calcext:value-type="date">
            <text:p>11/13/2015</text:p>
          </table:table-cell>
          <table:table-cell table:style-name="ce6" office:value-type="float" office:value="17745" calcext:value-type="float">
            <text:p><text:s/>17,745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14" calcext:value-type="date">
            <text:p>11/14/2015</text:p>
          </table:table-cell>
          <table:table-cell table:style-name="ce6" office:value-type="float" office:value="17869" calcext:value-type="float">
            <text:p><text:s/>17,869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15" calcext:value-type="date">
            <text:p>11/15/2015</text:p>
          </table:table-cell>
          <table:table-cell table:style-name="ce6" office:value-type="float" office:value="17869" calcext:value-type="float">
            <text:p><text:s/>17,869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16" calcext:value-type="date">
            <text:p>11/16/2015</text:p>
          </table:table-cell>
          <table:table-cell table:style-name="ce6" office:value-type="float" office:value="17869" calcext:value-type="float">
            <text:p><text:s/>17,869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17" calcext:value-type="date">
            <text:p>11/17/2015</text:p>
          </table:table-cell>
          <table:table-cell table:style-name="ce6" office:value-type="float" office:value="17889" calcext:value-type="float">
            <text:p><text:s/>17,889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18" calcext:value-type="date">
            <text:p>11/18/2015</text:p>
          </table:table-cell>
          <table:table-cell table:style-name="ce6" office:value-type="float" office:value="17896" calcext:value-type="float">
            <text:p><text:s/>17,896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19" calcext:value-type="date">
            <text:p>11/19/2015</text:p>
          </table:table-cell>
          <table:table-cell table:style-name="ce6" office:value-type="float" office:value="17915" calcext:value-type="float">
            <text:p><text:s/>17,915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20" calcext:value-type="date">
            <text:p>11/20/2015</text:p>
          </table:table-cell>
          <table:table-cell table:style-name="ce6" office:value-type="float" office:value="17924" calcext:value-type="float">
            <text:p><text:s/>17,924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21" calcext:value-type="date">
            <text:p>11/21/2015</text:p>
          </table:table-cell>
          <table:table-cell table:style-name="ce6" office:value-type="float" office:value="17927" calcext:value-type="float">
            <text:p><text:s/>17,92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22" calcext:value-type="date">
            <text:p>11/22/2015</text:p>
          </table:table-cell>
          <table:table-cell table:style-name="ce6" office:value-type="float" office:value="17927" calcext:value-type="float">
            <text:p><text:s/>17,92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23" calcext:value-type="date">
            <text:p>11/23/2015</text:p>
          </table:table-cell>
          <table:table-cell table:style-name="ce6" office:value-type="float" office:value="17927" calcext:value-type="float">
            <text:p><text:s/>17,92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24" calcext:value-type="date">
            <text:p>11/24/2015</text:p>
          </table:table-cell>
          <table:table-cell table:style-name="ce6" office:value-type="float" office:value="17976" calcext:value-type="float">
            <text:p><text:s/>17,976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25" calcext:value-type="date">
            <text:p>11/25/2015</text:p>
          </table:table-cell>
          <table:table-cell table:style-name="ce6" office:value-type="float" office:value="18042" calcext:value-type="float">
            <text:p><text:s/>18,042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26" calcext:value-type="date">
            <text:p>11/26/2015</text:p>
          </table:table-cell>
          <table:table-cell table:style-name="ce6" office:value-type="float" office:value="18127" calcext:value-type="float">
            <text:p><text:s/>18,12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27" calcext:value-type="date">
            <text:p>11/27/2015</text:p>
          </table:table-cell>
          <table:table-cell table:style-name="ce6" office:value-type="float" office:value="18266" calcext:value-type="float">
            <text:p><text:s/>18,266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28" calcext:value-type="date">
            <text:p>11/28/2015</text:p>
          </table:table-cell>
          <table:table-cell table:style-name="ce6" office:value-type="float" office:value="18153" calcext:value-type="float">
            <text:p><text:s/>18,15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29" calcext:value-type="date">
            <text:p>11/29/2015</text:p>
          </table:table-cell>
          <table:table-cell table:style-name="ce6" office:value-type="float" office:value="18153" calcext:value-type="float">
            <text:p><text:s/>18,15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1-30" calcext:value-type="date">
            <text:p>11/30/2015</text:p>
          </table:table-cell>
          <table:table-cell table:style-name="ce6" office:value-type="float" office:value="18153" calcext:value-type="float">
            <text:p><text:s/>18,15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01" calcext:value-type="date">
            <text:p>12/1/2015</text:p>
          </table:table-cell>
          <table:table-cell table:style-name="ce6" office:value-type="float" office:value="18098" calcext:value-type="float">
            <text:p><text:s/>18,09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02" calcext:value-type="date">
            <text:p>12/2/2015</text:p>
          </table:table-cell>
          <table:table-cell table:style-name="ce6" office:value-type="float" office:value="18030" calcext:value-type="float">
            <text:p><text:s/>18,03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03" calcext:value-type="date">
            <text:p>12/3/2015</text:p>
          </table:table-cell>
          <table:table-cell table:style-name="ce6" office:value-type="float" office:value="18085" calcext:value-type="float">
            <text:p><text:s/>18,085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04" calcext:value-type="date">
            <text:p>12/4/2015</text:p>
          </table:table-cell>
          <table:table-cell table:style-name="ce6" office:value-type="float" office:value="18184" calcext:value-type="float">
            <text:p><text:s/>18,184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05" calcext:value-type="date">
            <text:p>12/5/2015</text:p>
          </table:table-cell>
          <table:table-cell table:style-name="ce6" office:value-type="float" office:value="18087" calcext:value-type="float">
            <text:p><text:s/>18,08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06" calcext:value-type="date">
            <text:p>12/6/2015</text:p>
          </table:table-cell>
          <table:table-cell table:style-name="ce6" office:value-type="float" office:value="18087" calcext:value-type="float">
            <text:p><text:s/>18,08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07" calcext:value-type="date">
            <text:p>12/7/2015</text:p>
          </table:table-cell>
          <table:table-cell table:style-name="ce6" office:value-type="float" office:value="18087" calcext:value-type="float">
            <text:p><text:s/>18,087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08" calcext:value-type="date">
            <text:p>12/8/2015</text:p>
          </table:table-cell>
          <table:table-cell table:style-name="ce6" office:value-type="float" office:value="18175" calcext:value-type="float">
            <text:p><text:s/>18,175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09" calcext:value-type="date">
            <text:p>12/9/2015</text:p>
          </table:table-cell>
          <table:table-cell table:style-name="ce6" office:value-type="float" office:value="18260" calcext:value-type="float">
            <text:p><text:s/>18,26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10" calcext:value-type="date">
            <text:p>12/10/2015</text:p>
          </table:table-cell>
          <table:table-cell table:style-name="ce6" office:value-type="float" office:value="18259" calcext:value-type="float">
            <text:p><text:s/>18,259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11" calcext:value-type="date">
            <text:p>12/11/2015</text:p>
          </table:table-cell>
          <table:table-cell table:style-name="ce6" office:value-type="float" office:value="18248" calcext:value-type="float">
            <text:p><text:s/>18,24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12" calcext:value-type="date">
            <text:p>12/12/2015</text:p>
          </table:table-cell>
          <table:table-cell table:style-name="ce6" office:value-type="float" office:value="18250" calcext:value-type="float">
            <text:p><text:s/>18,2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13" calcext:value-type="date">
            <text:p>12/13/2015</text:p>
          </table:table-cell>
          <table:table-cell table:style-name="ce6" office:value-type="float" office:value="18250" calcext:value-type="float">
            <text:p><text:s/>18,2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14" calcext:value-type="date">
            <text:p>12/14/2015</text:p>
          </table:table-cell>
          <table:table-cell table:style-name="ce6" office:value-type="float" office:value="18250" calcext:value-type="float">
            <text:p><text:s/>18,25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15" calcext:value-type="date">
            <text:p>12/15/2015</text:p>
          </table:table-cell>
          <table:table-cell table:style-name="ce6" office:value-type="float" office:value="18303" calcext:value-type="float">
            <text:p><text:s/>18,303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16" calcext:value-type="date">
            <text:p>12/16/2015</text:p>
          </table:table-cell>
          <table:table-cell table:style-name="ce6" office:value-type="float" office:value="18290" calcext:value-type="float">
            <text:p><text:s/>18,29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17" calcext:value-type="date">
            <text:p>12/17/2015</text:p>
          </table:table-cell>
          <table:table-cell table:style-name="ce6" office:value-type="float" office:value="18310" calcext:value-type="float">
            <text:p><text:s/>18,31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18" calcext:value-type="date">
            <text:p>12/18/2015</text:p>
          </table:table-cell>
          <table:table-cell table:style-name="ce6" office:value-type="float" office:value="18338" calcext:value-type="float">
            <text:p><text:s/>18,33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19" calcext:value-type="date">
            <text:p>12/19/2015</text:p>
          </table:table-cell>
          <table:table-cell table:style-name="ce6" office:value-type="float" office:value="18370" calcext:value-type="float">
            <text:p><text:s/>18,3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20" calcext:value-type="date">
            <text:p>12/20/2015</text:p>
          </table:table-cell>
          <table:table-cell table:style-name="ce6" office:value-type="float" office:value="18370" calcext:value-type="float">
            <text:p><text:s/>18,3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21" calcext:value-type="date">
            <text:p>12/21/2015</text:p>
          </table:table-cell>
          <table:table-cell table:style-name="ce6" office:value-type="float" office:value="18370" calcext:value-type="float">
            <text:p><text:s/>18,3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22" calcext:value-type="date">
            <text:p>12/22/2015</text:p>
          </table:table-cell>
          <table:table-cell table:style-name="ce6" office:value-type="float" office:value="18376" calcext:value-type="float">
            <text:p><text:s/>18,376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23" calcext:value-type="date">
            <text:p>12/23/2015</text:p>
          </table:table-cell>
          <table:table-cell table:style-name="ce6" office:value-type="float" office:value="18375" calcext:value-type="float">
            <text:p><text:s/>18,375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24" calcext:value-type="date">
            <text:p>12/24/2015</text:p>
          </table:table-cell>
          <table:table-cell table:style-name="ce6" office:value-type="float" office:value="18368" calcext:value-type="float">
            <text:p><text:s/>18,368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25" calcext:value-type="date">
            <text:p>12/25/2015</text:p>
          </table:table-cell>
          <table:table-cell table:style-name="ce6" office:value-type="float" office:value="18289" calcext:value-type="float">
            <text:p><text:s/>18,289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26" calcext:value-type="date">
            <text:p>12/26/2015</text:p>
          </table:table-cell>
          <table:table-cell table:style-name="ce6" office:value-type="float" office:value="18289" calcext:value-type="float">
            <text:p><text:s/>18,289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27" calcext:value-type="date">
            <text:p>12/27/2015</text:p>
          </table:table-cell>
          <table:table-cell table:style-name="ce6" office:value-type="float" office:value="18289" calcext:value-type="float">
            <text:p><text:s/>18,289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28" calcext:value-type="date">
            <text:p>12/28/2015</text:p>
          </table:table-cell>
          <table:table-cell table:style-name="ce6" office:value-type="float" office:value="18289" calcext:value-type="float">
            <text:p><text:s/>18,289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29" calcext:value-type="date">
            <text:p>12/29/2015</text:p>
          </table:table-cell>
          <table:table-cell table:style-name="ce6" office:value-type="float" office:value="18370" calcext:value-type="float">
            <text:p><text:s/>18,370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30" calcext:value-type="date">
            <text:p>12/30/2015</text:p>
          </table:table-cell>
          <table:table-cell table:style-name="ce6" office:value-type="float" office:value="18555" calcext:value-type="float">
            <text:p><text:s/>18,555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5-12-31" calcext:value-type="date">
            <text:p>12/31/2015</text:p>
          </table:table-cell>
          <table:table-cell table:style-name="ce6" office:value-type="float" office:value="18569" calcext:value-type="float">
            <text:p><text:s/>18,569.00 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01" calcext:value-type="date">
            <text:p>1/1/2016</text:p>
          </table:table-cell>
          <table:table-cell table:style-name="ce7" office:value-type="float" office:value="18569" calcext:value-type="float">
            <text:p><text:s/>18,569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02" calcext:value-type="date">
            <text:p>1/2/2016</text:p>
          </table:table-cell>
          <table:table-cell table:style-name="ce7" office:value-type="float" office:value="18569" calcext:value-type="float">
            <text:p><text:s/>18,569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03" calcext:value-type="date">
            <text:p>1/3/2016</text:p>
          </table:table-cell>
          <table:table-cell table:style-name="ce7" office:value-type="float" office:value="18569" calcext:value-type="float">
            <text:p><text:s/>18,569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04" calcext:value-type="date">
            <text:p>1/4/2016</text:p>
          </table:table-cell>
          <table:table-cell table:style-name="ce7" office:value-type="float" office:value="18569" calcext:value-type="float">
            <text:p><text:s/>18,569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05" calcext:value-type="date">
            <text:p>1/5/2016</text:p>
          </table:table-cell>
          <table:table-cell table:style-name="ce7" office:value-type="float" office:value="18628" calcext:value-type="float">
            <text:p><text:s/>18,628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06" calcext:value-type="date">
            <text:p>1/6/2016</text:p>
          </table:table-cell>
          <table:table-cell table:style-name="ce7" office:value-type="float" office:value="18667" calcext:value-type="float">
            <text:p><text:s/>18,667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07" calcext:value-type="date">
            <text:p>1/7/2016</text:p>
          </table:table-cell>
          <table:table-cell table:style-name="ce7" office:value-type="float" office:value="18752" calcext:value-type="float">
            <text:p><text:s/>18,75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08" calcext:value-type="date">
            <text:p>1/8/2016</text:p>
          </table:table-cell>
          <table:table-cell table:style-name="ce7" office:value-type="float" office:value="18752" calcext:value-type="float">
            <text:p><text:s/>18,75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09" calcext:value-type="date">
            <text:p>1/9/2016</text:p>
          </table:table-cell>
          <table:table-cell table:style-name="ce7" office:value-type="float" office:value="18752" calcext:value-type="float">
            <text:p><text:s/>18,75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10" calcext:value-type="date">
            <text:p>1/10/2016</text:p>
          </table:table-cell>
          <table:table-cell table:style-name="ce7" office:value-type="float" office:value="18752" calcext:value-type="float">
            <text:p><text:s/>18,75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11" calcext:value-type="date">
            <text:p>1/11/2016</text:p>
          </table:table-cell>
          <table:table-cell table:style-name="ce7" office:value-type="float" office:value="18752" calcext:value-type="float">
            <text:p><text:s/>18,75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12" calcext:value-type="date">
            <text:p>1/12/2016</text:p>
          </table:table-cell>
          <table:table-cell table:style-name="ce7" office:value-type="float" office:value="19048" calcext:value-type="float">
            <text:p><text:s/>19,048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13" calcext:value-type="date">
            <text:p>1/13/2016</text:p>
          </table:table-cell>
          <table:table-cell table:style-name="ce7" office:value-type="float" office:value="19234" calcext:value-type="float">
            <text:p><text:s/>19,234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14" calcext:value-type="date">
            <text:p>1/14/2016</text:p>
          </table:table-cell>
          <table:table-cell table:style-name="ce7" office:value-type="float" office:value="19326" calcext:value-type="float">
            <text:p><text:s/>19,326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15" calcext:value-type="date">
            <text:p>1/15/2016</text:p>
          </table:table-cell>
          <table:table-cell table:style-name="ce7" office:value-type="float" office:value="19514" calcext:value-type="float">
            <text:p><text:s/>19,514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16" calcext:value-type="date">
            <text:p>1/16/2016</text:p>
          </table:table-cell>
          <table:table-cell table:style-name="ce7" office:value-type="float" office:value="19864" calcext:value-type="float">
            <text:p><text:s/>19,864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17" calcext:value-type="date">
            <text:p>1/17/2016</text:p>
          </table:table-cell>
          <table:table-cell table:style-name="ce7" office:value-type="float" office:value="20132" calcext:value-type="float">
            <text:p><text:s/>20,13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18" calcext:value-type="date">
            <text:p>1/18/2016</text:p>
          </table:table-cell>
          <table:table-cell table:style-name="ce7" office:value-type="float" office:value="20132" calcext:value-type="float">
            <text:p><text:s/>20,13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19" calcext:value-type="date">
            <text:p>1/19/2016</text:p>
          </table:table-cell>
          <table:table-cell table:style-name="ce7" office:value-type="float" office:value="20419" calcext:value-type="float">
            <text:p><text:s/>20,419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20" calcext:value-type="date">
            <text:p>1/20/2016</text:p>
          </table:table-cell>
          <table:table-cell table:style-name="ce7" office:value-type="float" office:value="20412" calcext:value-type="float">
            <text:p><text:s/>20,41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21" calcext:value-type="date">
            <text:p>1/21/2016</text:p>
          </table:table-cell>
          <table:table-cell table:style-name="ce7" office:value-type="float" office:value="20461" calcext:value-type="float">
            <text:p><text:s/>20,461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22" calcext:value-type="date">
            <text:p>1/22/2016</text:p>
          </table:table-cell>
          <table:table-cell table:style-name="ce7" office:value-type="float" office:value="21564" calcext:value-type="float">
            <text:p><text:s/>21,564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23" calcext:value-type="date">
            <text:p>1/23/2016</text:p>
          </table:table-cell>
          <table:table-cell table:style-name="ce7" office:value-type="float" office:value="21095" calcext:value-type="float">
            <text:p><text:s/>21,095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24" calcext:value-type="date">
            <text:p>1/24/2016</text:p>
          </table:table-cell>
          <table:table-cell table:style-name="ce7" office:value-type="float" office:value="21095" calcext:value-type="float">
            <text:p><text:s/>21,095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25" calcext:value-type="date">
            <text:p>1/25/2016</text:p>
          </table:table-cell>
          <table:table-cell table:style-name="ce7" office:value-type="float" office:value="21095" calcext:value-type="float">
            <text:p><text:s/>21,095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26" calcext:value-type="date">
            <text:p>1/26/2016</text:p>
          </table:table-cell>
          <table:table-cell table:style-name="ce7" office:value-type="float" office:value="20746" calcext:value-type="float">
            <text:p><text:s/>20,746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27" calcext:value-type="date">
            <text:p>1/27/2016</text:p>
          </table:table-cell>
          <table:table-cell table:style-name="ce7" office:value-type="float" office:value="21251" calcext:value-type="float">
            <text:p><text:s/>21,251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28" calcext:value-type="date">
            <text:p>1/28/2016</text:p>
          </table:table-cell>
          <table:table-cell table:style-name="ce7" office:value-type="float" office:value="21365" calcext:value-type="float">
            <text:p><text:s/>21,365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29" calcext:value-type="date">
            <text:p>1/29/2016</text:p>
          </table:table-cell>
          <table:table-cell table:style-name="ce7" office:value-type="float" office:value="21234" calcext:value-type="float">
            <text:p><text:s/>21,234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30" calcext:value-type="date">
            <text:p>1/30/2016</text:p>
          </table:table-cell>
          <table:table-cell table:style-name="ce7" office:value-type="float" office:value="20823" calcext:value-type="float">
            <text:p><text:s/>20,823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1-31" calcext:value-type="date">
            <text:p>1/31/2016</text:p>
          </table:table-cell>
          <table:table-cell table:style-name="ce7" office:value-type="float" office:value="20823" calcext:value-type="float">
            <text:p><text:s/>20,823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01" calcext:value-type="date">
            <text:p>2/1/2016</text:p>
          </table:table-cell>
          <table:table-cell table:style-name="ce7" office:value-type="float" office:value="20823" calcext:value-type="float">
            <text:p><text:s/>20,823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02" calcext:value-type="date">
            <text:p>2/2/2016</text:p>
          </table:table-cell>
          <table:table-cell table:style-name="ce7" office:value-type="float" office:value="21006" calcext:value-type="float">
            <text:p><text:s/>21,006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03" calcext:value-type="date">
            <text:p>2/3/2016</text:p>
          </table:table-cell>
          <table:table-cell table:style-name="ce7" office:value-type="float" office:value="21568" calcext:value-type="float">
            <text:p><text:s/>21,568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04" calcext:value-type="date">
            <text:p>2/4/2016</text:p>
          </table:table-cell>
          <table:table-cell table:style-name="ce7" office:value-type="float" office:value="21718" calcext:value-type="float">
            <text:p><text:s/>21,718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05" calcext:value-type="date">
            <text:p>2/5/2016</text:p>
          </table:table-cell>
          <table:table-cell table:style-name="ce7" office:value-type="float" office:value="21486" calcext:value-type="float">
            <text:p><text:s/>21,486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06" calcext:value-type="date">
            <text:p>2/6/2016</text:p>
          </table:table-cell>
          <table:table-cell table:style-name="ce7" office:value-type="float" office:value="21668" calcext:value-type="float">
            <text:p><text:s/>21,668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07" calcext:value-type="date">
            <text:p>2/7/2016</text:p>
          </table:table-cell>
          <table:table-cell table:style-name="ce7" office:value-type="float" office:value="21668" calcext:value-type="float">
            <text:p><text:s/>21,668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08" calcext:value-type="date">
            <text:p>2/8/2016</text:p>
          </table:table-cell>
          <table:table-cell table:style-name="ce7" office:value-type="float" office:value="21668" calcext:value-type="float">
            <text:p><text:s/>21,668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09" calcext:value-type="date">
            <text:p>2/9/2016</text:p>
          </table:table-cell>
          <table:table-cell table:style-name="ce7" office:value-type="float" office:value="21660" calcext:value-type="float">
            <text:p><text:s/>21,660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10" calcext:value-type="date">
            <text:p>2/10/2016</text:p>
          </table:table-cell>
          <table:table-cell table:style-name="ce7" office:value-type="float" office:value="21959" calcext:value-type="float">
            <text:p><text:s/>21,959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11" calcext:value-type="date">
            <text:p>2/11/2016</text:p>
          </table:table-cell>
          <table:table-cell table:style-name="ce7" office:value-type="float" office:value="22069" calcext:value-type="float">
            <text:p><text:s/>22,069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12" calcext:value-type="date">
            <text:p>2/12/2016</text:p>
          </table:table-cell>
          <table:table-cell table:style-name="ce7" office:value-type="float" office:value="22034" calcext:value-type="float">
            <text:p><text:s/>22,034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13" calcext:value-type="date">
            <text:p>2/13/2016</text:p>
          </table:table-cell>
          <table:table-cell table:style-name="ce7" office:value-type="float" office:value="22065" calcext:value-type="float">
            <text:p><text:s/>22,065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14" calcext:value-type="date">
            <text:p>2/14/2016</text:p>
          </table:table-cell>
          <table:table-cell table:style-name="ce7" office:value-type="float" office:value="22065" calcext:value-type="float">
            <text:p><text:s/>22,065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15" calcext:value-type="date">
            <text:p>2/15/2016</text:p>
          </table:table-cell>
          <table:table-cell table:style-name="ce7" office:value-type="float" office:value="22065" calcext:value-type="float">
            <text:p><text:s/>22,065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16" calcext:value-type="date">
            <text:p>2/16/2016</text:p>
          </table:table-cell>
          <table:table-cell table:style-name="ce7" office:value-type="float" office:value="21892" calcext:value-type="float">
            <text:p><text:s/>21,89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17" calcext:value-type="date">
            <text:p>2/17/2016</text:p>
          </table:table-cell>
          <table:table-cell table:style-name="ce7" office:value-type="float" office:value="21686" calcext:value-type="float">
            <text:p><text:s/>21,686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18" calcext:value-type="date">
            <text:p>2/18/2016</text:p>
          </table:table-cell>
          <table:table-cell table:style-name="ce7" office:value-type="float" office:value="21914" calcext:value-type="float">
            <text:p><text:s/>21,914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19" calcext:value-type="date">
            <text:p>2/19/2016</text:p>
          </table:table-cell>
          <table:table-cell table:style-name="ce7" office:value-type="float" office:value="21616" calcext:value-type="float">
            <text:p><text:s/>21,616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20" calcext:value-type="date">
            <text:p>2/20/2016</text:p>
          </table:table-cell>
          <table:table-cell table:style-name="ce7" office:value-type="float" office:value="21683" calcext:value-type="float">
            <text:p><text:s/>21,683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21" calcext:value-type="date">
            <text:p>2/21/2016</text:p>
          </table:table-cell>
          <table:table-cell table:style-name="ce7" office:value-type="float" office:value="21683" calcext:value-type="float">
            <text:p><text:s/>21,683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22" calcext:value-type="date">
            <text:p>2/22/2016</text:p>
          </table:table-cell>
          <table:table-cell table:style-name="ce7" office:value-type="float" office:value="21683" calcext:value-type="float">
            <text:p><text:s/>21,683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23" calcext:value-type="date">
            <text:p>2/23/2016</text:p>
          </table:table-cell>
          <table:table-cell table:style-name="ce7" office:value-type="float" office:value="21644" calcext:value-type="float">
            <text:p><text:s/>21,644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24" calcext:value-type="date">
            <text:p>2/24/2016</text:p>
          </table:table-cell>
          <table:table-cell table:style-name="ce7" office:value-type="float" office:value="21610" calcext:value-type="float">
            <text:p><text:s/>21,610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25" calcext:value-type="date">
            <text:p>2/25/2016</text:p>
          </table:table-cell>
          <table:table-cell table:style-name="ce7" office:value-type="float" office:value="21664" calcext:value-type="float">
            <text:p><text:s/>21,664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26" calcext:value-type="date">
            <text:p>2/26/2016</text:p>
          </table:table-cell>
          <table:table-cell table:style-name="ce7" office:value-type="float" office:value="21648" calcext:value-type="float">
            <text:p><text:s/>21,648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27" calcext:value-type="date">
            <text:p>2/27/2016</text:p>
          </table:table-cell>
          <table:table-cell table:style-name="ce7" office:value-type="float" office:value="21482" calcext:value-type="float">
            <text:p><text:s/>21,48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28" calcext:value-type="date">
            <text:p>2/28/2016</text:p>
          </table:table-cell>
          <table:table-cell table:style-name="ce7" office:value-type="float" office:value="21482" calcext:value-type="float">
            <text:p><text:s/>21,48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2-29" calcext:value-type="date">
            <text:p>2/29/2016</text:p>
          </table:table-cell>
          <table:table-cell table:style-name="ce7" office:value-type="float" office:value="21482" calcext:value-type="float">
            <text:p><text:s/>21,48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01" calcext:value-type="date">
            <text:p>3/1/2016</text:p>
          </table:table-cell>
          <table:table-cell table:style-name="ce7" office:value-type="float" office:value="21506" calcext:value-type="float">
            <text:p><text:s/>21,506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02" calcext:value-type="date">
            <text:p>3/2/2016</text:p>
          </table:table-cell>
          <table:table-cell table:style-name="ce7" office:value-type="float" office:value="21277" calcext:value-type="float">
            <text:p><text:s/>21,277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03" calcext:value-type="date">
            <text:p>3/3/2016</text:p>
          </table:table-cell>
          <table:table-cell table:style-name="ce7" office:value-type="float" office:value="21275" calcext:value-type="float">
            <text:p><text:s/>21,275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04" calcext:value-type="date">
            <text:p>3/4/2016</text:p>
          </table:table-cell>
          <table:table-cell table:style-name="ce7" office:value-type="float" office:value="21362" calcext:value-type="float">
            <text:p><text:s/>21,36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05" calcext:value-type="date">
            <text:p>3/5/2016</text:p>
          </table:table-cell>
          <table:table-cell table:style-name="ce7" office:value-type="float" office:value="21235" calcext:value-type="float">
            <text:p><text:s/>21,235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06" calcext:value-type="date">
            <text:p>3/6/2016</text:p>
          </table:table-cell>
          <table:table-cell table:style-name="ce7" office:value-type="float" office:value="20913" calcext:value-type="float">
            <text:p><text:s/>20,913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07" calcext:value-type="date">
            <text:p>3/7/2016</text:p>
          </table:table-cell>
          <table:table-cell table:style-name="ce7" office:value-type="float" office:value="20913" calcext:value-type="float">
            <text:p><text:s/>20,913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08" calcext:value-type="date">
            <text:p>3/8/2016</text:p>
          </table:table-cell>
          <table:table-cell table:style-name="ce7" office:value-type="float" office:value="20913" calcext:value-type="float">
            <text:p><text:s/>20,913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09" calcext:value-type="date">
            <text:p>3/9/2016</text:p>
          </table:table-cell>
          <table:table-cell table:style-name="ce7" office:value-type="float" office:value="20913" calcext:value-type="float">
            <text:p><text:s/>20,913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10" calcext:value-type="date">
            <text:p>3/10/2016</text:p>
          </table:table-cell>
          <table:table-cell table:style-name="ce7" office:value-type="float" office:value="20985" calcext:value-type="float">
            <text:p><text:s/>20,985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11" calcext:value-type="date">
            <text:p>3/11/2016</text:p>
          </table:table-cell>
          <table:table-cell table:style-name="ce7" office:value-type="float" office:value="20838" calcext:value-type="float">
            <text:p><text:s/>20,838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12" calcext:value-type="date">
            <text:p>3/12/2016</text:p>
          </table:table-cell>
          <table:table-cell table:style-name="ce7" office:value-type="float" office:value="20666" calcext:value-type="float">
            <text:p><text:s/>20,666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13" calcext:value-type="date">
            <text:p>3/13/2016</text:p>
          </table:table-cell>
          <table:table-cell table:style-name="ce7" office:value-type="float" office:value="20666" calcext:value-type="float">
            <text:p><text:s/>20,666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14" calcext:value-type="date">
            <text:p>3/14/2016</text:p>
          </table:table-cell>
          <table:table-cell table:style-name="ce7" office:value-type="float" office:value="20666" calcext:value-type="float">
            <text:p><text:s/>20,666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15" calcext:value-type="date">
            <text:p>3/15/2016</text:p>
          </table:table-cell>
          <table:table-cell table:style-name="ce7" office:value-type="float" office:value="20616" calcext:value-type="float">
            <text:p><text:s/>20,616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16" calcext:value-type="date">
            <text:p>3/16/2016</text:p>
          </table:table-cell>
          <table:table-cell table:style-name="ce7" office:value-type="float" office:value="20675" calcext:value-type="float">
            <text:p><text:s/>20,675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17" calcext:value-type="date">
            <text:p>3/17/2016</text:p>
          </table:table-cell>
          <table:table-cell table:style-name="ce7" office:value-type="float" office:value="20725" calcext:value-type="float">
            <text:p><text:s/>20,725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18" calcext:value-type="date">
            <text:p>3/18/2016</text:p>
          </table:table-cell>
          <table:table-cell table:style-name="ce7" office:value-type="float" office:value="20344" calcext:value-type="float">
            <text:p><text:s/>20,344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19" calcext:value-type="date">
            <text:p>3/19/2016</text:p>
          </table:table-cell>
          <table:table-cell table:style-name="ce7" office:value-type="float" office:value="20278" calcext:value-type="float">
            <text:p><text:s/>20,278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20" calcext:value-type="date">
            <text:p>3/20/2016</text:p>
          </table:table-cell>
          <table:table-cell table:style-name="ce7" office:value-type="float" office:value="20278" calcext:value-type="float">
            <text:p><text:s/>20,278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21" calcext:value-type="date">
            <text:p>3/21/2016</text:p>
          </table:table-cell>
          <table:table-cell table:style-name="ce7" office:value-type="float" office:value="20278" calcext:value-type="float">
            <text:p><text:s/>20,278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22" calcext:value-type="date">
            <text:p>3/22/2016</text:p>
          </table:table-cell>
          <table:table-cell table:style-name="ce7" office:value-type="float" office:value="20313" calcext:value-type="float">
            <text:p><text:s/>20,313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23" calcext:value-type="date">
            <text:p>3/23/2016</text:p>
          </table:table-cell>
          <table:table-cell table:style-name="ce7" office:value-type="float" office:value="20219" calcext:value-type="float">
            <text:p><text:s/>20,219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24" calcext:value-type="date">
            <text:p>3/24/2016</text:p>
          </table:table-cell>
          <table:table-cell table:style-name="ce7" office:value-type="float" office:value="20161" calcext:value-type="float">
            <text:p><text:s/>20,161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25" calcext:value-type="date">
            <text:p>3/25/2016</text:p>
          </table:table-cell>
          <table:table-cell table:style-name="ce7" office:value-type="float" office:value="20278" calcext:value-type="float">
            <text:p><text:s/>20,278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26" calcext:value-type="date">
            <text:p>3/26/2016</text:p>
          </table:table-cell>
          <table:table-cell table:style-name="ce7" office:value-type="float" office:value="20232" calcext:value-type="float">
            <text:p><text:s/>20,23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27" calcext:value-type="date">
            <text:p>3/27/2016</text:p>
          </table:table-cell>
          <table:table-cell table:style-name="ce7" office:value-type="float" office:value="20232" calcext:value-type="float">
            <text:p><text:s/>20,23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28" calcext:value-type="date">
            <text:p>3/28/2016</text:p>
          </table:table-cell>
          <table:table-cell table:style-name="ce7" office:value-type="float" office:value="20232" calcext:value-type="float">
            <text:p><text:s/>20,23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29" calcext:value-type="date">
            <text:p>3/29/2016</text:p>
          </table:table-cell>
          <table:table-cell table:style-name="ce7" office:value-type="float" office:value="20119" calcext:value-type="float">
            <text:p><text:s/>20,119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30" calcext:value-type="date">
            <text:p>3/30/2016</text:p>
          </table:table-cell>
          <table:table-cell table:style-name="ce7" office:value-type="float" office:value="20262" calcext:value-type="float">
            <text:p><text:s/>20,26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3-31" calcext:value-type="date">
            <text:p>3/31/2016</text:p>
          </table:table-cell>
          <table:table-cell table:style-name="ce7" office:value-type="float" office:value="20133" calcext:value-type="float">
            <text:p><text:s/>20,133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01" calcext:value-type="date">
            <text:p>4/1/2016</text:p>
          </table:table-cell>
          <table:table-cell table:style-name="ce7" office:value-type="float" office:value="20139" calcext:value-type="float">
            <text:p><text:s/>20,139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02" calcext:value-type="date">
            <text:p>4/2/2016</text:p>
          </table:table-cell>
          <table:table-cell table:style-name="ce7" office:value-type="float" office:value="19996" calcext:value-type="float">
            <text:p><text:s/>19,996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03" calcext:value-type="date">
            <text:p>4/3/2016</text:p>
          </table:table-cell>
          <table:table-cell table:style-name="ce7" office:value-type="float" office:value="19996" calcext:value-type="float">
            <text:p><text:s/>19,996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04" calcext:value-type="date">
            <text:p>4/4/2016</text:p>
          </table:table-cell>
          <table:table-cell table:style-name="ce7" office:value-type="float" office:value="19996" calcext:value-type="float">
            <text:p><text:s/>19,996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05" calcext:value-type="date">
            <text:p>4/5/2016</text:p>
          </table:table-cell>
          <table:table-cell table:style-name="ce7" office:value-type="float" office:value="20206" calcext:value-type="float">
            <text:p><text:s/>20,206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06" calcext:value-type="date">
            <text:p>4/6/2016</text:p>
          </table:table-cell>
          <table:table-cell table:style-name="ce7" office:value-type="float" office:value="20254" calcext:value-type="float">
            <text:p><text:s/>20,254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07" calcext:value-type="date">
            <text:p>4/7/2016</text:p>
          </table:table-cell>
          <table:table-cell table:style-name="ce7" office:value-type="float" office:value="20236" calcext:value-type="float">
            <text:p><text:s/>20,236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08" calcext:value-type="date">
            <text:p>4/8/2016</text:p>
          </table:table-cell>
          <table:table-cell table:style-name="ce7" office:value-type="float" office:value="20092" calcext:value-type="float">
            <text:p><text:s/>20,09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09" calcext:value-type="date">
            <text:p>4/9/2016</text:p>
          </table:table-cell>
          <table:table-cell table:style-name="ce7" office:value-type="float" office:value="20029" calcext:value-type="float">
            <text:p><text:s/>20,029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10" calcext:value-type="date">
            <text:p>4/10/2016</text:p>
          </table:table-cell>
          <table:table-cell table:style-name="ce7" office:value-type="float" office:value="20029" calcext:value-type="float">
            <text:p><text:s/>20,029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11" calcext:value-type="date">
            <text:p>4/11/2016</text:p>
          </table:table-cell>
          <table:table-cell table:style-name="ce7" office:value-type="float" office:value="20029" calcext:value-type="float">
            <text:p><text:s/>20,029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12" calcext:value-type="date">
            <text:p>4/12/2016</text:p>
          </table:table-cell>
          <table:table-cell table:style-name="ce7" office:value-type="float" office:value="19958" calcext:value-type="float">
            <text:p><text:s/>19,958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13" calcext:value-type="date">
            <text:p>4/13/2016</text:p>
          </table:table-cell>
          <table:table-cell table:style-name="ce7" office:value-type="float" office:value="19864" calcext:value-type="float">
            <text:p><text:s/>19,864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14" calcext:value-type="date">
            <text:p>4/14/2016</text:p>
          </table:table-cell>
          <table:table-cell table:style-name="ce7" office:value-type="float" office:value="19849" calcext:value-type="float">
            <text:p><text:s/>19,849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15" calcext:value-type="date">
            <text:p>4/15/2016</text:p>
          </table:table-cell>
          <table:table-cell table:style-name="ce7" office:value-type="float" office:value="19989" calcext:value-type="float">
            <text:p><text:s/>19,989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16" calcext:value-type="date">
            <text:p>4/16/2016</text:p>
          </table:table-cell>
          <table:table-cell table:style-name="ce7" office:value-type="float" office:value="19907" calcext:value-type="float">
            <text:p><text:s/>19,907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17" calcext:value-type="date">
            <text:p>4/17/2016</text:p>
          </table:table-cell>
          <table:table-cell table:style-name="ce7" office:value-type="float" office:value="19907" calcext:value-type="float">
            <text:p><text:s/>19,907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18" calcext:value-type="date">
            <text:p>4/18/2016</text:p>
          </table:table-cell>
          <table:table-cell table:style-name="ce7" office:value-type="float" office:value="19907" calcext:value-type="float">
            <text:p><text:s/>19,907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19" calcext:value-type="date">
            <text:p>4/19/2016</text:p>
          </table:table-cell>
          <table:table-cell table:style-name="ce7" office:value-type="float" office:value="20213" calcext:value-type="float">
            <text:p><text:s/>20,213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20" calcext:value-type="date">
            <text:p>4/20/2016</text:p>
          </table:table-cell>
          <table:table-cell table:style-name="ce7" office:value-type="float" office:value="19842" calcext:value-type="float">
            <text:p><text:s/>19,84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21" calcext:value-type="date">
            <text:p>4/21/2016</text:p>
          </table:table-cell>
          <table:table-cell table:style-name="ce7" office:value-type="float" office:value="19829" calcext:value-type="float">
            <text:p><text:s/>19,829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22" calcext:value-type="date">
            <text:p>4/22/2016</text:p>
          </table:table-cell>
          <table:table-cell table:style-name="ce7" office:value-type="float" office:value="19653" calcext:value-type="float">
            <text:p><text:s/>19,653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23" calcext:value-type="date">
            <text:p>4/23/2016</text:p>
          </table:table-cell>
          <table:table-cell table:style-name="ce7" office:value-type="float" office:value="19687" calcext:value-type="float">
            <text:p><text:s/>19,687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24" calcext:value-type="date">
            <text:p>4/24/2016</text:p>
          </table:table-cell>
          <table:table-cell table:style-name="ce7" office:value-type="float" office:value="19687" calcext:value-type="float">
            <text:p><text:s/>19,687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25" calcext:value-type="date">
            <text:p>4/25/2016</text:p>
          </table:table-cell>
          <table:table-cell table:style-name="ce7" office:value-type="float" office:value="19687" calcext:value-type="float">
            <text:p><text:s/>19,687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26" calcext:value-type="date">
            <text:p>4/26/2016</text:p>
          </table:table-cell>
          <table:table-cell table:style-name="ce7" office:value-type="float" office:value="19703" calcext:value-type="float">
            <text:p><text:s/>19,703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27" calcext:value-type="date">
            <text:p>4/27/2016</text:p>
          </table:table-cell>
          <table:table-cell table:style-name="ce7" office:value-type="float" office:value="19668" calcext:value-type="float">
            <text:p><text:s/>19,668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28" calcext:value-type="date">
            <text:p>4/28/2016</text:p>
          </table:table-cell>
          <table:table-cell table:style-name="ce7" office:value-type="float" office:value="19495" calcext:value-type="float">
            <text:p><text:s/>19,495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29" calcext:value-type="date">
            <text:p>4/29/2016</text:p>
          </table:table-cell>
          <table:table-cell table:style-name="ce7" office:value-type="float" office:value="19382" calcext:value-type="float">
            <text:p><text:s/>19,38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4-30" calcext:value-type="date">
            <text:p>4/30/2016</text:p>
          </table:table-cell>
          <table:table-cell table:style-name="ce7" office:value-type="float" office:value="19214" calcext:value-type="float">
            <text:p><text:s/>19,214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01" calcext:value-type="date">
            <text:p>5/1/2016</text:p>
          </table:table-cell>
          <table:table-cell table:style-name="ce7" office:value-type="float" office:value="19214" calcext:value-type="float">
            <text:p><text:s/>19,214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02" calcext:value-type="date">
            <text:p>5/2/2016</text:p>
          </table:table-cell>
          <table:table-cell table:style-name="ce7" office:value-type="float" office:value="19214" calcext:value-type="float">
            <text:p><text:s/>19,214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03" calcext:value-type="date">
            <text:p>5/3/2016</text:p>
          </table:table-cell>
          <table:table-cell table:style-name="ce7" office:value-type="float" office:value="19180" calcext:value-type="float">
            <text:p><text:s/>19,180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04" calcext:value-type="date">
            <text:p>5/4/2016</text:p>
          </table:table-cell>
          <table:table-cell table:style-name="ce7" office:value-type="float" office:value="19121" calcext:value-type="float">
            <text:p><text:s/>19,121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05" calcext:value-type="date">
            <text:p>5/5/2016</text:p>
          </table:table-cell>
          <table:table-cell table:style-name="ce7" office:value-type="float" office:value="19400" calcext:value-type="float">
            <text:p><text:s/>19,400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06" calcext:value-type="date">
            <text:p>5/6/2016</text:p>
          </table:table-cell>
          <table:table-cell table:style-name="ce7" office:value-type="float" office:value="19389" calcext:value-type="float">
            <text:p><text:s/>19,389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07" calcext:value-type="date">
            <text:p>5/7/2016</text:p>
          </table:table-cell>
          <table:table-cell table:style-name="ce7" office:value-type="float" office:value="19434" calcext:value-type="float">
            <text:p><text:s/>19,434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08" calcext:value-type="date">
            <text:p>5/8/2016</text:p>
          </table:table-cell>
          <table:table-cell table:style-name="ce7" office:value-type="float" office:value="19434" calcext:value-type="float">
            <text:p><text:s/>19,434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09" calcext:value-type="date">
            <text:p>5/9/2016</text:p>
          </table:table-cell>
          <table:table-cell table:style-name="ce7" office:value-type="float" office:value="19434" calcext:value-type="float">
            <text:p><text:s/>19,434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10" calcext:value-type="date">
            <text:p>5/10/2016</text:p>
          </table:table-cell>
          <table:table-cell table:style-name="ce7" office:value-type="float" office:value="19434" calcext:value-type="float">
            <text:p><text:s/>19,434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11" calcext:value-type="date">
            <text:p>5/11/2016</text:p>
          </table:table-cell>
          <table:table-cell table:style-name="ce7" office:value-type="float" office:value="19434" calcext:value-type="float">
            <text:p><text:s/>19,434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12" calcext:value-type="date">
            <text:p>5/12/2016</text:p>
          </table:table-cell>
          <table:table-cell table:style-name="ce7" office:value-type="float" office:value="19461" calcext:value-type="float">
            <text:p><text:s/>19,461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13" calcext:value-type="date">
            <text:p>5/13/2016</text:p>
          </table:table-cell>
          <table:table-cell table:style-name="ce7" office:value-type="float" office:value="19234" calcext:value-type="float">
            <text:p><text:s/>19,234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14" calcext:value-type="date">
            <text:p>5/14/2016</text:p>
          </table:table-cell>
          <table:table-cell table:style-name="ce7" office:value-type="float" office:value="19266" calcext:value-type="float">
            <text:p><text:s/>19,266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15" calcext:value-type="date">
            <text:p>5/15/2016</text:p>
          </table:table-cell>
          <table:table-cell table:style-name="ce7" office:value-type="float" office:value="19266" calcext:value-type="float">
            <text:p><text:s/>19,266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16" calcext:value-type="date">
            <text:p>5/16/2016</text:p>
          </table:table-cell>
          <table:table-cell table:style-name="ce7" office:value-type="float" office:value="19266" calcext:value-type="float">
            <text:p><text:s/>19,266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17" calcext:value-type="date">
            <text:p>5/17/2016</text:p>
          </table:table-cell>
          <table:table-cell table:style-name="ce7" office:value-type="float" office:value="19261" calcext:value-type="float">
            <text:p><text:s/>19,261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18" calcext:value-type="date">
            <text:p>5/18/2016</text:p>
          </table:table-cell>
          <table:table-cell table:style-name="ce7" office:value-type="float" office:value="19247" calcext:value-type="float">
            <text:p><text:s/>19,247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19" calcext:value-type="date">
            <text:p>5/19/2016</text:p>
          </table:table-cell>
          <table:table-cell table:style-name="ce7" office:value-type="float" office:value="19375" calcext:value-type="float">
            <text:p><text:s/>19,375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20" calcext:value-type="date">
            <text:p>5/20/2016</text:p>
          </table:table-cell>
          <table:table-cell table:style-name="ce7" office:value-type="float" office:value="19592" calcext:value-type="float">
            <text:p><text:s/>19,59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21" calcext:value-type="date">
            <text:p>5/21/2016</text:p>
          </table:table-cell>
          <table:table-cell table:style-name="ce7" office:value-type="float" office:value="19608" calcext:value-type="float">
            <text:p><text:s/>19,608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22" calcext:value-type="date">
            <text:p>5/22/2016</text:p>
          </table:table-cell>
          <table:table-cell table:style-name="ce7" office:value-type="float" office:value="19608" calcext:value-type="float">
            <text:p><text:s/>19,608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23" calcext:value-type="date">
            <text:p>5/23/2016</text:p>
          </table:table-cell>
          <table:table-cell table:style-name="ce7" office:value-type="float" office:value="19608" calcext:value-type="float">
            <text:p><text:s/>19,608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24" calcext:value-type="date">
            <text:p>5/24/2016</text:p>
          </table:table-cell>
          <table:table-cell table:style-name="ce7" office:value-type="float" office:value="19680" calcext:value-type="float">
            <text:p><text:s/>19,680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25" calcext:value-type="date">
            <text:p>5/25/2016</text:p>
          </table:table-cell>
          <table:table-cell table:style-name="ce7" office:value-type="float" office:value="19759" calcext:value-type="float">
            <text:p><text:s/>19,759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26" calcext:value-type="date">
            <text:p>5/26/2016</text:p>
          </table:table-cell>
          <table:table-cell table:style-name="ce7" office:value-type="float" office:value="19703" calcext:value-type="float">
            <text:p><text:s/>19,703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27" calcext:value-type="date">
            <text:p>5/27/2016</text:p>
          </table:table-cell>
          <table:table-cell table:style-name="ce7" office:value-type="float" office:value="19619" calcext:value-type="float">
            <text:p><text:s/>19,619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28" calcext:value-type="date">
            <text:p>5/28/2016</text:p>
          </table:table-cell>
          <table:table-cell table:style-name="ce7" office:value-type="float" office:value="19712" calcext:value-type="float">
            <text:p><text:s/>19,71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29" calcext:value-type="date">
            <text:p>5/29/2016</text:p>
          </table:table-cell>
          <table:table-cell table:style-name="ce7" office:value-type="float" office:value="19712" calcext:value-type="float">
            <text:p><text:s/>19,71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30" calcext:value-type="date">
            <text:p>5/30/2016</text:p>
          </table:table-cell>
          <table:table-cell table:style-name="ce7" office:value-type="float" office:value="19712" calcext:value-type="float">
            <text:p><text:s/>19,71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5-31" calcext:value-type="date">
            <text:p>5/31/2016</text:p>
          </table:table-cell>
          <table:table-cell table:style-name="ce7" office:value-type="float" office:value="19788" calcext:value-type="float">
            <text:p><text:s/>19,788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01" calcext:value-type="date">
            <text:p>6/1/2016</text:p>
          </table:table-cell>
          <table:table-cell table:style-name="ce7" office:value-type="float" office:value="19788" calcext:value-type="float">
            <text:p><text:s/>19,788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02" calcext:value-type="date">
            <text:p>6/2/2016</text:p>
          </table:table-cell>
          <table:table-cell table:style-name="ce7" office:value-type="float" office:value="19877" calcext:value-type="float">
            <text:p><text:s/>19,877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03" calcext:value-type="date">
            <text:p>6/3/2016</text:p>
          </table:table-cell>
          <table:table-cell table:style-name="ce7" office:value-type="float" office:value="19921" calcext:value-type="float">
            <text:p><text:s/>19,921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04" calcext:value-type="date">
            <text:p>6/4/2016</text:p>
          </table:table-cell>
          <table:table-cell table:style-name="ce7" office:value-type="float" office:value="20007" calcext:value-type="float">
            <text:p><text:s/>20,007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05" calcext:value-type="date">
            <text:p>6/5/2016</text:p>
          </table:table-cell>
          <table:table-cell table:style-name="ce7" office:value-type="float" office:value="20007" calcext:value-type="float">
            <text:p><text:s/>20,007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06" calcext:value-type="date">
            <text:p>6/6/2016</text:p>
          </table:table-cell>
          <table:table-cell table:style-name="ce7" office:value-type="float" office:value="20007" calcext:value-type="float">
            <text:p><text:s/>20,007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07" calcext:value-type="date">
            <text:p>6/7/2016</text:p>
          </table:table-cell>
          <table:table-cell table:style-name="ce7" office:value-type="float" office:value="19869" calcext:value-type="float">
            <text:p><text:s/>19,869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08" calcext:value-type="date">
            <text:p>6/8/2016</text:p>
          </table:table-cell>
          <table:table-cell table:style-name="ce7" office:value-type="float" office:value="19850" calcext:value-type="float">
            <text:p><text:s/>19,850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09" calcext:value-type="date">
            <text:p>6/9/2016</text:p>
          </table:table-cell>
          <table:table-cell table:style-name="ce7" office:value-type="float" office:value="19807" calcext:value-type="float">
            <text:p><text:s/>19,807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10" calcext:value-type="date">
            <text:p>6/10/2016</text:p>
          </table:table-cell>
          <table:table-cell table:style-name="ce7" office:value-type="float" office:value="19680" calcext:value-type="float">
            <text:p><text:s/>19,680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11" calcext:value-type="date">
            <text:p>6/11/2016</text:p>
          </table:table-cell>
          <table:table-cell table:style-name="ce7" office:value-type="float" office:value="19823" calcext:value-type="float">
            <text:p><text:s/>19,823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12" calcext:value-type="date">
            <text:p>6/12/2016</text:p>
          </table:table-cell>
          <table:table-cell table:style-name="ce7" office:value-type="float" office:value="19823" calcext:value-type="float">
            <text:p><text:s/>19,823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13" calcext:value-type="date">
            <text:p>6/13/2016</text:p>
          </table:table-cell>
          <table:table-cell table:style-name="ce7" office:value-type="float" office:value="19823" calcext:value-type="float">
            <text:p><text:s/>19,823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14" calcext:value-type="date">
            <text:p>6/14/2016</text:p>
          </table:table-cell>
          <table:table-cell table:style-name="ce7" office:value-type="float" office:value="19932" calcext:value-type="float">
            <text:p><text:s/>19,93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15" calcext:value-type="date">
            <text:p>6/15/2016</text:p>
          </table:table-cell>
          <table:table-cell table:style-name="ce7" office:value-type="float" office:value="20007" calcext:value-type="float">
            <text:p><text:s/>20,007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16" calcext:value-type="date">
            <text:p>6/16/2016</text:p>
          </table:table-cell>
          <table:table-cell table:style-name="ce7" office:value-type="float" office:value="20047" calcext:value-type="float">
            <text:p><text:s/>20,047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17" calcext:value-type="date">
            <text:p>6/17/2016</text:p>
          </table:table-cell>
          <table:table-cell table:style-name="ce7" office:value-type="float" office:value="20028" calcext:value-type="float">
            <text:p><text:s/>20,028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18" calcext:value-type="date">
            <text:p>6/18/2016</text:p>
          </table:table-cell>
          <table:table-cell table:style-name="ce7" office:value-type="float" office:value="19967" calcext:value-type="float">
            <text:p><text:s/>19,967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19" calcext:value-type="date">
            <text:p>6/19/2016</text:p>
          </table:table-cell>
          <table:table-cell table:style-name="ce7" office:value-type="float" office:value="19967" calcext:value-type="float">
            <text:p><text:s/>19,967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20" calcext:value-type="date">
            <text:p>6/20/2016</text:p>
          </table:table-cell>
          <table:table-cell table:style-name="ce7" office:value-type="float" office:value="19967" calcext:value-type="float">
            <text:p><text:s/>19,967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21" calcext:value-type="date">
            <text:p>6/21/2016</text:p>
          </table:table-cell>
          <table:table-cell table:style-name="ce7" office:value-type="float" office:value="19727" calcext:value-type="float">
            <text:p><text:s/>19,727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22" calcext:value-type="date">
            <text:p>6/22/2016</text:p>
          </table:table-cell>
          <table:table-cell table:style-name="ce7" office:value-type="float" office:value="19742" calcext:value-type="float">
            <text:p><text:s/>19,742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23" calcext:value-type="date">
            <text:p>6/23/2016</text:p>
          </table:table-cell>
          <table:table-cell table:style-name="ce7" office:value-type="float" office:value="19759" calcext:value-type="float">
            <text:p><text:s/>19,759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24" calcext:value-type="date">
            <text:p>6/24/2016</text:p>
          </table:table-cell>
          <table:table-cell table:style-name="ce7" office:value-type="float" office:value="19801" calcext:value-type="float">
            <text:p><text:s/>19,801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25" calcext:value-type="date">
            <text:p>6/25/2016</text:p>
          </table:table-cell>
          <table:table-cell table:style-name="ce7" office:value-type="float" office:value="20051" calcext:value-type="float">
            <text:p><text:s/>20,051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26" calcext:value-type="date">
            <text:p>6/26/2016</text:p>
          </table:table-cell>
          <table:table-cell table:style-name="ce7" office:value-type="float" office:value="20051" calcext:value-type="float">
            <text:p><text:s/>20,051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27" calcext:value-type="date">
            <text:p>6/27/2016</text:p>
          </table:table-cell>
          <table:table-cell table:style-name="ce7" office:value-type="float" office:value="20051" calcext:value-type="float">
            <text:p><text:s/>20,051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28" calcext:value-type="date">
            <text:p>6/28/2016</text:p>
          </table:table-cell>
          <table:table-cell table:style-name="ce7" office:value-type="float" office:value="20036" calcext:value-type="float">
            <text:p><text:s/>20,036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29" calcext:value-type="date">
            <text:p>6/29/2016</text:p>
          </table:table-cell>
          <table:table-cell table:style-name="ce7" office:value-type="float" office:value="20041" calcext:value-type="float">
            <text:p><text:s/>20,041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6-30" calcext:value-type="date">
            <text:p>6/30/2016</text:p>
          </table:table-cell>
          <table:table-cell table:style-name="ce7" office:value-type="float" office:value="20053" calcext:value-type="float">
            <text:p><text:s/>20,053.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01" calcext:value-type="date">
            <text:p>7/1/2016</text:p>
          </table:table-cell>
          <table:table-cell table:style-name="ce8" office:value-type="float" office:value="2.0053" calcext:value-type="float">
            <text:p><text:s/>2.005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02" calcext:value-type="date">
            <text:p>7/2/2016</text:p>
          </table:table-cell>
          <table:table-cell table:style-name="ce8" office:value-type="float" office:value="2.0053" calcext:value-type="float">
            <text:p><text:s/>2.005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03" calcext:value-type="date">
            <text:p>7/3/2016</text:p>
          </table:table-cell>
          <table:table-cell table:style-name="ce8" office:value-type="float" office:value="2.0053" calcext:value-type="float">
            <text:p><text:s/>2.005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04" calcext:value-type="date">
            <text:p>7/4/2016</text:p>
          </table:table-cell>
          <table:table-cell table:style-name="ce8" office:value-type="float" office:value="2.0053" calcext:value-type="float">
            <text:p><text:s/>2.005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05" calcext:value-type="date">
            <text:p>7/5/2016</text:p>
          </table:table-cell>
          <table:table-cell table:style-name="ce8" office:value-type="float" office:value="1.9979" calcext:value-type="float">
            <text:p><text:s/>1.997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06" calcext:value-type="date">
            <text:p>7/6/2016</text:p>
          </table:table-cell>
          <table:table-cell table:style-name="ce8" office:value-type="float" office:value="2.0048" calcext:value-type="float">
            <text:p><text:s/>2.004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07" calcext:value-type="date">
            <text:p>7/7/2016</text:p>
          </table:table-cell>
          <table:table-cell table:style-name="ce8" office:value-type="float" office:value="2.0159" calcext:value-type="float">
            <text:p><text:s/>2.015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08" calcext:value-type="date">
            <text:p>7/8/2016</text:p>
          </table:table-cell>
          <table:table-cell table:style-name="ce8" office:value-type="float" office:value="2.0121" calcext:value-type="float">
            <text:p><text:s/>2.012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09" calcext:value-type="date">
            <text:p>7/9/2016</text:p>
          </table:table-cell>
          <table:table-cell table:style-name="ce8" office:value-type="float" office:value="2.0124" calcext:value-type="float">
            <text:p><text:s/>2.012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10" calcext:value-type="date">
            <text:p>7/10/2016</text:p>
          </table:table-cell>
          <table:table-cell table:style-name="ce8" office:value-type="float" office:value="2.0124" calcext:value-type="float">
            <text:p><text:s/>2.012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11" calcext:value-type="date">
            <text:p>7/11/2016</text:p>
          </table:table-cell>
          <table:table-cell table:style-name="ce8" office:value-type="float" office:value="2.0124" calcext:value-type="float">
            <text:p><text:s/>2.012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12" calcext:value-type="date">
            <text:p>7/12/2016</text:p>
          </table:table-cell>
          <table:table-cell table:style-name="ce8" office:value-type="float" office:value="2.012" calcext:value-type="float">
            <text:p><text:s/>2.012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13" calcext:value-type="date">
            <text:p>7/13/2016</text:p>
          </table:table-cell>
          <table:table-cell table:style-name="ce8" office:value-type="float" office:value="2.0043" calcext:value-type="float">
            <text:p><text:s/>2.004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14" calcext:value-type="date">
            <text:p>7/14/2016</text:p>
          </table:table-cell>
          <table:table-cell table:style-name="ce8" office:value-type="float" office:value="2.0046" calcext:value-type="float">
            <text:p><text:s/>2.004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15" calcext:value-type="date">
            <text:p>7/15/2016</text:p>
          </table:table-cell>
          <table:table-cell table:style-name="ce8" office:value-type="float" office:value="1.994" calcext:value-type="float">
            <text:p><text:s/>1.994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16" calcext:value-type="date">
            <text:p>7/16/2016</text:p>
          </table:table-cell>
          <table:table-cell table:style-name="ce8" office:value-type="float" office:value="1.9828" calcext:value-type="float">
            <text:p><text:s/>1.982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17" calcext:value-type="date">
            <text:p>7/17/2016</text:p>
          </table:table-cell>
          <table:table-cell table:style-name="ce8" office:value-type="float" office:value="1.9828" calcext:value-type="float">
            <text:p><text:s/>1.982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18" calcext:value-type="date">
            <text:p>7/18/2016</text:p>
          </table:table-cell>
          <table:table-cell table:style-name="ce8" office:value-type="float" office:value="1.9828" calcext:value-type="float">
            <text:p><text:s/>1.982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19" calcext:value-type="date">
            <text:p>7/19/2016</text:p>
          </table:table-cell>
          <table:table-cell table:style-name="ce8" office:value-type="float" office:value="1.9824" calcext:value-type="float">
            <text:p><text:s/>1.982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20" calcext:value-type="date">
            <text:p>7/20/2016</text:p>
          </table:table-cell>
          <table:table-cell table:style-name="ce8" office:value-type="float" office:value="1.9776" calcext:value-type="float">
            <text:p><text:s/>1.977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21" calcext:value-type="date">
            <text:p>7/21/2016</text:p>
          </table:table-cell>
          <table:table-cell table:style-name="ce8" office:value-type="float" office:value="1.9807" calcext:value-type="float">
            <text:p><text:s/>1.980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22" calcext:value-type="date">
            <text:p>7/22/2016</text:p>
          </table:table-cell>
          <table:table-cell table:style-name="ce8" office:value-type="float" office:value="1.978" calcext:value-type="float">
            <text:p><text:s/>1.978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23" calcext:value-type="date">
            <text:p>7/23/2016</text:p>
          </table:table-cell>
          <table:table-cell table:style-name="ce8" office:value-type="float" office:value="1.985" calcext:value-type="float">
            <text:p><text:s/>1.985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24" calcext:value-type="date">
            <text:p>7/24/2016</text:p>
          </table:table-cell>
          <table:table-cell table:style-name="ce8" office:value-type="float" office:value="1.985" calcext:value-type="float">
            <text:p><text:s/>1.985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25" calcext:value-type="date">
            <text:p>7/25/2016</text:p>
          </table:table-cell>
          <table:table-cell table:style-name="ce8" office:value-type="float" office:value="1.985" calcext:value-type="float">
            <text:p><text:s/>1.985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26" calcext:value-type="date">
            <text:p>7/26/2016</text:p>
          </table:table-cell>
          <table:table-cell table:style-name="ce8" office:value-type="float" office:value="1.9897" calcext:value-type="float">
            <text:p><text:s/>1.989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27" calcext:value-type="date">
            <text:p>7/27/2016</text:p>
          </table:table-cell>
          <table:table-cell table:style-name="ce8" office:value-type="float" office:value="1.9953" calcext:value-type="float">
            <text:p><text:s/>1.995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28" calcext:value-type="date">
            <text:p>7/28/2016</text:p>
          </table:table-cell>
          <table:table-cell table:style-name="ce8" office:value-type="float" office:value="1.9943" calcext:value-type="float">
            <text:p><text:s/>1.994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29" calcext:value-type="date">
            <text:p>7/29/2016</text:p>
          </table:table-cell>
          <table:table-cell table:style-name="ce8" office:value-type="float" office:value="1.9889" calcext:value-type="float">
            <text:p><text:s/>1.988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30" calcext:value-type="date">
            <text:p>7/30/2016</text:p>
          </table:table-cell>
          <table:table-cell table:style-name="ce8" office:value-type="float" office:value="1.9958" calcext:value-type="float">
            <text:p><text:s/>1.995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7-31" calcext:value-type="date">
            <text:p>7/31/2016</text:p>
          </table:table-cell>
          <table:table-cell table:style-name="ce8" office:value-type="float" office:value="1.9958" calcext:value-type="float">
            <text:p><text:s/>1.995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01" calcext:value-type="date">
            <text:p>8/1/2016</text:p>
          </table:table-cell>
          <table:table-cell table:style-name="ce8" office:value-type="float" office:value="1.9958" calcext:value-type="float">
            <text:p><text:s/>1.995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02" calcext:value-type="date">
            <text:p>8/2/2016</text:p>
          </table:table-cell>
          <table:table-cell table:style-name="ce8" office:value-type="float" office:value="1.9799" calcext:value-type="float">
            <text:p><text:s/>1.979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03" calcext:value-type="date">
            <text:p>8/3/2016</text:p>
          </table:table-cell>
          <table:table-cell table:style-name="ce8" office:value-type="float" office:value="1.9916" calcext:value-type="float">
            <text:p><text:s/>1.991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04" calcext:value-type="date">
            <text:p>8/4/2016</text:p>
          </table:table-cell>
          <table:table-cell table:style-name="ce8" office:value-type="float" office:value="1.9928" calcext:value-type="float">
            <text:p><text:s/>1.992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05" calcext:value-type="date">
            <text:p>8/5/2016</text:p>
          </table:table-cell>
          <table:table-cell table:style-name="ce8" office:value-type="float" office:value="1.9926" calcext:value-type="float">
            <text:p><text:s/>1.992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06" calcext:value-type="date">
            <text:p>8/6/2016</text:p>
          </table:table-cell>
          <table:table-cell table:style-name="ce8" office:value-type="float" office:value="1.9777" calcext:value-type="float">
            <text:p><text:s/>1.977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07" calcext:value-type="date">
            <text:p>8/7/2016</text:p>
          </table:table-cell>
          <table:table-cell table:style-name="ce8" office:value-type="float" office:value="1.9777" calcext:value-type="float">
            <text:p><text:s/>1.977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08" calcext:value-type="date">
            <text:p>8/8/2016</text:p>
          </table:table-cell>
          <table:table-cell table:style-name="ce8" office:value-type="float" office:value="1.9777" calcext:value-type="float">
            <text:p><text:s/>1.977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09" calcext:value-type="date">
            <text:p>8/9/2016</text:p>
          </table:table-cell>
          <table:table-cell table:style-name="ce8" office:value-type="float" office:value="1.9662" calcext:value-type="float">
            <text:p><text:s/>1.966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10" calcext:value-type="date">
            <text:p>8/10/2016</text:p>
          </table:table-cell>
          <table:table-cell table:style-name="ce8" office:value-type="float" office:value="1.9658" calcext:value-type="float">
            <text:p><text:s/>1.965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11" calcext:value-type="date">
            <text:p>8/11/2016</text:p>
          </table:table-cell>
          <table:table-cell table:style-name="ce8" office:value-type="float" office:value="1.9652" calcext:value-type="float">
            <text:p><text:s/>1.965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12" calcext:value-type="date">
            <text:p>8/12/2016</text:p>
          </table:table-cell>
          <table:table-cell table:style-name="ce8" office:value-type="float" office:value="1.9648" calcext:value-type="float">
            <text:p><text:s/>1.964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13" calcext:value-type="date">
            <text:p>8/13/2016</text:p>
          </table:table-cell>
          <table:table-cell table:style-name="ce8" office:value-type="float" office:value="1.9555" calcext:value-type="float">
            <text:p><text:s/>1.955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14" calcext:value-type="date">
            <text:p>8/14/2016</text:p>
          </table:table-cell>
          <table:table-cell table:style-name="ce8" office:value-type="float" office:value="1.9555" calcext:value-type="float">
            <text:p><text:s/>1.955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15" calcext:value-type="date">
            <text:p>8/15/2016</text:p>
          </table:table-cell>
          <table:table-cell table:style-name="ce8" office:value-type="float" office:value="1.9555" calcext:value-type="float">
            <text:p><text:s/>1.955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16" calcext:value-type="date">
            <text:p>8/16/2016</text:p>
          </table:table-cell>
          <table:table-cell table:style-name="ce8" office:value-type="float" office:value="1.9482" calcext:value-type="float">
            <text:p><text:s/>1.948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17" calcext:value-type="date">
            <text:p>8/17/2016</text:p>
          </table:table-cell>
          <table:table-cell table:style-name="ce8" office:value-type="float" office:value="1.9393" calcext:value-type="float">
            <text:p><text:s/>1.939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18" calcext:value-type="date">
            <text:p>8/18/2016</text:p>
          </table:table-cell>
          <table:table-cell table:style-name="ce8" office:value-type="float" office:value="1.9388" calcext:value-type="float">
            <text:p><text:s/>1.938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19" calcext:value-type="date">
            <text:p>8/19/2016</text:p>
          </table:table-cell>
          <table:table-cell table:style-name="ce8" office:value-type="float" office:value="1.9288" calcext:value-type="float">
            <text:p><text:s/>1.928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20" calcext:value-type="date">
            <text:p>8/20/2016</text:p>
          </table:table-cell>
          <table:table-cell table:style-name="ce8" office:value-type="float" office:value="1.9288" calcext:value-type="float">
            <text:p><text:s/>1.928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21" calcext:value-type="date">
            <text:p>8/21/2016</text:p>
          </table:table-cell>
          <table:table-cell table:style-name="ce8" office:value-type="float" office:value="1.9288" calcext:value-type="float">
            <text:p><text:s/>1.928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22" calcext:value-type="date">
            <text:p>8/22/2016</text:p>
          </table:table-cell>
          <table:table-cell table:style-name="ce8" office:value-type="float" office:value="1.9288" calcext:value-type="float">
            <text:p><text:s/>1.928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23" calcext:value-type="date">
            <text:p>8/23/2016</text:p>
          </table:table-cell>
          <table:table-cell table:style-name="ce8" office:value-type="float" office:value="1.9354" calcext:value-type="float">
            <text:p><text:s/>1.935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24" calcext:value-type="date">
            <text:p>8/24/2016</text:p>
          </table:table-cell>
          <table:table-cell table:style-name="ce8" office:value-type="float" office:value="1.9421" calcext:value-type="float">
            <text:p><text:s/>1.942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25" calcext:value-type="date">
            <text:p>8/25/2016</text:p>
          </table:table-cell>
          <table:table-cell table:style-name="ce8" office:value-type="float" office:value="1.9522" calcext:value-type="float">
            <text:p><text:s/>1.952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26" calcext:value-type="date">
            <text:p>8/26/2016</text:p>
          </table:table-cell>
          <table:table-cell table:style-name="ce8" office:value-type="float" office:value="1.9571" calcext:value-type="float">
            <text:p><text:s/>1.957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27" calcext:value-type="date">
            <text:p>8/27/2016</text:p>
          </table:table-cell>
          <table:table-cell table:style-name="ce8" office:value-type="float" office:value="1.9511" calcext:value-type="float">
            <text:p><text:s/>1.951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28" calcext:value-type="date">
            <text:p>8/28/2016</text:p>
          </table:table-cell>
          <table:table-cell table:style-name="ce8" office:value-type="float" office:value="1.9511" calcext:value-type="float">
            <text:p><text:s/>1.951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29" calcext:value-type="date">
            <text:p>8/29/2016</text:p>
          </table:table-cell>
          <table:table-cell table:style-name="ce8" office:value-type="float" office:value="1.9511" calcext:value-type="float">
            <text:p><text:s/>1.951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30" calcext:value-type="date">
            <text:p>8/30/2016</text:p>
          </table:table-cell>
          <table:table-cell table:style-name="ce8" office:value-type="float" office:value="1.9574" calcext:value-type="float">
            <text:p><text:s/>1.957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8-31" calcext:value-type="date">
            <text:p>8/31/2016</text:p>
          </table:table-cell>
          <table:table-cell table:style-name="ce8" office:value-type="float" office:value="1.9578" calcext:value-type="float">
            <text:p><text:s/>1.957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01" calcext:value-type="date">
            <text:p>9/1/2016</text:p>
          </table:table-cell>
          <table:table-cell table:style-name="ce8" office:value-type="float" office:value="1.9605" calcext:value-type="float">
            <text:p><text:s/>1.960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02" calcext:value-type="date">
            <text:p>9/2/2016</text:p>
          </table:table-cell>
          <table:table-cell table:style-name="ce8" office:value-type="float" office:value="1.9613" calcext:value-type="float">
            <text:p><text:s/>1.961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03" calcext:value-type="date">
            <text:p>9/3/2016</text:p>
          </table:table-cell>
          <table:table-cell table:style-name="ce8" office:value-type="float" office:value="1.9692" calcext:value-type="float">
            <text:p><text:s/>1.969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04" calcext:value-type="date">
            <text:p>9/4/2016</text:p>
          </table:table-cell>
          <table:table-cell table:style-name="ce8" office:value-type="float" office:value="1.9692" calcext:value-type="float">
            <text:p><text:s/>1.969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05" calcext:value-type="date">
            <text:p>9/5/2016</text:p>
          </table:table-cell>
          <table:table-cell table:style-name="ce8" office:value-type="float" office:value="1.9692" calcext:value-type="float">
            <text:p><text:s/>1.969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06" calcext:value-type="date">
            <text:p>9/6/2016</text:p>
          </table:table-cell>
          <table:table-cell table:style-name="ce8" office:value-type="float" office:value="1.9585" calcext:value-type="float">
            <text:p><text:s/>1.958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07" calcext:value-type="date">
            <text:p>9/7/2016</text:p>
          </table:table-cell>
          <table:table-cell table:style-name="ce8" office:value-type="float" office:value="1.9612" calcext:value-type="float">
            <text:p><text:s/>1.961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08" calcext:value-type="date">
            <text:p>9/8/2016</text:p>
          </table:table-cell>
          <table:table-cell table:style-name="ce8" office:value-type="float" office:value="1.9536" calcext:value-type="float">
            <text:p><text:s/>1.953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09" calcext:value-type="date">
            <text:p>9/9/2016</text:p>
          </table:table-cell>
          <table:table-cell table:style-name="ce8" office:value-type="float" office:value="1.9472" calcext:value-type="float">
            <text:p><text:s/>1.947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10" calcext:value-type="date">
            <text:p>9/10/2016</text:p>
          </table:table-cell>
          <table:table-cell table:style-name="ce8" office:value-type="float" office:value="1.9477" calcext:value-type="float">
            <text:p><text:s/>1.947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11" calcext:value-type="date">
            <text:p>9/11/2016</text:p>
          </table:table-cell>
          <table:table-cell table:style-name="ce8" office:value-type="float" office:value="1.9477" calcext:value-type="float">
            <text:p><text:s/>1.947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12" calcext:value-type="date">
            <text:p>9/12/2016</text:p>
          </table:table-cell>
          <table:table-cell table:style-name="ce8" office:value-type="float" office:value="1.9477" calcext:value-type="float">
            <text:p><text:s/>1.947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13" calcext:value-type="date">
            <text:p>9/13/2016</text:p>
          </table:table-cell>
          <table:table-cell table:style-name="ce8" office:value-type="float" office:value="1.9577" calcext:value-type="float">
            <text:p><text:s/>1.957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14" calcext:value-type="date">
            <text:p>9/14/2016</text:p>
          </table:table-cell>
          <table:table-cell table:style-name="ce8" office:value-type="float" office:value="1.9563" calcext:value-type="float">
            <text:p><text:s/>1.956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15" calcext:value-type="date">
            <text:p>9/15/2016</text:p>
          </table:table-cell>
          <table:table-cell table:style-name="ce8" office:value-type="float" office:value="1.956" calcext:value-type="float">
            <text:p><text:s/>1.956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16" calcext:value-type="date">
            <text:p>9/16/2016</text:p>
          </table:table-cell>
          <table:table-cell table:style-name="ce8" office:value-type="float" office:value="1.9574" calcext:value-type="float">
            <text:p><text:s/>1.957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17" calcext:value-type="date">
            <text:p>9/17/2016</text:p>
          </table:table-cell>
          <table:table-cell table:style-name="ce8" office:value-type="float" office:value="1.9524" calcext:value-type="float">
            <text:p><text:s/>1.952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18" calcext:value-type="date">
            <text:p>9/18/2016</text:p>
          </table:table-cell>
          <table:table-cell table:style-name="ce8" office:value-type="float" office:value="1.9524" calcext:value-type="float">
            <text:p><text:s/>1.952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19" calcext:value-type="date">
            <text:p>9/19/2016</text:p>
          </table:table-cell>
          <table:table-cell table:style-name="ce8" office:value-type="float" office:value="1.9524" calcext:value-type="float">
            <text:p><text:s/>1.952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20" calcext:value-type="date">
            <text:p>9/20/2016</text:p>
          </table:table-cell>
          <table:table-cell table:style-name="ce8" office:value-type="float" office:value="1.9511" calcext:value-type="float">
            <text:p><text:s/>1.951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21" calcext:value-type="date">
            <text:p>9/21/2016</text:p>
          </table:table-cell>
          <table:table-cell table:style-name="ce8" office:value-type="float" office:value="1.9481" calcext:value-type="float">
            <text:p><text:s/>1.948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22" calcext:value-type="date">
            <text:p>9/22/2016</text:p>
          </table:table-cell>
          <table:table-cell table:style-name="ce8" office:value-type="float" office:value="1.9457" calcext:value-type="float">
            <text:p><text:s/>1.945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23" calcext:value-type="date">
            <text:p>9/23/2016</text:p>
          </table:table-cell>
          <table:table-cell table:style-name="ce8" office:value-type="float" office:value="1.9334" calcext:value-type="float">
            <text:p><text:s/>1.933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24" calcext:value-type="date">
            <text:p>9/24/2016</text:p>
          </table:table-cell>
          <table:table-cell table:style-name="ce8" office:value-type="float" office:value="1.9322" calcext:value-type="float">
            <text:p><text:s/>1.932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25" calcext:value-type="date">
            <text:p>9/25/2016</text:p>
          </table:table-cell>
          <table:table-cell table:style-name="ce8" office:value-type="float" office:value="1.9322" calcext:value-type="float">
            <text:p><text:s/>1.932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26" calcext:value-type="date">
            <text:p>9/26/2016</text:p>
          </table:table-cell>
          <table:table-cell table:style-name="ce8" office:value-type="float" office:value="1.9322" calcext:value-type="float">
            <text:p><text:s/>1.932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27" calcext:value-type="date">
            <text:p>9/27/2016</text:p>
          </table:table-cell>
          <table:table-cell table:style-name="ce8" office:value-type="float" office:value="1.9336" calcext:value-type="float">
            <text:p><text:s/>1.933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28" calcext:value-type="date">
            <text:p>9/28/2016</text:p>
          </table:table-cell>
          <table:table-cell table:style-name="ce8" office:value-type="float" office:value="1.9281" calcext:value-type="float">
            <text:p><text:s/>1.928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29" calcext:value-type="date">
            <text:p>9/29/2016</text:p>
          </table:table-cell>
          <table:table-cell table:style-name="ce8" office:value-type="float" office:value="1.933" calcext:value-type="float">
            <text:p><text:s/>1.933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09-30" calcext:value-type="date">
            <text:p>9/30/2016</text:p>
          </table:table-cell>
          <table:table-cell table:style-name="ce8" office:value-type="float" office:value="1.9264" calcext:value-type="float">
            <text:p><text:s/>1.926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01" calcext:value-type="date">
            <text:p>10/1/2016</text:p>
          </table:table-cell>
          <table:table-cell table:style-name="ce8" office:value-type="float" office:value="1.9268" calcext:value-type="float">
            <text:p><text:s/>1.926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02" calcext:value-type="date">
            <text:p>10/2/2016</text:p>
          </table:table-cell>
          <table:table-cell table:style-name="ce8" office:value-type="float" office:value="1.9268" calcext:value-type="float">
            <text:p><text:s/>1.926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03" calcext:value-type="date">
            <text:p>10/3/2016</text:p>
          </table:table-cell>
          <table:table-cell table:style-name="ce8" office:value-type="float" office:value="1.9268" calcext:value-type="float">
            <text:p><text:s/>1.926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04" calcext:value-type="date">
            <text:p>10/4/2016</text:p>
          </table:table-cell>
          <table:table-cell table:style-name="ce8" office:value-type="float" office:value="1.9159" calcext:value-type="float">
            <text:p><text:s/>1.915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05" calcext:value-type="date">
            <text:p>10/5/2016</text:p>
          </table:table-cell>
          <table:table-cell table:style-name="ce8" office:value-type="float" office:value="1.9178" calcext:value-type="float">
            <text:p><text:s/>1.917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06" calcext:value-type="date">
            <text:p>10/6/2016</text:p>
          </table:table-cell>
          <table:table-cell table:style-name="ce8" office:value-type="float" office:value="1.9176" calcext:value-type="float">
            <text:p><text:s/>1.917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07" calcext:value-type="date">
            <text:p>10/7/2016</text:p>
          </table:table-cell>
          <table:table-cell table:style-name="ce8" office:value-type="float" office:value="1.9156" calcext:value-type="float">
            <text:p><text:s/>1.915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08" calcext:value-type="date">
            <text:p>10/8/2016</text:p>
          </table:table-cell>
          <table:table-cell table:style-name="ce8" office:value-type="float" office:value="1.9149" calcext:value-type="float">
            <text:p><text:s/>1.914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09" calcext:value-type="date">
            <text:p>10/9/2016</text:p>
          </table:table-cell>
          <table:table-cell table:style-name="ce8" office:value-type="float" office:value="1.9149" calcext:value-type="float">
            <text:p><text:s/>1.914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10" calcext:value-type="date">
            <text:p>10/10/2016</text:p>
          </table:table-cell>
          <table:table-cell table:style-name="ce8" office:value-type="float" office:value="1.9149" calcext:value-type="float">
            <text:p><text:s/>1.914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11" calcext:value-type="date">
            <text:p>10/11/2016</text:p>
          </table:table-cell>
          <table:table-cell table:style-name="ce8" office:value-type="float" office:value="1.9137" calcext:value-type="float">
            <text:p><text:s/>1.913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12" calcext:value-type="date">
            <text:p>10/12/2016</text:p>
          </table:table-cell>
          <table:table-cell table:style-name="ce8" office:value-type="float" office:value="1.913" calcext:value-type="float">
            <text:p><text:s/>1.913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13" calcext:value-type="date">
            <text:p>10/13/2016</text:p>
          </table:table-cell>
          <table:table-cell table:style-name="ce8" office:value-type="float" office:value="1.9189" calcext:value-type="float">
            <text:p><text:s/>1.918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14" calcext:value-type="date">
            <text:p>10/14/2016</text:p>
          </table:table-cell>
          <table:table-cell table:style-name="ce8" office:value-type="float" office:value="1.9305" calcext:value-type="float">
            <text:p><text:s/>1.930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15" calcext:value-type="date">
            <text:p>10/15/2016</text:p>
          </table:table-cell>
          <table:table-cell table:style-name="ce8" office:value-type="float" office:value="1.9251" calcext:value-type="float">
            <text:p><text:s/>1.925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16" calcext:value-type="date">
            <text:p>10/16/2016</text:p>
          </table:table-cell>
          <table:table-cell table:style-name="ce8" office:value-type="float" office:value="1.9251" calcext:value-type="float">
            <text:p><text:s/>1.925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17" calcext:value-type="date">
            <text:p>10/17/2016</text:p>
          </table:table-cell>
          <table:table-cell table:style-name="ce8" office:value-type="float" office:value="1.9251" calcext:value-type="float">
            <text:p><text:s/>1.925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18" calcext:value-type="date">
            <text:p>10/18/2016</text:p>
          </table:table-cell>
          <table:table-cell table:style-name="ce8" office:value-type="float" office:value="1.9248" calcext:value-type="float">
            <text:p><text:s/>1.924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19" calcext:value-type="date">
            <text:p>10/19/2016</text:p>
          </table:table-cell>
          <table:table-cell table:style-name="ce8" office:value-type="float" office:value="1.9185" calcext:value-type="float">
            <text:p><text:s/>1.918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20" calcext:value-type="date">
            <text:p>10/20/2016</text:p>
          </table:table-cell>
          <table:table-cell table:style-name="ce8" office:value-type="float" office:value="1.9113" calcext:value-type="float">
            <text:p><text:s/>1.911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21" calcext:value-type="date">
            <text:p>10/21/2016</text:p>
          </table:table-cell>
          <table:table-cell table:style-name="ce8" office:value-type="float" office:value="1.9064" calcext:value-type="float">
            <text:p><text:s/>1.906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22" calcext:value-type="date">
            <text:p>10/22/2016</text:p>
          </table:table-cell>
          <table:table-cell table:style-name="ce8" office:value-type="float" office:value="1.9048" calcext:value-type="float">
            <text:p><text:s/>1.904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23" calcext:value-type="date">
            <text:p>10/23/2016</text:p>
          </table:table-cell>
          <table:table-cell table:style-name="ce8" office:value-type="float" office:value="1.9048" calcext:value-type="float">
            <text:p><text:s/>1.904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24" calcext:value-type="date">
            <text:p>10/24/2016</text:p>
          </table:table-cell>
          <table:table-cell table:style-name="ce8" office:value-type="float" office:value="1.9048" calcext:value-type="float">
            <text:p><text:s/>1.904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25" calcext:value-type="date">
            <text:p>10/25/2016</text:p>
          </table:table-cell>
          <table:table-cell table:style-name="ce8" office:value-type="float" office:value="1.9023" calcext:value-type="float">
            <text:p><text:s/>1.902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26" calcext:value-type="date">
            <text:p>10/26/2016</text:p>
          </table:table-cell>
          <table:table-cell table:style-name="ce8" office:value-type="float" office:value="1.9004" calcext:value-type="float">
            <text:p><text:s/>1.900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27" calcext:value-type="date">
            <text:p>10/27/2016</text:p>
          </table:table-cell>
          <table:table-cell table:style-name="ce8" office:value-type="float" office:value="1.9017" calcext:value-type="float">
            <text:p><text:s/>1.901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28" calcext:value-type="date">
            <text:p>10/28/2016</text:p>
          </table:table-cell>
          <table:table-cell table:style-name="ce8" office:value-type="float" office:value="1.9101" calcext:value-type="float">
            <text:p><text:s/>1.910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29" calcext:value-type="date">
            <text:p>10/29/2016</text:p>
          </table:table-cell>
          <table:table-cell table:style-name="ce8" office:value-type="float" office:value="1.9065" calcext:value-type="float">
            <text:p><text:s/>1.906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30" calcext:value-type="date">
            <text:p>10/30/2016</text:p>
          </table:table-cell>
          <table:table-cell table:style-name="ce8" office:value-type="float" office:value="1.9065" calcext:value-type="float">
            <text:p><text:s/>1.906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0-31" calcext:value-type="date">
            <text:p>10/31/2016</text:p>
          </table:table-cell>
          <table:table-cell table:style-name="ce8" office:value-type="float" office:value="1.9065" calcext:value-type="float">
            <text:p><text:s/>1.906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01" calcext:value-type="date">
            <text:p>11/1/2016</text:p>
          </table:table-cell>
          <table:table-cell table:style-name="ce8" office:value-type="float" office:value="1.9054" calcext:value-type="float">
            <text:p><text:s/>1.905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02" calcext:value-type="date">
            <text:p>11/2/2016</text:p>
          </table:table-cell>
          <table:table-cell table:style-name="ce8" office:value-type="float" office:value="1.904" calcext:value-type="float">
            <text:p><text:s/>1.904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03" calcext:value-type="date">
            <text:p>11/3/2016</text:p>
          </table:table-cell>
          <table:table-cell table:style-name="ce8" office:value-type="float" office:value="1.9042" calcext:value-type="float">
            <text:p><text:s/>1.904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04" calcext:value-type="date">
            <text:p>11/4/2016</text:p>
          </table:table-cell>
          <table:table-cell table:style-name="ce8" office:value-type="float" office:value="1.9039" calcext:value-type="float">
            <text:p><text:s/>1.903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05" calcext:value-type="date">
            <text:p>11/5/2016</text:p>
          </table:table-cell>
          <table:table-cell table:style-name="ce8" office:value-type="float" office:value="1.9052" calcext:value-type="float">
            <text:p><text:s/>1.905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06" calcext:value-type="date">
            <text:p>11/6/2016</text:p>
          </table:table-cell>
          <table:table-cell table:style-name="ce8" office:value-type="float" office:value="1.9052" calcext:value-type="float">
            <text:p><text:s/>1.905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07" calcext:value-type="date">
            <text:p>11/7/2016</text:p>
          </table:table-cell>
          <table:table-cell table:style-name="ce8" office:value-type="float" office:value="1.9052" calcext:value-type="float">
            <text:p><text:s/>1.905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08" calcext:value-type="date">
            <text:p>11/8/2016</text:p>
          </table:table-cell>
          <table:table-cell table:style-name="ce8" office:value-type="float" office:value="1.9052" calcext:value-type="float">
            <text:p><text:s/>1.905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09" calcext:value-type="date">
            <text:p>11/9/2016</text:p>
          </table:table-cell>
          <table:table-cell table:style-name="ce8" office:value-type="float" office:value="1.9062" calcext:value-type="float">
            <text:p><text:s/>1.906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10" calcext:value-type="date">
            <text:p>11/10/2016</text:p>
          </table:table-cell>
          <table:table-cell table:style-name="ce8" office:value-type="float" office:value="1.9083" calcext:value-type="float">
            <text:p><text:s/>1.908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11" calcext:value-type="date">
            <text:p>11/11/2016</text:p>
          </table:table-cell>
          <table:table-cell table:style-name="ce8" office:value-type="float" office:value="1.9109" calcext:value-type="float">
            <text:p><text:s/>1.910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12" calcext:value-type="date">
            <text:p>11/12/2016</text:p>
          </table:table-cell>
          <table:table-cell table:style-name="ce8" office:value-type="float" office:value="1.9433" calcext:value-type="float">
            <text:p><text:s/>1.943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13" calcext:value-type="date">
            <text:p>11/13/2016</text:p>
          </table:table-cell>
          <table:table-cell table:style-name="ce8" office:value-type="float" office:value="1.9433" calcext:value-type="float">
            <text:p><text:s/>1.943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14" calcext:value-type="date">
            <text:p>11/14/2016</text:p>
          </table:table-cell>
          <table:table-cell table:style-name="ce8" office:value-type="float" office:value="1.9433" calcext:value-type="float">
            <text:p><text:s/>1.943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15" calcext:value-type="date">
            <text:p>11/15/2016</text:p>
          </table:table-cell>
          <table:table-cell table:style-name="ce8" office:value-type="float" office:value="1.9586" calcext:value-type="float">
            <text:p><text:s/>1.958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16" calcext:value-type="date">
            <text:p>11/16/2016</text:p>
          </table:table-cell>
          <table:table-cell table:style-name="ce8" office:value-type="float" office:value="1.9581" calcext:value-type="float">
            <text:p><text:s/>1.958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17" calcext:value-type="date">
            <text:p>11/17/2016</text:p>
          </table:table-cell>
          <table:table-cell table:style-name="ce8" office:value-type="float" office:value="1.9498" calcext:value-type="float">
            <text:p><text:s/>1.949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18" calcext:value-type="date">
            <text:p>11/18/2016</text:p>
          </table:table-cell>
          <table:table-cell table:style-name="ce8" office:value-type="float" office:value="1.9564" calcext:value-type="float">
            <text:p><text:s/>1.956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19" calcext:value-type="date">
            <text:p>11/19/2016</text:p>
          </table:table-cell>
          <table:table-cell table:style-name="ce8" office:value-type="float" office:value="1.9572" calcext:value-type="float">
            <text:p><text:s/>1.957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20" calcext:value-type="date">
            <text:p>11/20/2016</text:p>
          </table:table-cell>
          <table:table-cell table:style-name="ce8" office:value-type="float" office:value="1.9572" calcext:value-type="float">
            <text:p><text:s/>1.957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21" calcext:value-type="date">
            <text:p>11/21/2016</text:p>
          </table:table-cell>
          <table:table-cell table:style-name="ce8" office:value-type="float" office:value="1.9572" calcext:value-type="float">
            <text:p><text:s/>1.957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22" calcext:value-type="date">
            <text:p>11/22/2016</text:p>
          </table:table-cell>
          <table:table-cell table:style-name="ce8" office:value-type="float" office:value="1.9461" calcext:value-type="float">
            <text:p><text:s/>1.946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23" calcext:value-type="date">
            <text:p>11/23/2016</text:p>
          </table:table-cell>
          <table:table-cell table:style-name="ce8" office:value-type="float" office:value="1.9447" calcext:value-type="float">
            <text:p><text:s/>1.944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24" calcext:value-type="date">
            <text:p>11/24/2016</text:p>
          </table:table-cell>
          <table:table-cell table:style-name="ce8" office:value-type="float" office:value="1.9514" calcext:value-type="float">
            <text:p><text:s/>1.951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25" calcext:value-type="date">
            <text:p>11/25/2016</text:p>
          </table:table-cell>
          <table:table-cell table:style-name="ce8" office:value-type="float" office:value="1.9647" calcext:value-type="float">
            <text:p><text:s/>1.964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26" calcext:value-type="date">
            <text:p>11/26/2016</text:p>
          </table:table-cell>
          <table:table-cell table:style-name="ce8" office:value-type="float" office:value="1.9636" calcext:value-type="float">
            <text:p><text:s/>1.963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27" calcext:value-type="date">
            <text:p>11/27/2016</text:p>
          </table:table-cell>
          <table:table-cell table:style-name="ce8" office:value-type="float" office:value="1.9636" calcext:value-type="float">
            <text:p><text:s/>1.963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28" calcext:value-type="date">
            <text:p>11/28/2016</text:p>
          </table:table-cell>
          <table:table-cell table:style-name="ce8" office:value-type="float" office:value="1.9636" calcext:value-type="float">
            <text:p><text:s/>1.963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29" calcext:value-type="date">
            <text:p>11/29/2016</text:p>
          </table:table-cell>
          <table:table-cell table:style-name="ce8" office:value-type="float" office:value="1.9665" calcext:value-type="float">
            <text:p><text:s/>1.966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1-30" calcext:value-type="date">
            <text:p>11/30/2016</text:p>
          </table:table-cell>
          <table:table-cell table:style-name="ce8" office:value-type="float" office:value="1.9719" calcext:value-type="float">
            <text:p><text:s/>1.971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01" calcext:value-type="date">
            <text:p>12/1/2016</text:p>
          </table:table-cell>
          <table:table-cell table:style-name="ce8" office:value-type="float" office:value="1.9795" calcext:value-type="float">
            <text:p><text:s/>1.979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02" calcext:value-type="date">
            <text:p>12/2/2016</text:p>
          </table:table-cell>
          <table:table-cell table:style-name="ce8" office:value-type="float" office:value="1.9627" calcext:value-type="float">
            <text:p><text:s/>1.962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03" calcext:value-type="date">
            <text:p>12/3/2016</text:p>
          </table:table-cell>
          <table:table-cell table:style-name="ce8" office:value-type="float" office:value="1.9703" calcext:value-type="float">
            <text:p><text:s/>1.970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04" calcext:value-type="date">
            <text:p>12/4/2016</text:p>
          </table:table-cell>
          <table:table-cell table:style-name="ce8" office:value-type="float" office:value="1.9703" calcext:value-type="float">
            <text:p><text:s/>1.970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05" calcext:value-type="date">
            <text:p>12/5/2016</text:p>
          </table:table-cell>
          <table:table-cell table:style-name="ce8" office:value-type="float" office:value="1.9703" calcext:value-type="float">
            <text:p><text:s/>1.970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06" calcext:value-type="date">
            <text:p>12/6/2016</text:p>
          </table:table-cell>
          <table:table-cell table:style-name="ce8" office:value-type="float" office:value="1.9706" calcext:value-type="float">
            <text:p><text:s/>1.970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07" calcext:value-type="date">
            <text:p>12/7/2016</text:p>
          </table:table-cell>
          <table:table-cell table:style-name="ce8" office:value-type="float" office:value="1.9696" calcext:value-type="float">
            <text:p><text:s/>1.969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08" calcext:value-type="date">
            <text:p>12/8/2016</text:p>
          </table:table-cell>
          <table:table-cell table:style-name="ce8" office:value-type="float" office:value="1.9789" calcext:value-type="float">
            <text:p><text:s/>1.978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09" calcext:value-type="date">
            <text:p>12/9/2016</text:p>
          </table:table-cell>
          <table:table-cell table:style-name="ce8" office:value-type="float" office:value="1.9746" calcext:value-type="float">
            <text:p><text:s/>1.974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10" calcext:value-type="date">
            <text:p>12/10/2016</text:p>
          </table:table-cell>
          <table:table-cell table:style-name="ce8" office:value-type="float" office:value="1.9739" calcext:value-type="float">
            <text:p><text:s/>1.973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11" calcext:value-type="date">
            <text:p>12/11/2016</text:p>
          </table:table-cell>
          <table:table-cell table:style-name="ce8" office:value-type="float" office:value="1.9739" calcext:value-type="float">
            <text:p><text:s/>1.973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12" calcext:value-type="date">
            <text:p>12/12/2016</text:p>
          </table:table-cell>
          <table:table-cell table:style-name="ce8" office:value-type="float" office:value="1.9739" calcext:value-type="float">
            <text:p><text:s/>1.973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13" calcext:value-type="date">
            <text:p>12/13/2016</text:p>
          </table:table-cell>
          <table:table-cell table:style-name="ce8" office:value-type="float" office:value="1.9547" calcext:value-type="float">
            <text:p><text:s/>1.954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14" calcext:value-type="date">
            <text:p>12/14/2016</text:p>
          </table:table-cell>
          <table:table-cell table:style-name="ce8" office:value-type="float" office:value="1.9526" calcext:value-type="float">
            <text:p><text:s/>1.952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15" calcext:value-type="date">
            <text:p>12/15/2016</text:p>
          </table:table-cell>
          <table:table-cell table:style-name="ce8" office:value-type="float" office:value="1.9548" calcext:value-type="float">
            <text:p><text:s/>1.954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16" calcext:value-type="date">
            <text:p>12/16/2016</text:p>
          </table:table-cell>
          <table:table-cell table:style-name="ce8" office:value-type="float" office:value="1.9749" calcext:value-type="float">
            <text:p><text:s/>1.974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17" calcext:value-type="date">
            <text:p>12/17/2016</text:p>
          </table:table-cell>
          <table:table-cell table:style-name="ce8" office:value-type="float" office:value="1.9726" calcext:value-type="float">
            <text:p><text:s/>1.972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18" calcext:value-type="date">
            <text:p>12/18/2016</text:p>
          </table:table-cell>
          <table:table-cell table:style-name="ce8" office:value-type="float" office:value="1.9726" calcext:value-type="float">
            <text:p><text:s/>1.972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19" calcext:value-type="date">
            <text:p>12/19/2016</text:p>
          </table:table-cell>
          <table:table-cell table:style-name="ce8" office:value-type="float" office:value="1.9726" calcext:value-type="float">
            <text:p><text:s/>1.972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20" calcext:value-type="date">
            <text:p>12/20/2016</text:p>
          </table:table-cell>
          <table:table-cell table:style-name="ce8" office:value-type="float" office:value="1.9715" calcext:value-type="float">
            <text:p><text:s/>1.971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21" calcext:value-type="date">
            <text:p>12/21/2016</text:p>
          </table:table-cell>
          <table:table-cell table:style-name="ce8" office:value-type="float" office:value="1.9723" calcext:value-type="float">
            <text:p><text:s/>1.972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22" calcext:value-type="date">
            <text:p>12/22/2016</text:p>
          </table:table-cell>
          <table:table-cell table:style-name="ce8" office:value-type="float" office:value="1.9577" calcext:value-type="float">
            <text:p><text:s/>1.957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23" calcext:value-type="date">
            <text:p>12/23/2016</text:p>
          </table:table-cell>
          <table:table-cell table:style-name="ce8" office:value-type="float" office:value="1.9496" calcext:value-type="float">
            <text:p><text:s/>1.949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24" calcext:value-type="date">
            <text:p>12/24/2016</text:p>
          </table:table-cell>
          <table:table-cell table:style-name="ce8" office:value-type="float" office:value="1.948" calcext:value-type="float">
            <text:p><text:s/>1.948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25" calcext:value-type="date">
            <text:p>12/25/2016</text:p>
          </table:table-cell>
          <table:table-cell table:style-name="ce8" office:value-type="float" office:value="1.948" calcext:value-type="float">
            <text:p><text:s/>1.948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26" calcext:value-type="date">
            <text:p>12/26/2016</text:p>
          </table:table-cell>
          <table:table-cell table:style-name="ce8" office:value-type="float" office:value="1.948" calcext:value-type="float">
            <text:p><text:s/>1.948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27" calcext:value-type="date">
            <text:p>12/27/2016</text:p>
          </table:table-cell>
          <table:table-cell table:style-name="ce8" office:value-type="float" office:value="1.9434" calcext:value-type="float">
            <text:p><text:s/>1.943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28" calcext:value-type="date">
            <text:p>12/28/2016</text:p>
          </table:table-cell>
          <table:table-cell table:style-name="ce8" office:value-type="float" office:value="1.9507" calcext:value-type="float">
            <text:p><text:s/>1.950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29" calcext:value-type="date">
            <text:p>12/29/2016</text:p>
          </table:table-cell>
          <table:table-cell table:style-name="ce8" office:value-type="float" office:value="1.9519" calcext:value-type="float">
            <text:p><text:s/>1.951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30" calcext:value-type="date">
            <text:p>12/30/2016</text:p>
          </table:table-cell>
          <table:table-cell table:style-name="ce8" office:value-type="float" office:value="1.9585" calcext:value-type="float">
            <text:p><text:s/>1.958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6-12-31" calcext:value-type="date">
            <text:p>12/31/2016</text:p>
          </table:table-cell>
          <table:table-cell table:style-name="ce8" office:value-type="float" office:value="1.9585" calcext:value-type="float">
            <text:p><text:s/>1.958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01" calcext:value-type="date">
            <text:p>1/1/2017</text:p>
          </table:table-cell>
          <table:table-cell table:style-name="ce8" office:value-type="float" office:value="1.9585" calcext:value-type="float">
            <text:p><text:s/>1.958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02" calcext:value-type="date">
            <text:p>1/2/2017</text:p>
          </table:table-cell>
          <table:table-cell table:style-name="ce8" office:value-type="float" office:value="1.9585" calcext:value-type="float">
            <text:p><text:s/>1.958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03" calcext:value-type="date">
            <text:p>1/3/2017</text:p>
          </table:table-cell>
          <table:table-cell table:style-name="ce8" office:value-type="float" office:value="1.9585" calcext:value-type="float">
            <text:p><text:s/>1.958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04" calcext:value-type="date">
            <text:p>1/4/2017</text:p>
          </table:table-cell>
          <table:table-cell table:style-name="ce8" office:value-type="float" office:value="1.9666" calcext:value-type="float">
            <text:p><text:s/>1.966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05" calcext:value-type="date">
            <text:p>1/5/2017</text:p>
          </table:table-cell>
          <table:table-cell table:style-name="ce8" office:value-type="float" office:value="1.9707" calcext:value-type="float">
            <text:p><text:s/>1.970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06" calcext:value-type="date">
            <text:p>1/6/2017</text:p>
          </table:table-cell>
          <table:table-cell table:style-name="ce8" office:value-type="float" office:value="1.9653" calcext:value-type="float">
            <text:p><text:s/>1.965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07" calcext:value-type="date">
            <text:p>1/7/2017</text:p>
          </table:table-cell>
          <table:table-cell table:style-name="ce8" office:value-type="float" office:value="1.9538" calcext:value-type="float">
            <text:p><text:s/>1.953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08" calcext:value-type="date">
            <text:p>1/8/2017</text:p>
          </table:table-cell>
          <table:table-cell table:style-name="ce8" office:value-type="float" office:value="1.9538" calcext:value-type="float">
            <text:p><text:s/>1.953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09" calcext:value-type="date">
            <text:p>1/9/2017</text:p>
          </table:table-cell>
          <table:table-cell table:style-name="ce8" office:value-type="float" office:value="1.9538" calcext:value-type="float">
            <text:p><text:s/>1.953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10" calcext:value-type="date">
            <text:p>1/10/2017</text:p>
          </table:table-cell>
          <table:table-cell table:style-name="ce8" office:value-type="float" office:value="1.9597" calcext:value-type="float">
            <text:p><text:s/>1.959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11" calcext:value-type="date">
            <text:p>1/11/2017</text:p>
          </table:table-cell>
          <table:table-cell table:style-name="ce8" office:value-type="float" office:value="1.964" calcext:value-type="float">
            <text:p><text:s/>1.964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12" calcext:value-type="date">
            <text:p>1/12/2017</text:p>
          </table:table-cell>
          <table:table-cell table:style-name="ce8" office:value-type="float" office:value="1.9697" calcext:value-type="float">
            <text:p><text:s/>1.969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13" calcext:value-type="date">
            <text:p>1/13/2017</text:p>
          </table:table-cell>
          <table:table-cell table:style-name="ce8" office:value-type="float" office:value="1.9542" calcext:value-type="float">
            <text:p><text:s/>1.954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14" calcext:value-type="date">
            <text:p>1/14/2017</text:p>
          </table:table-cell>
          <table:table-cell table:style-name="ce8" office:value-type="float" office:value="1.9509" calcext:value-type="float">
            <text:p><text:s/>1.950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15" calcext:value-type="date">
            <text:p>1/15/2017</text:p>
          </table:table-cell>
          <table:table-cell table:style-name="ce8" office:value-type="float" office:value="1.9509" calcext:value-type="float">
            <text:p><text:s/>1.950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16" calcext:value-type="date">
            <text:p>1/16/2017</text:p>
          </table:table-cell>
          <table:table-cell table:style-name="ce8" office:value-type="float" office:value="1.9509" calcext:value-type="float">
            <text:p><text:s/>1.950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17" calcext:value-type="date">
            <text:p>1/17/2017</text:p>
          </table:table-cell>
          <table:table-cell table:style-name="ce8" office:value-type="float" office:value="1.9548" calcext:value-type="float">
            <text:p><text:s/>1.954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18" calcext:value-type="date">
            <text:p>1/18/2017</text:p>
          </table:table-cell>
          <table:table-cell table:style-name="ce8" office:value-type="float" office:value="1.9506" calcext:value-type="float">
            <text:p><text:s/>1.950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19" calcext:value-type="date">
            <text:p>1/19/2017</text:p>
          </table:table-cell>
          <table:table-cell table:style-name="ce8" office:value-type="float" office:value="1.9439" calcext:value-type="float">
            <text:p><text:s/>1.943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20" calcext:value-type="date">
            <text:p>1/20/2017</text:p>
          </table:table-cell>
          <table:table-cell table:style-name="ce8" office:value-type="float" office:value="1.9472" calcext:value-type="float">
            <text:p><text:s/>1.947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21" calcext:value-type="date">
            <text:p>1/21/2017</text:p>
          </table:table-cell>
          <table:table-cell table:style-name="ce8" office:value-type="float" office:value="1.9423" calcext:value-type="float">
            <text:p><text:s/>1.942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22" calcext:value-type="date">
            <text:p>1/22/2017</text:p>
          </table:table-cell>
          <table:table-cell table:style-name="ce8" office:value-type="float" office:value="1.9361" calcext:value-type="float">
            <text:p><text:s/>1.936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23" calcext:value-type="date">
            <text:p>1/23/2017</text:p>
          </table:table-cell>
          <table:table-cell table:style-name="ce8" office:value-type="float" office:value="1.9361" calcext:value-type="float">
            <text:p><text:s/>1.936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24" calcext:value-type="date">
            <text:p>1/24/2017</text:p>
          </table:table-cell>
          <table:table-cell table:style-name="ce8" office:value-type="float" office:value="1.935" calcext:value-type="float">
            <text:p><text:s/>1.935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25" calcext:value-type="date">
            <text:p>1/25/2017</text:p>
          </table:table-cell>
          <table:table-cell table:style-name="ce8" office:value-type="float" office:value="1.931" calcext:value-type="float">
            <text:p><text:s/>1.931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26" calcext:value-type="date">
            <text:p>1/26/2017</text:p>
          </table:table-cell>
          <table:table-cell table:style-name="ce8" office:value-type="float" office:value="1.9286" calcext:value-type="float">
            <text:p><text:s/>1.928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27" calcext:value-type="date">
            <text:p>1/27/2017</text:p>
          </table:table-cell>
          <table:table-cell table:style-name="ce8" office:value-type="float" office:value="1.9321" calcext:value-type="float">
            <text:p><text:s/>1.932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28" calcext:value-type="date">
            <text:p>1/28/2017</text:p>
          </table:table-cell>
          <table:table-cell table:style-name="ce8" office:value-type="float" office:value="1.9394" calcext:value-type="float">
            <text:p><text:s/>1.939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29" calcext:value-type="date">
            <text:p>1/29/2017</text:p>
          </table:table-cell>
          <table:table-cell table:style-name="ce8" office:value-type="float" office:value="1.9394" calcext:value-type="float">
            <text:p><text:s/>1.939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30" calcext:value-type="date">
            <text:p>1/30/2017</text:p>
          </table:table-cell>
          <table:table-cell table:style-name="ce8" office:value-type="float" office:value="1.9394" calcext:value-type="float">
            <text:p><text:s/>1.939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1-31" calcext:value-type="date">
            <text:p>1/31/2017</text:p>
          </table:table-cell>
          <table:table-cell table:style-name="ce8" office:value-type="float" office:value="1.9357" calcext:value-type="float">
            <text:p><text:s/>1.935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01" calcext:value-type="date">
            <text:p>2/1/2017</text:p>
          </table:table-cell>
          <table:table-cell table:style-name="ce8" office:value-type="float" office:value="1.9356" calcext:value-type="float">
            <text:p><text:s/>1.935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02" calcext:value-type="date">
            <text:p>2/2/2017</text:p>
          </table:table-cell>
          <table:table-cell table:style-name="ce8" office:value-type="float" office:value="1.9365" calcext:value-type="float">
            <text:p><text:s/>1.936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03" calcext:value-type="date">
            <text:p>2/3/2017</text:p>
          </table:table-cell>
          <table:table-cell table:style-name="ce8" office:value-type="float" office:value="1.9344" calcext:value-type="float">
            <text:p><text:s/>1.934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04" calcext:value-type="date">
            <text:p>2/4/2017</text:p>
          </table:table-cell>
          <table:table-cell table:style-name="ce8" office:value-type="float" office:value="1.9267" calcext:value-type="float">
            <text:p><text:s/>1.926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05" calcext:value-type="date">
            <text:p>2/5/2017</text:p>
          </table:table-cell>
          <table:table-cell table:style-name="ce8" office:value-type="float" office:value="1.9267" calcext:value-type="float">
            <text:p><text:s/>1.926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06" calcext:value-type="date">
            <text:p>2/6/2017</text:p>
          </table:table-cell>
          <table:table-cell table:style-name="ce8" office:value-type="float" office:value="1.9267" calcext:value-type="float">
            <text:p><text:s/>1.926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07" calcext:value-type="date">
            <text:p>2/7/2017</text:p>
          </table:table-cell>
          <table:table-cell table:style-name="ce8" office:value-type="float" office:value="1.9121" calcext:value-type="float">
            <text:p><text:s/>1.912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08" calcext:value-type="date">
            <text:p>2/8/2017</text:p>
          </table:table-cell>
          <table:table-cell table:style-name="ce8" office:value-type="float" office:value="1.9178" calcext:value-type="float">
            <text:p><text:s/>1.917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09" calcext:value-type="date">
            <text:p>2/9/2017</text:p>
          </table:table-cell>
          <table:table-cell table:style-name="ce8" office:value-type="float" office:value="1.9225" calcext:value-type="float">
            <text:p><text:s/>1.922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10" calcext:value-type="date">
            <text:p>2/10/2017</text:p>
          </table:table-cell>
          <table:table-cell table:style-name="ce8" office:value-type="float" office:value="1.9126" calcext:value-type="float">
            <text:p><text:s/>1.912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11" calcext:value-type="date">
            <text:p>2/11/2017</text:p>
          </table:table-cell>
          <table:table-cell table:style-name="ce8" office:value-type="float" office:value="1.9028" calcext:value-type="float">
            <text:p><text:s/>1.902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12" calcext:value-type="date">
            <text:p>2/12/2017</text:p>
          </table:table-cell>
          <table:table-cell table:style-name="ce8" office:value-type="float" office:value="1.9028" calcext:value-type="float">
            <text:p><text:s/>1.902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13" calcext:value-type="date">
            <text:p>2/13/2017</text:p>
          </table:table-cell>
          <table:table-cell table:style-name="ce8" office:value-type="float" office:value="1.9028" calcext:value-type="float">
            <text:p><text:s/>1.902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14" calcext:value-type="date">
            <text:p>2/14/2017</text:p>
          </table:table-cell>
          <table:table-cell table:style-name="ce8" office:value-type="float" office:value="1.8891" calcext:value-type="float">
            <text:p><text:s/>1.889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15" calcext:value-type="date">
            <text:p>2/15/2017</text:p>
          </table:table-cell>
          <table:table-cell table:style-name="ce8" office:value-type="float" office:value="1.8804" calcext:value-type="float">
            <text:p><text:s/>1.880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16" calcext:value-type="date">
            <text:p>2/16/2017</text:p>
          </table:table-cell>
          <table:table-cell table:style-name="ce8" office:value-type="float" office:value="1.865" calcext:value-type="float">
            <text:p><text:s/>1.865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17" calcext:value-type="date">
            <text:p>2/17/2017</text:p>
          </table:table-cell>
          <table:table-cell table:style-name="ce8" office:value-type="float" office:value="1.8675" calcext:value-type="float">
            <text:p><text:s/>1.867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18" calcext:value-type="date">
            <text:p>2/18/2017</text:p>
          </table:table-cell>
          <table:table-cell table:style-name="ce8" office:value-type="float" office:value="1.8731" calcext:value-type="float">
            <text:p><text:s/>1.873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19" calcext:value-type="date">
            <text:p>2/19/2017</text:p>
          </table:table-cell>
          <table:table-cell table:style-name="ce8" office:value-type="float" office:value="1.8731" calcext:value-type="float">
            <text:p><text:s/>1.873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20" calcext:value-type="date">
            <text:p>2/20/2017</text:p>
          </table:table-cell>
          <table:table-cell table:style-name="ce8" office:value-type="float" office:value="1.8731" calcext:value-type="float">
            <text:p><text:s/>1.873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21" calcext:value-type="date">
            <text:p>2/21/2017</text:p>
          </table:table-cell>
          <table:table-cell table:style-name="ce8" office:value-type="float" office:value="1.8784" calcext:value-type="float">
            <text:p><text:s/>1.878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22" calcext:value-type="date">
            <text:p>2/22/2017</text:p>
          </table:table-cell>
          <table:table-cell table:style-name="ce8" office:value-type="float" office:value="1.8751" calcext:value-type="float">
            <text:p><text:s/>1.875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23" calcext:value-type="date">
            <text:p>2/23/2017</text:p>
          </table:table-cell>
          <table:table-cell table:style-name="ce8" office:value-type="float" office:value="1.8723" calcext:value-type="float">
            <text:p><text:s/>1.872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24" calcext:value-type="date">
            <text:p>2/24/2017</text:p>
          </table:table-cell>
          <table:table-cell table:style-name="ce8" office:value-type="float" office:value="1.8754" calcext:value-type="float">
            <text:p><text:s/>1.875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25" calcext:value-type="date">
            <text:p>2/25/2017</text:p>
          </table:table-cell>
          <table:table-cell table:style-name="ce8" office:value-type="float" office:value="1.8774" calcext:value-type="float">
            <text:p><text:s/>1.877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26" calcext:value-type="date">
            <text:p>2/26/2017</text:p>
          </table:table-cell>
          <table:table-cell table:style-name="ce8" office:value-type="float" office:value="1.8774" calcext:value-type="float">
            <text:p><text:s/>1.877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27" calcext:value-type="date">
            <text:p>2/27/2017</text:p>
          </table:table-cell>
          <table:table-cell table:style-name="ce8" office:value-type="float" office:value="1.8774" calcext:value-type="float">
            <text:p><text:s/>1.877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2-28" calcext:value-type="date">
            <text:p>2/28/2017</text:p>
          </table:table-cell>
          <table:table-cell table:style-name="ce8" office:value-type="float" office:value="1.8818" calcext:value-type="float">
            <text:p><text:s/>1.881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01" calcext:value-type="date">
            <text:p>3/1/2017</text:p>
          </table:table-cell>
          <table:table-cell table:style-name="ce8" office:value-type="float" office:value="1.8859" calcext:value-type="float">
            <text:p><text:s/>1.885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02" calcext:value-type="date">
            <text:p>3/2/2017</text:p>
          </table:table-cell>
          <table:table-cell table:style-name="ce8" office:value-type="float" office:value="1.8955" calcext:value-type="float">
            <text:p><text:s/>1.895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03" calcext:value-type="date">
            <text:p>3/3/2017</text:p>
          </table:table-cell>
          <table:table-cell table:style-name="ce8" office:value-type="float" office:value="1.9002" calcext:value-type="float">
            <text:p><text:s/>1.900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04" calcext:value-type="date">
            <text:p>3/4/2017</text:p>
          </table:table-cell>
          <table:table-cell table:style-name="ce8" office:value-type="float" office:value="1.9141" calcext:value-type="float">
            <text:p><text:s/>1.914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05" calcext:value-type="date">
            <text:p>3/5/2017</text:p>
          </table:table-cell>
          <table:table-cell table:style-name="ce8" office:value-type="float" office:value="1.9141" calcext:value-type="float">
            <text:p><text:s/>1.914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06" calcext:value-type="date">
            <text:p>3/6/2017</text:p>
          </table:table-cell>
          <table:table-cell table:style-name="ce8" office:value-type="float" office:value="1.9141" calcext:value-type="float">
            <text:p><text:s/>1.914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07" calcext:value-type="date">
            <text:p>3/7/2017</text:p>
          </table:table-cell>
          <table:table-cell table:style-name="ce8" office:value-type="float" office:value="1.9031" calcext:value-type="float">
            <text:p><text:s/>1.903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08" calcext:value-type="date">
            <text:p>3/8/2017</text:p>
          </table:table-cell>
          <table:table-cell table:style-name="ce8" office:value-type="float" office:value="1.9023" calcext:value-type="float">
            <text:p><text:s/>1.902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09" calcext:value-type="date">
            <text:p>3/9/2017</text:p>
          </table:table-cell>
          <table:table-cell table:style-name="ce8" office:value-type="float" office:value="1.9023" calcext:value-type="float">
            <text:p><text:s/>1.902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10" calcext:value-type="date">
            <text:p>3/10/2017</text:p>
          </table:table-cell>
          <table:table-cell table:style-name="ce8" office:value-type="float" office:value="1.9126" calcext:value-type="float">
            <text:p><text:s/>1.912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11" calcext:value-type="date">
            <text:p>3/11/2017</text:p>
          </table:table-cell>
          <table:table-cell table:style-name="ce8" office:value-type="float" office:value="1.9141" calcext:value-type="float">
            <text:p><text:s/>1.914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12" calcext:value-type="date">
            <text:p>3/12/2017</text:p>
          </table:table-cell>
          <table:table-cell table:style-name="ce8" office:value-type="float" office:value="1.9141" calcext:value-type="float">
            <text:p><text:s/>1.914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13" calcext:value-type="date">
            <text:p>3/13/2017</text:p>
          </table:table-cell>
          <table:table-cell table:style-name="ce8" office:value-type="float" office:value="1.9141" calcext:value-type="float">
            <text:p><text:s/>1.914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14" calcext:value-type="date">
            <text:p>3/14/2017</text:p>
          </table:table-cell>
          <table:table-cell table:style-name="ce8" office:value-type="float" office:value="1.9122" calcext:value-type="float">
            <text:p><text:s/>1.912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15" calcext:value-type="date">
            <text:p>3/15/2017</text:p>
          </table:table-cell>
          <table:table-cell table:style-name="ce8" office:value-type="float" office:value="1.9143" calcext:value-type="float">
            <text:p><text:s/>1.914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16" calcext:value-type="date">
            <text:p>3/16/2017</text:p>
          </table:table-cell>
          <table:table-cell table:style-name="ce8" office:value-type="float" office:value="1.9152" calcext:value-type="float">
            <text:p><text:s/>1.915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17" calcext:value-type="date">
            <text:p>3/17/2017</text:p>
          </table:table-cell>
          <table:table-cell table:style-name="ce8" office:value-type="float" office:value="1.8981" calcext:value-type="float">
            <text:p><text:s/>1.898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18" calcext:value-type="date">
            <text:p>3/18/2017</text:p>
          </table:table-cell>
          <table:table-cell table:style-name="ce8" office:value-type="float" office:value="1.8909" calcext:value-type="float">
            <text:p><text:s/>1.890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19" calcext:value-type="date">
            <text:p>3/19/2017</text:p>
          </table:table-cell>
          <table:table-cell table:style-name="ce8" office:value-type="float" office:value="1.8909" calcext:value-type="float">
            <text:p><text:s/>1.890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20" calcext:value-type="date">
            <text:p>3/20/2017</text:p>
          </table:table-cell>
          <table:table-cell table:style-name="ce8" office:value-type="float" office:value="1.8909" calcext:value-type="float">
            <text:p><text:s/>1.890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21" calcext:value-type="date">
            <text:p>3/21/2017</text:p>
          </table:table-cell>
          <table:table-cell table:style-name="ce8" office:value-type="float" office:value="1.8829" calcext:value-type="float">
            <text:p><text:s/>1.882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22" calcext:value-type="date">
            <text:p>3/22/2017</text:p>
          </table:table-cell>
          <table:table-cell table:style-name="ce8" office:value-type="float" office:value="1.8797" calcext:value-type="float">
            <text:p><text:s/>1.879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23" calcext:value-type="date">
            <text:p>3/23/2017</text:p>
          </table:table-cell>
          <table:table-cell table:style-name="ce8" office:value-type="float" office:value="1.8854" calcext:value-type="float">
            <text:p><text:s/>1.885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24" calcext:value-type="date">
            <text:p>3/24/2017</text:p>
          </table:table-cell>
          <table:table-cell table:style-name="ce8" office:value-type="float" office:value="1.8842" calcext:value-type="float">
            <text:p><text:s/>1.884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25" calcext:value-type="date">
            <text:p>3/25/2017</text:p>
          </table:table-cell>
          <table:table-cell table:style-name="ce8" office:value-type="float" office:value="1.8808" calcext:value-type="float">
            <text:p><text:s/>1.880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26" calcext:value-type="date">
            <text:p>3/26/2017</text:p>
          </table:table-cell>
          <table:table-cell table:style-name="ce8" office:value-type="float" office:value="1.8808" calcext:value-type="float">
            <text:p><text:s/>1.880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27" calcext:value-type="date">
            <text:p>3/27/2017</text:p>
          </table:table-cell>
          <table:table-cell table:style-name="ce8" office:value-type="float" office:value="1.8808" calcext:value-type="float">
            <text:p><text:s/>1.880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28" calcext:value-type="date">
            <text:p>3/28/2017</text:p>
          </table:table-cell>
          <table:table-cell table:style-name="ce8" office:value-type="float" office:value="1.8732" calcext:value-type="float">
            <text:p><text:s/>1.873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29" calcext:value-type="date">
            <text:p>3/29/2017</text:p>
          </table:table-cell>
          <table:table-cell table:style-name="ce8" office:value-type="float" office:value="1.8748" calcext:value-type="float">
            <text:p><text:s/>1.874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30" calcext:value-type="date">
            <text:p>3/30/2017</text:p>
          </table:table-cell>
          <table:table-cell table:style-name="ce8" office:value-type="float" office:value="1.8767" calcext:value-type="float">
            <text:p><text:s/>1.876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3-31" calcext:value-type="date">
            <text:p>3/31/2017</text:p>
          </table:table-cell>
          <table:table-cell table:style-name="ce8" office:value-type="float" office:value="1.872" calcext:value-type="float">
            <text:p><text:s/>1.872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01" calcext:value-type="date">
            <text:p>4/1/2017</text:p>
          </table:table-cell>
          <table:table-cell table:style-name="ce8" office:value-type="float" office:value="1.8721" calcext:value-type="float">
            <text:p><text:s/>1.872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02" calcext:value-type="date">
            <text:p>4/2/2017</text:p>
          </table:table-cell>
          <table:table-cell table:style-name="ce8" office:value-type="float" office:value="1.8721" calcext:value-type="float">
            <text:p><text:s/>1.872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03" calcext:value-type="date">
            <text:p>4/3/2017</text:p>
          </table:table-cell>
          <table:table-cell table:style-name="ce8" office:value-type="float" office:value="1.8721" calcext:value-type="float">
            <text:p><text:s/>1.872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04" calcext:value-type="date">
            <text:p>4/4/2017</text:p>
          </table:table-cell>
          <table:table-cell table:style-name="ce8" office:value-type="float" office:value="1.8777" calcext:value-type="float">
            <text:p><text:s/>1.877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05" calcext:value-type="date">
            <text:p>4/5/2017</text:p>
          </table:table-cell>
          <table:table-cell table:style-name="ce8" office:value-type="float" office:value="1.8868" calcext:value-type="float">
            <text:p><text:s/>1.886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06" calcext:value-type="date">
            <text:p>4/6/2017</text:p>
          </table:table-cell>
          <table:table-cell table:style-name="ce8" office:value-type="float" office:value="1.8808" calcext:value-type="float">
            <text:p><text:s/>1.880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07" calcext:value-type="date">
            <text:p>4/7/2017</text:p>
          </table:table-cell>
          <table:table-cell table:style-name="ce8" office:value-type="float" office:value="1.8882" calcext:value-type="float">
            <text:p><text:s/>1.888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08" calcext:value-type="date">
            <text:p>4/8/2017</text:p>
          </table:table-cell>
          <table:table-cell table:style-name="ce8" office:value-type="float" office:value="1.8938" calcext:value-type="float">
            <text:p><text:s/>1.893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09" calcext:value-type="date">
            <text:p>4/9/2017</text:p>
          </table:table-cell>
          <table:table-cell table:style-name="ce8" office:value-type="float" office:value="1.8938" calcext:value-type="float">
            <text:p><text:s/>1.893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10" calcext:value-type="date">
            <text:p>4/10/2017</text:p>
          </table:table-cell>
          <table:table-cell table:style-name="ce8" office:value-type="float" office:value="1.8938" calcext:value-type="float">
            <text:p><text:s/>1.893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11" calcext:value-type="date">
            <text:p>4/11/2017</text:p>
          </table:table-cell>
          <table:table-cell table:style-name="ce8" office:value-type="float" office:value="1.9027" calcext:value-type="float">
            <text:p><text:s/>1.902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12" calcext:value-type="date">
            <text:p>4/12/2017</text:p>
          </table:table-cell>
          <table:table-cell table:style-name="ce8" office:value-type="float" office:value="1.8966" calcext:value-type="float">
            <text:p><text:s/>1.896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13" calcext:value-type="date">
            <text:p>4/13/2017</text:p>
          </table:table-cell>
          <table:table-cell table:style-name="ce8" office:value-type="float" office:value="1.8912" calcext:value-type="float">
            <text:p><text:s/>1.891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14" calcext:value-type="date">
            <text:p>4/14/2017</text:p>
          </table:table-cell>
          <table:table-cell table:style-name="ce8" office:value-type="float" office:value="1.8865" calcext:value-type="float">
            <text:p><text:s/>1.886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15" calcext:value-type="date">
            <text:p>4/15/2017</text:p>
          </table:table-cell>
          <table:table-cell table:style-name="ce8" office:value-type="float" office:value="1.8817" calcext:value-type="float">
            <text:p><text:s/>1.881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16" calcext:value-type="date">
            <text:p>4/16/2017</text:p>
          </table:table-cell>
          <table:table-cell table:style-name="ce8" office:value-type="float" office:value="1.8817" calcext:value-type="float">
            <text:p><text:s/>1.881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17" calcext:value-type="date">
            <text:p>4/17/2017</text:p>
          </table:table-cell>
          <table:table-cell table:style-name="ce8" office:value-type="float" office:value="1.8817" calcext:value-type="float">
            <text:p><text:s/>1.881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18" calcext:value-type="date">
            <text:p>4/18/2017</text:p>
          </table:table-cell>
          <table:table-cell table:style-name="ce8" office:value-type="float" office:value="1.8825" calcext:value-type="float">
            <text:p><text:s/>1.882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19" calcext:value-type="date">
            <text:p>4/19/2017</text:p>
          </table:table-cell>
          <table:table-cell table:style-name="ce8" office:value-type="float" office:value="1.8797" calcext:value-type="float">
            <text:p><text:s/>1.879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20" calcext:value-type="date">
            <text:p>4/20/2017</text:p>
          </table:table-cell>
          <table:table-cell table:style-name="ce8" office:value-type="float" office:value="1.8799" calcext:value-type="float">
            <text:p><text:s/>1.879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21" calcext:value-type="date">
            <text:p>4/21/2017</text:p>
          </table:table-cell>
          <table:table-cell table:style-name="ce8" office:value-type="float" office:value="1.8826" calcext:value-type="float">
            <text:p><text:s/>1.882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22" calcext:value-type="date">
            <text:p>4/22/2017</text:p>
          </table:table-cell>
          <table:table-cell table:style-name="ce8" office:value-type="float" office:value="1.8763" calcext:value-type="float">
            <text:p><text:s/>1.876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23" calcext:value-type="date">
            <text:p>4/23/2017</text:p>
          </table:table-cell>
          <table:table-cell table:style-name="ce8" office:value-type="float" office:value="1.8763" calcext:value-type="float">
            <text:p><text:s/>1.876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24" calcext:value-type="date">
            <text:p>4/24/2017</text:p>
          </table:table-cell>
          <table:table-cell table:style-name="ce8" office:value-type="float" office:value="1.8763" calcext:value-type="float">
            <text:p><text:s/>1.876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25" calcext:value-type="date">
            <text:p>4/25/2017</text:p>
          </table:table-cell>
          <table:table-cell table:style-name="ce8" office:value-type="float" office:value="1.8763" calcext:value-type="float">
            <text:p><text:s/>1.876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26" calcext:value-type="date">
            <text:p>4/26/2017</text:p>
          </table:table-cell>
          <table:table-cell table:style-name="ce8" office:value-type="float" office:value="1.8763" calcext:value-type="float">
            <text:p><text:s/>1.876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27" calcext:value-type="date">
            <text:p>4/27/2017</text:p>
          </table:table-cell>
          <table:table-cell table:style-name="ce8" office:value-type="float" office:value="1.8694" calcext:value-type="float">
            <text:p><text:s/>1.869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28" calcext:value-type="date">
            <text:p>4/28/2017</text:p>
          </table:table-cell>
          <table:table-cell table:style-name="ce8" office:value-type="float" office:value="1.8763" calcext:value-type="float">
            <text:p><text:s/>1.876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29" calcext:value-type="date">
            <text:p>4/29/2017</text:p>
          </table:table-cell>
          <table:table-cell table:style-name="ce8" office:value-type="float" office:value="1.874" calcext:value-type="float">
            <text:p><text:s/>1.874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4-30" calcext:value-type="date">
            <text:p>4/30/2017</text:p>
          </table:table-cell>
          <table:table-cell table:style-name="ce8" office:value-type="float" office:value="1.8692" calcext:value-type="float">
            <text:p><text:s/>1.869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01" calcext:value-type="date">
            <text:p>5/1/2017</text:p>
          </table:table-cell>
          <table:table-cell table:style-name="ce8" office:value-type="float" office:value="1.8692" calcext:value-type="float">
            <text:p><text:s/>1.869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02" calcext:value-type="date">
            <text:p>5/2/2017</text:p>
          </table:table-cell>
          <table:table-cell table:style-name="ce8" office:value-type="float" office:value="1.8692" calcext:value-type="float">
            <text:p><text:s/>1.869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03" calcext:value-type="date">
            <text:p>5/3/2017</text:p>
          </table:table-cell>
          <table:table-cell table:style-name="ce8" office:value-type="float" office:value="1.8681" calcext:value-type="float">
            <text:p><text:s/>1.868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04" calcext:value-type="date">
            <text:p>5/4/2017</text:p>
          </table:table-cell>
          <table:table-cell table:style-name="ce8" office:value-type="float" office:value="1.8716" calcext:value-type="float">
            <text:p><text:s/>1.871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05" calcext:value-type="date">
            <text:p>5/5/2017</text:p>
          </table:table-cell>
          <table:table-cell table:style-name="ce8" office:value-type="float" office:value="1.8834" calcext:value-type="float">
            <text:p><text:s/>1.883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06" calcext:value-type="date">
            <text:p>5/6/2017</text:p>
          </table:table-cell>
          <table:table-cell table:style-name="ce8" office:value-type="float" office:value="1.8934" calcext:value-type="float">
            <text:p><text:s/>1.893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07" calcext:value-type="date">
            <text:p>5/7/2017</text:p>
          </table:table-cell>
          <table:table-cell table:style-name="ce8" office:value-type="float" office:value="1.8824" calcext:value-type="float">
            <text:p><text:s/>1.882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08" calcext:value-type="date">
            <text:p>5/8/2017</text:p>
          </table:table-cell>
          <table:table-cell table:style-name="ce8" office:value-type="float" office:value="1.8824" calcext:value-type="float">
            <text:p><text:s/>1.882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09" calcext:value-type="date">
            <text:p>5/9/2017</text:p>
          </table:table-cell>
          <table:table-cell table:style-name="ce8" office:value-type="float" office:value="1.8824" calcext:value-type="float">
            <text:p><text:s/>1.882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10" calcext:value-type="date">
            <text:p>5/10/2017</text:p>
          </table:table-cell>
          <table:table-cell table:style-name="ce8" office:value-type="float" office:value="1.8824" calcext:value-type="float">
            <text:p><text:s/>1.882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11" calcext:value-type="date">
            <text:p>5/11/2017</text:p>
          </table:table-cell>
          <table:table-cell table:style-name="ce8" office:value-type="float" office:value="1.8855" calcext:value-type="float">
            <text:p><text:s/>1.885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12" calcext:value-type="date">
            <text:p>5/12/2017</text:p>
          </table:table-cell>
          <table:table-cell table:style-name="ce8" office:value-type="float" office:value="1.8719" calcext:value-type="float">
            <text:p><text:s/>1.871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13" calcext:value-type="date">
            <text:p>5/13/2017</text:p>
          </table:table-cell>
          <table:table-cell table:style-name="ce8" office:value-type="float" office:value="1.8733" calcext:value-type="float">
            <text:p><text:s/>1.873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14" calcext:value-type="date">
            <text:p>5/14/2017</text:p>
          </table:table-cell>
          <table:table-cell table:style-name="ce8" office:value-type="float" office:value="1.8733" calcext:value-type="float">
            <text:p><text:s/>1.873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15" calcext:value-type="date">
            <text:p>5/15/2017</text:p>
          </table:table-cell>
          <table:table-cell table:style-name="ce8" office:value-type="float" office:value="1.8733" calcext:value-type="float">
            <text:p><text:s/>1.873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16" calcext:value-type="date">
            <text:p>5/16/2017</text:p>
          </table:table-cell>
          <table:table-cell table:style-name="ce8" office:value-type="float" office:value="1.8599" calcext:value-type="float">
            <text:p><text:s/>1.859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17" calcext:value-type="date">
            <text:p>5/17/2017</text:p>
          </table:table-cell>
          <table:table-cell table:style-name="ce8" office:value-type="float" office:value="1.8529" calcext:value-type="float">
            <text:p><text:s/>1.852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18" calcext:value-type="date">
            <text:p>5/18/2017</text:p>
          </table:table-cell>
          <table:table-cell table:style-name="ce8" office:value-type="float" office:value="1.8583" calcext:value-type="float">
            <text:p><text:s/>1.858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19" calcext:value-type="date">
            <text:p>5/19/2017</text:p>
          </table:table-cell>
          <table:table-cell table:style-name="ce8" office:value-type="float" office:value="1.868" calcext:value-type="float">
            <text:p><text:s/>1.868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20" calcext:value-type="date">
            <text:p>5/20/2017</text:p>
          </table:table-cell>
          <table:table-cell table:style-name="ce8" office:value-type="float" office:value="1.8609" calcext:value-type="float">
            <text:p><text:s/>1.860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21" calcext:value-type="date">
            <text:p>5/21/2017</text:p>
          </table:table-cell>
          <table:table-cell table:style-name="ce8" office:value-type="float" office:value="1.8609" calcext:value-type="float">
            <text:p><text:s/>1.860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22" calcext:value-type="date">
            <text:p>5/22/2017</text:p>
          </table:table-cell>
          <table:table-cell table:style-name="ce8" office:value-type="float" office:value="1.8609" calcext:value-type="float">
            <text:p><text:s/>1.860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23" calcext:value-type="date">
            <text:p>5/23/2017</text:p>
          </table:table-cell>
          <table:table-cell table:style-name="ce8" office:value-type="float" office:value="1.8525" calcext:value-type="float">
            <text:p><text:s/>1.852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24" calcext:value-type="date">
            <text:p>5/24/2017</text:p>
          </table:table-cell>
          <table:table-cell table:style-name="ce8" office:value-type="float" office:value="1.8524" calcext:value-type="float">
            <text:p><text:s/>1.852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25" calcext:value-type="date">
            <text:p>5/25/2017</text:p>
          </table:table-cell>
          <table:table-cell table:style-name="ce8" office:value-type="float" office:value="1.8527" calcext:value-type="float">
            <text:p><text:s/>1.852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26" calcext:value-type="date">
            <text:p>5/26/2017</text:p>
          </table:table-cell>
          <table:table-cell table:style-name="ce8" office:value-type="float" office:value="1.852" calcext:value-type="float">
            <text:p><text:s/>1.852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27" calcext:value-type="date">
            <text:p>5/27/2017</text:p>
          </table:table-cell>
          <table:table-cell table:style-name="ce8" office:value-type="float" office:value="1.8598" calcext:value-type="float">
            <text:p><text:s/>1.859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28" calcext:value-type="date">
            <text:p>5/28/2017</text:p>
          </table:table-cell>
          <table:table-cell table:style-name="ce8" office:value-type="float" office:value="1.8598" calcext:value-type="float">
            <text:p><text:s/>1.859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29" calcext:value-type="date">
            <text:p>5/29/2017</text:p>
          </table:table-cell>
          <table:table-cell table:style-name="ce8" office:value-type="float" office:value="1.8598" calcext:value-type="float">
            <text:p><text:s/>1.859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30" calcext:value-type="date">
            <text:p>5/30/2017</text:p>
          </table:table-cell>
          <table:table-cell table:style-name="ce8" office:value-type="float" office:value="1.8625" calcext:value-type="float">
            <text:p><text:s/>1.862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5-31" calcext:value-type="date">
            <text:p>5/31/2017</text:p>
          </table:table-cell>
          <table:table-cell table:style-name="ce8" office:value-type="float" office:value="1.8642" calcext:value-type="float">
            <text:p><text:s/>1.864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01" calcext:value-type="date">
            <text:p>6/1/2017</text:p>
          </table:table-cell>
          <table:table-cell table:style-name="ce8" office:value-type="float" office:value="1.8673" calcext:value-type="float">
            <text:p><text:s/>1.867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02" calcext:value-type="date">
            <text:p>6/2/2017</text:p>
          </table:table-cell>
          <table:table-cell table:style-name="ce8" office:value-type="float" office:value="1.8635" calcext:value-type="float">
            <text:p><text:s/>1.863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03" calcext:value-type="date">
            <text:p>6/3/2017</text:p>
          </table:table-cell>
          <table:table-cell table:style-name="ce8" office:value-type="float" office:value="1.8665" calcext:value-type="float">
            <text:p><text:s/>1.866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04" calcext:value-type="date">
            <text:p>6/4/2017</text:p>
          </table:table-cell>
          <table:table-cell table:style-name="ce8" office:value-type="float" office:value="1.8665" calcext:value-type="float">
            <text:p><text:s/>1.866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05" calcext:value-type="date">
            <text:p>6/5/2017</text:p>
          </table:table-cell>
          <table:table-cell table:style-name="ce8" office:value-type="float" office:value="1.8665" calcext:value-type="float">
            <text:p><text:s/>1.866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06" calcext:value-type="date">
            <text:p>6/6/2017</text:p>
          </table:table-cell>
          <table:table-cell table:style-name="ce8" office:value-type="float" office:value="1.865" calcext:value-type="float">
            <text:p><text:s/>1.865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07" calcext:value-type="date">
            <text:p>6/7/2017</text:p>
          </table:table-cell>
          <table:table-cell table:style-name="ce8" office:value-type="float" office:value="1.8674" calcext:value-type="float">
            <text:p><text:s/>1.867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08" calcext:value-type="date">
            <text:p>6/8/2017</text:p>
          </table:table-cell>
          <table:table-cell table:style-name="ce8" office:value-type="float" office:value="1.8672" calcext:value-type="float">
            <text:p><text:s/>1.867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09" calcext:value-type="date">
            <text:p>6/9/2017</text:p>
          </table:table-cell>
          <table:table-cell table:style-name="ce8" office:value-type="float" office:value="1.8733" calcext:value-type="float">
            <text:p><text:s/>1.873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10" calcext:value-type="date">
            <text:p>6/10/2017</text:p>
          </table:table-cell>
          <table:table-cell table:style-name="ce8" office:value-type="float" office:value="1.8758" calcext:value-type="float">
            <text:p><text:s/>1.875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11" calcext:value-type="date">
            <text:p>6/11/2017</text:p>
          </table:table-cell>
          <table:table-cell table:style-name="ce8" office:value-type="float" office:value="1.8758" calcext:value-type="float">
            <text:p><text:s/>1.875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12" calcext:value-type="date">
            <text:p>6/12/2017</text:p>
          </table:table-cell>
          <table:table-cell table:style-name="ce8" office:value-type="float" office:value="1.8758" calcext:value-type="float">
            <text:p><text:s/>1.875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13" calcext:value-type="date">
            <text:p>6/13/2017</text:p>
          </table:table-cell>
          <table:table-cell table:style-name="ce8" office:value-type="float" office:value="1.8759" calcext:value-type="float">
            <text:p><text:s/>1.875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14" calcext:value-type="date">
            <text:p>6/14/2017</text:p>
          </table:table-cell>
          <table:table-cell table:style-name="ce8" office:value-type="float" office:value="1.875" calcext:value-type="float">
            <text:p><text:s/>1.875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15" calcext:value-type="date">
            <text:p>6/15/2017</text:p>
          </table:table-cell>
          <table:table-cell table:style-name="ce8" office:value-type="float" office:value="1.8771" calcext:value-type="float">
            <text:p><text:s/>1.877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16" calcext:value-type="date">
            <text:p>6/16/2017</text:p>
          </table:table-cell>
          <table:table-cell table:style-name="ce8" office:value-type="float" office:value="1.884" calcext:value-type="float">
            <text:p><text:s/>1.884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17" calcext:value-type="date">
            <text:p>6/17/2017</text:p>
          </table:table-cell>
          <table:table-cell table:style-name="ce8" office:value-type="float" office:value="1.8874" calcext:value-type="float">
            <text:p><text:s/>1.887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18" calcext:value-type="date">
            <text:p>6/18/2017</text:p>
          </table:table-cell>
          <table:table-cell table:style-name="ce8" office:value-type="float" office:value="1.8874" calcext:value-type="float">
            <text:p><text:s/>1.887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19" calcext:value-type="date">
            <text:p>6/19/2017</text:p>
          </table:table-cell>
          <table:table-cell table:style-name="ce8" office:value-type="float" office:value="1.8874" calcext:value-type="float">
            <text:p><text:s/>1.887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20" calcext:value-type="date">
            <text:p>6/20/2017</text:p>
          </table:table-cell>
          <table:table-cell table:style-name="ce8" office:value-type="float" office:value="1.8895" calcext:value-type="float">
            <text:p><text:s/>1.889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21" calcext:value-type="date">
            <text:p>6/21/2017</text:p>
          </table:table-cell>
          <table:table-cell table:style-name="ce8" office:value-type="float" office:value="1.9016" calcext:value-type="float">
            <text:p><text:s/>1.901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22" calcext:value-type="date">
            <text:p>6/22/2017</text:p>
          </table:table-cell>
          <table:table-cell table:style-name="ce8" office:value-type="float" office:value="1.9219" calcext:value-type="float">
            <text:p><text:s/>1.921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23" calcext:value-type="date">
            <text:p>6/23/2017</text:p>
          </table:table-cell>
          <table:table-cell table:style-name="ce8" office:value-type="float" office:value="1.9309" calcext:value-type="float">
            <text:p><text:s/>1.930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24" calcext:value-type="date">
            <text:p>6/24/2017</text:p>
          </table:table-cell>
          <table:table-cell table:style-name="ce8" office:value-type="float" office:value="1.9284" calcext:value-type="float">
            <text:p><text:s/>1.928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25" calcext:value-type="date">
            <text:p>6/25/2017</text:p>
          </table:table-cell>
          <table:table-cell table:style-name="ce8" office:value-type="float" office:value="1.9284" calcext:value-type="float">
            <text:p><text:s/>1.928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26" calcext:value-type="date">
            <text:p>6/26/2017</text:p>
          </table:table-cell>
          <table:table-cell table:style-name="ce8" office:value-type="float" office:value="1.9284" calcext:value-type="float">
            <text:p><text:s/>1.928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27" calcext:value-type="date">
            <text:p>6/27/2017</text:p>
          </table:table-cell>
          <table:table-cell table:style-name="ce8" office:value-type="float" office:value="1.9221" calcext:value-type="float">
            <text:p><text:s/>1.922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28" calcext:value-type="date">
            <text:p>6/28/2017</text:p>
          </table:table-cell>
          <table:table-cell table:style-name="ce8" office:value-type="float" office:value="1.9249" calcext:value-type="float">
            <text:p><text:s/>1.924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29" calcext:value-type="date">
            <text:p>6/29/2017</text:p>
          </table:table-cell>
          <table:table-cell table:style-name="ce8" office:value-type="float" office:value="1.9343" calcext:value-type="float">
            <text:p><text:s/>1.934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6-30" calcext:value-type="date">
            <text:p>6/30/2017</text:p>
          </table:table-cell>
          <table:table-cell table:style-name="ce8" office:value-type="float" office:value="1.9336" calcext:value-type="float">
            <text:p><text:s/>1.933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01" calcext:value-type="date">
            <text:p>7/1/2017</text:p>
          </table:table-cell>
          <table:table-cell table:style-name="ce8" office:value-type="float" office:value="1.9413" calcext:value-type="float">
            <text:p><text:s/>1.941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02" calcext:value-type="date">
            <text:p>7/2/2017</text:p>
          </table:table-cell>
          <table:table-cell table:style-name="ce8" office:value-type="float" office:value="1.9413" calcext:value-type="float">
            <text:p><text:s/>1.941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03" calcext:value-type="date">
            <text:p>7/3/2017</text:p>
          </table:table-cell>
          <table:table-cell table:style-name="ce8" office:value-type="float" office:value="1.9413" calcext:value-type="float">
            <text:p><text:s/>1.941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04" calcext:value-type="date">
            <text:p>7/4/2017</text:p>
          </table:table-cell>
          <table:table-cell table:style-name="ce8" office:value-type="float" office:value="1.9413" calcext:value-type="float">
            <text:p><text:s/>1.941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05" calcext:value-type="date">
            <text:p>7/5/2017</text:p>
          </table:table-cell>
          <table:table-cell table:style-name="ce8" office:value-type="float" office:value="1.9442" calcext:value-type="float">
            <text:p><text:s/>1.944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06" calcext:value-type="date">
            <text:p>7/6/2017</text:p>
          </table:table-cell>
          <table:table-cell table:style-name="ce8" office:value-type="float" office:value="1.9557" calcext:value-type="float">
            <text:p><text:s/>1.955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07" calcext:value-type="date">
            <text:p>7/7/2017</text:p>
          </table:table-cell>
          <table:table-cell table:style-name="ce8" office:value-type="float" office:value="1.9714" calcext:value-type="float">
            <text:p><text:s/>1.971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08" calcext:value-type="date">
            <text:p>7/8/2017</text:p>
          </table:table-cell>
          <table:table-cell table:style-name="ce8" office:value-type="float" office:value="1.9731" calcext:value-type="float">
            <text:p><text:s/>1.973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09" calcext:value-type="date">
            <text:p>7/9/2017</text:p>
          </table:table-cell>
          <table:table-cell table:style-name="ce8" office:value-type="float" office:value="1.9731" calcext:value-type="float">
            <text:p><text:s/>1.973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10" calcext:value-type="date">
            <text:p>7/10/2017</text:p>
          </table:table-cell>
          <table:table-cell table:style-name="ce8" office:value-type="float" office:value="1.9731" calcext:value-type="float">
            <text:p><text:s/>1.973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11" calcext:value-type="date">
            <text:p>7/11/2017</text:p>
          </table:table-cell>
          <table:table-cell table:style-name="ce8" office:value-type="float" office:value="1.9734" calcext:value-type="float">
            <text:p><text:s/>1.973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12" calcext:value-type="date">
            <text:p>7/12/2017</text:p>
          </table:table-cell>
          <table:table-cell table:style-name="ce8" office:value-type="float" office:value="1.9794" calcext:value-type="float">
            <text:p><text:s/>1.979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13" calcext:value-type="date">
            <text:p>7/13/2017</text:p>
          </table:table-cell>
          <table:table-cell table:style-name="ce8" office:value-type="float" office:value="1.978" calcext:value-type="float">
            <text:p><text:s/>1.978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14" calcext:value-type="date">
            <text:p>7/14/2017</text:p>
          </table:table-cell>
          <table:table-cell table:style-name="ce8" office:value-type="float" office:value="1.9726" calcext:value-type="float">
            <text:p><text:s/>1.972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15" calcext:value-type="date">
            <text:p>7/15/2017</text:p>
          </table:table-cell>
          <table:table-cell table:style-name="ce8" office:value-type="float" office:value="1.9645" calcext:value-type="float">
            <text:p><text:s/>1.964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16" calcext:value-type="date">
            <text:p>7/16/2017</text:p>
          </table:table-cell>
          <table:table-cell table:style-name="ce8" office:value-type="float" office:value="1.9645" calcext:value-type="float">
            <text:p><text:s/>1.964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17" calcext:value-type="date">
            <text:p>7/17/2017</text:p>
          </table:table-cell>
          <table:table-cell table:style-name="ce8" office:value-type="float" office:value="1.9645" calcext:value-type="float">
            <text:p><text:s/>1.964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18" calcext:value-type="date">
            <text:p>7/18/2017</text:p>
          </table:table-cell>
          <table:table-cell table:style-name="ce8" office:value-type="float" office:value="1.9513" calcext:value-type="float">
            <text:p><text:s/>1.951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19" calcext:value-type="date">
            <text:p>7/19/2017</text:p>
          </table:table-cell>
          <table:table-cell table:style-name="ce8" office:value-type="float" office:value="1.9521" calcext:value-type="float">
            <text:p><text:s/>1.952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20" calcext:value-type="date">
            <text:p>7/20/2017</text:p>
          </table:table-cell>
          <table:table-cell table:style-name="ce8" office:value-type="float" office:value="1.9493" calcext:value-type="float">
            <text:p><text:s/>1.949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21" calcext:value-type="date">
            <text:p>7/21/2017</text:p>
          </table:table-cell>
          <table:table-cell table:style-name="ce8" office:value-type="float" office:value="1.9465" calcext:value-type="float">
            <text:p><text:s/>1.946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22" calcext:value-type="date">
            <text:p>7/22/2017</text:p>
          </table:table-cell>
          <table:table-cell table:style-name="ce8" office:value-type="float" office:value="1.9351" calcext:value-type="float">
            <text:p><text:s/>1.935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23" calcext:value-type="date">
            <text:p>7/23/2017</text:p>
          </table:table-cell>
          <table:table-cell table:style-name="ce8" office:value-type="float" office:value="1.9351" calcext:value-type="float">
            <text:p><text:s/>1.935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24" calcext:value-type="date">
            <text:p>7/24/2017</text:p>
          </table:table-cell>
          <table:table-cell table:style-name="ce8" office:value-type="float" office:value="1.9351" calcext:value-type="float">
            <text:p><text:s/>1.935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25" calcext:value-type="date">
            <text:p>7/25/2017</text:p>
          </table:table-cell>
          <table:table-cell table:style-name="ce8" office:value-type="float" office:value="1.944" calcext:value-type="float">
            <text:p><text:s/>1.944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26" calcext:value-type="date">
            <text:p>7/26/2017</text:p>
          </table:table-cell>
          <table:table-cell table:style-name="ce8" office:value-type="float" office:value="1.9458" calcext:value-type="float">
            <text:p><text:s/>1.945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27" calcext:value-type="date">
            <text:p>7/27/2017</text:p>
          </table:table-cell>
          <table:table-cell table:style-name="ce8" office:value-type="float" office:value="1.9505" calcext:value-type="float">
            <text:p><text:s/>1.950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28" calcext:value-type="date">
            <text:p>7/28/2017</text:p>
          </table:table-cell>
          <table:table-cell table:style-name="ce8" office:value-type="float" office:value="1.943" calcext:value-type="float">
            <text:p><text:s/>1.943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29" calcext:value-type="date">
            <text:p>7/29/2017</text:p>
          </table:table-cell>
          <table:table-cell table:style-name="ce8" office:value-type="float" office:value="1.9396" calcext:value-type="float">
            <text:p><text:s/>1.939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30" calcext:value-type="date">
            <text:p>7/30/2017</text:p>
          </table:table-cell>
          <table:table-cell table:style-name="ce8" office:value-type="float" office:value="1.9396" calcext:value-type="float">
            <text:p><text:s/>1.939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7-31" calcext:value-type="date">
            <text:p>7/31/2017</text:p>
          </table:table-cell>
          <table:table-cell table:style-name="ce8" office:value-type="float" office:value="1.9396" calcext:value-type="float">
            <text:p><text:s/>1.939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01" calcext:value-type="date">
            <text:p>8/1/2017</text:p>
          </table:table-cell>
          <table:table-cell table:style-name="ce8" office:value-type="float" office:value="1.9442" calcext:value-type="float">
            <text:p><text:s/>1.944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02" calcext:value-type="date">
            <text:p>8/2/2017</text:p>
          </table:table-cell>
          <table:table-cell table:style-name="ce8" office:value-type="float" office:value="1.9401" calcext:value-type="float">
            <text:p><text:s/>1.940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03" calcext:value-type="date">
            <text:p>8/3/2017</text:p>
          </table:table-cell>
          <table:table-cell table:style-name="ce8" office:value-type="float" office:value="1.9512" calcext:value-type="float">
            <text:p><text:s/>1.951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04" calcext:value-type="date">
            <text:p>8/4/2017</text:p>
          </table:table-cell>
          <table:table-cell table:style-name="ce8" office:value-type="float" office:value="1.9568" calcext:value-type="float">
            <text:p><text:s/>1.956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05" calcext:value-type="date">
            <text:p>8/5/2017</text:p>
          </table:table-cell>
          <table:table-cell table:style-name="ce8" office:value-type="float" office:value="1.9495" calcext:value-type="float">
            <text:p><text:s/>1.949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06" calcext:value-type="date">
            <text:p>8/6/2017</text:p>
          </table:table-cell>
          <table:table-cell table:style-name="ce8" office:value-type="float" office:value="1.9495" calcext:value-type="float">
            <text:p><text:s/>1.949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07" calcext:value-type="date">
            <text:p>8/7/2017</text:p>
          </table:table-cell>
          <table:table-cell table:style-name="ce8" office:value-type="float" office:value="1.9495" calcext:value-type="float">
            <text:p><text:s/>1.949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08" calcext:value-type="date">
            <text:p>8/8/2017</text:p>
          </table:table-cell>
          <table:table-cell table:style-name="ce8" office:value-type="float" office:value="1.9508" calcext:value-type="float">
            <text:p><text:s/>1.950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09" calcext:value-type="date">
            <text:p>8/9/2017</text:p>
          </table:table-cell>
          <table:table-cell table:style-name="ce8" office:value-type="float" office:value="1.9526" calcext:value-type="float">
            <text:p><text:s/>1.952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10" calcext:value-type="date">
            <text:p>8/10/2017</text:p>
          </table:table-cell>
          <table:table-cell table:style-name="ce8" office:value-type="float" office:value="1.9537" calcext:value-type="float">
            <text:p><text:s/>1.953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11" calcext:value-type="date">
            <text:p>8/11/2017</text:p>
          </table:table-cell>
          <table:table-cell table:style-name="ce8" office:value-type="float" office:value="1.9516" calcext:value-type="float">
            <text:p><text:s/>1.951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12" calcext:value-type="date">
            <text:p>8/12/2017</text:p>
          </table:table-cell>
          <table:table-cell table:style-name="ce8" office:value-type="float" office:value="1.9521" calcext:value-type="float">
            <text:p><text:s/>1.952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13" calcext:value-type="date">
            <text:p>8/13/2017</text:p>
          </table:table-cell>
          <table:table-cell table:style-name="ce8" office:value-type="float" office:value="1.9521" calcext:value-type="float">
            <text:p><text:s/>1.952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14" calcext:value-type="date">
            <text:p>8/14/2017</text:p>
          </table:table-cell>
          <table:table-cell table:style-name="ce8" office:value-type="float" office:value="1.9521" calcext:value-type="float">
            <text:p><text:s/>1.952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15" calcext:value-type="date">
            <text:p>8/15/2017</text:p>
          </table:table-cell>
          <table:table-cell table:style-name="ce8" office:value-type="float" office:value="1.9454" calcext:value-type="float">
            <text:p><text:s/>1.945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16" calcext:value-type="date">
            <text:p>8/16/2017</text:p>
          </table:table-cell>
          <table:table-cell table:style-name="ce8" office:value-type="float" office:value="1.9498" calcext:value-type="float">
            <text:p><text:s/>1.949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17" calcext:value-type="date">
            <text:p>8/17/2017</text:p>
          </table:table-cell>
          <table:table-cell table:style-name="ce8" office:value-type="float" office:value="1.945" calcext:value-type="float">
            <text:p><text:s/>1.945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18" calcext:value-type="date">
            <text:p>8/18/2017</text:p>
          </table:table-cell>
          <table:table-cell table:style-name="ce8" office:value-type="float" office:value="1.9379" calcext:value-type="float">
            <text:p><text:s/>1.937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19" calcext:value-type="date">
            <text:p>8/19/2017</text:p>
          </table:table-cell>
          <table:table-cell table:style-name="ce8" office:value-type="float" office:value="1.9383" calcext:value-type="float">
            <text:p><text:s/>1.938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20" calcext:value-type="date">
            <text:p>8/20/2017</text:p>
          </table:table-cell>
          <table:table-cell table:style-name="ce8" office:value-type="float" office:value="1.9383" calcext:value-type="float">
            <text:p><text:s/>1.938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21" calcext:value-type="date">
            <text:p>8/21/2017</text:p>
          </table:table-cell>
          <table:table-cell table:style-name="ce8" office:value-type="float" office:value="1.9383" calcext:value-type="float">
            <text:p><text:s/>1.938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22" calcext:value-type="date">
            <text:p>8/22/2017</text:p>
          </table:table-cell>
          <table:table-cell table:style-name="ce8" office:value-type="float" office:value="1.9339" calcext:value-type="float">
            <text:p><text:s/>1.933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23" calcext:value-type="date">
            <text:p>8/23/2017</text:p>
          </table:table-cell>
          <table:table-cell table:style-name="ce8" office:value-type="float" office:value="1.9303" calcext:value-type="float">
            <text:p><text:s/>1.930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24" calcext:value-type="date">
            <text:p>8/24/2017</text:p>
          </table:table-cell>
          <table:table-cell table:style-name="ce8" office:value-type="float" office:value="1.9319" calcext:value-type="float">
            <text:p><text:s/>1.931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25" calcext:value-type="date">
            <text:p>8/25/2017</text:p>
          </table:table-cell>
          <table:table-cell table:style-name="ce8" office:value-type="float" office:value="1.9335" calcext:value-type="float">
            <text:p><text:s/>1.933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26" calcext:value-type="date">
            <text:p>8/26/2017</text:p>
          </table:table-cell>
          <table:table-cell table:style-name="ce8" office:value-type="float" office:value="1.9333" calcext:value-type="float">
            <text:p><text:s/>1.933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27" calcext:value-type="date">
            <text:p>8/27/2017</text:p>
          </table:table-cell>
          <table:table-cell table:style-name="ce8" office:value-type="float" office:value="1.9333" calcext:value-type="float">
            <text:p><text:s/>1.933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28" calcext:value-type="date">
            <text:p>8/28/2017</text:p>
          </table:table-cell>
          <table:table-cell table:style-name="ce8" office:value-type="float" office:value="1.9333" calcext:value-type="float">
            <text:p><text:s/>1.933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29" calcext:value-type="date">
            <text:p>8/29/2017</text:p>
          </table:table-cell>
          <table:table-cell table:style-name="ce8" office:value-type="float" office:value="1.924" calcext:value-type="float">
            <text:p><text:s/>1.924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30" calcext:value-type="date">
            <text:p>8/30/2017</text:p>
          </table:table-cell>
          <table:table-cell table:style-name="ce8" office:value-type="float" office:value="1.9236" calcext:value-type="float">
            <text:p><text:s/>1.923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8-31" calcext:value-type="date">
            <text:p>8/31/2017</text:p>
          </table:table-cell>
          <table:table-cell table:style-name="ce8" office:value-type="float" office:value="1.9335" calcext:value-type="float">
            <text:p><text:s/>1.933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01" calcext:value-type="date">
            <text:p>9/1/2017</text:p>
          </table:table-cell>
          <table:table-cell table:style-name="ce8" office:value-type="float" office:value="1.9353" calcext:value-type="float">
            <text:p><text:s/>1.935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02" calcext:value-type="date">
            <text:p>9/2/2017</text:p>
          </table:table-cell>
          <table:table-cell table:style-name="ce8" office:value-type="float" office:value="1.9288" calcext:value-type="float">
            <text:p><text:s/>1.928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03" calcext:value-type="date">
            <text:p>9/3/2017</text:p>
          </table:table-cell>
          <table:table-cell table:style-name="ce8" office:value-type="float" office:value="1.9288" calcext:value-type="float">
            <text:p><text:s/>1.928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04" calcext:value-type="date">
            <text:p>9/4/2017</text:p>
          </table:table-cell>
          <table:table-cell table:style-name="ce8" office:value-type="float" office:value="1.9288" calcext:value-type="float">
            <text:p><text:s/>1.928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05" calcext:value-type="date">
            <text:p>9/5/2017</text:p>
          </table:table-cell>
          <table:table-cell table:style-name="ce8" office:value-type="float" office:value="1.9251" calcext:value-type="float">
            <text:p><text:s/>1.925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06" calcext:value-type="date">
            <text:p>9/6/2017</text:p>
          </table:table-cell>
          <table:table-cell table:style-name="ce8" office:value-type="float" office:value="1.9293" calcext:value-type="float">
            <text:p><text:s/>1.929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07" calcext:value-type="date">
            <text:p>9/7/2017</text:p>
          </table:table-cell>
          <table:table-cell table:style-name="ce8" office:value-type="float" office:value="1.9242" calcext:value-type="float">
            <text:p><text:s/>1.924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08" calcext:value-type="date">
            <text:p>9/8/2017</text:p>
          </table:table-cell>
          <table:table-cell table:style-name="ce8" office:value-type="float" office:value="1.9234" calcext:value-type="float">
            <text:p><text:s/>1.923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09" calcext:value-type="date">
            <text:p>9/9/2017</text:p>
          </table:table-cell>
          <table:table-cell table:style-name="ce8" office:value-type="float" office:value="1.9206" calcext:value-type="float">
            <text:p><text:s/>1.920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10" calcext:value-type="date">
            <text:p>9/10/2017</text:p>
          </table:table-cell>
          <table:table-cell table:style-name="ce8" office:value-type="float" office:value="1.9206" calcext:value-type="float">
            <text:p><text:s/>1.920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11" calcext:value-type="date">
            <text:p>9/11/2017</text:p>
          </table:table-cell>
          <table:table-cell table:style-name="ce8" office:value-type="float" office:value="1.9206" calcext:value-type="float">
            <text:p><text:s/>1.920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12" calcext:value-type="date">
            <text:p>9/12/2017</text:p>
          </table:table-cell>
          <table:table-cell table:style-name="ce8" office:value-type="float" office:value="1.9232" calcext:value-type="float">
            <text:p><text:s/>1.923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13" calcext:value-type="date">
            <text:p>9/13/2017</text:p>
          </table:table-cell>
          <table:table-cell table:style-name="ce8" office:value-type="float" office:value="1.9286" calcext:value-type="float">
            <text:p><text:s/>1.928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14" calcext:value-type="date">
            <text:p>9/14/2017</text:p>
          </table:table-cell>
          <table:table-cell table:style-name="ce8" office:value-type="float" office:value="1.9392" calcext:value-type="float">
            <text:p><text:s/>1.939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15" calcext:value-type="date">
            <text:p>9/15/2017</text:p>
          </table:table-cell>
          <table:table-cell table:style-name="ce8" office:value-type="float" office:value="1.9447" calcext:value-type="float">
            <text:p><text:s/>1.944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16" calcext:value-type="date">
            <text:p>9/16/2017</text:p>
          </table:table-cell>
          <table:table-cell table:style-name="ce8" office:value-type="float" office:value="1.939" calcext:value-type="float">
            <text:p><text:s/>1.939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17" calcext:value-type="date">
            <text:p>9/17/2017</text:p>
          </table:table-cell>
          <table:table-cell table:style-name="ce8" office:value-type="float" office:value="1.939" calcext:value-type="float">
            <text:p><text:s/>1.939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18" calcext:value-type="date">
            <text:p>9/18/2017</text:p>
          </table:table-cell>
          <table:table-cell table:style-name="ce8" office:value-type="float" office:value="1.939" calcext:value-type="float">
            <text:p><text:s/>1.939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19" calcext:value-type="date">
            <text:p>9/19/2017</text:p>
          </table:table-cell>
          <table:table-cell table:style-name="ce8" office:value-type="float" office:value="1.9382" calcext:value-type="float">
            <text:p><text:s/>1.938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20" calcext:value-type="date">
            <text:p>9/20/2017</text:p>
          </table:table-cell>
          <table:table-cell table:style-name="ce8" office:value-type="float" office:value="1.9405" calcext:value-type="float">
            <text:p><text:s/>1.940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21" calcext:value-type="date">
            <text:p>9/21/2017</text:p>
          </table:table-cell>
          <table:table-cell table:style-name="ce8" office:value-type="float" office:value="1.9405" calcext:value-type="float">
            <text:p><text:s/>1.940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22" calcext:value-type="date">
            <text:p>9/22/2017</text:p>
          </table:table-cell>
          <table:table-cell table:style-name="ce8" office:value-type="float" office:value="1.9457" calcext:value-type="float">
            <text:p><text:s/>1.945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23" calcext:value-type="date">
            <text:p>9/23/2017</text:p>
          </table:table-cell>
          <table:table-cell table:style-name="ce8" office:value-type="float" office:value="1.9366" calcext:value-type="float">
            <text:p><text:s/>1.936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24" calcext:value-type="date">
            <text:p>9/24/2017</text:p>
          </table:table-cell>
          <table:table-cell table:style-name="ce8" office:value-type="float" office:value="1.9366" calcext:value-type="float">
            <text:p><text:s/>1.936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25" calcext:value-type="date">
            <text:p>9/25/2017</text:p>
          </table:table-cell>
          <table:table-cell table:style-name="ce8" office:value-type="float" office:value="1.9366" calcext:value-type="float">
            <text:p><text:s/>1.936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26" calcext:value-type="date">
            <text:p>9/26/2017</text:p>
          </table:table-cell>
          <table:table-cell table:style-name="ce8" office:value-type="float" office:value="1.9394" calcext:value-type="float">
            <text:p><text:s/>1.939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27" calcext:value-type="date">
            <text:p>9/27/2017</text:p>
          </table:table-cell>
          <table:table-cell table:style-name="ce8" office:value-type="float" office:value="1.9453" calcext:value-type="float">
            <text:p><text:s/>1.945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28" calcext:value-type="date">
            <text:p>9/28/2017</text:p>
          </table:table-cell>
          <table:table-cell table:style-name="ce8" office:value-type="float" office:value="1.9614" calcext:value-type="float">
            <text:p><text:s/>1.961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29" calcext:value-type="date">
            <text:p>9/29/2017</text:p>
          </table:table-cell>
          <table:table-cell table:style-name="ce8" office:value-type="float" office:value="1.9689" calcext:value-type="float">
            <text:p><text:s/>1.968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09-30" calcext:value-type="date">
            <text:p>9/30/2017</text:p>
          </table:table-cell>
          <table:table-cell table:style-name="ce8" office:value-type="float" office:value="1.9623" calcext:value-type="float">
            <text:p><text:s/>1.962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01" calcext:value-type="date">
            <text:p>10/1/2017</text:p>
          </table:table-cell>
          <table:table-cell table:style-name="ce8" office:value-type="float" office:value="1.9623" calcext:value-type="float">
            <text:p><text:s/>1.962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02" calcext:value-type="date">
            <text:p>10/2/2017</text:p>
          </table:table-cell>
          <table:table-cell table:style-name="ce8" office:value-type="float" office:value="1.9623" calcext:value-type="float">
            <text:p><text:s/>1.962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03" calcext:value-type="date">
            <text:p>10/3/2017</text:p>
          </table:table-cell>
          <table:table-cell table:style-name="ce8" office:value-type="float" office:value="1.962" calcext:value-type="float">
            <text:p><text:s/>1.962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04" calcext:value-type="date">
            <text:p>10/4/2017</text:p>
          </table:table-cell>
          <table:table-cell table:style-name="ce8" office:value-type="float" office:value="1.9655" calcext:value-type="float">
            <text:p><text:s/>1.965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05" calcext:value-type="date">
            <text:p>10/5/2017</text:p>
          </table:table-cell>
          <table:table-cell table:style-name="ce8" office:value-type="float" office:value="1.965" calcext:value-type="float">
            <text:p><text:s/>1.965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06" calcext:value-type="date">
            <text:p>10/6/2017</text:p>
          </table:table-cell>
          <table:table-cell table:style-name="ce8" office:value-type="float" office:value="1.9629" calcext:value-type="float">
            <text:p><text:s/>1.962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07" calcext:value-type="date">
            <text:p>10/7/2017</text:p>
          </table:table-cell>
          <table:table-cell table:style-name="ce8" office:value-type="float" office:value="1.9684" calcext:value-type="float">
            <text:p><text:s/>1.968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08" calcext:value-type="date">
            <text:p>10/8/2017</text:p>
          </table:table-cell>
          <table:table-cell table:style-name="ce8" office:value-type="float" office:value="1.9684" calcext:value-type="float">
            <text:p><text:s/>1.968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09" calcext:value-type="date">
            <text:p>10/9/2017</text:p>
          </table:table-cell>
          <table:table-cell table:style-name="ce8" office:value-type="float" office:value="1.9684" calcext:value-type="float">
            <text:p><text:s/>1.968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10" calcext:value-type="date">
            <text:p>10/10/2017</text:p>
          </table:table-cell>
          <table:table-cell table:style-name="ce8" office:value-type="float" office:value="1.9755" calcext:value-type="float">
            <text:p><text:s/>1.975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11" calcext:value-type="date">
            <text:p>10/11/2017</text:p>
          </table:table-cell>
          <table:table-cell table:style-name="ce8" office:value-type="float" office:value="1.9719" calcext:value-type="float">
            <text:p><text:s/>1.971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12" calcext:value-type="date">
            <text:p>10/12/2017</text:p>
          </table:table-cell>
          <table:table-cell table:style-name="ce8" office:value-type="float" office:value="1.9711" calcext:value-type="float">
            <text:p><text:s/>1.971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13" calcext:value-type="date">
            <text:p>10/13/2017</text:p>
          </table:table-cell>
          <table:table-cell table:style-name="ce8" office:value-type="float" office:value="1.9677" calcext:value-type="float">
            <text:p><text:s/>1.967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14" calcext:value-type="date">
            <text:p>10/14/2017</text:p>
          </table:table-cell>
          <table:table-cell table:style-name="ce8" office:value-type="float" office:value="1.9633" calcext:value-type="float">
            <text:p><text:s/>1.963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15" calcext:value-type="date">
            <text:p>10/15/2017</text:p>
          </table:table-cell>
          <table:table-cell table:style-name="ce8" office:value-type="float" office:value="1.9633" calcext:value-type="float">
            <text:p><text:s/>1.963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16" calcext:value-type="date">
            <text:p>10/16/2017</text:p>
          </table:table-cell>
          <table:table-cell table:style-name="ce8" office:value-type="float" office:value="1.9633" calcext:value-type="float">
            <text:p><text:s/>1.963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17" calcext:value-type="date">
            <text:p>10/17/2017</text:p>
          </table:table-cell>
          <table:table-cell table:style-name="ce8" office:value-type="float" office:value="1.958" calcext:value-type="float">
            <text:p><text:s/>1.958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18" calcext:value-type="date">
            <text:p>10/18/2017</text:p>
          </table:table-cell>
          <table:table-cell table:style-name="ce8" office:value-type="float" office:value="1.9592" calcext:value-type="float">
            <text:p><text:s/>1.959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19" calcext:value-type="date">
            <text:p>10/19/2017</text:p>
          </table:table-cell>
          <table:table-cell table:style-name="ce8" office:value-type="float" office:value="1.9585" calcext:value-type="float">
            <text:p><text:s/>1.958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20" calcext:value-type="date">
            <text:p>10/20/2017</text:p>
          </table:table-cell>
          <table:table-cell table:style-name="ce8" office:value-type="float" office:value="1.9577" calcext:value-type="float">
            <text:p><text:s/>1.957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21" calcext:value-type="date">
            <text:p>10/21/2017</text:p>
          </table:table-cell>
          <table:table-cell table:style-name="ce8" office:value-type="float" office:value="1.955" calcext:value-type="float">
            <text:p><text:s/>1.955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22" calcext:value-type="date">
            <text:p>10/22/2017</text:p>
          </table:table-cell>
          <table:table-cell table:style-name="ce8" office:value-type="float" office:value="1.955" calcext:value-type="float">
            <text:p><text:s/>1.955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23" calcext:value-type="date">
            <text:p>10/23/2017</text:p>
          </table:table-cell>
          <table:table-cell table:style-name="ce8" office:value-type="float" office:value="1.955" calcext:value-type="float">
            <text:p><text:s/>1.955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24" calcext:value-type="date">
            <text:p>10/24/2017</text:p>
          </table:table-cell>
          <table:table-cell table:style-name="ce8" office:value-type="float" office:value="1.9539" calcext:value-type="float">
            <text:p><text:s/>1.953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25" calcext:value-type="date">
            <text:p>10/25/2017</text:p>
          </table:table-cell>
          <table:table-cell table:style-name="ce8" office:value-type="float" office:value="1.9546" calcext:value-type="float">
            <text:p><text:s/>1.954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26" calcext:value-type="date">
            <text:p>10/26/2017</text:p>
          </table:table-cell>
          <table:table-cell table:style-name="ce8" office:value-type="float" office:value="1.9557" calcext:value-type="float">
            <text:p><text:s/>1.955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27" calcext:value-type="date">
            <text:p>10/27/2017</text:p>
          </table:table-cell>
          <table:table-cell table:style-name="ce8" office:value-type="float" office:value="1.9601" calcext:value-type="float">
            <text:p><text:s/>1.960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28" calcext:value-type="date">
            <text:p>10/28/2017</text:p>
          </table:table-cell>
          <table:table-cell table:style-name="ce8" office:value-type="float" office:value="1.9734" calcext:value-type="float">
            <text:p><text:s/>1.973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29" calcext:value-type="date">
            <text:p>10/29/2017</text:p>
          </table:table-cell>
          <table:table-cell table:style-name="ce8" office:value-type="float" office:value="1.9734" calcext:value-type="float">
            <text:p><text:s/>1.973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30" calcext:value-type="date">
            <text:p>10/30/2017</text:p>
          </table:table-cell>
          <table:table-cell table:style-name="ce8" office:value-type="float" office:value="1.9734" calcext:value-type="float">
            <text:p><text:s/>1.973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0-31" calcext:value-type="date">
            <text:p>10/31/2017</text:p>
          </table:table-cell>
          <table:table-cell table:style-name="ce8" office:value-type="float" office:value="1.9722" calcext:value-type="float">
            <text:p><text:s/>1.972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01" calcext:value-type="date">
            <text:p>11/1/2017</text:p>
          </table:table-cell>
          <table:table-cell table:style-name="ce8" office:value-type="float" office:value="1.9741" calcext:value-type="float">
            <text:p><text:s/>1.974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02" calcext:value-type="date">
            <text:p>11/2/2017</text:p>
          </table:table-cell>
          <table:table-cell table:style-name="ce8" office:value-type="float" office:value="1.976" calcext:value-type="float">
            <text:p><text:s/>1.976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03" calcext:value-type="date">
            <text:p>11/3/2017</text:p>
          </table:table-cell>
          <table:table-cell table:style-name="ce8" office:value-type="float" office:value="1.9774" calcext:value-type="float">
            <text:p><text:s/>1.977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04" calcext:value-type="date">
            <text:p>11/4/2017</text:p>
          </table:table-cell>
          <table:table-cell table:style-name="ce8" office:value-type="float" office:value="1.9806" calcext:value-type="float">
            <text:p><text:s/>1.980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05" calcext:value-type="date">
            <text:p>11/5/2017</text:p>
          </table:table-cell>
          <table:table-cell table:style-name="ce8" office:value-type="float" office:value="1.9855" calcext:value-type="float">
            <text:p><text:s/>1.985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06" calcext:value-type="date">
            <text:p>11/6/2017</text:p>
          </table:table-cell>
          <table:table-cell table:style-name="ce8" office:value-type="float" office:value="1.9855" calcext:value-type="float">
            <text:p><text:s/>1.985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07" calcext:value-type="date">
            <text:p>11/7/2017</text:p>
          </table:table-cell>
          <table:table-cell table:style-name="ce8" office:value-type="float" office:value="1.9855" calcext:value-type="float">
            <text:p><text:s/>1.985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08" calcext:value-type="date">
            <text:p>11/8/2017</text:p>
          </table:table-cell>
          <table:table-cell table:style-name="ce8" office:value-type="float" office:value="1.9855" calcext:value-type="float">
            <text:p><text:s/>1.985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09" calcext:value-type="date">
            <text:p>11/9/2017</text:p>
          </table:table-cell>
          <table:table-cell table:style-name="ce8" office:value-type="float" office:value="1.9908" calcext:value-type="float">
            <text:p><text:s/>1.990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10" calcext:value-type="date">
            <text:p>11/10/2017</text:p>
          </table:table-cell>
          <table:table-cell table:style-name="ce8" office:value-type="float" office:value="1.9915" calcext:value-type="float">
            <text:p><text:s/>1.9915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11" calcext:value-type="date">
            <text:p>11/11/2017</text:p>
          </table:table-cell>
          <table:table-cell table:style-name="ce8" office:value-type="float" office:value="1.9921" calcext:value-type="float">
            <text:p><text:s/>1.992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12" calcext:value-type="date">
            <text:p>11/12/2017</text:p>
          </table:table-cell>
          <table:table-cell table:style-name="ce8" office:value-type="float" office:value="1.9921" calcext:value-type="float">
            <text:p><text:s/>1.992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13" calcext:value-type="date">
            <text:p>11/13/2017</text:p>
          </table:table-cell>
          <table:table-cell table:style-name="ce8" office:value-type="float" office:value="1.9921" calcext:value-type="float">
            <text:p><text:s/>1.992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14" calcext:value-type="date">
            <text:p>11/14/2017</text:p>
          </table:table-cell>
          <table:table-cell table:style-name="ce8" office:value-type="float" office:value="1.9932" calcext:value-type="float">
            <text:p><text:s/>1.993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15" calcext:value-type="date">
            <text:p>11/15/2017</text:p>
          </table:table-cell>
          <table:table-cell table:style-name="ce8" office:value-type="float" office:value="1.9976" calcext:value-type="float">
            <text:p><text:s/>1.997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16" calcext:value-type="date">
            <text:p>11/16/2017</text:p>
          </table:table-cell>
          <table:table-cell table:style-name="ce8" office:value-type="float" office:value="2.0057" calcext:value-type="float">
            <text:p><text:s/>2.005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17" calcext:value-type="date">
            <text:p>11/17/2017</text:p>
          </table:table-cell>
          <table:table-cell table:style-name="ce8" office:value-type="float" office:value="2.0068" calcext:value-type="float">
            <text:p><text:s/>2.006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18" calcext:value-type="date">
            <text:p>11/18/2017</text:p>
          </table:table-cell>
          <table:table-cell table:style-name="ce8" office:value-type="float" office:value="2.005" calcext:value-type="float">
            <text:p><text:s/>2.005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19" calcext:value-type="date">
            <text:p>11/19/2017</text:p>
          </table:table-cell>
          <table:table-cell table:style-name="ce8" office:value-type="float" office:value="2.005" calcext:value-type="float">
            <text:p><text:s/>2.005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20" calcext:value-type="date">
            <text:p>11/20/2017</text:p>
          </table:table-cell>
          <table:table-cell table:style-name="ce8" office:value-type="float" office:value="2.005" calcext:value-type="float">
            <text:p><text:s/>2.005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21" calcext:value-type="date">
            <text:p>11/21/2017</text:p>
          </table:table-cell>
          <table:table-cell table:style-name="ce8" office:value-type="float" office:value="2.0017" calcext:value-type="float">
            <text:p><text:s/>2.001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22" calcext:value-type="date">
            <text:p>11/22/2017</text:p>
          </table:table-cell>
          <table:table-cell table:style-name="ce8" office:value-type="float" office:value="2.0047" calcext:value-type="float">
            <text:p><text:s/>2.004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23" calcext:value-type="date">
            <text:p>11/23/2017</text:p>
          </table:table-cell>
          <table:table-cell table:style-name="ce8" office:value-type="float" office:value="2.0031" calcext:value-type="float">
            <text:p><text:s/>2.003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24" calcext:value-type="date">
            <text:p>11/24/2017</text:p>
          </table:table-cell>
          <table:table-cell table:style-name="ce8" office:value-type="float" office:value="1.9968" calcext:value-type="float">
            <text:p><text:s/>1.996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25" calcext:value-type="date">
            <text:p>11/25/2017</text:p>
          </table:table-cell>
          <table:table-cell table:style-name="ce8" office:value-type="float" office:value="1.998" calcext:value-type="float">
            <text:p><text:s/>1.998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26" calcext:value-type="date">
            <text:p>11/26/2017</text:p>
          </table:table-cell>
          <table:table-cell table:style-name="ce8" office:value-type="float" office:value="1.998" calcext:value-type="float">
            <text:p><text:s/>1.998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27" calcext:value-type="date">
            <text:p>11/27/2017</text:p>
          </table:table-cell>
          <table:table-cell table:style-name="ce8" office:value-type="float" office:value="1.998" calcext:value-type="float">
            <text:p><text:s/>1.998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28" calcext:value-type="date">
            <text:p>11/28/2017</text:p>
          </table:table-cell>
          <table:table-cell table:style-name="ce8" office:value-type="float" office:value="1.9953" calcext:value-type="float">
            <text:p><text:s/>1.995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29" calcext:value-type="date">
            <text:p>11/29/2017</text:p>
          </table:table-cell>
          <table:table-cell table:style-name="ce8" office:value-type="float" office:value="2" calcext:value-type="float">
            <text:p><text:s/>2.000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1-30" calcext:value-type="date">
            <text:p>11/30/2017</text:p>
          </table:table-cell>
          <table:table-cell table:style-name="ce8" office:value-type="float" office:value="2.0039" calcext:value-type="float">
            <text:p><text:s/>2.0039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01" calcext:value-type="date">
            <text:p>12/1/2017</text:p>
          </table:table-cell>
          <table:table-cell table:style-name="ce8" office:value-type="float" office:value="2.0123" calcext:value-type="float">
            <text:p><text:s/>2.012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02" calcext:value-type="date">
            <text:p>12/2/2017</text:p>
          </table:table-cell>
          <table:table-cell table:style-name="ce8" office:value-type="float" office:value="2.0114" calcext:value-type="float">
            <text:p><text:s/>2.011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03" calcext:value-type="date">
            <text:p>12/3/2017</text:p>
          </table:table-cell>
          <table:table-cell table:style-name="ce8" office:value-type="float" office:value="2.0114" calcext:value-type="float">
            <text:p><text:s/>2.011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04" calcext:value-type="date">
            <text:p>12/4/2017</text:p>
          </table:table-cell>
          <table:table-cell table:style-name="ce8" office:value-type="float" office:value="2.0114" calcext:value-type="float">
            <text:p><text:s/>2.0114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05" calcext:value-type="date">
            <text:p>12/5/2017</text:p>
          </table:table-cell>
          <table:table-cell table:style-name="ce8" office:value-type="float" office:value="2.0227" calcext:value-type="float">
            <text:p><text:s/>2.022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06" calcext:value-type="date">
            <text:p>12/6/2017</text:p>
          </table:table-cell>
          <table:table-cell table:style-name="ce8" office:value-type="float" office:value="2.0208" calcext:value-type="float">
            <text:p><text:s/>2.020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07" calcext:value-type="date">
            <text:p>12/7/2017</text:p>
          </table:table-cell>
          <table:table-cell table:style-name="ce8" office:value-type="float" office:value="2.0252" calcext:value-type="float">
            <text:p><text:s/>2.0252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08" calcext:value-type="date">
            <text:p>12/8/2017</text:p>
          </table:table-cell>
          <table:table-cell table:style-name="ce8" office:value-type="float" office:value="2.0358" calcext:value-type="float">
            <text:p><text:s/>2.035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09" calcext:value-type="date">
            <text:p>12/9/2017</text:p>
          </table:table-cell>
          <table:table-cell table:style-name="ce8" office:value-type="float" office:value="2.0367" calcext:value-type="float">
            <text:p><text:s/>2.036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10" calcext:value-type="date">
            <text:p>12/10/2017</text:p>
          </table:table-cell>
          <table:table-cell table:style-name="ce8" office:value-type="float" office:value="2.0367" calcext:value-type="float">
            <text:p><text:s/>2.036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11" calcext:value-type="date">
            <text:p>12/11/2017</text:p>
          </table:table-cell>
          <table:table-cell table:style-name="ce8" office:value-type="float" office:value="2.0367" calcext:value-type="float">
            <text:p><text:s/>2.036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12" calcext:value-type="date">
            <text:p>12/12/2017</text:p>
          </table:table-cell>
          <table:table-cell table:style-name="ce8" office:value-type="float" office:value="2.033" calcext:value-type="float">
            <text:p><text:s/>2.0330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13" calcext:value-type="date">
            <text:p>12/13/2017</text:p>
          </table:table-cell>
          <table:table-cell table:style-name="ce8" office:value-type="float" office:value="2.0296" calcext:value-type="float">
            <text:p><text:s/>2.029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14" calcext:value-type="date">
            <text:p>12/14/2017</text:p>
          </table:table-cell>
          <table:table-cell table:style-name="ce8" office:value-type="float" office:value="2.0378" calcext:value-type="float">
            <text:p><text:s/>2.0378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15" calcext:value-type="date">
            <text:p>12/15/2017</text:p>
          </table:table-cell>
          <table:table-cell table:style-name="ce8" office:value-type="float" office:value="2.0277" calcext:value-type="float">
            <text:p><text:s/>2.027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16" calcext:value-type="date">
            <text:p>12/16/2017</text:p>
          </table:table-cell>
          <table:table-cell table:style-name="ce8" office:value-type="float" office:value="2.0257" calcext:value-type="float">
            <text:p><text:s/>2.025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17" calcext:value-type="date">
            <text:p>12/17/2017</text:p>
          </table:table-cell>
          <table:table-cell table:style-name="ce8" office:value-type="float" office:value="2.0257" calcext:value-type="float">
            <text:p><text:s/>2.025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18" calcext:value-type="date">
            <text:p>12/18/2017</text:p>
          </table:table-cell>
          <table:table-cell table:style-name="ce8" office:value-type="float" office:value="2.0257" calcext:value-type="float">
            <text:p><text:s/>2.025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19" calcext:value-type="date">
            <text:p>12/19/2017</text:p>
          </table:table-cell>
          <table:table-cell table:style-name="ce8" office:value-type="float" office:value="2.0213" calcext:value-type="float">
            <text:p><text:s/>2.021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20" calcext:value-type="date">
            <text:p>12/20/2017</text:p>
          </table:table-cell>
          <table:table-cell table:style-name="ce8" office:value-type="float" office:value="2.0166" calcext:value-type="float">
            <text:p><text:s/>2.0166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21" calcext:value-type="date">
            <text:p>12/21/2017</text:p>
          </table:table-cell>
          <table:table-cell table:style-name="ce8" office:value-type="float" office:value="2.0133" calcext:value-type="float">
            <text:p><text:s/>2.013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22" calcext:value-type="date">
            <text:p>12/22/2017</text:p>
          </table:table-cell>
          <table:table-cell table:style-name="ce8" office:value-type="float" office:value="2.0023" calcext:value-type="float">
            <text:p><text:s/>2.0023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23" calcext:value-type="date">
            <text:p>12/23/2017</text:p>
          </table:table-cell>
          <table:table-cell table:style-name="ce8" office:value-type="float" office:value="1.9921" calcext:value-type="float">
            <text:p><text:s/>1.992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24" calcext:value-type="date">
            <text:p>12/24/2017</text:p>
          </table:table-cell>
          <table:table-cell table:style-name="ce8" office:value-type="float" office:value="1.9921" calcext:value-type="float">
            <text:p><text:s/>1.992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25" calcext:value-type="date">
            <text:p>12/25/2017</text:p>
          </table:table-cell>
          <table:table-cell table:style-name="ce8" office:value-type="float" office:value="1.9921" calcext:value-type="float">
            <text:p><text:s/>1.992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26" calcext:value-type="date">
            <text:p>12/26/2017</text:p>
          </table:table-cell>
          <table:table-cell table:style-name="ce8" office:value-type="float" office:value="1.9921" calcext:value-type="float">
            <text:p><text:s/>1.992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27" calcext:value-type="date">
            <text:p>12/27/2017</text:p>
          </table:table-cell>
          <table:table-cell table:style-name="ce8" office:value-type="float" office:value="1.9791" calcext:value-type="float">
            <text:p><text:s/>1.9791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28" calcext:value-type="date">
            <text:p>12/28/2017</text:p>
          </table:table-cell>
          <table:table-cell table:style-name="ce8" office:value-type="float" office:value="1.9717" calcext:value-type="float">
            <text:p><text:s/>1.971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29" calcext:value-type="date">
            <text:p>12/29/2017</text:p>
          </table:table-cell>
          <table:table-cell table:style-name="ce8" office:value-type="float" office:value="1.9727" calcext:value-type="float">
            <text:p><text:s/>1.972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30" calcext:value-type="date">
            <text:p>12/30/2017</text:p>
          </table:table-cell>
          <table:table-cell table:style-name="ce8" office:value-type="float" office:value="1.9727" calcext:value-type="float">
            <text:p><text:s/>1.9727</text:p>
          </table:table-cell>
          <table:table-cell table:number-columns-repeated="984"/>
        </table:table-row>
        <table:table-row table:style-name="ro2">
          <table:table-cell table:style-name="ce2" office:value-type="date" office:date-value="2017-12-31" calcext:value-type="date">
            <text:p>12/31/2017</text:p>
          </table:table-cell>
          <table:table-cell table:style-name="ce8" office:value-type="float" office:value="1.9727" calcext:value-type="float">
            <text:p><text:s/>1.972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01" calcext:value-type="date">
            <text:p>1/1/2018</text:p>
          </table:table-cell>
          <table:table-cell table:style-name="ce9" office:value-type="float" office:value="1.9727" calcext:value-type="float">
            <text:p>1.972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02" calcext:value-type="date">
            <text:p>1/2/2018</text:p>
          </table:table-cell>
          <table:table-cell table:style-name="ce9" office:value-type="float" office:value="1.9727" calcext:value-type="float">
            <text:p>1.972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03" calcext:value-type="date">
            <text:p>1/3/2018</text:p>
          </table:table-cell>
          <table:table-cell table:style-name="ce9" office:value-type="float" office:value="1.9727" calcext:value-type="float">
            <text:p>1.972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04" calcext:value-type="date">
            <text:p>1/4/2018</text:p>
          </table:table-cell>
          <table:table-cell table:style-name="ce9" office:value-type="float" office:value="1.979" calcext:value-type="float">
            <text:p>1.979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05" calcext:value-type="date">
            <text:p>1/5/2018</text:p>
          </table:table-cell>
          <table:table-cell table:style-name="ce9" office:value-type="float" office:value="1.985" calcext:value-type="float">
            <text:p>1.985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06" calcext:value-type="date">
            <text:p>1/6/2018</text:p>
          </table:table-cell>
          <table:table-cell table:style-name="ce9" office:value-type="float" office:value="1.9869" calcext:value-type="float">
            <text:p>1.986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07" calcext:value-type="date">
            <text:p>1/7/2018</text:p>
          </table:table-cell>
          <table:table-cell table:style-name="ce9" office:value-type="float" office:value="1.9869" calcext:value-type="float">
            <text:p>1.986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08" calcext:value-type="date">
            <text:p>1/8/2018</text:p>
          </table:table-cell>
          <table:table-cell table:style-name="ce9" office:value-type="float" office:value="1.9869" calcext:value-type="float">
            <text:p>1.986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09" calcext:value-type="date">
            <text:p>1/9/2018</text:p>
          </table:table-cell>
          <table:table-cell table:style-name="ce9" office:value-type="float" office:value="1.9974" calcext:value-type="float">
            <text:p>1.997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10" calcext:value-type="date">
            <text:p>1/10/2018</text:p>
          </table:table-cell>
          <table:table-cell table:style-name="ce9" office:value-type="float" office:value="2.0104" calcext:value-type="float">
            <text:p>2.010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11" calcext:value-type="date">
            <text:p>1/11/2018</text:p>
          </table:table-cell>
          <table:table-cell table:style-name="ce9" office:value-type="float" office:value="2.0146" calcext:value-type="float">
            <text:p>2.014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12" calcext:value-type="date">
            <text:p>1/12/2018</text:p>
          </table:table-cell>
          <table:table-cell table:style-name="ce9" office:value-type="float" office:value="2.0188" calcext:value-type="float">
            <text:p>2.018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13" calcext:value-type="date">
            <text:p>1/13/2018</text:p>
          </table:table-cell>
          <table:table-cell table:style-name="ce9" office:value-type="float" office:value="2.0048" calcext:value-type="float">
            <text:p>2.004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14" calcext:value-type="date">
            <text:p>1/14/2018</text:p>
          </table:table-cell>
          <table:table-cell table:style-name="ce9" office:value-type="float" office:value="2.0048" calcext:value-type="float">
            <text:p>2.004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15" calcext:value-type="date">
            <text:p>1/15/2018</text:p>
          </table:table-cell>
          <table:table-cell table:style-name="ce9" office:value-type="float" office:value="2.0048" calcext:value-type="float">
            <text:p>2.004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16" calcext:value-type="date">
            <text:p>1/16/2018</text:p>
          </table:table-cell>
          <table:table-cell table:style-name="ce9" office:value-type="float" office:value="1.9955" calcext:value-type="float">
            <text:p>1.995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17" calcext:value-type="date">
            <text:p>1/17/2018</text:p>
          </table:table-cell>
          <table:table-cell table:style-name="ce9" office:value-type="float" office:value="1.9953" calcext:value-type="float">
            <text:p>1.995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18" calcext:value-type="date">
            <text:p>1/18/2018</text:p>
          </table:table-cell>
          <table:table-cell table:style-name="ce9" office:value-type="float" office:value="1.9963" calcext:value-type="float">
            <text:p>1.996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19" calcext:value-type="date">
            <text:p>1/19/2018</text:p>
          </table:table-cell>
          <table:table-cell table:style-name="ce9" office:value-type="float" office:value="1.9933" calcext:value-type="float">
            <text:p>1.993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20" calcext:value-type="date">
            <text:p>1/20/2018</text:p>
          </table:table-cell>
          <table:table-cell table:style-name="ce9" office:value-type="float" office:value="1.9787" calcext:value-type="float">
            <text:p>1.978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21" calcext:value-type="date">
            <text:p>1/21/2018</text:p>
          </table:table-cell>
          <table:table-cell table:style-name="ce9" office:value-type="float" office:value="1.9775" calcext:value-type="float">
            <text:p>1.977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22" calcext:value-type="date">
            <text:p>1/22/2018</text:p>
          </table:table-cell>
          <table:table-cell table:style-name="ce9" office:value-type="float" office:value="1.9775" calcext:value-type="float">
            <text:p>1.977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23" calcext:value-type="date">
            <text:p>1/23/2018</text:p>
          </table:table-cell>
          <table:table-cell table:style-name="ce9" office:value-type="float" office:value="1.9782" calcext:value-type="float">
            <text:p>1.978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24" calcext:value-type="date">
            <text:p>1/24/2018</text:p>
          </table:table-cell>
          <table:table-cell table:style-name="ce9" office:value-type="float" office:value="1.9779" calcext:value-type="float">
            <text:p>1.977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25" calcext:value-type="date">
            <text:p>1/25/2018</text:p>
          </table:table-cell>
          <table:table-cell table:style-name="ce9" office:value-type="float" office:value="1.9802" calcext:value-type="float">
            <text:p>1.980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26" calcext:value-type="date">
            <text:p>1/26/2018</text:p>
          </table:table-cell>
          <table:table-cell table:style-name="ce9" office:value-type="float" office:value="1.9741" calcext:value-type="float">
            <text:p>1.974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27" calcext:value-type="date">
            <text:p>1/27/2018</text:p>
          </table:table-cell>
          <table:table-cell table:style-name="ce9" office:value-type="float" office:value="1.9722" calcext:value-type="float">
            <text:p>1.972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28" calcext:value-type="date">
            <text:p>1/28/2018</text:p>
          </table:table-cell>
          <table:table-cell table:style-name="ce9" office:value-type="float" office:value="1.9722" calcext:value-type="float">
            <text:p>1.972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29" calcext:value-type="date">
            <text:p>1/29/2018</text:p>
          </table:table-cell>
          <table:table-cell table:style-name="ce9" office:value-type="float" office:value="1.9722" calcext:value-type="float">
            <text:p>1.972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30" calcext:value-type="date">
            <text:p>1/30/2018</text:p>
          </table:table-cell>
          <table:table-cell table:style-name="ce9" office:value-type="float" office:value="1.9808" calcext:value-type="float">
            <text:p>1.980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1-31" calcext:value-type="date">
            <text:p>1/31/2018</text:p>
          </table:table-cell>
          <table:table-cell table:style-name="ce9" office:value-type="float" office:value="1.9839" calcext:value-type="float">
            <text:p>1.983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01" calcext:value-type="date">
            <text:p>2/1/2018</text:p>
          </table:table-cell>
          <table:table-cell table:style-name="ce9" office:value-type="float" office:value="1.9803" calcext:value-type="float">
            <text:p>1.980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02" calcext:value-type="date">
            <text:p>2/2/2018</text:p>
          </table:table-cell>
          <table:table-cell table:style-name="ce9" office:value-type="float" office:value="1.9756" calcext:value-type="float">
            <text:p>1.975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03" calcext:value-type="date">
            <text:p>2/3/2018</text:p>
          </table:table-cell>
          <table:table-cell table:style-name="ce9" office:value-type="float" office:value="1.9744" calcext:value-type="float">
            <text:p>1.974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04" calcext:value-type="date">
            <text:p>2/4/2018</text:p>
          </table:table-cell>
          <table:table-cell table:style-name="ce9" office:value-type="float" office:value="1.9744" calcext:value-type="float">
            <text:p>1.974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05" calcext:value-type="date">
            <text:p>2/5/2018</text:p>
          </table:table-cell>
          <table:table-cell table:style-name="ce9" office:value-type="float" office:value="1.9744" calcext:value-type="float">
            <text:p>1.974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06" calcext:value-type="date">
            <text:p>2/6/2018</text:p>
          </table:table-cell>
          <table:table-cell table:style-name="ce9" office:value-type="float" office:value="1.9808" calcext:value-type="float">
            <text:p>1.980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07" calcext:value-type="date">
            <text:p>2/7/2018</text:p>
          </table:table-cell>
          <table:table-cell table:style-name="ce9" office:value-type="float" office:value="1.9894" calcext:value-type="float">
            <text:p>1.989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08" calcext:value-type="date">
            <text:p>2/8/2018</text:p>
          </table:table-cell>
          <table:table-cell table:style-name="ce9" office:value-type="float" office:value="1.9886" calcext:value-type="float">
            <text:p>1.988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09" calcext:value-type="date">
            <text:p>2/9/2018</text:p>
          </table:table-cell>
          <table:table-cell table:style-name="ce9" office:value-type="float" office:value="1.998" calcext:value-type="float">
            <text:p>1.998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10" calcext:value-type="date">
            <text:p>2/10/2018</text:p>
          </table:table-cell>
          <table:table-cell table:style-name="ce9" office:value-type="float" office:value="2.0017" calcext:value-type="float">
            <text:p>2.001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11" calcext:value-type="date">
            <text:p>2/11/2018</text:p>
          </table:table-cell>
          <table:table-cell table:style-name="ce9" office:value-type="float" office:value="2.0017" calcext:value-type="float">
            <text:p>2.001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12" calcext:value-type="date">
            <text:p>2/12/2018</text:p>
          </table:table-cell>
          <table:table-cell table:style-name="ce9" office:value-type="float" office:value="2.0017" calcext:value-type="float">
            <text:p>2.001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13" calcext:value-type="date">
            <text:p>2/13/2018</text:p>
          </table:table-cell>
          <table:table-cell table:style-name="ce9" office:value-type="float" office:value="1.9959" calcext:value-type="float">
            <text:p>1.995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14" calcext:value-type="date">
            <text:p>2/14/2018</text:p>
          </table:table-cell>
          <table:table-cell table:style-name="ce9" office:value-type="float" office:value="1.9918" calcext:value-type="float">
            <text:p>1.991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15" calcext:value-type="date">
            <text:p>2/15/2018</text:p>
          </table:table-cell>
          <table:table-cell table:style-name="ce9" office:value-type="float" office:value="1.9901" calcext:value-type="float">
            <text:p>1.990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16" calcext:value-type="date">
            <text:p>2/16/2018</text:p>
          </table:table-cell>
          <table:table-cell table:style-name="ce9" office:value-type="float" office:value="1.9717" calcext:value-type="float">
            <text:p>1.971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17" calcext:value-type="date">
            <text:p>2/17/2018</text:p>
          </table:table-cell>
          <table:table-cell table:style-name="ce9" office:value-type="float" office:value="1.96" calcext:value-type="float">
            <text:p>1.960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18" calcext:value-type="date">
            <text:p>2/18/2018</text:p>
          </table:table-cell>
          <table:table-cell table:style-name="ce9" office:value-type="float" office:value="1.96" calcext:value-type="float">
            <text:p>1.960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19" calcext:value-type="date">
            <text:p>2/19/2018</text:p>
          </table:table-cell>
          <table:table-cell table:style-name="ce9" office:value-type="float" office:value="1.96" calcext:value-type="float">
            <text:p>1.960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20" calcext:value-type="date">
            <text:p>2/20/2018</text:p>
          </table:table-cell>
          <table:table-cell table:style-name="ce9" office:value-type="float" office:value="1.9605" calcext:value-type="float">
            <text:p>1.960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21" calcext:value-type="date">
            <text:p>2/21/2018</text:p>
          </table:table-cell>
          <table:table-cell table:style-name="ce9" office:value-type="float" office:value="1.961" calcext:value-type="float">
            <text:p>1.961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22" calcext:value-type="date">
            <text:p>2/22/2018</text:p>
          </table:table-cell>
          <table:table-cell table:style-name="ce9" office:value-type="float" office:value="1.9623" calcext:value-type="float">
            <text:p>1.962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23" calcext:value-type="date">
            <text:p>2/23/2018</text:p>
          </table:table-cell>
          <table:table-cell table:style-name="ce9" office:value-type="float" office:value="1.9638" calcext:value-type="float">
            <text:p>1.963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24" calcext:value-type="date">
            <text:p>2/24/2018</text:p>
          </table:table-cell>
          <table:table-cell table:style-name="ce9" office:value-type="float" office:value="1.9593" calcext:value-type="float">
            <text:p>1.959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25" calcext:value-type="date">
            <text:p>2/25/2018</text:p>
          </table:table-cell>
          <table:table-cell table:style-name="ce9" office:value-type="float" office:value="1.9593" calcext:value-type="float">
            <text:p>1.959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26" calcext:value-type="date">
            <text:p>2/26/2018</text:p>
          </table:table-cell>
          <table:table-cell table:style-name="ce9" office:value-type="float" office:value="1.9593" calcext:value-type="float">
            <text:p>1.959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27" calcext:value-type="date">
            <text:p>2/27/2018</text:p>
          </table:table-cell>
          <table:table-cell table:style-name="ce9" office:value-type="float" office:value="1.9556" calcext:value-type="float">
            <text:p>1.955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2-28" calcext:value-type="date">
            <text:p>2/28/2018</text:p>
          </table:table-cell>
          <table:table-cell table:style-name="ce9" office:value-type="float" office:value="1.9537" calcext:value-type="float">
            <text:p>1.953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01" calcext:value-type="date">
            <text:p>3/1/2018</text:p>
          </table:table-cell>
          <table:table-cell table:style-name="ce9" office:value-type="float" office:value="1.9556" calcext:value-type="float">
            <text:p>1.955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02" calcext:value-type="date">
            <text:p>3/2/2018</text:p>
          </table:table-cell>
          <table:table-cell table:style-name="ce9" office:value-type="float" office:value="1.9587" calcext:value-type="float">
            <text:p>1.958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03" calcext:value-type="date">
            <text:p>3/3/2018</text:p>
          </table:table-cell>
          <table:table-cell table:style-name="ce9" office:value-type="float" office:value="1.9595" calcext:value-type="float">
            <text:p>1.959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04" calcext:value-type="date">
            <text:p>3/4/2018</text:p>
          </table:table-cell>
          <table:table-cell table:style-name="ce9" office:value-type="float" office:value="1.9611" calcext:value-type="float">
            <text:p>1.961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05" calcext:value-type="date">
            <text:p>3/5/2018</text:p>
          </table:table-cell>
          <table:table-cell table:style-name="ce9" office:value-type="float" office:value="1.9611" calcext:value-type="float">
            <text:p>1.961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06" calcext:value-type="date">
            <text:p>3/6/2018</text:p>
          </table:table-cell>
          <table:table-cell table:style-name="ce9" office:value-type="float" office:value="1.9714" calcext:value-type="float">
            <text:p>1.971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07" calcext:value-type="date">
            <text:p>3/7/2018</text:p>
          </table:table-cell>
          <table:table-cell table:style-name="ce9" office:value-type="float" office:value="1.9649" calcext:value-type="float">
            <text:p>1.964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08" calcext:value-type="date">
            <text:p>3/8/2018</text:p>
          </table:table-cell>
          <table:table-cell table:style-name="ce9" office:value-type="float" office:value="1.9589" calcext:value-type="float">
            <text:p>1.958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09" calcext:value-type="date">
            <text:p>3/9/2018</text:p>
          </table:table-cell>
          <table:table-cell table:style-name="ce9" office:value-type="float" office:value="1.9589" calcext:value-type="float">
            <text:p>1.958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10" calcext:value-type="date">
            <text:p>3/10/2018</text:p>
          </table:table-cell>
          <table:table-cell table:style-name="ce9" office:value-type="float" office:value="1.9589" calcext:value-type="float">
            <text:p>1.958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11" calcext:value-type="date">
            <text:p>3/11/2018</text:p>
          </table:table-cell>
          <table:table-cell table:style-name="ce9" office:value-type="float" office:value="1.9589" calcext:value-type="float">
            <text:p>1.958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12" calcext:value-type="date">
            <text:p>3/12/2018</text:p>
          </table:table-cell>
          <table:table-cell table:style-name="ce9" office:value-type="float" office:value="1.9589" calcext:value-type="float">
            <text:p>1.958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13" calcext:value-type="date">
            <text:p>3/13/2018</text:p>
          </table:table-cell>
          <table:table-cell table:style-name="ce9" office:value-type="float" office:value="1.9565" calcext:value-type="float">
            <text:p>1.956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14" calcext:value-type="date">
            <text:p>3/14/2018</text:p>
          </table:table-cell>
          <table:table-cell table:style-name="ce9" office:value-type="float" office:value="1.9585" calcext:value-type="float">
            <text:p>1.958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15" calcext:value-type="date">
            <text:p>3/15/2018</text:p>
          </table:table-cell>
          <table:table-cell table:style-name="ce9" office:value-type="float" office:value="1.9589" calcext:value-type="float">
            <text:p>1.958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16" calcext:value-type="date">
            <text:p>3/16/2018</text:p>
          </table:table-cell>
          <table:table-cell table:style-name="ce9" office:value-type="float" office:value="1.9581" calcext:value-type="float">
            <text:p>1.958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17" calcext:value-type="date">
            <text:p>3/17/2018</text:p>
          </table:table-cell>
          <table:table-cell table:style-name="ce9" office:value-type="float" office:value="1.9624" calcext:value-type="float">
            <text:p>1.962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18" calcext:value-type="date">
            <text:p>3/18/2018</text:p>
          </table:table-cell>
          <table:table-cell table:style-name="ce9" office:value-type="float" office:value="1.9624" calcext:value-type="float">
            <text:p>1.962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19" calcext:value-type="date">
            <text:p>3/19/2018</text:p>
          </table:table-cell>
          <table:table-cell table:style-name="ce9" office:value-type="float" office:value="1.9624" calcext:value-type="float">
            <text:p>1.962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20" calcext:value-type="date">
            <text:p>3/20/2018</text:p>
          </table:table-cell>
          <table:table-cell table:style-name="ce9" office:value-type="float" office:value="1.9636" calcext:value-type="float">
            <text:p>1.963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21" calcext:value-type="date">
            <text:p>3/21/2018</text:p>
          </table:table-cell>
          <table:table-cell table:style-name="ce9" office:value-type="float" office:value="1.9641" calcext:value-type="float">
            <text:p>1.964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22" calcext:value-type="date">
            <text:p>3/22/2018</text:p>
          </table:table-cell>
          <table:table-cell table:style-name="ce9" office:value-type="float" office:value="1.9623" calcext:value-type="float">
            <text:p>1.962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23" calcext:value-type="date">
            <text:p>3/23/2018</text:p>
          </table:table-cell>
          <table:table-cell table:style-name="ce9" office:value-type="float" office:value="1.9483" calcext:value-type="float">
            <text:p>1.948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24" calcext:value-type="date">
            <text:p>3/24/2018</text:p>
          </table:table-cell>
          <table:table-cell table:style-name="ce9" office:value-type="float" office:value="1.9487" calcext:value-type="float">
            <text:p>1.948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25" calcext:value-type="date">
            <text:p>3/25/2018</text:p>
          </table:table-cell>
          <table:table-cell table:style-name="ce9" office:value-type="float" office:value="1.9487" calcext:value-type="float">
            <text:p>1.948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26" calcext:value-type="date">
            <text:p>3/26/2018</text:p>
          </table:table-cell>
          <table:table-cell table:style-name="ce9" office:value-type="float" office:value="1.9487" calcext:value-type="float">
            <text:p>1.948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27" calcext:value-type="date">
            <text:p>3/27/2018</text:p>
          </table:table-cell>
          <table:table-cell table:style-name="ce9" office:value-type="float" office:value="1.9474" calcext:value-type="float">
            <text:p>1.947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28" calcext:value-type="date">
            <text:p>3/28/2018</text:p>
          </table:table-cell>
          <table:table-cell table:style-name="ce9" office:value-type="float" office:value="1.9464" calcext:value-type="float">
            <text:p>1.946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29" calcext:value-type="date">
            <text:p>3/29/2018</text:p>
          </table:table-cell>
          <table:table-cell table:style-name="ce9" office:value-type="float" office:value="1.9511" calcext:value-type="float">
            <text:p>1.951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30" calcext:value-type="date">
            <text:p>3/30/2018</text:p>
          </table:table-cell>
          <table:table-cell table:style-name="ce9" office:value-type="float" office:value="1.9568" calcext:value-type="float">
            <text:p>1.956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3-31" calcext:value-type="date">
            <text:p>3/31/2018</text:p>
          </table:table-cell>
          <table:table-cell table:style-name="ce9" office:value-type="float" office:value="1.9501" calcext:value-type="float">
            <text:p>1.950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01" calcext:value-type="date">
            <text:p>4/1/2018</text:p>
          </table:table-cell>
          <table:table-cell table:style-name="ce9" office:value-type="float" office:value="1.9501" calcext:value-type="float">
            <text:p>1.950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02" calcext:value-type="date">
            <text:p>4/2/2018</text:p>
          </table:table-cell>
          <table:table-cell table:style-name="ce9" office:value-type="float" office:value="1.9501" calcext:value-type="float">
            <text:p>1.950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03" calcext:value-type="date">
            <text:p>4/3/2018</text:p>
          </table:table-cell>
          <table:table-cell table:style-name="ce9" office:value-type="float" office:value="1.9508" calcext:value-type="float">
            <text:p>1.950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04" calcext:value-type="date">
            <text:p>4/4/2018</text:p>
          </table:table-cell>
          <table:table-cell table:style-name="ce9" office:value-type="float" office:value="1.9593" calcext:value-type="float">
            <text:p>1.959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05" calcext:value-type="date">
            <text:p>4/5/2018</text:p>
          </table:table-cell>
          <table:table-cell table:style-name="ce9" office:value-type="float" office:value="1.9668" calcext:value-type="float">
            <text:p>1.966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06" calcext:value-type="date">
            <text:p>4/6/2018</text:p>
          </table:table-cell>
          <table:table-cell table:style-name="ce9" office:value-type="float" office:value="1.9637" calcext:value-type="float">
            <text:p>1.963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07" calcext:value-type="date">
            <text:p>4/7/2018</text:p>
          </table:table-cell>
          <table:table-cell table:style-name="ce9" office:value-type="float" office:value="1.9637" calcext:value-type="float">
            <text:p>1.963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08" calcext:value-type="date">
            <text:p>4/8/2018</text:p>
          </table:table-cell>
          <table:table-cell table:style-name="ce9" office:value-type="float" office:value="1.9637" calcext:value-type="float">
            <text:p>1.963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09" calcext:value-type="date">
            <text:p>4/9/2018</text:p>
          </table:table-cell>
          <table:table-cell table:style-name="ce9" office:value-type="float" office:value="1.9637" calcext:value-type="float">
            <text:p>1.963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10" calcext:value-type="date">
            <text:p>4/10/2018</text:p>
          </table:table-cell>
          <table:table-cell table:style-name="ce9" office:value-type="float" office:value="1.9757" calcext:value-type="float">
            <text:p>1.975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11" calcext:value-type="date">
            <text:p>4/11/2018</text:p>
          </table:table-cell>
          <table:table-cell table:style-name="ce9" office:value-type="float" office:value="2.0258" calcext:value-type="float">
            <text:p>2.025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12" calcext:value-type="date">
            <text:p>4/12/2018</text:p>
          </table:table-cell>
          <table:table-cell table:style-name="ce9" office:value-type="float" office:value="2.0698" calcext:value-type="float">
            <text:p>2.069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13" calcext:value-type="date">
            <text:p>4/13/2018</text:p>
          </table:table-cell>
          <table:table-cell table:style-name="ce9" office:value-type="float" office:value="2.047" calcext:value-type="float">
            <text:p>2.047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14" calcext:value-type="date">
            <text:p>4/14/2018</text:p>
          </table:table-cell>
          <table:table-cell table:style-name="ce9" office:value-type="float" office:value="2.0355" calcext:value-type="float">
            <text:p>2.035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15" calcext:value-type="date">
            <text:p>4/15/2018</text:p>
          </table:table-cell>
          <table:table-cell table:style-name="ce9" office:value-type="float" office:value="2.0375" calcext:value-type="float">
            <text:p>2.037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16" calcext:value-type="date">
            <text:p>4/16/2018</text:p>
          </table:table-cell>
          <table:table-cell table:style-name="ce9" office:value-type="float" office:value="2.0375" calcext:value-type="float">
            <text:p>2.037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17" calcext:value-type="date">
            <text:p>4/17/2018</text:p>
          </table:table-cell>
          <table:table-cell table:style-name="ce9" office:value-type="float" office:value="2.0375" calcext:value-type="float">
            <text:p>2.037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18" calcext:value-type="date">
            <text:p>4/18/2018</text:p>
          </table:table-cell>
          <table:table-cell table:style-name="ce9" office:value-type="float" office:value="2.0375" calcext:value-type="float">
            <text:p>2.037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19" calcext:value-type="date">
            <text:p>4/19/2018</text:p>
          </table:table-cell>
          <table:table-cell table:style-name="ce9" office:value-type="float" office:value="2.0256" calcext:value-type="float">
            <text:p>2.025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20" calcext:value-type="date">
            <text:p>4/20/2018</text:p>
          </table:table-cell>
          <table:table-cell table:style-name="ce9" office:value-type="float" office:value="2.0077" calcext:value-type="float">
            <text:p>2.007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21" calcext:value-type="date">
            <text:p>4/21/2018</text:p>
          </table:table-cell>
          <table:table-cell table:style-name="ce9" office:value-type="float" office:value="2.0035" calcext:value-type="float">
            <text:p>2.003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22" calcext:value-type="date">
            <text:p>4/22/2018</text:p>
          </table:table-cell>
          <table:table-cell table:style-name="ce9" office:value-type="float" office:value="2.0035" calcext:value-type="float">
            <text:p>2.003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23" calcext:value-type="date">
            <text:p>4/23/2018</text:p>
          </table:table-cell>
          <table:table-cell table:style-name="ce9" office:value-type="float" office:value="2.0035" calcext:value-type="float">
            <text:p>2.003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24" calcext:value-type="date">
            <text:p>4/24/2018</text:p>
          </table:table-cell>
          <table:table-cell table:style-name="ce9" office:value-type="float" office:value="2.0055" calcext:value-type="float">
            <text:p>2.005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25" calcext:value-type="date">
            <text:p>4/25/2018</text:p>
          </table:table-cell>
          <table:table-cell table:style-name="ce9" office:value-type="float" office:value="2.0034" calcext:value-type="float">
            <text:p>2.003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26" calcext:value-type="date">
            <text:p>4/26/2018</text:p>
          </table:table-cell>
          <table:table-cell table:style-name="ce9" office:value-type="float" office:value="2.0032" calcext:value-type="float">
            <text:p>2.003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27" calcext:value-type="date">
            <text:p>4/27/2018</text:p>
          </table:table-cell>
          <table:table-cell table:style-name="ce9" office:value-type="float" office:value="2.0075" calcext:value-type="float">
            <text:p>2.007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28" calcext:value-type="date">
            <text:p>4/28/2018</text:p>
          </table:table-cell>
          <table:table-cell table:style-name="ce9" office:value-type="float" office:value="2.0094" calcext:value-type="float">
            <text:p>2.009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29" calcext:value-type="date">
            <text:p>4/29/2018</text:p>
          </table:table-cell>
          <table:table-cell table:style-name="ce9" office:value-type="float" office:value="2" calcext:value-type="float">
            <text:p>2.000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4-30" calcext:value-type="date">
            <text:p>4/30/2018</text:p>
          </table:table-cell>
          <table:table-cell table:style-name="ce9" office:value-type="float" office:value="2" calcext:value-type="float">
            <text:p>2.000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01" calcext:value-type="date">
            <text:p>5/1/2018</text:p>
          </table:table-cell>
          <table:table-cell table:style-name="ce9" office:value-type="float" office:value="2" calcext:value-type="float">
            <text:p>2.000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02" calcext:value-type="date">
            <text:p>5/2/2018</text:p>
          </table:table-cell>
          <table:table-cell table:style-name="ce9" office:value-type="float" office:value="2" calcext:value-type="float">
            <text:p>2.000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03" calcext:value-type="date">
            <text:p>5/3/2018</text:p>
          </table:table-cell>
          <table:table-cell table:style-name="ce9" office:value-type="float" office:value="2.0187" calcext:value-type="float">
            <text:p>2.018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04" calcext:value-type="date">
            <text:p>5/4/2018</text:p>
          </table:table-cell>
          <table:table-cell table:style-name="ce9" office:value-type="float" office:value="2.0233" calcext:value-type="float">
            <text:p>2.023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05" calcext:value-type="date">
            <text:p>5/5/2018</text:p>
          </table:table-cell>
          <table:table-cell table:style-name="ce9" office:value-type="float" office:value="2.0234" calcext:value-type="float">
            <text:p>2.023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06" calcext:value-type="date">
            <text:p>5/6/2018</text:p>
          </table:table-cell>
          <table:table-cell table:style-name="ce9" office:value-type="float" office:value="2.0234" calcext:value-type="float">
            <text:p>2.023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07" calcext:value-type="date">
            <text:p>5/7/2018</text:p>
          </table:table-cell>
          <table:table-cell table:style-name="ce9" office:value-type="float" office:value="2.0234" calcext:value-type="float">
            <text:p>2.023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08" calcext:value-type="date">
            <text:p>5/8/2018</text:p>
          </table:table-cell>
          <table:table-cell table:style-name="ce9" office:value-type="float" office:value="2.0185" calcext:value-type="float">
            <text:p>2.018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09" calcext:value-type="date">
            <text:p>5/9/2018</text:p>
          </table:table-cell>
          <table:table-cell table:style-name="ce9" office:value-type="float" office:value="2.0203" calcext:value-type="float">
            <text:p>2.020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10" calcext:value-type="date">
            <text:p>5/10/2018</text:p>
          </table:table-cell>
          <table:table-cell table:style-name="ce9" office:value-type="float" office:value="2.0203" calcext:value-type="float">
            <text:p>2.020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11" calcext:value-type="date">
            <text:p>5/11/2018</text:p>
          </table:table-cell>
          <table:table-cell table:style-name="ce9" office:value-type="float" office:value="2.0173" calcext:value-type="float">
            <text:p>2.017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12" calcext:value-type="date">
            <text:p>5/12/2018</text:p>
          </table:table-cell>
          <table:table-cell table:style-name="ce9" office:value-type="float" office:value="2.004" calcext:value-type="float">
            <text:p>2.004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13" calcext:value-type="date">
            <text:p>5/13/2018</text:p>
          </table:table-cell>
          <table:table-cell table:style-name="ce9" office:value-type="float" office:value="2.004" calcext:value-type="float">
            <text:p>2.004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14" calcext:value-type="date">
            <text:p>5/14/2018</text:p>
          </table:table-cell>
          <table:table-cell table:style-name="ce9" office:value-type="float" office:value="2.004" calcext:value-type="float">
            <text:p>2.004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15" calcext:value-type="date">
            <text:p>5/15/2018</text:p>
          </table:table-cell>
          <table:table-cell table:style-name="ce9" office:value-type="float" office:value="2.0003" calcext:value-type="float">
            <text:p>2.000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16" calcext:value-type="date">
            <text:p>5/16/2018</text:p>
          </table:table-cell>
          <table:table-cell table:style-name="ce9" office:value-type="float" office:value="2.0004" calcext:value-type="float">
            <text:p>2.000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17" calcext:value-type="date">
            <text:p>5/17/2018</text:p>
          </table:table-cell>
          <table:table-cell table:style-name="ce9" office:value-type="float" office:value="2.0031" calcext:value-type="float">
            <text:p>2.003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18" calcext:value-type="date">
            <text:p>5/18/2018</text:p>
          </table:table-cell>
          <table:table-cell table:style-name="ce9" office:value-type="float" office:value="1.996" calcext:value-type="float">
            <text:p>1.996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19" calcext:value-type="date">
            <text:p>5/19/2018</text:p>
          </table:table-cell>
          <table:table-cell table:style-name="ce9" office:value-type="float" office:value="1.9938" calcext:value-type="float">
            <text:p>1.993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20" calcext:value-type="date">
            <text:p>5/20/2018</text:p>
          </table:table-cell>
          <table:table-cell table:style-name="ce9" office:value-type="float" office:value="1.9938" calcext:value-type="float">
            <text:p>1.993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21" calcext:value-type="date">
            <text:p>5/21/2018</text:p>
          </table:table-cell>
          <table:table-cell table:style-name="ce9" office:value-type="float" office:value="1.9938" calcext:value-type="float">
            <text:p>1.993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22" calcext:value-type="date">
            <text:p>5/22/2018</text:p>
          </table:table-cell>
          <table:table-cell table:style-name="ce9" office:value-type="float" office:value="2.0022" calcext:value-type="float">
            <text:p>2.002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23" calcext:value-type="date">
            <text:p>5/23/2018</text:p>
          </table:table-cell>
          <table:table-cell table:style-name="ce9" office:value-type="float" office:value="1.9898" calcext:value-type="float">
            <text:p>1.989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24" calcext:value-type="date">
            <text:p>5/24/2018</text:p>
          </table:table-cell>
          <table:table-cell table:style-name="ce9" office:value-type="float" office:value="1.9972" calcext:value-type="float">
            <text:p>1.997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25" calcext:value-type="date">
            <text:p>5/25/2018</text:p>
          </table:table-cell>
          <table:table-cell table:style-name="ce9" office:value-type="float" office:value="1.9968" calcext:value-type="float">
            <text:p>1.996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26" calcext:value-type="date">
            <text:p>5/26/2018</text:p>
          </table:table-cell>
          <table:table-cell table:style-name="ce9" office:value-type="float" office:value="2.0017" calcext:value-type="float">
            <text:p>2.001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27" calcext:value-type="date">
            <text:p>5/27/2018</text:p>
          </table:table-cell>
          <table:table-cell table:style-name="ce9" office:value-type="float" office:value="2.0017" calcext:value-type="float">
            <text:p>2.001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28" calcext:value-type="date">
            <text:p>5/28/2018</text:p>
          </table:table-cell>
          <table:table-cell table:style-name="ce9" office:value-type="float" office:value="2.0017" calcext:value-type="float">
            <text:p>2.001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29" calcext:value-type="date">
            <text:p>5/29/2018</text:p>
          </table:table-cell>
          <table:table-cell table:style-name="ce9" office:value-type="float" office:value="2.0077" calcext:value-type="float">
            <text:p>2.007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30" calcext:value-type="date">
            <text:p>5/30/2018</text:p>
          </table:table-cell>
          <table:table-cell table:style-name="ce9" office:value-type="float" office:value="2.0207" calcext:value-type="float">
            <text:p>2.020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5-31" calcext:value-type="date">
            <text:p>5/31/2018</text:p>
          </table:table-cell>
          <table:table-cell table:style-name="ce9" office:value-type="float" office:value="2.0225" calcext:value-type="float">
            <text:p>2.022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01" calcext:value-type="date">
            <text:p>6/1/2018</text:p>
          </table:table-cell>
          <table:table-cell table:style-name="ce9" office:value-type="float" office:value="2.0123" calcext:value-type="float">
            <text:p>2.012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02" calcext:value-type="date">
            <text:p>6/2/2018</text:p>
          </table:table-cell>
          <table:table-cell table:style-name="ce9" office:value-type="float" office:value="2.0093" calcext:value-type="float">
            <text:p>2.009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03" calcext:value-type="date">
            <text:p>6/3/2018</text:p>
          </table:table-cell>
          <table:table-cell table:style-name="ce9" office:value-type="float" office:value="2.0093" calcext:value-type="float">
            <text:p>2.009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04" calcext:value-type="date">
            <text:p>6/4/2018</text:p>
          </table:table-cell>
          <table:table-cell table:style-name="ce9" office:value-type="float" office:value="2.0093" calcext:value-type="float">
            <text:p>2.009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05" calcext:value-type="date">
            <text:p>6/5/2018</text:p>
          </table:table-cell>
          <table:table-cell table:style-name="ce9" office:value-type="float" office:value="2.0044" calcext:value-type="float">
            <text:p>2.004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06" calcext:value-type="date">
            <text:p>6/6/2018</text:p>
          </table:table-cell>
          <table:table-cell table:style-name="ce9" office:value-type="float" office:value="2.0052" calcext:value-type="float">
            <text:p>2.005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07" calcext:value-type="date">
            <text:p>6/7/2018</text:p>
          </table:table-cell>
          <table:table-cell table:style-name="ce9" office:value-type="float" office:value="2.0015" calcext:value-type="float">
            <text:p>2.001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08" calcext:value-type="date">
            <text:p>6/8/2018</text:p>
          </table:table-cell>
          <table:table-cell table:style-name="ce9" office:value-type="float" office:value="1.9945" calcext:value-type="float">
            <text:p>1.994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09" calcext:value-type="date">
            <text:p>6/9/2018</text:p>
          </table:table-cell>
          <table:table-cell table:style-name="ce9" office:value-type="float" office:value="2.0016" calcext:value-type="float">
            <text:p>2.001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10" calcext:value-type="date">
            <text:p>6/10/2018</text:p>
          </table:table-cell>
          <table:table-cell table:style-name="ce9" office:value-type="float" office:value="2.0016" calcext:value-type="float">
            <text:p>2.001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11" calcext:value-type="date">
            <text:p>6/11/2018</text:p>
          </table:table-cell>
          <table:table-cell table:style-name="ce9" office:value-type="float" office:value="2.0016" calcext:value-type="float">
            <text:p>2.001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12" calcext:value-type="date">
            <text:p>6/12/2018</text:p>
          </table:table-cell>
          <table:table-cell table:style-name="ce9" office:value-type="float" office:value="1.9972" calcext:value-type="float">
            <text:p>1.997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13" calcext:value-type="date">
            <text:p>6/13/2018</text:p>
          </table:table-cell>
          <table:table-cell table:style-name="ce9" office:value-type="float" office:value="2.0029" calcext:value-type="float">
            <text:p>2.002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14" calcext:value-type="date">
            <text:p>6/14/2018</text:p>
          </table:table-cell>
          <table:table-cell table:style-name="ce9" office:value-type="float" office:value="2.0103" calcext:value-type="float">
            <text:p>2.010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15" calcext:value-type="date">
            <text:p>6/15/2018</text:p>
          </table:table-cell>
          <table:table-cell table:style-name="ce9" office:value-type="float" office:value="1.9967" calcext:value-type="float">
            <text:p>1.996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16" calcext:value-type="date">
            <text:p>6/16/2018</text:p>
          </table:table-cell>
          <table:table-cell table:style-name="ce9" office:value-type="float" office:value="2.0007" calcext:value-type="float">
            <text:p>2.000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17" calcext:value-type="date">
            <text:p>6/17/2018</text:p>
          </table:table-cell>
          <table:table-cell table:style-name="ce9" office:value-type="float" office:value="2.0007" calcext:value-type="float">
            <text:p>2.000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18" calcext:value-type="date">
            <text:p>6/18/2018</text:p>
          </table:table-cell>
          <table:table-cell table:style-name="ce9" office:value-type="float" office:value="2.0007" calcext:value-type="float">
            <text:p>2.000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19" calcext:value-type="date">
            <text:p>6/19/2018</text:p>
          </table:table-cell>
          <table:table-cell table:style-name="ce9" office:value-type="float" office:value="2.0102" calcext:value-type="float">
            <text:p>2.010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20" calcext:value-type="date">
            <text:p>6/20/2018</text:p>
          </table:table-cell>
          <table:table-cell table:style-name="ce9" office:value-type="float" office:value="2.0152" calcext:value-type="float">
            <text:p>2.015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21" calcext:value-type="date">
            <text:p>6/21/2018</text:p>
          </table:table-cell>
          <table:table-cell table:style-name="ce9" office:value-type="float" office:value="2.0052" calcext:value-type="float">
            <text:p>2.005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22" calcext:value-type="date">
            <text:p>6/22/2018</text:p>
          </table:table-cell>
          <table:table-cell table:style-name="ce9" office:value-type="float" office:value="2.0076" calcext:value-type="float">
            <text:p>2.007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23" calcext:value-type="date">
            <text:p>6/23/2018</text:p>
          </table:table-cell>
          <table:table-cell table:style-name="ce9" office:value-type="float" office:value="1.9961" calcext:value-type="float">
            <text:p>1.996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24" calcext:value-type="date">
            <text:p>6/24/2018</text:p>
          </table:table-cell>
          <table:table-cell table:style-name="ce9" office:value-type="float" office:value="1.9961" calcext:value-type="float">
            <text:p>1.996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25" calcext:value-type="date">
            <text:p>6/25/2018</text:p>
          </table:table-cell>
          <table:table-cell table:style-name="ce9" office:value-type="float" office:value="1.9961" calcext:value-type="float">
            <text:p>1.996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26" calcext:value-type="date">
            <text:p>6/26/2018</text:p>
          </table:table-cell>
          <table:table-cell table:style-name="ce9" office:value-type="float" office:value="1.9948" calcext:value-type="float">
            <text:p>1.994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27" calcext:value-type="date">
            <text:p>6/27/2018</text:p>
          </table:table-cell>
          <table:table-cell table:style-name="ce9" office:value-type="float" office:value="1.9947" calcext:value-type="float">
            <text:p>1.994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28" calcext:value-type="date">
            <text:p>6/28/2018</text:p>
          </table:table-cell>
          <table:table-cell table:style-name="ce9" office:value-type="float" office:value="1.998" calcext:value-type="float">
            <text:p>1.998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29" calcext:value-type="date">
            <text:p>6/29/2018</text:p>
          </table:table-cell>
          <table:table-cell table:style-name="ce9" office:value-type="float" office:value="2.0011" calcext:value-type="float">
            <text:p>2.001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6-30" calcext:value-type="date">
            <text:p>6/30/2018</text:p>
          </table:table-cell>
          <table:table-cell table:style-name="ce9" office:value-type="float" office:value="1.9898" calcext:value-type="float">
            <text:p>1.989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01" calcext:value-type="date">
            <text:p>7/1/2018</text:p>
          </table:table-cell>
          <table:table-cell table:style-name="ce9" office:value-type="float" office:value="1.9898" calcext:value-type="float">
            <text:p>1.989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02" calcext:value-type="date">
            <text:p>7/2/2018</text:p>
          </table:table-cell>
          <table:table-cell table:style-name="ce9" office:value-type="float" office:value="1.9898" calcext:value-type="float">
            <text:p>1.989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03" calcext:value-type="date">
            <text:p>7/3/2018</text:p>
          </table:table-cell>
          <table:table-cell table:style-name="ce9" office:value-type="float" office:value="1.9898" calcext:value-type="float">
            <text:p>1.989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04" calcext:value-type="date">
            <text:p>7/4/2018</text:p>
          </table:table-cell>
          <table:table-cell table:style-name="ce9" office:value-type="float" office:value="1.9898" calcext:value-type="float">
            <text:p>1.989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05" calcext:value-type="date">
            <text:p>7/5/2018</text:p>
          </table:table-cell>
          <table:table-cell table:style-name="ce9" office:value-type="float" office:value="1.9946" calcext:value-type="float">
            <text:p>1.994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06" calcext:value-type="date">
            <text:p>7/6/2018</text:p>
          </table:table-cell>
          <table:table-cell table:style-name="ce9" office:value-type="float" office:value="1.9892" calcext:value-type="float">
            <text:p>1.989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07" calcext:value-type="date">
            <text:p>7/7/2018</text:p>
          </table:table-cell>
          <table:table-cell table:style-name="ce9" office:value-type="float" office:value="1.9859" calcext:value-type="float">
            <text:p>1.985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08" calcext:value-type="date">
            <text:p>7/8/2018</text:p>
          </table:table-cell>
          <table:table-cell table:style-name="ce9" office:value-type="float" office:value="1.9802" calcext:value-type="float">
            <text:p>1.980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09" calcext:value-type="date">
            <text:p>7/9/2018</text:p>
          </table:table-cell>
          <table:table-cell table:style-name="ce9" office:value-type="float" office:value="1.9802" calcext:value-type="float">
            <text:p>1.980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10" calcext:value-type="date">
            <text:p>7/10/2018</text:p>
          </table:table-cell>
          <table:table-cell table:style-name="ce9" office:value-type="float" office:value="1.9772" calcext:value-type="float">
            <text:p>1.977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11" calcext:value-type="date">
            <text:p>7/11/2018</text:p>
          </table:table-cell>
          <table:table-cell table:style-name="ce9" office:value-type="float" office:value="1.9734" calcext:value-type="float">
            <text:p>1.973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12" calcext:value-type="date">
            <text:p>7/12/2018</text:p>
          </table:table-cell>
          <table:table-cell table:style-name="ce9" office:value-type="float" office:value="1.9693" calcext:value-type="float">
            <text:p>1.969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13" calcext:value-type="date">
            <text:p>7/13/2018</text:p>
          </table:table-cell>
          <table:table-cell table:style-name="ce9" office:value-type="float" office:value="1.97" calcext:value-type="float">
            <text:p>1.970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14" calcext:value-type="date">
            <text:p>7/14/2018</text:p>
          </table:table-cell>
          <table:table-cell table:style-name="ce9" office:value-type="float" office:value="1.9706" calcext:value-type="float">
            <text:p>1.970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15" calcext:value-type="date">
            <text:p>7/15/2018</text:p>
          </table:table-cell>
          <table:table-cell table:style-name="ce9" office:value-type="float" office:value="1.9706" calcext:value-type="float">
            <text:p>1.970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16" calcext:value-type="date">
            <text:p>7/16/2018</text:p>
          </table:table-cell>
          <table:table-cell table:style-name="ce9" office:value-type="float" office:value="1.9706" calcext:value-type="float">
            <text:p>1.970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17" calcext:value-type="date">
            <text:p>7/17/2018</text:p>
          </table:table-cell>
          <table:table-cell table:style-name="ce9" office:value-type="float" office:value="1.9725" calcext:value-type="float">
            <text:p>1.972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18" calcext:value-type="date">
            <text:p>7/18/2018</text:p>
          </table:table-cell>
          <table:table-cell table:style-name="ce9" office:value-type="float" office:value="1.9766" calcext:value-type="float">
            <text:p>1.976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19" calcext:value-type="date">
            <text:p>7/19/2018</text:p>
          </table:table-cell>
          <table:table-cell table:style-name="ce9" office:value-type="float" office:value="1.9886" calcext:value-type="float">
            <text:p>1.988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20" calcext:value-type="date">
            <text:p>7/20/2018</text:p>
          </table:table-cell>
          <table:table-cell table:style-name="ce9" office:value-type="float" office:value="1.996" calcext:value-type="float">
            <text:p>1.996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21" calcext:value-type="date">
            <text:p>7/21/2018</text:p>
          </table:table-cell>
          <table:table-cell table:style-name="ce9" office:value-type="float" office:value="1.9984" calcext:value-type="float">
            <text:p>1.998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22" calcext:value-type="date">
            <text:p>7/22/2018</text:p>
          </table:table-cell>
          <table:table-cell table:style-name="ce9" office:value-type="float" office:value="1.9984" calcext:value-type="float">
            <text:p>1.998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23" calcext:value-type="date">
            <text:p>7/23/2018</text:p>
          </table:table-cell>
          <table:table-cell table:style-name="ce9" office:value-type="float" office:value="1.9984" calcext:value-type="float">
            <text:p>1.998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24" calcext:value-type="date">
            <text:p>7/24/2018</text:p>
          </table:table-cell>
          <table:table-cell table:style-name="ce9" office:value-type="float" office:value="1.9895" calcext:value-type="float">
            <text:p>1.989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25" calcext:value-type="date">
            <text:p>7/25/2018</text:p>
          </table:table-cell>
          <table:table-cell table:style-name="ce9" office:value-type="float" office:value="1.9879" calcext:value-type="float">
            <text:p>1.987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26" calcext:value-type="date">
            <text:p>7/26/2018</text:p>
          </table:table-cell>
          <table:table-cell table:style-name="ce9" office:value-type="float" office:value="1.9901" calcext:value-type="float">
            <text:p>1.990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27" calcext:value-type="date">
            <text:p>7/27/2018</text:p>
          </table:table-cell>
          <table:table-cell table:style-name="ce9" office:value-type="float" office:value="1.9893" calcext:value-type="float">
            <text:p>1.989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28" calcext:value-type="date">
            <text:p>7/28/2018</text:p>
          </table:table-cell>
          <table:table-cell table:style-name="ce9" office:value-type="float" office:value="1.9922" calcext:value-type="float">
            <text:p>1.992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29" calcext:value-type="date">
            <text:p>7/29/2018</text:p>
          </table:table-cell>
          <table:table-cell table:style-name="ce9" office:value-type="float" office:value="1.9922" calcext:value-type="float">
            <text:p>1.992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30" calcext:value-type="date">
            <text:p>7/30/2018</text:p>
          </table:table-cell>
          <table:table-cell table:style-name="ce9" office:value-type="float" office:value="1.9922" calcext:value-type="float">
            <text:p>1.992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7-31" calcext:value-type="date">
            <text:p>7/31/2018</text:p>
          </table:table-cell>
          <table:table-cell table:style-name="ce9" office:value-type="float" office:value="1.9916" calcext:value-type="float">
            <text:p>1.991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01" calcext:value-type="date">
            <text:p>8/1/2018</text:p>
          </table:table-cell>
          <table:table-cell table:style-name="ce9" office:value-type="float" office:value="1.9853" calcext:value-type="float">
            <text:p>1.985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02" calcext:value-type="date">
            <text:p>8/2/2018</text:p>
          </table:table-cell>
          <table:table-cell table:style-name="ce9" office:value-type="float" office:value="1.9892" calcext:value-type="float">
            <text:p>1.989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03" calcext:value-type="date">
            <text:p>8/3/2018</text:p>
          </table:table-cell>
          <table:table-cell table:style-name="ce9" office:value-type="float" office:value="2.0002" calcext:value-type="float">
            <text:p>2.000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04" calcext:value-type="date">
            <text:p>8/4/2018</text:p>
          </table:table-cell>
          <table:table-cell table:style-name="ce9" office:value-type="float" office:value="2.0136" calcext:value-type="float">
            <text:p>2.013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05" calcext:value-type="date">
            <text:p>8/5/2018</text:p>
          </table:table-cell>
          <table:table-cell table:style-name="ce9" office:value-type="float" office:value="2.0136" calcext:value-type="float">
            <text:p>2.013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06" calcext:value-type="date">
            <text:p>8/6/2018</text:p>
          </table:table-cell>
          <table:table-cell table:style-name="ce9" office:value-type="float" office:value="2.0136" calcext:value-type="float">
            <text:p>2.013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07" calcext:value-type="date">
            <text:p>8/7/2018</text:p>
          </table:table-cell>
          <table:table-cell table:style-name="ce9" office:value-type="float" office:value="2.0125" calcext:value-type="float">
            <text:p>2.012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08" calcext:value-type="date">
            <text:p>8/8/2018</text:p>
          </table:table-cell>
          <table:table-cell table:style-name="ce9" office:value-type="float" office:value="2.0117" calcext:value-type="float">
            <text:p>2.011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09" calcext:value-type="date">
            <text:p>8/9/2018</text:p>
          </table:table-cell>
          <table:table-cell table:style-name="ce9" office:value-type="float" office:value="2.011" calcext:value-type="float">
            <text:p>2.011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10" calcext:value-type="date">
            <text:p>8/10/2018</text:p>
          </table:table-cell>
          <table:table-cell table:style-name="ce9" office:value-type="float" office:value="2.0446" calcext:value-type="float">
            <text:p>2.044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11" calcext:value-type="date">
            <text:p>8/11/2018</text:p>
          </table:table-cell>
          <table:table-cell table:style-name="ce9" office:value-type="float" office:value="2.0557" calcext:value-type="float">
            <text:p>2.055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12" calcext:value-type="date">
            <text:p>8/12/2018</text:p>
          </table:table-cell>
          <table:table-cell table:style-name="ce9" office:value-type="float" office:value="2.0557" calcext:value-type="float">
            <text:p>2.055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13" calcext:value-type="date">
            <text:p>8/13/2018</text:p>
          </table:table-cell>
          <table:table-cell table:style-name="ce9" office:value-type="float" office:value="2.0557" calcext:value-type="float">
            <text:p>2.055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14" calcext:value-type="date">
            <text:p>8/14/2018</text:p>
          </table:table-cell>
          <table:table-cell table:style-name="ce9" office:value-type="float" office:value="2.0707" calcext:value-type="float">
            <text:p>2.070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15" calcext:value-type="date">
            <text:p>8/15/2018</text:p>
          </table:table-cell>
          <table:table-cell table:style-name="ce9" office:value-type="float" office:value="2.0542" calcext:value-type="float">
            <text:p>2.054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16" calcext:value-type="date">
            <text:p>8/16/2018</text:p>
          </table:table-cell>
          <table:table-cell table:style-name="ce9" office:value-type="float" office:value="2.0548" calcext:value-type="float">
            <text:p>2.054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17" calcext:value-type="date">
            <text:p>8/17/2018</text:p>
          </table:table-cell>
          <table:table-cell table:style-name="ce9" office:value-type="float" office:value="2.0533" calcext:value-type="float">
            <text:p>2.053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18" calcext:value-type="date">
            <text:p>8/18/2018</text:p>
          </table:table-cell>
          <table:table-cell table:style-name="ce9" office:value-type="float" office:value="2.0508" calcext:value-type="float">
            <text:p>2.050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19" calcext:value-type="date">
            <text:p>8/19/2018</text:p>
          </table:table-cell>
          <table:table-cell table:style-name="ce9" office:value-type="float" office:value="2.0508" calcext:value-type="float">
            <text:p>2.050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20" calcext:value-type="date">
            <text:p>8/20/2018</text:p>
          </table:table-cell>
          <table:table-cell table:style-name="ce9" office:value-type="float" office:value="2.0508" calcext:value-type="float">
            <text:p>2.050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21" calcext:value-type="date">
            <text:p>8/21/2018</text:p>
          </table:table-cell>
          <table:table-cell table:style-name="ce9" office:value-type="float" office:value="2.048" calcext:value-type="float">
            <text:p>2.048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22" calcext:value-type="date">
            <text:p>8/22/2018</text:p>
          </table:table-cell>
          <table:table-cell table:style-name="ce9" office:value-type="float" office:value="2.0417" calcext:value-type="float">
            <text:p>2.041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23" calcext:value-type="date">
            <text:p>8/23/2018</text:p>
          </table:table-cell>
          <table:table-cell table:style-name="ce9" office:value-type="float" office:value="2.0426" calcext:value-type="float">
            <text:p>2.042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24" calcext:value-type="date">
            <text:p>8/24/2018</text:p>
          </table:table-cell>
          <table:table-cell table:style-name="ce9" office:value-type="float" office:value="2.056" calcext:value-type="float">
            <text:p>2.056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25" calcext:value-type="date">
            <text:p>8/25/2018</text:p>
          </table:table-cell>
          <table:table-cell table:style-name="ce9" office:value-type="float" office:value="2.056" calcext:value-type="float">
            <text:p>2.056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26" calcext:value-type="date">
            <text:p>8/26/2018</text:p>
          </table:table-cell>
          <table:table-cell table:style-name="ce9" office:value-type="float" office:value="2.056" calcext:value-type="float">
            <text:p>2.056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27" calcext:value-type="date">
            <text:p>8/27/2018</text:p>
          </table:table-cell>
          <table:table-cell table:style-name="ce9" office:value-type="float" office:value="2.056" calcext:value-type="float">
            <text:p>2.056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28" calcext:value-type="date">
            <text:p>8/28/2018</text:p>
          </table:table-cell>
          <table:table-cell table:style-name="ce9" office:value-type="float" office:value="2.0551" calcext:value-type="float">
            <text:p>2.055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29" calcext:value-type="date">
            <text:p>8/29/2018</text:p>
          </table:table-cell>
          <table:table-cell table:style-name="ce9" office:value-type="float" office:value="2.0586" calcext:value-type="float">
            <text:p>2.058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30" calcext:value-type="date">
            <text:p>8/30/2018</text:p>
          </table:table-cell>
          <table:table-cell table:style-name="ce9" office:value-type="float" office:value="2.0735" calcext:value-type="float">
            <text:p>2.073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8-31" calcext:value-type="date">
            <text:p>8/31/2018</text:p>
          </table:table-cell>
          <table:table-cell table:style-name="ce9" office:value-type="float" office:value="2.0799" calcext:value-type="float">
            <text:p>2.079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01" calcext:value-type="date">
            <text:p>9/1/2018</text:p>
          </table:table-cell>
          <table:table-cell table:style-name="ce9" office:value-type="float" office:value="2.0839" calcext:value-type="float">
            <text:p>2.083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02" calcext:value-type="date">
            <text:p>9/2/2018</text:p>
          </table:table-cell>
          <table:table-cell table:style-name="ce9" office:value-type="float" office:value="2.0839" calcext:value-type="float">
            <text:p>2.083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03" calcext:value-type="date">
            <text:p>9/3/2018</text:p>
          </table:table-cell>
          <table:table-cell table:style-name="ce9" office:value-type="float" office:value="2.0839" calcext:value-type="float">
            <text:p>2.083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04" calcext:value-type="date">
            <text:p>9/4/2018</text:p>
          </table:table-cell>
          <table:table-cell table:style-name="ce9" office:value-type="float" office:value="2.0886" calcext:value-type="float">
            <text:p>2.088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05" calcext:value-type="date">
            <text:p>9/5/2018</text:p>
          </table:table-cell>
          <table:table-cell table:style-name="ce9" office:value-type="float" office:value="2.1028" calcext:value-type="float">
            <text:p>2.102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06" calcext:value-type="date">
            <text:p>9/6/2018</text:p>
          </table:table-cell>
          <table:table-cell table:style-name="ce9" office:value-type="float" office:value="2.1162" calcext:value-type="float">
            <text:p>2.116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07" calcext:value-type="date">
            <text:p>9/7/2018</text:p>
          </table:table-cell>
          <table:table-cell table:style-name="ce9" office:value-type="float" office:value="2.1203" calcext:value-type="float">
            <text:p>2.120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08" calcext:value-type="date">
            <text:p>9/8/2018</text:p>
          </table:table-cell>
          <table:table-cell table:style-name="ce9" office:value-type="float" office:value="2.1389" calcext:value-type="float">
            <text:p>2.138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09" calcext:value-type="date">
            <text:p>9/9/2018</text:p>
          </table:table-cell>
          <table:table-cell table:style-name="ce9" office:value-type="float" office:value="2.1389" calcext:value-type="float">
            <text:p>2.138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10" calcext:value-type="date">
            <text:p>9/10/2018</text:p>
          </table:table-cell>
          <table:table-cell table:style-name="ce9" office:value-type="float" office:value="2.1389" calcext:value-type="float">
            <text:p>2.138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11" calcext:value-type="date">
            <text:p>9/11/2018</text:p>
          </table:table-cell>
          <table:table-cell table:style-name="ce9" office:value-type="float" office:value="2.1605" calcext:value-type="float">
            <text:p>2.160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12" calcext:value-type="date">
            <text:p>9/12/2018</text:p>
          </table:table-cell>
          <table:table-cell table:style-name="ce9" office:value-type="float" office:value="2.1673" calcext:value-type="float">
            <text:p>2.167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13" calcext:value-type="date">
            <text:p>9/13/2018</text:p>
          </table:table-cell>
          <table:table-cell table:style-name="ce9" office:value-type="float" office:value="2.1681" calcext:value-type="float">
            <text:p>2.168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14" calcext:value-type="date">
            <text:p>9/14/2018</text:p>
          </table:table-cell>
          <table:table-cell table:style-name="ce9" office:value-type="float" office:value="2.1528" calcext:value-type="float">
            <text:p>2.152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15" calcext:value-type="date">
            <text:p>9/15/2018</text:p>
          </table:table-cell>
          <table:table-cell table:style-name="ce9" office:value-type="float" office:value="2.1387" calcext:value-type="float">
            <text:p>2.138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16" calcext:value-type="date">
            <text:p>9/16/2018</text:p>
          </table:table-cell>
          <table:table-cell table:style-name="ce9" office:value-type="float" office:value="2.1387" calcext:value-type="float">
            <text:p>2.138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17" calcext:value-type="date">
            <text:p>9/17/2018</text:p>
          </table:table-cell>
          <table:table-cell table:style-name="ce9" office:value-type="float" office:value="2.1387" calcext:value-type="float">
            <text:p>2.138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18" calcext:value-type="date">
            <text:p>9/18/2018</text:p>
          </table:table-cell>
          <table:table-cell table:style-name="ce9" office:value-type="float" office:value="2.1364" calcext:value-type="float">
            <text:p>2.136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19" calcext:value-type="date">
            <text:p>9/19/2018</text:p>
          </table:table-cell>
          <table:table-cell table:style-name="ce9" office:value-type="float" office:value="2.1226" calcext:value-type="float">
            <text:p>2.122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20" calcext:value-type="date">
            <text:p>9/20/2018</text:p>
          </table:table-cell>
          <table:table-cell table:style-name="ce9" office:value-type="float" office:value="2.1028" calcext:value-type="float">
            <text:p>2.102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21" calcext:value-type="date">
            <text:p>9/21/2018</text:p>
          </table:table-cell>
          <table:table-cell table:style-name="ce9" office:value-type="float" office:value="2.0884" calcext:value-type="float">
            <text:p>2.088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22" calcext:value-type="date">
            <text:p>9/22/2018</text:p>
          </table:table-cell>
          <table:table-cell table:style-name="ce9" office:value-type="float" office:value="2.0788" calcext:value-type="float">
            <text:p>2.078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23" calcext:value-type="date">
            <text:p>9/23/2018</text:p>
          </table:table-cell>
          <table:table-cell table:style-name="ce9" office:value-type="float" office:value="2.0788" calcext:value-type="float">
            <text:p>2.078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24" calcext:value-type="date">
            <text:p>9/24/2018</text:p>
          </table:table-cell>
          <table:table-cell table:style-name="ce9" office:value-type="float" office:value="2.0788" calcext:value-type="float">
            <text:p>2.078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25" calcext:value-type="date">
            <text:p>9/25/2018</text:p>
          </table:table-cell>
          <table:table-cell table:style-name="ce9" office:value-type="float" office:value="2.082" calcext:value-type="float">
            <text:p>2.082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26" calcext:value-type="date">
            <text:p>9/26/2018</text:p>
          </table:table-cell>
          <table:table-cell table:style-name="ce9" office:value-type="float" office:value="2.0882" calcext:value-type="float">
            <text:p>2.088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27" calcext:value-type="date">
            <text:p>9/27/2018</text:p>
          </table:table-cell>
          <table:table-cell table:style-name="ce9" office:value-type="float" office:value="2.0963" calcext:value-type="float">
            <text:p>2.096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28" calcext:value-type="date">
            <text:p>9/28/2018</text:p>
          </table:table-cell>
          <table:table-cell table:style-name="ce9" office:value-type="float" office:value="2.1087" calcext:value-type="float">
            <text:p>2.108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29" calcext:value-type="date">
            <text:p>9/29/2018</text:p>
          </table:table-cell>
          <table:table-cell table:style-name="ce9" office:value-type="float" office:value="2.1121" calcext:value-type="float">
            <text:p>2.112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09-30" calcext:value-type="date">
            <text:p>9/30/2018</text:p>
          </table:table-cell>
          <table:table-cell table:style-name="ce9" office:value-type="float" office:value="2.1121" calcext:value-type="float">
            <text:p>2.112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01" calcext:value-type="date">
            <text:p>10/1/2018</text:p>
          </table:table-cell>
          <table:table-cell table:style-name="ce9" office:value-type="float" office:value="2.1121" calcext:value-type="float">
            <text:p>2.112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02" calcext:value-type="date">
            <text:p>10/2/2018</text:p>
          </table:table-cell>
          <table:table-cell table:style-name="ce9" office:value-type="float" office:value="2.1157" calcext:value-type="float">
            <text:p>2.115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03" calcext:value-type="date">
            <text:p>10/3/2018</text:p>
          </table:table-cell>
          <table:table-cell table:style-name="ce9" office:value-type="float" office:value="2.1237" calcext:value-type="float">
            <text:p>2.123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04" calcext:value-type="date">
            <text:p>10/4/2018</text:p>
          </table:table-cell>
          <table:table-cell table:style-name="ce9" office:value-type="float" office:value="2.1334" calcext:value-type="float">
            <text:p>2.133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05" calcext:value-type="date">
            <text:p>10/5/2018</text:p>
          </table:table-cell>
          <table:table-cell table:style-name="ce9" office:value-type="float" office:value="2.1508" calcext:value-type="float">
            <text:p>2.150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06" calcext:value-type="date">
            <text:p>10/6/2018</text:p>
          </table:table-cell>
          <table:table-cell table:style-name="ce9" office:value-type="float" office:value="2.1556" calcext:value-type="float">
            <text:p>2.155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07" calcext:value-type="date">
            <text:p>10/7/2018</text:p>
          </table:table-cell>
          <table:table-cell table:style-name="ce9" office:value-type="float" office:value="2.1556" calcext:value-type="float">
            <text:p>2.155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08" calcext:value-type="date">
            <text:p>10/8/2018</text:p>
          </table:table-cell>
          <table:table-cell table:style-name="ce9" office:value-type="float" office:value="2.1556" calcext:value-type="float">
            <text:p>2.155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09" calcext:value-type="date">
            <text:p>10/9/2018</text:p>
          </table:table-cell>
          <table:table-cell table:style-name="ce9" office:value-type="float" office:value="2.158" calcext:value-type="float">
            <text:p>2.158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10" calcext:value-type="date">
            <text:p>10/10/2018</text:p>
          </table:table-cell>
          <table:table-cell table:style-name="ce9" office:value-type="float" office:value="2.1537" calcext:value-type="float">
            <text:p>2.153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11" calcext:value-type="date">
            <text:p>10/11/2018</text:p>
          </table:table-cell>
          <table:table-cell table:style-name="ce9" office:value-type="float" office:value="2.1453" calcext:value-type="float">
            <text:p>2.145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12" calcext:value-type="date">
            <text:p>10/12/2018</text:p>
          </table:table-cell>
          <table:table-cell table:style-name="ce9" office:value-type="float" office:value="2.1424" calcext:value-type="float">
            <text:p>2.142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13" calcext:value-type="date">
            <text:p>10/13/2018</text:p>
          </table:table-cell>
          <table:table-cell table:style-name="ce9" office:value-type="float" office:value="2.1261" calcext:value-type="float">
            <text:p>2.126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14" calcext:value-type="date">
            <text:p>10/14/2018</text:p>
          </table:table-cell>
          <table:table-cell table:style-name="ce9" office:value-type="float" office:value="2.1261" calcext:value-type="float">
            <text:p>2.126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15" calcext:value-type="date">
            <text:p>10/15/2018</text:p>
          </table:table-cell>
          <table:table-cell table:style-name="ce9" office:value-type="float" office:value="2.1261" calcext:value-type="float">
            <text:p>2.126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16" calcext:value-type="date">
            <text:p>10/16/2018</text:p>
          </table:table-cell>
          <table:table-cell table:style-name="ce9" office:value-type="float" office:value="2.1177" calcext:value-type="float">
            <text:p>2.117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17" calcext:value-type="date">
            <text:p>10/17/2018</text:p>
          </table:table-cell>
          <table:table-cell table:style-name="ce9" office:value-type="float" office:value="2.1112" calcext:value-type="float">
            <text:p>2.111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18" calcext:value-type="date">
            <text:p>10/18/2018</text:p>
          </table:table-cell>
          <table:table-cell table:style-name="ce9" office:value-type="float" office:value="2.1066" calcext:value-type="float">
            <text:p>2.106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19" calcext:value-type="date">
            <text:p>10/19/2018</text:p>
          </table:table-cell>
          <table:table-cell table:style-name="ce9" office:value-type="float" office:value="2.1098" calcext:value-type="float">
            <text:p>2.109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20" calcext:value-type="date">
            <text:p>10/20/2018</text:p>
          </table:table-cell>
          <table:table-cell table:style-name="ce9" office:value-type="float" office:value="2.112" calcext:value-type="float">
            <text:p>2.112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21" calcext:value-type="date">
            <text:p>10/21/2018</text:p>
          </table:table-cell>
          <table:table-cell table:style-name="ce9" office:value-type="float" office:value="2.112" calcext:value-type="float">
            <text:p>2.112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22" calcext:value-type="date">
            <text:p>10/22/2018</text:p>
          </table:table-cell>
          <table:table-cell table:style-name="ce9" office:value-type="float" office:value="2.112" calcext:value-type="float">
            <text:p>2.112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23" calcext:value-type="date">
            <text:p>10/23/2018</text:p>
          </table:table-cell>
          <table:table-cell table:style-name="ce9" office:value-type="float" office:value="2.0988" calcext:value-type="float">
            <text:p>2.098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24" calcext:value-type="date">
            <text:p>10/24/2018</text:p>
          </table:table-cell>
          <table:table-cell table:style-name="ce9" office:value-type="float" office:value="2.0999" calcext:value-type="float">
            <text:p>2.099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25" calcext:value-type="date">
            <text:p>10/25/2018</text:p>
          </table:table-cell>
          <table:table-cell table:style-name="ce9" office:value-type="float" office:value="2.1056" calcext:value-type="float">
            <text:p>2.105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26" calcext:value-type="date">
            <text:p>10/26/2018</text:p>
          </table:table-cell>
          <table:table-cell table:style-name="ce9" office:value-type="float" office:value="2.1094" calcext:value-type="float">
            <text:p>2.109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27" calcext:value-type="date">
            <text:p>10/27/2018</text:p>
          </table:table-cell>
          <table:table-cell table:style-name="ce9" office:value-type="float" office:value="2.1109" calcext:value-type="float">
            <text:p>2.110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28" calcext:value-type="date">
            <text:p>10/28/2018</text:p>
          </table:table-cell>
          <table:table-cell table:style-name="ce9" office:value-type="float" office:value="2.1109" calcext:value-type="float">
            <text:p>2.110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29" calcext:value-type="date">
            <text:p>10/29/2018</text:p>
          </table:table-cell>
          <table:table-cell table:style-name="ce9" office:value-type="float" office:value="2.1109" calcext:value-type="float">
            <text:p>2.110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30" calcext:value-type="date">
            <text:p>10/30/2018</text:p>
          </table:table-cell>
          <table:table-cell table:style-name="ce9" office:value-type="float" office:value="2.1149" calcext:value-type="float">
            <text:p>2.114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0-31" calcext:value-type="date">
            <text:p>10/31/2018</text:p>
          </table:table-cell>
          <table:table-cell table:style-name="ce9" office:value-type="float" office:value="2.1178" calcext:value-type="float">
            <text:p>2.117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01" calcext:value-type="date">
            <text:p>11/1/2018</text:p>
          </table:table-cell>
          <table:table-cell table:style-name="ce9" office:value-type="float" office:value="2.1196" calcext:value-type="float">
            <text:p>2.119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02" calcext:value-type="date">
            <text:p>11/2/2018</text:p>
          </table:table-cell>
          <table:table-cell table:style-name="ce9" office:value-type="float" office:value="2.1191" calcext:value-type="float">
            <text:p>2.119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03" calcext:value-type="date">
            <text:p>11/3/2018</text:p>
          </table:table-cell>
          <table:table-cell table:style-name="ce9" office:value-type="float" office:value="2.1171" calcext:value-type="float">
            <text:p>2.117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04" calcext:value-type="date">
            <text:p>11/4/2018</text:p>
          </table:table-cell>
          <table:table-cell table:style-name="ce9" office:value-type="float" office:value="2.1171" calcext:value-type="float">
            <text:p>2.117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05" calcext:value-type="date">
            <text:p>11/5/2018</text:p>
          </table:table-cell>
          <table:table-cell table:style-name="ce9" office:value-type="float" office:value="2.1171" calcext:value-type="float">
            <text:p>2.117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06" calcext:value-type="date">
            <text:p>11/6/2018</text:p>
          </table:table-cell>
          <table:table-cell table:style-name="ce9" office:value-type="float" office:value="2.1237" calcext:value-type="float">
            <text:p>2.123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07" calcext:value-type="date">
            <text:p>11/7/2018</text:p>
          </table:table-cell>
          <table:table-cell table:style-name="ce9" office:value-type="float" office:value="2.1211" calcext:value-type="float">
            <text:p>2.121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08" calcext:value-type="date">
            <text:p>11/8/2018</text:p>
          </table:table-cell>
          <table:table-cell table:style-name="ce9" office:value-type="float" office:value="2.1211" calcext:value-type="float">
            <text:p>2.121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09" calcext:value-type="date">
            <text:p>11/9/2018</text:p>
          </table:table-cell>
          <table:table-cell table:style-name="ce9" office:value-type="float" office:value="2.1219" calcext:value-type="float">
            <text:p>2.121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10" calcext:value-type="date">
            <text:p>11/10/2018</text:p>
          </table:table-cell>
          <table:table-cell table:style-name="ce9" office:value-type="float" office:value="2.1336" calcext:value-type="float">
            <text:p>2.133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11" calcext:value-type="date">
            <text:p>11/11/2018</text:p>
          </table:table-cell>
          <table:table-cell table:style-name="ce9" office:value-type="float" office:value="2.1336" calcext:value-type="float">
            <text:p>2.133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12" calcext:value-type="date">
            <text:p>11/12/2018</text:p>
          </table:table-cell>
          <table:table-cell table:style-name="ce9" office:value-type="float" office:value="2.1336" calcext:value-type="float">
            <text:p>2.133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13" calcext:value-type="date">
            <text:p>11/13/2018</text:p>
          </table:table-cell>
          <table:table-cell table:style-name="ce9" office:value-type="float" office:value="2.1431" calcext:value-type="float">
            <text:p>2.143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14" calcext:value-type="date">
            <text:p>11/14/2018</text:p>
          </table:table-cell>
          <table:table-cell table:style-name="ce9" office:value-type="float" office:value="2.1449" calcext:value-type="float">
            <text:p>2.144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15" calcext:value-type="date">
            <text:p>11/15/2018</text:p>
          </table:table-cell>
          <table:table-cell table:style-name="ce9" office:value-type="float" office:value="2.1472" calcext:value-type="float">
            <text:p>2.147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16" calcext:value-type="date">
            <text:p>11/16/2018</text:p>
          </table:table-cell>
          <table:table-cell table:style-name="ce9" office:value-type="float" office:value="2.1222" calcext:value-type="float">
            <text:p>2.122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17" calcext:value-type="date">
            <text:p>11/17/2018</text:p>
          </table:table-cell>
          <table:table-cell table:style-name="ce9" office:value-type="float" office:value="2.1102" calcext:value-type="float">
            <text:p>2.110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18" calcext:value-type="date">
            <text:p>11/18/2018</text:p>
          </table:table-cell>
          <table:table-cell table:style-name="ce9" office:value-type="float" office:value="2.1102" calcext:value-type="float">
            <text:p>2.110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19" calcext:value-type="date">
            <text:p>11/19/2018</text:p>
          </table:table-cell>
          <table:table-cell table:style-name="ce9" office:value-type="float" office:value="2.1102" calcext:value-type="float">
            <text:p>2.110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20" calcext:value-type="date">
            <text:p>11/20/2018</text:p>
          </table:table-cell>
          <table:table-cell table:style-name="ce9" office:value-type="float" office:value="2.1058" calcext:value-type="float">
            <text:p>2.105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21" calcext:value-type="date">
            <text:p>11/21/2018</text:p>
          </table:table-cell>
          <table:table-cell table:style-name="ce9" office:value-type="float" office:value="2.0989" calcext:value-type="float">
            <text:p>2.098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22" calcext:value-type="date">
            <text:p>11/22/2018</text:p>
          </table:table-cell>
          <table:table-cell table:style-name="ce9" office:value-type="float" office:value="2.1061" calcext:value-type="float">
            <text:p>2.106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23" calcext:value-type="date">
            <text:p>11/23/2018</text:p>
          </table:table-cell>
          <table:table-cell table:style-name="ce9" office:value-type="float" office:value="2.1019" calcext:value-type="float">
            <text:p>2.101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24" calcext:value-type="date">
            <text:p>11/24/2018</text:p>
          </table:table-cell>
          <table:table-cell table:style-name="ce9" office:value-type="float" office:value="2.105" calcext:value-type="float">
            <text:p>2.105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25" calcext:value-type="date">
            <text:p>11/25/2018</text:p>
          </table:table-cell>
          <table:table-cell table:style-name="ce9" office:value-type="float" office:value="2.105" calcext:value-type="float">
            <text:p>2.105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26" calcext:value-type="date">
            <text:p>11/26/2018</text:p>
          </table:table-cell>
          <table:table-cell table:style-name="ce9" office:value-type="float" office:value="2.105" calcext:value-type="float">
            <text:p>2.105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27" calcext:value-type="date">
            <text:p>11/27/2018</text:p>
          </table:table-cell>
          <table:table-cell table:style-name="ce9" office:value-type="float" office:value="2.1174" calcext:value-type="float">
            <text:p>2.117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28" calcext:value-type="date">
            <text:p>11/28/2018</text:p>
          </table:table-cell>
          <table:table-cell table:style-name="ce9" office:value-type="float" office:value="2.131" calcext:value-type="float">
            <text:p>2.131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29" calcext:value-type="date">
            <text:p>11/29/2018</text:p>
          </table:table-cell>
          <table:table-cell table:style-name="ce9" office:value-type="float" office:value="2.1471" calcext:value-type="float">
            <text:p>2.147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1-30" calcext:value-type="date">
            <text:p>11/30/2018</text:p>
          </table:table-cell>
          <table:table-cell table:style-name="ce9" office:value-type="float" office:value="2.1384" calcext:value-type="float">
            <text:p>2.138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01" calcext:value-type="date">
            <text:p>12/1/2018</text:p>
          </table:table-cell>
          <table:table-cell table:style-name="ce9" office:value-type="float" office:value="2.1316" calcext:value-type="float">
            <text:p>2.131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02" calcext:value-type="date">
            <text:p>12/2/2018</text:p>
          </table:table-cell>
          <table:table-cell table:style-name="ce9" office:value-type="float" office:value="2.1316" calcext:value-type="float">
            <text:p>2.131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03" calcext:value-type="date">
            <text:p>12/3/2018</text:p>
          </table:table-cell>
          <table:table-cell table:style-name="ce9" office:value-type="float" office:value="2.1316" calcext:value-type="float">
            <text:p>2.131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04" calcext:value-type="date">
            <text:p>12/4/2018</text:p>
          </table:table-cell>
          <table:table-cell table:style-name="ce9" office:value-type="float" office:value="2.1291" calcext:value-type="float">
            <text:p>2.129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05" calcext:value-type="date">
            <text:p>12/5/2018</text:p>
          </table:table-cell>
          <table:table-cell table:style-name="ce9" office:value-type="float" office:value="2.128" calcext:value-type="float">
            <text:p>2.128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06" calcext:value-type="date">
            <text:p>12/6/2018</text:p>
          </table:table-cell>
          <table:table-cell table:style-name="ce9" office:value-type="float" office:value="2.135" calcext:value-type="float">
            <text:p>2.135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07" calcext:value-type="date">
            <text:p>12/7/2018</text:p>
          </table:table-cell>
          <table:table-cell table:style-name="ce9" office:value-type="float" office:value="2.1339" calcext:value-type="float">
            <text:p>2.133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08" calcext:value-type="date">
            <text:p>12/8/2018</text:p>
          </table:table-cell>
          <table:table-cell table:style-name="ce9" office:value-type="float" office:value="2.1329" calcext:value-type="float">
            <text:p>2.132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09" calcext:value-type="date">
            <text:p>12/9/2018</text:p>
          </table:table-cell>
          <table:table-cell table:style-name="ce9" office:value-type="float" office:value="2.1329" calcext:value-type="float">
            <text:p>2.132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10" calcext:value-type="date">
            <text:p>12/10/2018</text:p>
          </table:table-cell>
          <table:table-cell table:style-name="ce9" office:value-type="float" office:value="2.1329" calcext:value-type="float">
            <text:p>2.132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11" calcext:value-type="date">
            <text:p>12/11/2018</text:p>
          </table:table-cell>
          <table:table-cell table:style-name="ce9" office:value-type="float" office:value="2.1213" calcext:value-type="float">
            <text:p>2.121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12" calcext:value-type="date">
            <text:p>12/12/2018</text:p>
          </table:table-cell>
          <table:table-cell table:style-name="ce9" office:value-type="float" office:value="2.1254" calcext:value-type="float">
            <text:p>2.125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13" calcext:value-type="date">
            <text:p>12/13/2018</text:p>
          </table:table-cell>
          <table:table-cell table:style-name="ce9" office:value-type="float" office:value="2.127" calcext:value-type="float">
            <text:p>2.127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14" calcext:value-type="date">
            <text:p>12/14/2018</text:p>
          </table:table-cell>
          <table:table-cell table:style-name="ce9" office:value-type="float" office:value="2.1204" calcext:value-type="float">
            <text:p>2.120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15" calcext:value-type="date">
            <text:p>12/15/2018</text:p>
          </table:table-cell>
          <table:table-cell table:style-name="ce9" office:value-type="float" office:value="2.122" calcext:value-type="float">
            <text:p>2.122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16" calcext:value-type="date">
            <text:p>12/16/2018</text:p>
          </table:table-cell>
          <table:table-cell table:style-name="ce9" office:value-type="float" office:value="2.122" calcext:value-type="float">
            <text:p>2.122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17" calcext:value-type="date">
            <text:p>12/17/2018</text:p>
          </table:table-cell>
          <table:table-cell table:style-name="ce9" office:value-type="float" office:value="2.122" calcext:value-type="float">
            <text:p>2.122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18" calcext:value-type="date">
            <text:p>12/18/2018</text:p>
          </table:table-cell>
          <table:table-cell table:style-name="ce9" office:value-type="float" office:value="2.1241" calcext:value-type="float">
            <text:p>2.124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19" calcext:value-type="date">
            <text:p>12/19/2018</text:p>
          </table:table-cell>
          <table:table-cell table:style-name="ce9" office:value-type="float" office:value="2.1262" calcext:value-type="float">
            <text:p>2.126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20" calcext:value-type="date">
            <text:p>12/20/2018</text:p>
          </table:table-cell>
          <table:table-cell table:style-name="ce9" office:value-type="float" office:value="2.1304" calcext:value-type="float">
            <text:p>2.130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21" calcext:value-type="date">
            <text:p>12/21/2018</text:p>
          </table:table-cell>
          <table:table-cell table:style-name="ce9" office:value-type="float" office:value="2.1255" calcext:value-type="float">
            <text:p>2.125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22" calcext:value-type="date">
            <text:p>12/22/2018</text:p>
          </table:table-cell>
          <table:table-cell table:style-name="ce9" office:value-type="float" office:value="2.1228" calcext:value-type="float">
            <text:p>2.122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23" calcext:value-type="date">
            <text:p>12/23/2018</text:p>
          </table:table-cell>
          <table:table-cell table:style-name="ce9" office:value-type="float" office:value="2.1408" calcext:value-type="float">
            <text:p>2.140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24" calcext:value-type="date">
            <text:p>12/24/2018</text:p>
          </table:table-cell>
          <table:table-cell table:style-name="ce9" office:value-type="float" office:value="2.1408" calcext:value-type="float">
            <text:p>2.140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25" calcext:value-type="date">
            <text:p>12/25/2018</text:p>
          </table:table-cell>
          <table:table-cell table:style-name="ce9" office:value-type="float" office:value="2.1408" calcext:value-type="float">
            <text:p>2.140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26" calcext:value-type="date">
            <text:p>12/26/2018</text:p>
          </table:table-cell>
          <table:table-cell table:style-name="ce9" office:value-type="float" office:value="2.1408" calcext:value-type="float">
            <text:p>2.140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27" calcext:value-type="date">
            <text:p>12/27/2018</text:p>
          </table:table-cell>
          <table:table-cell table:style-name="ce9" office:value-type="float" office:value="2.1507" calcext:value-type="float">
            <text:p>2.150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28" calcext:value-type="date">
            <text:p>12/28/2018</text:p>
          </table:table-cell>
          <table:table-cell table:style-name="ce9" office:value-type="float" office:value="2.1495" calcext:value-type="float">
            <text:p>2.149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29" calcext:value-type="date">
            <text:p>12/29/2018</text:p>
          </table:table-cell>
          <table:table-cell table:style-name="ce9" office:value-type="float" office:value="2.1598" calcext:value-type="float">
            <text:p>2.159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30" calcext:value-type="date">
            <text:p>12/30/2018</text:p>
          </table:table-cell>
          <table:table-cell table:style-name="ce9" office:value-type="float" office:value="2.1598" calcext:value-type="float">
            <text:p>2.159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8-12-31" calcext:value-type="date">
            <text:p>12/31/2018</text:p>
          </table:table-cell>
          <table:table-cell table:style-name="ce10" office:value-type="float" office:value="2.1598" calcext:value-type="float">
            <text:p>2.159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01" calcext:value-type="date">
            <text:p>1/1/2019</text:p>
          </table:table-cell>
          <table:table-cell table:style-name="ce9" office:value-type="float" office:value="2.1598" calcext:value-type="float">
            <text:p>2.159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02" calcext:value-type="date">
            <text:p>1/2/2019</text:p>
          </table:table-cell>
          <table:table-cell table:style-name="ce9" office:value-type="float" office:value="2.1598" calcext:value-type="float">
            <text:p>2.159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03" calcext:value-type="date">
            <text:p>1/3/2019</text:p>
          </table:table-cell>
          <table:table-cell table:style-name="ce9" office:value-type="float" office:value="2.1701" calcext:value-type="float">
            <text:p>2.170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04" calcext:value-type="date">
            <text:p>1/4/2019</text:p>
          </table:table-cell>
          <table:table-cell table:style-name="ce9" office:value-type="float" office:value="2.1788" calcext:value-type="float">
            <text:p>2.178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05" calcext:value-type="date">
            <text:p>1/5/2019</text:p>
          </table:table-cell>
          <table:table-cell table:style-name="ce9" office:value-type="float" office:value="2.1727" calcext:value-type="float">
            <text:p>2.172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06" calcext:value-type="date">
            <text:p>1/6/2019</text:p>
          </table:table-cell>
          <table:table-cell table:style-name="ce9" office:value-type="float" office:value="2.1727" calcext:value-type="float">
            <text:p>2.172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07" calcext:value-type="date">
            <text:p>1/7/2019</text:p>
          </table:table-cell>
          <table:table-cell table:style-name="ce9" office:value-type="float" office:value="2.1727" calcext:value-type="float">
            <text:p>2.172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08" calcext:value-type="date">
            <text:p>1/8/2019</text:p>
          </table:table-cell>
          <table:table-cell table:style-name="ce9" office:value-type="float" office:value="2.1727" calcext:value-type="float">
            <text:p>2.172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09" calcext:value-type="date">
            <text:p>1/9/2019</text:p>
          </table:table-cell>
          <table:table-cell table:style-name="ce9" office:value-type="float" office:value="2.159" calcext:value-type="float">
            <text:p>2.159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10" calcext:value-type="date">
            <text:p>1/10/2019</text:p>
          </table:table-cell>
          <table:table-cell table:style-name="ce9" office:value-type="float" office:value="2.1569" calcext:value-type="float">
            <text:p>2.156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11" calcext:value-type="date">
            <text:p>1/11/2019</text:p>
          </table:table-cell>
          <table:table-cell table:style-name="ce9" office:value-type="float" office:value="2.1532" calcext:value-type="float">
            <text:p>2.153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12" calcext:value-type="date">
            <text:p>1/12/2019</text:p>
          </table:table-cell>
          <table:table-cell table:style-name="ce9" office:value-type="float" office:value="2.1503" calcext:value-type="float">
            <text:p>2.150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13" calcext:value-type="date">
            <text:p>1/13/2019</text:p>
          </table:table-cell>
          <table:table-cell table:style-name="ce9" office:value-type="float" office:value="2.1503" calcext:value-type="float">
            <text:p>2.150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14" calcext:value-type="date">
            <text:p>1/14/2019</text:p>
          </table:table-cell>
          <table:table-cell table:style-name="ce9" office:value-type="float" office:value="2.1503" calcext:value-type="float">
            <text:p>2.150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15" calcext:value-type="date">
            <text:p>1/15/2019</text:p>
          </table:table-cell>
          <table:table-cell table:style-name="ce9" office:value-type="float" office:value="2.1542" calcext:value-type="float">
            <text:p>2.154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16" calcext:value-type="date">
            <text:p>1/16/2019</text:p>
          </table:table-cell>
          <table:table-cell table:style-name="ce9" office:value-type="float" office:value="2.1571" calcext:value-type="float">
            <text:p>2.157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17" calcext:value-type="date">
            <text:p>1/17/2019</text:p>
          </table:table-cell>
          <table:table-cell table:style-name="ce9" office:value-type="float" office:value="2.1556" calcext:value-type="float">
            <text:p>2.155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18" calcext:value-type="date">
            <text:p>1/18/2019</text:p>
          </table:table-cell>
          <table:table-cell table:style-name="ce9" office:value-type="float" office:value="2.1546" calcext:value-type="float">
            <text:p>2.154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19" calcext:value-type="date">
            <text:p>1/19/2019</text:p>
          </table:table-cell>
          <table:table-cell table:style-name="ce9" office:value-type="float" office:value="2.1499" calcext:value-type="float">
            <text:p>2.149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20" calcext:value-type="date">
            <text:p>1/20/2019</text:p>
          </table:table-cell>
          <table:table-cell table:style-name="ce9" office:value-type="float" office:value="2.1499" calcext:value-type="float">
            <text:p>2.149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21" calcext:value-type="date">
            <text:p>1/21/2019</text:p>
          </table:table-cell>
          <table:table-cell table:style-name="ce9" office:value-type="float" office:value="2.1499" calcext:value-type="float">
            <text:p>2.149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22" calcext:value-type="date">
            <text:p>1/22/2019</text:p>
          </table:table-cell>
          <table:table-cell table:style-name="ce9" office:value-type="float" office:value="2.1506" calcext:value-type="float">
            <text:p>2.150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23" calcext:value-type="date">
            <text:p>1/23/2019</text:p>
          </table:table-cell>
          <table:table-cell table:style-name="ce9" office:value-type="float" office:value="2.1556" calcext:value-type="float">
            <text:p>2.155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24" calcext:value-type="date">
            <text:p>1/24/2019</text:p>
          </table:table-cell>
          <table:table-cell table:style-name="ce9" office:value-type="float" office:value="2.1539" calcext:value-type="float">
            <text:p>2.153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25" calcext:value-type="date">
            <text:p>1/25/2019</text:p>
          </table:table-cell>
          <table:table-cell table:style-name="ce9" office:value-type="float" office:value="2.1527" calcext:value-type="float">
            <text:p>2.152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26" calcext:value-type="date">
            <text:p>1/26/2019</text:p>
          </table:table-cell>
          <table:table-cell table:style-name="ce9" office:value-type="float" office:value="2.1516" calcext:value-type="float">
            <text:p>2.151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27" calcext:value-type="date">
            <text:p>1/27/2019</text:p>
          </table:table-cell>
          <table:table-cell table:style-name="ce9" office:value-type="float" office:value="2.1516" calcext:value-type="float">
            <text:p>2.151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28" calcext:value-type="date">
            <text:p>1/28/2019</text:p>
          </table:table-cell>
          <table:table-cell table:style-name="ce9" office:value-type="float" office:value="2.1516" calcext:value-type="float">
            <text:p>2.151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29" calcext:value-type="date">
            <text:p>1/29/2019</text:p>
          </table:table-cell>
          <table:table-cell table:style-name="ce9" office:value-type="float" office:value="2.1523" calcext:value-type="float">
            <text:p>2.152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30" calcext:value-type="date">
            <text:p>1/30/2019</text:p>
          </table:table-cell>
          <table:table-cell table:style-name="ce9" office:value-type="float" office:value="2.1593" calcext:value-type="float">
            <text:p>2.159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1-31" calcext:value-type="date">
            <text:p>1/31/2019</text:p>
          </table:table-cell>
          <table:table-cell table:style-name="ce9" office:value-type="float" office:value="2.1584" calcext:value-type="float">
            <text:p>2.158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01" calcext:value-type="date">
            <text:p>2/1/2019</text:p>
          </table:table-cell>
          <table:table-cell table:style-name="ce9" office:value-type="float" office:value="2.1499" calcext:value-type="float">
            <text:p>2.149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02" calcext:value-type="date">
            <text:p>2/2/2019</text:p>
          </table:table-cell>
          <table:table-cell table:style-name="ce9" office:value-type="float" office:value="2.1575" calcext:value-type="float">
            <text:p>2.157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03" calcext:value-type="date">
            <text:p>2/3/2019</text:p>
          </table:table-cell>
          <table:table-cell table:style-name="ce9" office:value-type="float" office:value="2.1575" calcext:value-type="float">
            <text:p>2.157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04" calcext:value-type="date">
            <text:p>2/4/2019</text:p>
          </table:table-cell>
          <table:table-cell table:style-name="ce9" office:value-type="float" office:value="2.1575" calcext:value-type="float">
            <text:p>2.157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05" calcext:value-type="date">
            <text:p>2/5/2019</text:p>
          </table:table-cell>
          <table:table-cell table:style-name="ce9" office:value-type="float" office:value="2.1583" calcext:value-type="float">
            <text:p>2.158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06" calcext:value-type="date">
            <text:p>2/6/2019</text:p>
          </table:table-cell>
          <table:table-cell table:style-name="ce9" office:value-type="float" office:value="2.1579" calcext:value-type="float">
            <text:p>2.157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07" calcext:value-type="date">
            <text:p>2/7/2019</text:p>
          </table:table-cell>
          <table:table-cell table:style-name="ce9" office:value-type="float" office:value="2.1604" calcext:value-type="float">
            <text:p>2.160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08" calcext:value-type="date">
            <text:p>2/8/2019</text:p>
          </table:table-cell>
          <table:table-cell table:style-name="ce9" office:value-type="float" office:value="2.1663" calcext:value-type="float">
            <text:p>2.166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09" calcext:value-type="date">
            <text:p>2/9/2019</text:p>
          </table:table-cell>
          <table:table-cell table:style-name="ce9" office:value-type="float" office:value="2.1664" calcext:value-type="float">
            <text:p>2.166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10" calcext:value-type="date">
            <text:p>2/10/2019</text:p>
          </table:table-cell>
          <table:table-cell table:style-name="ce9" office:value-type="float" office:value="2.1664" calcext:value-type="float">
            <text:p>2.166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11" calcext:value-type="date">
            <text:p>2/11/2019</text:p>
          </table:table-cell>
          <table:table-cell table:style-name="ce9" office:value-type="float" office:value="2.1664" calcext:value-type="float">
            <text:p>2.166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12" calcext:value-type="date">
            <text:p>2/12/2019</text:p>
          </table:table-cell>
          <table:table-cell table:style-name="ce9" office:value-type="float" office:value="2.1587" calcext:value-type="float">
            <text:p>2.158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13" calcext:value-type="date">
            <text:p>2/13/2019</text:p>
          </table:table-cell>
          <table:table-cell table:style-name="ce9" office:value-type="float" office:value="2.1581" calcext:value-type="float">
            <text:p>2.158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14" calcext:value-type="date">
            <text:p>2/14/2019</text:p>
          </table:table-cell>
          <table:table-cell table:style-name="ce9" office:value-type="float" office:value="2.1571" calcext:value-type="float">
            <text:p>2.157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15" calcext:value-type="date">
            <text:p>2/15/2019</text:p>
          </table:table-cell>
          <table:table-cell table:style-name="ce9" office:value-type="float" office:value="2.1679" calcext:value-type="float">
            <text:p>2.167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16" calcext:value-type="date">
            <text:p>2/16/2019</text:p>
          </table:table-cell>
          <table:table-cell table:style-name="ce9" office:value-type="float" office:value="2.1666" calcext:value-type="float">
            <text:p>2.166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17" calcext:value-type="date">
            <text:p>2/17/2019</text:p>
          </table:table-cell>
          <table:table-cell table:style-name="ce9" office:value-type="float" office:value="2.1666" calcext:value-type="float">
            <text:p>2.166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18" calcext:value-type="date">
            <text:p>2/18/2019</text:p>
          </table:table-cell>
          <table:table-cell table:style-name="ce9" office:value-type="float" office:value="2.1666" calcext:value-type="float">
            <text:p>2.166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19" calcext:value-type="date">
            <text:p>2/19/2019</text:p>
          </table:table-cell>
          <table:table-cell table:style-name="ce9" office:value-type="float" office:value="2.1574" calcext:value-type="float">
            <text:p>2.157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20" calcext:value-type="date">
            <text:p>2/20/2019</text:p>
          </table:table-cell>
          <table:table-cell table:style-name="ce9" office:value-type="float" office:value="2.1564" calcext:value-type="float">
            <text:p>2.156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21" calcext:value-type="date">
            <text:p>2/21/2019</text:p>
          </table:table-cell>
          <table:table-cell table:style-name="ce9" office:value-type="float" office:value="2.1455" calcext:value-type="float">
            <text:p>2.145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22" calcext:value-type="date">
            <text:p>2/22/2019</text:p>
          </table:table-cell>
          <table:table-cell table:style-name="ce9" office:value-type="float" office:value="2.1411" calcext:value-type="float">
            <text:p>2.141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23" calcext:value-type="date">
            <text:p>2/23/2019</text:p>
          </table:table-cell>
          <table:table-cell table:style-name="ce9" office:value-type="float" office:value="2.1402" calcext:value-type="float">
            <text:p>2.140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24" calcext:value-type="date">
            <text:p>2/24/2019</text:p>
          </table:table-cell>
          <table:table-cell table:style-name="ce9" office:value-type="float" office:value="2.1402" calcext:value-type="float">
            <text:p>2.140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25" calcext:value-type="date">
            <text:p>2/25/2019</text:p>
          </table:table-cell>
          <table:table-cell table:style-name="ce9" office:value-type="float" office:value="2.1402" calcext:value-type="float">
            <text:p>2.140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26" calcext:value-type="date">
            <text:p>2/26/2019</text:p>
          </table:table-cell>
          <table:table-cell table:style-name="ce9" office:value-type="float" office:value="2.1367" calcext:value-type="float">
            <text:p>2.136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27" calcext:value-type="date">
            <text:p>2/27/2019</text:p>
          </table:table-cell>
          <table:table-cell table:style-name="ce9" office:value-type="float" office:value="2.1384" calcext:value-type="float">
            <text:p>2.138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2-28" calcext:value-type="date">
            <text:p>2/28/2019</text:p>
          </table:table-cell>
          <table:table-cell table:style-name="ce9" office:value-type="float" office:value="2.1385" calcext:value-type="float">
            <text:p>2.138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01" calcext:value-type="date">
            <text:p>3/1/2019</text:p>
          </table:table-cell>
          <table:table-cell table:style-name="ce9" office:value-type="float" office:value="2.1384" calcext:value-type="float">
            <text:p>2.138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02" calcext:value-type="date">
            <text:p>3/2/2019</text:p>
          </table:table-cell>
          <table:table-cell table:style-name="ce9" office:value-type="float" office:value="2.139" calcext:value-type="float">
            <text:p>2.139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03" calcext:value-type="date">
            <text:p>3/3/2019</text:p>
          </table:table-cell>
          <table:table-cell table:style-name="ce9" office:value-type="float" office:value="2.139" calcext:value-type="float">
            <text:p>2.139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04" calcext:value-type="date">
            <text:p>3/4/2019</text:p>
          </table:table-cell>
          <table:table-cell table:style-name="ce9" office:value-type="float" office:value="2.139" calcext:value-type="float">
            <text:p>2.139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05" calcext:value-type="date">
            <text:p>3/5/2019</text:p>
          </table:table-cell>
          <table:table-cell table:style-name="ce9" office:value-type="float" office:value="2.1416" calcext:value-type="float">
            <text:p>2.141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06" calcext:value-type="date">
            <text:p>3/6/2019</text:p>
          </table:table-cell>
          <table:table-cell table:style-name="ce9" office:value-type="float" office:value="2.1431" calcext:value-type="float">
            <text:p>2.143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07" calcext:value-type="date">
            <text:p>3/7/2019</text:p>
          </table:table-cell>
          <table:table-cell table:style-name="ce9" office:value-type="float" office:value="2.1414" calcext:value-type="float">
            <text:p>2.141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08" calcext:value-type="date">
            <text:p>3/8/2019</text:p>
          </table:table-cell>
          <table:table-cell table:style-name="ce9" office:value-type="float" office:value="2.138" calcext:value-type="float">
            <text:p>2.138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09" calcext:value-type="date">
            <text:p>3/9/2019</text:p>
          </table:table-cell>
          <table:table-cell table:style-name="ce9" office:value-type="float" office:value="2.138" calcext:value-type="float">
            <text:p>2.138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10" calcext:value-type="date">
            <text:p>3/10/2019</text:p>
          </table:table-cell>
          <table:table-cell table:style-name="ce9" office:value-type="float" office:value="2.138" calcext:value-type="float">
            <text:p>2.138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11" calcext:value-type="date">
            <text:p>3/11/2019</text:p>
          </table:table-cell>
          <table:table-cell table:style-name="ce9" office:value-type="float" office:value="2.138" calcext:value-type="float">
            <text:p>2.138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12" calcext:value-type="date">
            <text:p>3/12/2019</text:p>
          </table:table-cell>
          <table:table-cell table:style-name="ce9" office:value-type="float" office:value="2.1399" calcext:value-type="float">
            <text:p>2.139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13" calcext:value-type="date">
            <text:p>3/13/2019</text:p>
          </table:table-cell>
          <table:table-cell table:style-name="ce9" office:value-type="float" office:value="2.1381" calcext:value-type="float">
            <text:p>2.138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14" calcext:value-type="date">
            <text:p>3/14/2019</text:p>
          </table:table-cell>
          <table:table-cell table:style-name="ce9" office:value-type="float" office:value="2.1349" calcext:value-type="float">
            <text:p>2.134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15" calcext:value-type="date">
            <text:p>3/15/2019</text:p>
          </table:table-cell>
          <table:table-cell table:style-name="ce9" office:value-type="float" office:value="2.1315" calcext:value-type="float">
            <text:p>2.131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16" calcext:value-type="date">
            <text:p>3/16/2019</text:p>
          </table:table-cell>
          <table:table-cell table:style-name="ce9" office:value-type="float" office:value="2.1278" calcext:value-type="float">
            <text:p>2.127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17" calcext:value-type="date">
            <text:p>3/17/2019</text:p>
          </table:table-cell>
          <table:table-cell table:style-name="ce9" office:value-type="float" office:value="2.1278" calcext:value-type="float">
            <text:p>2.127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18" calcext:value-type="date">
            <text:p>3/18/2019</text:p>
          </table:table-cell>
          <table:table-cell table:style-name="ce9" office:value-type="float" office:value="2.1278" calcext:value-type="float">
            <text:p>2.127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19" calcext:value-type="date">
            <text:p>3/19/2019</text:p>
          </table:table-cell>
          <table:table-cell table:style-name="ce9" office:value-type="float" office:value="2.1138" calcext:value-type="float">
            <text:p>2.113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20" calcext:value-type="date">
            <text:p>3/20/2019</text:p>
          </table:table-cell>
          <table:table-cell table:style-name="ce9" office:value-type="float" office:value="2.1064" calcext:value-type="float">
            <text:p>2.106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21" calcext:value-type="date">
            <text:p>3/21/2019</text:p>
          </table:table-cell>
          <table:table-cell table:style-name="ce9" office:value-type="float" office:value="2.1057" calcext:value-type="float">
            <text:p>2.105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22" calcext:value-type="date">
            <text:p>3/22/2019</text:p>
          </table:table-cell>
          <table:table-cell table:style-name="ce9" office:value-type="float" office:value="2.0963" calcext:value-type="float">
            <text:p>2.096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23" calcext:value-type="date">
            <text:p>3/23/2019</text:p>
          </table:table-cell>
          <table:table-cell table:style-name="ce9" office:value-type="float" office:value="2.1022" calcext:value-type="float">
            <text:p>2.102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24" calcext:value-type="date">
            <text:p>3/24/2019</text:p>
          </table:table-cell>
          <table:table-cell table:style-name="ce9" office:value-type="float" office:value="2.1022" calcext:value-type="float">
            <text:p>2.102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25" calcext:value-type="date">
            <text:p>3/25/2019</text:p>
          </table:table-cell>
          <table:table-cell table:style-name="ce9" office:value-type="float" office:value="2.1022" calcext:value-type="float">
            <text:p>2.102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26" calcext:value-type="date">
            <text:p>3/26/2019</text:p>
          </table:table-cell>
          <table:table-cell table:style-name="ce9" office:value-type="float" office:value="2.1141" calcext:value-type="float">
            <text:p>2.114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27" calcext:value-type="date">
            <text:p>3/27/2019</text:p>
          </table:table-cell>
          <table:table-cell table:style-name="ce9" office:value-type="float" office:value="2.1163" calcext:value-type="float">
            <text:p>2.116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28" calcext:value-type="date">
            <text:p>3/28/2019</text:p>
          </table:table-cell>
          <table:table-cell table:style-name="ce9" office:value-type="float" office:value="2.1269" calcext:value-type="float">
            <text:p>2.126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29" calcext:value-type="date">
            <text:p>3/29/2019</text:p>
          </table:table-cell>
          <table:table-cell table:style-name="ce9" office:value-type="float" office:value="2.1288" calcext:value-type="float">
            <text:p>2.128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30" calcext:value-type="date">
            <text:p>3/30/2019</text:p>
          </table:table-cell>
          <table:table-cell table:style-name="ce9" office:value-type="float" office:value="2.1285" calcext:value-type="float">
            <text:p>2.128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3-31" calcext:value-type="date">
            <text:p>3/31/2019</text:p>
          </table:table-cell>
          <table:table-cell table:style-name="ce9" office:value-type="float" office:value="2.1285" calcext:value-type="float">
            <text:p>2.128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01" calcext:value-type="date">
            <text:p>4/1/2019</text:p>
          </table:table-cell>
          <table:table-cell table:style-name="ce9" office:value-type="float" office:value="2.1285" calcext:value-type="float">
            <text:p>2.128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02" calcext:value-type="date">
            <text:p>4/2/2019</text:p>
          </table:table-cell>
          <table:table-cell table:style-name="ce9" office:value-type="float" office:value="2.1382" calcext:value-type="float">
            <text:p>2.138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03" calcext:value-type="date">
            <text:p>4/3/2019</text:p>
          </table:table-cell>
          <table:table-cell table:style-name="ce9" office:value-type="float" office:value="2.1414" calcext:value-type="float">
            <text:p>2.141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04" calcext:value-type="date">
            <text:p>4/4/2019</text:p>
          </table:table-cell>
          <table:table-cell table:style-name="ce9" office:value-type="float" office:value="2.1417" calcext:value-type="float">
            <text:p>2.141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05" calcext:value-type="date">
            <text:p>4/5/2019</text:p>
          </table:table-cell>
          <table:table-cell table:style-name="ce9" office:value-type="float" office:value="2.1428" calcext:value-type="float">
            <text:p>2.142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06" calcext:value-type="date">
            <text:p>4/6/2019</text:p>
          </table:table-cell>
          <table:table-cell table:style-name="ce9" office:value-type="float" office:value="2.1415" calcext:value-type="float">
            <text:p>2.141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07" calcext:value-type="date">
            <text:p>4/7/2019</text:p>
          </table:table-cell>
          <table:table-cell table:style-name="ce9" office:value-type="float" office:value="2.1415" calcext:value-type="float">
            <text:p>2.141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08" calcext:value-type="date">
            <text:p>4/8/2019</text:p>
          </table:table-cell>
          <table:table-cell table:style-name="ce9" office:value-type="float" office:value="2.1415" calcext:value-type="float">
            <text:p>2.141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09" calcext:value-type="date">
            <text:p>4/9/2019</text:p>
          </table:table-cell>
          <table:table-cell table:style-name="ce9" office:value-type="float" office:value="2.1397" calcext:value-type="float">
            <text:p>2.139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10" calcext:value-type="date">
            <text:p>4/10/2019</text:p>
          </table:table-cell>
          <table:table-cell table:style-name="ce9" office:value-type="float" office:value="2.1278" calcext:value-type="float">
            <text:p>2.127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11" calcext:value-type="date">
            <text:p>4/11/2019</text:p>
          </table:table-cell>
          <table:table-cell table:style-name="ce9" office:value-type="float" office:value="2.1233" calcext:value-type="float">
            <text:p>2.123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12" calcext:value-type="date">
            <text:p>4/12/2019</text:p>
          </table:table-cell>
          <table:table-cell table:style-name="ce9" office:value-type="float" office:value="2.1131" calcext:value-type="float">
            <text:p>2.113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13" calcext:value-type="date">
            <text:p>4/13/2019</text:p>
          </table:table-cell>
          <table:table-cell table:style-name="ce9" office:value-type="float" office:value="2.1131" calcext:value-type="float">
            <text:p>2.113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14" calcext:value-type="date">
            <text:p>4/14/2019</text:p>
          </table:table-cell>
          <table:table-cell table:style-name="ce9" office:value-type="float" office:value="2.1131" calcext:value-type="float">
            <text:p>2.113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15" calcext:value-type="date">
            <text:p>4/15/2019</text:p>
          </table:table-cell>
          <table:table-cell table:style-name="ce9" office:value-type="float" office:value="2.1131" calcext:value-type="float">
            <text:p>2.113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16" calcext:value-type="date">
            <text:p>4/16/2019</text:p>
          </table:table-cell>
          <table:table-cell table:style-name="ce9" office:value-type="float" office:value="2.1043" calcext:value-type="float">
            <text:p>2.104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17" calcext:value-type="date">
            <text:p>4/17/2019</text:p>
          </table:table-cell>
          <table:table-cell table:style-name="ce9" office:value-type="float" office:value="2.102" calcext:value-type="float">
            <text:p>2.102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18" calcext:value-type="date">
            <text:p>4/18/2019</text:p>
          </table:table-cell>
          <table:table-cell table:style-name="ce9" office:value-type="float" office:value="2.0953" calcext:value-type="float">
            <text:p>2.095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19" calcext:value-type="date">
            <text:p>4/19/2019</text:p>
          </table:table-cell>
          <table:table-cell table:style-name="ce9" office:value-type="float" office:value="2.0957" calcext:value-type="float">
            <text:p>2.095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20" calcext:value-type="date">
            <text:p>4/20/2019</text:p>
          </table:table-cell>
          <table:table-cell table:style-name="ce9" office:value-type="float" office:value="2.095" calcext:value-type="float">
            <text:p>2.095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21" calcext:value-type="date">
            <text:p>4/21/2019</text:p>
          </table:table-cell>
          <table:table-cell table:style-name="ce9" office:value-type="float" office:value="2.095" calcext:value-type="float">
            <text:p>2.095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22" calcext:value-type="date">
            <text:p>4/22/2019</text:p>
          </table:table-cell>
          <table:table-cell table:style-name="ce9" office:value-type="float" office:value="2.095" calcext:value-type="float">
            <text:p>2.095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23" calcext:value-type="date">
            <text:p>4/23/2019</text:p>
          </table:table-cell>
          <table:table-cell table:style-name="ce9" office:value-type="float" office:value="2.0891" calcext:value-type="float">
            <text:p>2.089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24" calcext:value-type="date">
            <text:p>4/24/2019</text:p>
          </table:table-cell>
          <table:table-cell table:style-name="ce9" office:value-type="float" office:value="2.0884" calcext:value-type="float">
            <text:p>2.088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25" calcext:value-type="date">
            <text:p>4/25/2019</text:p>
          </table:table-cell>
          <table:table-cell table:style-name="ce9" office:value-type="float" office:value="2.0944" calcext:value-type="float">
            <text:p>2.094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26" calcext:value-type="date">
            <text:p>4/26/2019</text:p>
          </table:table-cell>
          <table:table-cell table:style-name="ce9" office:value-type="float" office:value="2.1105" calcext:value-type="float">
            <text:p>2.110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27" calcext:value-type="date">
            <text:p>4/27/2019</text:p>
          </table:table-cell>
          <table:table-cell table:style-name="ce9" office:value-type="float" office:value="2.1104" calcext:value-type="float">
            <text:p>2.110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28" calcext:value-type="date">
            <text:p>4/28/2019</text:p>
          </table:table-cell>
          <table:table-cell table:style-name="ce9" office:value-type="float" office:value="2.1104" calcext:value-type="float">
            <text:p>2.110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29" calcext:value-type="date">
            <text:p>4/29/2019</text:p>
          </table:table-cell>
          <table:table-cell table:style-name="ce9" office:value-type="float" office:value="2.1104" calcext:value-type="float">
            <text:p>2.110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4-30" calcext:value-type="date">
            <text:p>4/30/2019</text:p>
          </table:table-cell>
          <table:table-cell table:style-name="ce9" office:value-type="float" office:value="2.1089" calcext:value-type="float">
            <text:p>2.108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01" calcext:value-type="date">
            <text:p>5/1/2019</text:p>
          </table:table-cell>
          <table:table-cell table:style-name="ce9" office:value-type="float" office:value="2.1057" calcext:value-type="float">
            <text:p>2.105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02" calcext:value-type="date">
            <text:p>5/2/2019</text:p>
          </table:table-cell>
          <table:table-cell table:style-name="ce9" office:value-type="float" office:value="2.1057" calcext:value-type="float">
            <text:p>2.105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03" calcext:value-type="date">
            <text:p>5/3/2019</text:p>
          </table:table-cell>
          <table:table-cell table:style-name="ce9" office:value-type="float" office:value="2.1115" calcext:value-type="float">
            <text:p>2.111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04" calcext:value-type="date">
            <text:p>5/4/2019</text:p>
          </table:table-cell>
          <table:table-cell table:style-name="ce9" office:value-type="float" office:value="2.1141" calcext:value-type="float">
            <text:p>2.114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05" calcext:value-type="date">
            <text:p>5/5/2019</text:p>
          </table:table-cell>
          <table:table-cell table:style-name="ce9" office:value-type="float" office:value="2.109" calcext:value-type="float">
            <text:p>2.109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06" calcext:value-type="date">
            <text:p>5/6/2019</text:p>
          </table:table-cell>
          <table:table-cell table:style-name="ce9" office:value-type="float" office:value="2.109" calcext:value-type="float">
            <text:p>2.109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07" calcext:value-type="date">
            <text:p>5/7/2019</text:p>
          </table:table-cell>
          <table:table-cell table:style-name="ce9" office:value-type="float" office:value="2.109" calcext:value-type="float">
            <text:p>2.109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08" calcext:value-type="date">
            <text:p>5/8/2019</text:p>
          </table:table-cell>
          <table:table-cell table:style-name="ce9" office:value-type="float" office:value="2.109" calcext:value-type="float">
            <text:p>2.109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09" calcext:value-type="date">
            <text:p>5/9/2019</text:p>
          </table:table-cell>
          <table:table-cell table:style-name="ce9" office:value-type="float" office:value="2.109" calcext:value-type="float">
            <text:p>2.109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10" calcext:value-type="date">
            <text:p>5/10/2019</text:p>
          </table:table-cell>
          <table:table-cell table:style-name="ce9" office:value-type="float" office:value="2.109" calcext:value-type="float">
            <text:p>2.109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11" calcext:value-type="date">
            <text:p>5/11/2019</text:p>
          </table:table-cell>
          <table:table-cell table:style-name="ce9" office:value-type="float" office:value="2.1011" calcext:value-type="float">
            <text:p>2.101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12" calcext:value-type="date">
            <text:p>5/12/2019</text:p>
          </table:table-cell>
          <table:table-cell table:style-name="ce9" office:value-type="float" office:value="2.0969" calcext:value-type="float">
            <text:p>2.096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13" calcext:value-type="date">
            <text:p>5/13/2019</text:p>
          </table:table-cell>
          <table:table-cell table:style-name="ce9" office:value-type="float" office:value="2.0969" calcext:value-type="float">
            <text:p>2.096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14" calcext:value-type="date">
            <text:p>5/14/2019</text:p>
          </table:table-cell>
          <table:table-cell table:style-name="ce9" office:value-type="float" office:value="2.0988" calcext:value-type="float">
            <text:p>2.098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15" calcext:value-type="date">
            <text:p>5/15/2019</text:p>
          </table:table-cell>
          <table:table-cell table:style-name="ce9" office:value-type="float" office:value="2.0986" calcext:value-type="float">
            <text:p>2.098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16" calcext:value-type="date">
            <text:p>5/16/2019</text:p>
          </table:table-cell>
          <table:table-cell table:style-name="ce9" office:value-type="float" office:value="2.093" calcext:value-type="float">
            <text:p>2.093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17" calcext:value-type="date">
            <text:p>5/17/2019</text:p>
          </table:table-cell>
          <table:table-cell table:style-name="ce9" office:value-type="float" office:value="2.0889" calcext:value-type="float">
            <text:p>2.088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18" calcext:value-type="date">
            <text:p>5/18/2019</text:p>
          </table:table-cell>
          <table:table-cell table:style-name="ce9" office:value-type="float" office:value="2.0854" calcext:value-type="float">
            <text:p>2.085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19" calcext:value-type="date">
            <text:p>5/19/2019</text:p>
          </table:table-cell>
          <table:table-cell table:style-name="ce9" office:value-type="float" office:value="2.0854" calcext:value-type="float">
            <text:p>2.085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20" calcext:value-type="date">
            <text:p>5/20/2019</text:p>
          </table:table-cell>
          <table:table-cell table:style-name="ce9" office:value-type="float" office:value="2.0854" calcext:value-type="float">
            <text:p>2.085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21" calcext:value-type="date">
            <text:p>5/21/2019</text:p>
          </table:table-cell>
          <table:table-cell table:style-name="ce9" office:value-type="float" office:value="2.0819" calcext:value-type="float">
            <text:p>2.081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22" calcext:value-type="date">
            <text:p>5/22/2019</text:p>
          </table:table-cell>
          <table:table-cell table:style-name="ce9" office:value-type="float" office:value="2.0759" calcext:value-type="float">
            <text:p>2.075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23" calcext:value-type="date">
            <text:p>5/23/2019</text:p>
          </table:table-cell>
          <table:table-cell table:style-name="ce9" office:value-type="float" office:value="2.0757" calcext:value-type="float">
            <text:p>2.075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24" calcext:value-type="date">
            <text:p>5/24/2019</text:p>
          </table:table-cell>
          <table:table-cell table:style-name="ce9" office:value-type="float" office:value="2.0797" calcext:value-type="float">
            <text:p>2.079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25" calcext:value-type="date">
            <text:p>5/25/2019</text:p>
          </table:table-cell>
          <table:table-cell table:style-name="ce9" office:value-type="float" office:value="2.0793" calcext:value-type="float">
            <text:p>2.079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26" calcext:value-type="date">
            <text:p>5/26/2019</text:p>
          </table:table-cell>
          <table:table-cell table:style-name="ce9" office:value-type="float" office:value="2.0793" calcext:value-type="float">
            <text:p>2.079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27" calcext:value-type="date">
            <text:p>5/27/2019</text:p>
          </table:table-cell>
          <table:table-cell table:style-name="ce9" office:value-type="float" office:value="2.0793" calcext:value-type="float">
            <text:p>2.079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28" calcext:value-type="date">
            <text:p>5/28/2019</text:p>
          </table:table-cell>
          <table:table-cell table:style-name="ce9" office:value-type="float" office:value="2.0779" calcext:value-type="float">
            <text:p>2.077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29" calcext:value-type="date">
            <text:p>5/29/2019</text:p>
          </table:table-cell>
          <table:table-cell table:style-name="ce9" office:value-type="float" office:value="2.0797" calcext:value-type="float">
            <text:p>2.079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30" calcext:value-type="date">
            <text:p>5/30/2019</text:p>
          </table:table-cell>
          <table:table-cell table:style-name="ce9" office:value-type="float" office:value="2.0879" calcext:value-type="float">
            <text:p>2.087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5-31" calcext:value-type="date">
            <text:p>5/31/2019</text:p>
          </table:table-cell>
          <table:table-cell table:style-name="ce9" office:value-type="float" office:value="2.0953" calcext:value-type="float">
            <text:p>2.095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01" calcext:value-type="date">
            <text:p>6/1/2019</text:p>
          </table:table-cell>
          <table:table-cell table:style-name="ce9" office:value-type="float" office:value="2.0989" calcext:value-type="float">
            <text:p>2.098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02" calcext:value-type="date">
            <text:p>6/2/2019</text:p>
          </table:table-cell>
          <table:table-cell table:style-name="ce9" office:value-type="float" office:value="2.0989" calcext:value-type="float">
            <text:p>2.098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03" calcext:value-type="date">
            <text:p>6/3/2019</text:p>
          </table:table-cell>
          <table:table-cell table:style-name="ce9" office:value-type="float" office:value="2.0989" calcext:value-type="float">
            <text:p>2.098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04" calcext:value-type="date">
            <text:p>6/4/2019</text:p>
          </table:table-cell>
          <table:table-cell table:style-name="ce9" office:value-type="float" office:value="2.101" calcext:value-type="float">
            <text:p>2.101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05" calcext:value-type="date">
            <text:p>6/5/2019</text:p>
          </table:table-cell>
          <table:table-cell table:style-name="ce9" office:value-type="float" office:value="2.0977" calcext:value-type="float">
            <text:p>2.097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06" calcext:value-type="date">
            <text:p>6/6/2019</text:p>
          </table:table-cell>
          <table:table-cell table:style-name="ce9" office:value-type="float" office:value="2.0985" calcext:value-type="float">
            <text:p>2.098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07" calcext:value-type="date">
            <text:p>6/7/2019</text:p>
          </table:table-cell>
          <table:table-cell table:style-name="ce9" office:value-type="float" office:value="2.0991" calcext:value-type="float">
            <text:p>2.099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08" calcext:value-type="date">
            <text:p>6/8/2019</text:p>
          </table:table-cell>
          <table:table-cell table:style-name="ce9" office:value-type="float" office:value="2.0925" calcext:value-type="float">
            <text:p>2.092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09" calcext:value-type="date">
            <text:p>6/9/2019</text:p>
          </table:table-cell>
          <table:table-cell table:style-name="ce9" office:value-type="float" office:value="2.0925" calcext:value-type="float">
            <text:p>2.092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10" calcext:value-type="date">
            <text:p>6/10/2019</text:p>
          </table:table-cell>
          <table:table-cell table:style-name="ce9" office:value-type="float" office:value="2.0925" calcext:value-type="float">
            <text:p>2.092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11" calcext:value-type="date">
            <text:p>6/11/2019</text:p>
          </table:table-cell>
          <table:table-cell table:style-name="ce9" office:value-type="float" office:value="2.0805" calcext:value-type="float">
            <text:p>2.080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12" calcext:value-type="date">
            <text:p>6/12/2019</text:p>
          </table:table-cell>
          <table:table-cell table:style-name="ce9" office:value-type="float" office:value="2.0712" calcext:value-type="float">
            <text:p>2.071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13" calcext:value-type="date">
            <text:p>6/13/2019</text:p>
          </table:table-cell>
          <table:table-cell table:style-name="ce9" office:value-type="float" office:value="2.0722" calcext:value-type="float">
            <text:p>2.072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14" calcext:value-type="date">
            <text:p>6/14/2019</text:p>
          </table:table-cell>
          <table:table-cell table:style-name="ce9" office:value-type="float" office:value="2.0704" calcext:value-type="float">
            <text:p>2.070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15" calcext:value-type="date">
            <text:p>6/15/2019</text:p>
          </table:table-cell>
          <table:table-cell table:style-name="ce9" office:value-type="float" office:value="2.0655" calcext:value-type="float">
            <text:p>2.065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16" calcext:value-type="date">
            <text:p>6/16/2019</text:p>
          </table:table-cell>
          <table:table-cell table:style-name="ce9" office:value-type="float" office:value="2.0655" calcext:value-type="float">
            <text:p>2.065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17" calcext:value-type="date">
            <text:p>6/17/2019</text:p>
          </table:table-cell>
          <table:table-cell table:style-name="ce9" office:value-type="float" office:value="2.0655" calcext:value-type="float">
            <text:p>2.065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18" calcext:value-type="date">
            <text:p>6/18/2019</text:p>
          </table:table-cell>
          <table:table-cell table:style-name="ce9" office:value-type="float" office:value="2.062" calcext:value-type="float">
            <text:p>2.062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19" calcext:value-type="date">
            <text:p>6/19/2019</text:p>
          </table:table-cell>
          <table:table-cell table:style-name="ce9" office:value-type="float" office:value="2.0632" calcext:value-type="float">
            <text:p>2.063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20" calcext:value-type="date">
            <text:p>6/20/2019</text:p>
          </table:table-cell>
          <table:table-cell table:style-name="ce9" office:value-type="float" office:value="2.0625" calcext:value-type="float">
            <text:p>2.062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21" calcext:value-type="date">
            <text:p>6/21/2019</text:p>
          </table:table-cell>
          <table:table-cell table:style-name="ce9" office:value-type="float" office:value="2.0489" calcext:value-type="float">
            <text:p>2.048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22" calcext:value-type="date">
            <text:p>6/22/2019</text:p>
          </table:table-cell>
          <table:table-cell table:style-name="ce9" office:value-type="float" office:value="2.0417" calcext:value-type="float">
            <text:p>2.041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23" calcext:value-type="date">
            <text:p>6/23/2019</text:p>
          </table:table-cell>
          <table:table-cell table:style-name="ce9" office:value-type="float" office:value="2.0417" calcext:value-type="float">
            <text:p>2.041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24" calcext:value-type="date">
            <text:p>6/24/2019</text:p>
          </table:table-cell>
          <table:table-cell table:style-name="ce9" office:value-type="float" office:value="2.0417" calcext:value-type="float">
            <text:p>2.041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25" calcext:value-type="date">
            <text:p>6/25/2019</text:p>
          </table:table-cell>
          <table:table-cell table:style-name="ce9" office:value-type="float" office:value="2.0352" calcext:value-type="float">
            <text:p>2.035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26" calcext:value-type="date">
            <text:p>6/26/2019</text:p>
          </table:table-cell>
          <table:table-cell table:style-name="ce9" office:value-type="float" office:value="2.0351" calcext:value-type="float">
            <text:p>2.035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27" calcext:value-type="date">
            <text:p>6/27/2019</text:p>
          </table:table-cell>
          <table:table-cell table:style-name="ce9" office:value-type="float" office:value="2.0395" calcext:value-type="float">
            <text:p>2.039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28" calcext:value-type="date">
            <text:p>6/28/2019</text:p>
          </table:table-cell>
          <table:table-cell table:style-name="ce9" office:value-type="float" office:value="2.0433" calcext:value-type="float">
            <text:p>2.043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29" calcext:value-type="date">
            <text:p>6/29/2019</text:p>
          </table:table-cell>
          <table:table-cell table:style-name="ce9" office:value-type="float" office:value="2.0433" calcext:value-type="float">
            <text:p>2.043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6-30" calcext:value-type="date">
            <text:p>6/30/2019</text:p>
          </table:table-cell>
          <table:table-cell table:style-name="ce9" office:value-type="float" office:value="2.0433" calcext:value-type="float">
            <text:p>2.043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01" calcext:value-type="date">
            <text:p>7/1/2019</text:p>
          </table:table-cell>
          <table:table-cell table:style-name="ce9" office:value-type="float" office:value="2.0433" calcext:value-type="float">
            <text:p>2.043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02" calcext:value-type="date">
            <text:p>7/2/2019</text:p>
          </table:table-cell>
          <table:table-cell table:style-name="ce9" office:value-type="float" office:value="2.0442" calcext:value-type="float">
            <text:p>2.044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03" calcext:value-type="date">
            <text:p>7/3/2019</text:p>
          </table:table-cell>
          <table:table-cell table:style-name="ce9" office:value-type="float" office:value="2.0471" calcext:value-type="float">
            <text:p>2.047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04" calcext:value-type="date">
            <text:p>7/4/2019</text:p>
          </table:table-cell>
          <table:table-cell table:style-name="ce9" office:value-type="float" office:value="2.0471" calcext:value-type="float">
            <text:p>2.047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05" calcext:value-type="date">
            <text:p>7/5/2019</text:p>
          </table:table-cell>
          <table:table-cell table:style-name="ce9" office:value-type="float" office:value="2.0488" calcext:value-type="float">
            <text:p>2.048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06" calcext:value-type="date">
            <text:p>7/6/2019</text:p>
          </table:table-cell>
          <table:table-cell table:style-name="ce9" office:value-type="float" office:value="2.0488" calcext:value-type="float">
            <text:p>2.048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07" calcext:value-type="date">
            <text:p>7/7/2019</text:p>
          </table:table-cell>
          <table:table-cell table:style-name="ce9" office:value-type="float" office:value="2.0488" calcext:value-type="float">
            <text:p>2.048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08" calcext:value-type="date">
            <text:p>7/8/2019</text:p>
          </table:table-cell>
          <table:table-cell table:style-name="ce9" office:value-type="float" office:value="2.0488" calcext:value-type="float">
            <text:p>2.048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09" calcext:value-type="date">
            <text:p>7/9/2019</text:p>
          </table:table-cell>
          <table:table-cell table:style-name="ce9" office:value-type="float" office:value="2.0521" calcext:value-type="float">
            <text:p>2.052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10" calcext:value-type="date">
            <text:p>7/10/2019</text:p>
          </table:table-cell>
          <table:table-cell table:style-name="ce9" office:value-type="float" office:value="2.0498" calcext:value-type="float">
            <text:p>2.049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11" calcext:value-type="date">
            <text:p>7/11/2019</text:p>
          </table:table-cell>
          <table:table-cell table:style-name="ce9" office:value-type="float" office:value="2.0467" calcext:value-type="float">
            <text:p>2.046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12" calcext:value-type="date">
            <text:p>7/12/2019</text:p>
          </table:table-cell>
          <table:table-cell table:style-name="ce9" office:value-type="float" office:value="2.034" calcext:value-type="float">
            <text:p>2.034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13" calcext:value-type="date">
            <text:p>7/13/2019</text:p>
          </table:table-cell>
          <table:table-cell table:style-name="ce9" office:value-type="float" office:value="2.0342" calcext:value-type="float">
            <text:p>2.034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14" calcext:value-type="date">
            <text:p>7/14/2019</text:p>
          </table:table-cell>
          <table:table-cell table:style-name="ce9" office:value-type="float" office:value="2.0342" calcext:value-type="float">
            <text:p>2.034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15" calcext:value-type="date">
            <text:p>7/15/2019</text:p>
          </table:table-cell>
          <table:table-cell table:style-name="ce9" office:value-type="float" office:value="2.0342" calcext:value-type="float">
            <text:p>2.034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16" calcext:value-type="date">
            <text:p>7/16/2019</text:p>
          </table:table-cell>
          <table:table-cell table:style-name="ce9" office:value-type="float" office:value="2.031" calcext:value-type="float">
            <text:p>2.031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17" calcext:value-type="date">
            <text:p>7/17/2019</text:p>
          </table:table-cell>
          <table:table-cell table:style-name="ce9" office:value-type="float" office:value="2.0309" calcext:value-type="float">
            <text:p>2.030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18" calcext:value-type="date">
            <text:p>7/18/2019</text:p>
          </table:table-cell>
          <table:table-cell table:style-name="ce9" office:value-type="float" office:value="2.0341" calcext:value-type="float">
            <text:p>2.034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19" calcext:value-type="date">
            <text:p>7/19/2019</text:p>
          </table:table-cell>
          <table:table-cell table:style-name="ce9" office:value-type="float" office:value="2.0301" calcext:value-type="float">
            <text:p>2.030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20" calcext:value-type="date">
            <text:p>7/20/2019</text:p>
          </table:table-cell>
          <table:table-cell table:style-name="ce9" office:value-type="float" office:value="2.0255" calcext:value-type="float">
            <text:p>2.025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21" calcext:value-type="date">
            <text:p>7/21/2019</text:p>
          </table:table-cell>
          <table:table-cell table:style-name="ce9" office:value-type="float" office:value="2.0255" calcext:value-type="float">
            <text:p>2.025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22" calcext:value-type="date">
            <text:p>7/22/2019</text:p>
          </table:table-cell>
          <table:table-cell table:style-name="ce9" office:value-type="float" office:value="2.0255" calcext:value-type="float">
            <text:p>2.025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23" calcext:value-type="date">
            <text:p>7/23/2019</text:p>
          </table:table-cell>
          <table:table-cell table:style-name="ce9" office:value-type="float" office:value="2.0244" calcext:value-type="float">
            <text:p>2.024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24" calcext:value-type="date">
            <text:p>7/24/2019</text:p>
          </table:table-cell>
          <table:table-cell table:style-name="ce9" office:value-type="float" office:value="2.0225" calcext:value-type="float">
            <text:p>2.022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25" calcext:value-type="date">
            <text:p>7/25/2019</text:p>
          </table:table-cell>
          <table:table-cell table:style-name="ce9" office:value-type="float" office:value="2.0282" calcext:value-type="float">
            <text:p>2.028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26" calcext:value-type="date">
            <text:p>7/26/2019</text:p>
          </table:table-cell>
          <table:table-cell table:style-name="ce9" office:value-type="float" office:value="2.0293" calcext:value-type="float">
            <text:p>2.029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27" calcext:value-type="date">
            <text:p>7/27/2019</text:p>
          </table:table-cell>
          <table:table-cell table:style-name="ce9" office:value-type="float" office:value="2.0271" calcext:value-type="float">
            <text:p>2.027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28" calcext:value-type="date">
            <text:p>7/28/2019</text:p>
          </table:table-cell>
          <table:table-cell table:style-name="ce9" office:value-type="float" office:value="2.0271" calcext:value-type="float">
            <text:p>2.027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29" calcext:value-type="date">
            <text:p>7/29/2019</text:p>
          </table:table-cell>
          <table:table-cell table:style-name="ce9" office:value-type="float" office:value="2.0271" calcext:value-type="float">
            <text:p>2.027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30" calcext:value-type="date">
            <text:p>7/30/2019</text:p>
          </table:table-cell>
          <table:table-cell table:style-name="ce9" office:value-type="float" office:value="2.0343" calcext:value-type="float">
            <text:p>2.034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7-31" calcext:value-type="date">
            <text:p>7/31/2019</text:p>
          </table:table-cell>
          <table:table-cell table:style-name="ce9" office:value-type="float" office:value="2.0348" calcext:value-type="float">
            <text:p>2.034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01" calcext:value-type="date">
            <text:p>8/1/2019</text:p>
          </table:table-cell>
          <table:table-cell table:style-name="ce9" office:value-type="float" office:value="2.035" calcext:value-type="float">
            <text:p>2.035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02" calcext:value-type="date">
            <text:p>8/2/2019</text:p>
          </table:table-cell>
          <table:table-cell table:style-name="ce9" office:value-type="float" office:value="2.0443" calcext:value-type="float">
            <text:p>2.044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03" calcext:value-type="date">
            <text:p>8/3/2019</text:p>
          </table:table-cell>
          <table:table-cell table:style-name="ce9" office:value-type="float" office:value="2.0553" calcext:value-type="float">
            <text:p>2.055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04" calcext:value-type="date">
            <text:p>8/4/2019</text:p>
          </table:table-cell>
          <table:table-cell table:style-name="ce9" office:value-type="float" office:value="2.0553" calcext:value-type="float">
            <text:p>2.055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05" calcext:value-type="date">
            <text:p>8/5/2019</text:p>
          </table:table-cell>
          <table:table-cell table:style-name="ce9" office:value-type="float" office:value="2.0553" calcext:value-type="float">
            <text:p>2.055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06" calcext:value-type="date">
            <text:p>8/6/2019</text:p>
          </table:table-cell>
          <table:table-cell table:style-name="ce9" office:value-type="float" office:value="2.0563" calcext:value-type="float">
            <text:p>2.056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07" calcext:value-type="date">
            <text:p>8/7/2019</text:p>
          </table:table-cell>
          <table:table-cell table:style-name="ce9" office:value-type="float" office:value="2.0526" calcext:value-type="float">
            <text:p>2.052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08" calcext:value-type="date">
            <text:p>8/8/2019</text:p>
          </table:table-cell>
          <table:table-cell table:style-name="ce9" office:value-type="float" office:value="2.0487" calcext:value-type="float">
            <text:p>2.048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09" calcext:value-type="date">
            <text:p>8/9/2019</text:p>
          </table:table-cell>
          <table:table-cell table:style-name="ce9" office:value-type="float" office:value="2.0444" calcext:value-type="float">
            <text:p>2.044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10" calcext:value-type="date">
            <text:p>8/10/2019</text:p>
          </table:table-cell>
          <table:table-cell table:style-name="ce9" office:value-type="float" office:value="2.0431" calcext:value-type="float">
            <text:p>2.043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11" calcext:value-type="date">
            <text:p>8/11/2019</text:p>
          </table:table-cell>
          <table:table-cell table:style-name="ce9" office:value-type="float" office:value="2.0431" calcext:value-type="float">
            <text:p>2.043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12" calcext:value-type="date">
            <text:p>8/12/2019</text:p>
          </table:table-cell>
          <table:table-cell table:style-name="ce9" office:value-type="float" office:value="2.0431" calcext:value-type="float">
            <text:p>2.043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13" calcext:value-type="date">
            <text:p>8/13/2019</text:p>
          </table:table-cell>
          <table:table-cell table:style-name="ce9" office:value-type="float" office:value="2.0428" calcext:value-type="float">
            <text:p>2.042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14" calcext:value-type="date">
            <text:p>8/14/2019</text:p>
          </table:table-cell>
          <table:table-cell table:style-name="ce9" office:value-type="float" office:value="2.0419" calcext:value-type="float">
            <text:p>2.041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15" calcext:value-type="date">
            <text:p>8/15/2019</text:p>
          </table:table-cell>
          <table:table-cell table:style-name="ce9" office:value-type="float" office:value="2.0415" calcext:value-type="float">
            <text:p>2.041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16" calcext:value-type="date">
            <text:p>8/16/2019</text:p>
          </table:table-cell>
          <table:table-cell table:style-name="ce9" office:value-type="float" office:value="2.0457" calcext:value-type="float">
            <text:p>2.045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17" calcext:value-type="date">
            <text:p>8/17/2019</text:p>
          </table:table-cell>
          <table:table-cell table:style-name="ce9" office:value-type="float" office:value="2.047" calcext:value-type="float">
            <text:p>2.047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18" calcext:value-type="date">
            <text:p>8/18/2019</text:p>
          </table:table-cell>
          <table:table-cell table:style-name="ce9" office:value-type="float" office:value="2.047" calcext:value-type="float">
            <text:p>2.047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19" calcext:value-type="date">
            <text:p>8/19/2019</text:p>
          </table:table-cell>
          <table:table-cell table:style-name="ce9" office:value-type="float" office:value="2.047" calcext:value-type="float">
            <text:p>2.047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20" calcext:value-type="date">
            <text:p>8/20/2019</text:p>
          </table:table-cell>
          <table:table-cell table:style-name="ce9" office:value-type="float" office:value="2.0524" calcext:value-type="float">
            <text:p>2.052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21" calcext:value-type="date">
            <text:p>8/21/2019</text:p>
          </table:table-cell>
          <table:table-cell table:style-name="ce9" office:value-type="float" office:value="2.0584" calcext:value-type="float">
            <text:p>2.058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22" calcext:value-type="date">
            <text:p>8/22/2019</text:p>
          </table:table-cell>
          <table:table-cell table:style-name="ce9" office:value-type="float" office:value="2.0566" calcext:value-type="float">
            <text:p>2.056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23" calcext:value-type="date">
            <text:p>8/23/2019</text:p>
          </table:table-cell>
          <table:table-cell table:style-name="ce9" office:value-type="float" office:value="2.0546" calcext:value-type="float">
            <text:p>2.054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24" calcext:value-type="date">
            <text:p>8/24/2019</text:p>
          </table:table-cell>
          <table:table-cell table:style-name="ce9" office:value-type="float" office:value="2.0566" calcext:value-type="float">
            <text:p>2.056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25" calcext:value-type="date">
            <text:p>8/25/2019</text:p>
          </table:table-cell>
          <table:table-cell table:style-name="ce9" office:value-type="float" office:value="2.0566" calcext:value-type="float">
            <text:p>2.056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26" calcext:value-type="date">
            <text:p>8/26/2019</text:p>
          </table:table-cell>
          <table:table-cell table:style-name="ce9" office:value-type="float" office:value="2.0566" calcext:value-type="float">
            <text:p>2.056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27" calcext:value-type="date">
            <text:p>8/27/2019</text:p>
          </table:table-cell>
          <table:table-cell table:style-name="ce9" office:value-type="float" office:value="2.058" calcext:value-type="float">
            <text:p>2.058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28" calcext:value-type="date">
            <text:p>8/28/2019</text:p>
          </table:table-cell>
          <table:table-cell table:style-name="ce9" office:value-type="float" office:value="2.0655" calcext:value-type="float">
            <text:p>2.065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29" calcext:value-type="date">
            <text:p>8/29/2019</text:p>
          </table:table-cell>
          <table:table-cell table:style-name="ce9" office:value-type="float" office:value="2.0796" calcext:value-type="float">
            <text:p>2.079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30" calcext:value-type="date">
            <text:p>8/30/2019</text:p>
          </table:table-cell>
          <table:table-cell table:style-name="ce9" office:value-type="float" office:value="2.0923" calcext:value-type="float">
            <text:p>2.092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8-31" calcext:value-type="date">
            <text:p>8/31/2019</text:p>
          </table:table-cell>
          <table:table-cell table:style-name="ce9" office:value-type="float" office:value="2.098" calcext:value-type="float">
            <text:p>2.098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01" calcext:value-type="date">
            <text:p>9/1/2019</text:p>
          </table:table-cell>
          <table:table-cell table:style-name="ce9" office:value-type="float" office:value="2.098" calcext:value-type="float">
            <text:p>2.098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02" calcext:value-type="date">
            <text:p>9/2/2019</text:p>
          </table:table-cell>
          <table:table-cell table:style-name="ce9" office:value-type="float" office:value="2.098" calcext:value-type="float">
            <text:p>2.098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03" calcext:value-type="date">
            <text:p>9/3/2019</text:p>
          </table:table-cell>
          <table:table-cell table:style-name="ce9" office:value-type="float" office:value="2.1049" calcext:value-type="float">
            <text:p>2.104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04" calcext:value-type="date">
            <text:p>9/4/2019</text:p>
          </table:table-cell>
          <table:table-cell table:style-name="ce9" office:value-type="float" office:value="2.119" calcext:value-type="float">
            <text:p>2.119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05" calcext:value-type="date">
            <text:p>9/5/2019</text:p>
          </table:table-cell>
          <table:table-cell table:style-name="ce9" office:value-type="float" office:value="2.1161" calcext:value-type="float">
            <text:p>2.116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06" calcext:value-type="date">
            <text:p>9/6/2019</text:p>
          </table:table-cell>
          <table:table-cell table:style-name="ce9" office:value-type="float" office:value="2.1105" calcext:value-type="float">
            <text:p>2.110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07" calcext:value-type="date">
            <text:p>9/7/2019</text:p>
          </table:table-cell>
          <table:table-cell table:style-name="ce9" office:value-type="float" office:value="2.1071" calcext:value-type="float">
            <text:p>2.107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08" calcext:value-type="date">
            <text:p>9/8/2019</text:p>
          </table:table-cell>
          <table:table-cell table:style-name="ce9" office:value-type="float" office:value="2.1071" calcext:value-type="float">
            <text:p>2.107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09" calcext:value-type="date">
            <text:p>9/9/2019</text:p>
          </table:table-cell>
          <table:table-cell table:style-name="ce9" office:value-type="float" office:value="2.1071" calcext:value-type="float">
            <text:p>2.107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10" calcext:value-type="date">
            <text:p>9/10/2019</text:p>
          </table:table-cell>
          <table:table-cell table:style-name="ce9" office:value-type="float" office:value="2.0989" calcext:value-type="float">
            <text:p>2.098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11" calcext:value-type="date">
            <text:p>9/11/2019</text:p>
          </table:table-cell>
          <table:table-cell table:style-name="ce9" office:value-type="float" office:value="2.0915" calcext:value-type="float">
            <text:p>2.091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12" calcext:value-type="date">
            <text:p>9/12/2019</text:p>
          </table:table-cell>
          <table:table-cell table:style-name="ce9" office:value-type="float" office:value="2.0845" calcext:value-type="float">
            <text:p>2.084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13" calcext:value-type="date">
            <text:p>9/13/2019</text:p>
          </table:table-cell>
          <table:table-cell table:style-name="ce9" office:value-type="float" office:value="2.0749" calcext:value-type="float">
            <text:p>2.074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14" calcext:value-type="date">
            <text:p>9/14/2019</text:p>
          </table:table-cell>
          <table:table-cell table:style-name="ce9" office:value-type="float" office:value="2.0511" calcext:value-type="float">
            <text:p>2.051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15" calcext:value-type="date">
            <text:p>9/15/2019</text:p>
          </table:table-cell>
          <table:table-cell table:style-name="ce9" office:value-type="float" office:value="2.0511" calcext:value-type="float">
            <text:p>2.051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16" calcext:value-type="date">
            <text:p>9/16/2019</text:p>
          </table:table-cell>
          <table:table-cell table:style-name="ce9" office:value-type="float" office:value="2.0511" calcext:value-type="float">
            <text:p>2.051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17" calcext:value-type="date">
            <text:p>9/17/2019</text:p>
          </table:table-cell>
          <table:table-cell table:style-name="ce9" office:value-type="float" office:value="2.0438" calcext:value-type="float">
            <text:p>2.043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18" calcext:value-type="date">
            <text:p>9/18/2019</text:p>
          </table:table-cell>
          <table:table-cell table:style-name="ce9" office:value-type="float" office:value="2.0506" calcext:value-type="float">
            <text:p>2.050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19" calcext:value-type="date">
            <text:p>9/19/2019</text:p>
          </table:table-cell>
          <table:table-cell table:style-name="ce9" office:value-type="float" office:value="2.058" calcext:value-type="float">
            <text:p>2.058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20" calcext:value-type="date">
            <text:p>9/20/2019</text:p>
          </table:table-cell>
          <table:table-cell table:style-name="ce9" office:value-type="float" office:value="2.0523" calcext:value-type="float">
            <text:p>2.052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21" calcext:value-type="date">
            <text:p>9/21/2019</text:p>
          </table:table-cell>
          <table:table-cell table:style-name="ce9" office:value-type="float" office:value="2.0412" calcext:value-type="float">
            <text:p>2.041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22" calcext:value-type="date">
            <text:p>9/22/2019</text:p>
          </table:table-cell>
          <table:table-cell table:style-name="ce9" office:value-type="float" office:value="2.0412" calcext:value-type="float">
            <text:p>2.041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23" calcext:value-type="date">
            <text:p>9/23/2019</text:p>
          </table:table-cell>
          <table:table-cell table:style-name="ce9" office:value-type="float" office:value="2.0412" calcext:value-type="float">
            <text:p>2.041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24" calcext:value-type="date">
            <text:p>9/24/2019</text:p>
          </table:table-cell>
          <table:table-cell table:style-name="ce9" office:value-type="float" office:value="2.0444" calcext:value-type="float">
            <text:p>2.044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25" calcext:value-type="date">
            <text:p>9/25/2019</text:p>
          </table:table-cell>
          <table:table-cell table:style-name="ce9" office:value-type="float" office:value="2.0614" calcext:value-type="float">
            <text:p>2.061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26" calcext:value-type="date">
            <text:p>9/26/2019</text:p>
          </table:table-cell>
          <table:table-cell table:style-name="ce9" office:value-type="float" office:value="2.0745" calcext:value-type="float">
            <text:p>2.074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27" calcext:value-type="date">
            <text:p>9/27/2019</text:p>
          </table:table-cell>
          <table:table-cell table:style-name="ce9" office:value-type="float" office:value="2.0741" calcext:value-type="float">
            <text:p>2.074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28" calcext:value-type="date">
            <text:p>9/28/2019</text:p>
          </table:table-cell>
          <table:table-cell table:style-name="ce9" office:value-type="float" office:value="2.0743" calcext:value-type="float">
            <text:p>2.074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29" calcext:value-type="date">
            <text:p>9/29/2019</text:p>
          </table:table-cell>
          <table:table-cell table:style-name="ce9" office:value-type="float" office:value="2.0743" calcext:value-type="float">
            <text:p>2.074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09-30" calcext:value-type="date">
            <text:p>9/30/2019</text:p>
          </table:table-cell>
          <table:table-cell table:style-name="ce9" office:value-type="float" office:value="2.0743" calcext:value-type="float">
            <text:p>2.074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01" calcext:value-type="date">
            <text:p>10/1/2019</text:p>
          </table:table-cell>
          <table:table-cell table:style-name="ce9" office:value-type="float" office:value="2.0762" calcext:value-type="float">
            <text:p>2.076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02" calcext:value-type="date">
            <text:p>10/2/2019</text:p>
          </table:table-cell>
          <table:table-cell table:style-name="ce9" office:value-type="float" office:value="2.0831" calcext:value-type="float">
            <text:p>2.083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03" calcext:value-type="date">
            <text:p>10/3/2019</text:p>
          </table:table-cell>
          <table:table-cell table:style-name="ce9" office:value-type="float" office:value="2.0906" calcext:value-type="float">
            <text:p>2.090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04" calcext:value-type="date">
            <text:p>10/4/2019</text:p>
          </table:table-cell>
          <table:table-cell table:style-name="ce9" office:value-type="float" office:value="2.083" calcext:value-type="float">
            <text:p>2.083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05" calcext:value-type="date">
            <text:p>10/5/2019</text:p>
          </table:table-cell>
          <table:table-cell table:style-name="ce9" office:value-type="float" office:value="2.0739" calcext:value-type="float">
            <text:p>2.073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06" calcext:value-type="date">
            <text:p>10/6/2019</text:p>
          </table:table-cell>
          <table:table-cell table:style-name="ce9" office:value-type="float" office:value="2.0739" calcext:value-type="float">
            <text:p>2.073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07" calcext:value-type="date">
            <text:p>10/7/2019</text:p>
          </table:table-cell>
          <table:table-cell table:style-name="ce9" office:value-type="float" office:value="2.0739" calcext:value-type="float">
            <text:p>2.073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08" calcext:value-type="date">
            <text:p>10/8/2019</text:p>
          </table:table-cell>
          <table:table-cell table:style-name="ce9" office:value-type="float" office:value="2.0708" calcext:value-type="float">
            <text:p>2.070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09" calcext:value-type="date">
            <text:p>10/9/2019</text:p>
          </table:table-cell>
          <table:table-cell table:style-name="ce9" office:value-type="float" office:value="2.0696" calcext:value-type="float">
            <text:p>2.069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10" calcext:value-type="date">
            <text:p>10/10/2019</text:p>
          </table:table-cell>
          <table:table-cell table:style-name="ce9" office:value-type="float" office:value="2.0708" calcext:value-type="float">
            <text:p>2.070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11" calcext:value-type="date">
            <text:p>10/11/2019</text:p>
          </table:table-cell>
          <table:table-cell table:style-name="ce9" office:value-type="float" office:value="2.0619" calcext:value-type="float">
            <text:p>2.061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12" calcext:value-type="date">
            <text:p>10/12/2019</text:p>
          </table:table-cell>
          <table:table-cell table:style-name="ce9" office:value-type="float" office:value="2.0505" calcext:value-type="float">
            <text:p>2.050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13" calcext:value-type="date">
            <text:p>10/13/2019</text:p>
          </table:table-cell>
          <table:table-cell table:style-name="ce9" office:value-type="float" office:value="2.0505" calcext:value-type="float">
            <text:p>2.050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14" calcext:value-type="date">
            <text:p>10/14/2019</text:p>
          </table:table-cell>
          <table:table-cell table:style-name="ce9" office:value-type="float" office:value="2.0505" calcext:value-type="float">
            <text:p>2.050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15" calcext:value-type="date">
            <text:p>10/15/2019</text:p>
          </table:table-cell>
          <table:table-cell table:style-name="ce9" office:value-type="float" office:value="2.0519" calcext:value-type="float">
            <text:p>2.051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16" calcext:value-type="date">
            <text:p>10/16/2019</text:p>
          </table:table-cell>
          <table:table-cell table:style-name="ce9" office:value-type="float" office:value="2.0501" calcext:value-type="float">
            <text:p>2.050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17" calcext:value-type="date">
            <text:p>10/17/2019</text:p>
          </table:table-cell>
          <table:table-cell table:style-name="ce9" office:value-type="float" office:value="2.05" calcext:value-type="float">
            <text:p>2.050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18" calcext:value-type="date">
            <text:p>10/18/2019</text:p>
          </table:table-cell>
          <table:table-cell table:style-name="ce9" office:value-type="float" office:value="2.04" calcext:value-type="float">
            <text:p>2.040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19" calcext:value-type="date">
            <text:p>10/19/2019</text:p>
          </table:table-cell>
          <table:table-cell table:style-name="ce9" office:value-type="float" office:value="2.0388" calcext:value-type="float">
            <text:p>2.038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20" calcext:value-type="date">
            <text:p>10/20/2019</text:p>
          </table:table-cell>
          <table:table-cell table:style-name="ce9" office:value-type="float" office:value="2.0388" calcext:value-type="float">
            <text:p>2.038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21" calcext:value-type="date">
            <text:p>10/21/2019</text:p>
          </table:table-cell>
          <table:table-cell table:style-name="ce9" office:value-type="float" office:value="2.0388" calcext:value-type="float">
            <text:p>2.038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22" calcext:value-type="date">
            <text:p>10/22/2019</text:p>
          </table:table-cell>
          <table:table-cell table:style-name="ce9" office:value-type="float" office:value="2.0391" calcext:value-type="float">
            <text:p>2.039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23" calcext:value-type="date">
            <text:p>10/23/2019</text:p>
          </table:table-cell>
          <table:table-cell table:style-name="ce9" office:value-type="float" office:value="2.0373" calcext:value-type="float">
            <text:p>2.037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24" calcext:value-type="date">
            <text:p>10/24/2019</text:p>
          </table:table-cell>
          <table:table-cell table:style-name="ce9" office:value-type="float" office:value="2.04" calcext:value-type="float">
            <text:p>2.040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25" calcext:value-type="date">
            <text:p>10/25/2019</text:p>
          </table:table-cell>
          <table:table-cell table:style-name="ce9" office:value-type="float" office:value="2.0424" calcext:value-type="float">
            <text:p>2.042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26" calcext:value-type="date">
            <text:p>10/26/2019</text:p>
          </table:table-cell>
          <table:table-cell table:style-name="ce9" office:value-type="float" office:value="2.0453" calcext:value-type="float">
            <text:p>2.045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27" calcext:value-type="date">
            <text:p>10/27/2019</text:p>
          </table:table-cell>
          <table:table-cell table:style-name="ce9" office:value-type="float" office:value="2.0453" calcext:value-type="float">
            <text:p>2.045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28" calcext:value-type="date">
            <text:p>10/28/2019</text:p>
          </table:table-cell>
          <table:table-cell table:style-name="ce9" office:value-type="float" office:value="2.0453" calcext:value-type="float">
            <text:p>2.045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29" calcext:value-type="date">
            <text:p>10/29/2019</text:p>
          </table:table-cell>
          <table:table-cell table:style-name="ce9" office:value-type="float" office:value="2.0471" calcext:value-type="float">
            <text:p>2.047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30" calcext:value-type="date">
            <text:p>10/30/2019</text:p>
          </table:table-cell>
          <table:table-cell table:style-name="ce9" office:value-type="float" office:value="2.0555" calcext:value-type="float">
            <text:p>2.055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0-31" calcext:value-type="date">
            <text:p>10/31/2019</text:p>
          </table:table-cell>
          <table:table-cell table:style-name="ce9" office:value-type="float" office:value="2.0544" calcext:value-type="float">
            <text:p>2.054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01" calcext:value-type="date">
            <text:p>11/1/2019</text:p>
          </table:table-cell>
          <table:table-cell table:style-name="ce9" office:value-type="float" office:value="2.0517" calcext:value-type="float">
            <text:p>2.051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02" calcext:value-type="date">
            <text:p>11/2/2019</text:p>
          </table:table-cell>
          <table:table-cell table:style-name="ce9" office:value-type="float" office:value="2.0539" calcext:value-type="float">
            <text:p>2.053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03" calcext:value-type="date">
            <text:p>11/3/2019</text:p>
          </table:table-cell>
          <table:table-cell table:style-name="ce9" office:value-type="float" office:value="2.0539" calcext:value-type="float">
            <text:p>2.053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04" calcext:value-type="date">
            <text:p>11/4/2019</text:p>
          </table:table-cell>
          <table:table-cell table:style-name="ce9" office:value-type="float" office:value="2.0539" calcext:value-type="float">
            <text:p>2.053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05" calcext:value-type="date">
            <text:p>11/5/2019</text:p>
          </table:table-cell>
          <table:table-cell table:style-name="ce9" office:value-type="float" office:value="2.0415" calcext:value-type="float">
            <text:p>2.041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06" calcext:value-type="date">
            <text:p>11/6/2019</text:p>
          </table:table-cell>
          <table:table-cell table:style-name="ce9" office:value-type="float" office:value="2.0413" calcext:value-type="float">
            <text:p>2.041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07" calcext:value-type="date">
            <text:p>11/7/2019</text:p>
          </table:table-cell>
          <table:table-cell table:style-name="ce9" office:value-type="float" office:value="2.0434" calcext:value-type="float">
            <text:p>2.043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08" calcext:value-type="date">
            <text:p>11/8/2019</text:p>
          </table:table-cell>
          <table:table-cell table:style-name="ce9" office:value-type="float" office:value="2.0434" calcext:value-type="float">
            <text:p>2.043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09" calcext:value-type="date">
            <text:p>11/9/2019</text:p>
          </table:table-cell>
          <table:table-cell table:style-name="ce9" office:value-type="float" office:value="2.0434" calcext:value-type="float">
            <text:p>2.043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10" calcext:value-type="date">
            <text:p>11/10/2019</text:p>
          </table:table-cell>
          <table:table-cell table:style-name="ce9" office:value-type="float" office:value="2.0434" calcext:value-type="float">
            <text:p>2.043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11" calcext:value-type="date">
            <text:p>11/11/2019</text:p>
          </table:table-cell>
          <table:table-cell table:style-name="ce9" office:value-type="float" office:value="2.0434" calcext:value-type="float">
            <text:p>2.043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12" calcext:value-type="date">
            <text:p>11/12/2019</text:p>
          </table:table-cell>
          <table:table-cell table:style-name="ce9" office:value-type="float" office:value="2.0495" calcext:value-type="float">
            <text:p>2.049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13" calcext:value-type="date">
            <text:p>11/13/2019</text:p>
          </table:table-cell>
          <table:table-cell table:style-name="ce9" office:value-type="float" office:value="2.0494" calcext:value-type="float">
            <text:p>2.049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14" calcext:value-type="date">
            <text:p>11/14/2019</text:p>
          </table:table-cell>
          <table:table-cell table:style-name="ce9" office:value-type="float" office:value="2.0556" calcext:value-type="float">
            <text:p>2.055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15" calcext:value-type="date">
            <text:p>11/15/2019</text:p>
          </table:table-cell>
          <table:table-cell table:style-name="ce9" office:value-type="float" office:value="2.0552" calcext:value-type="float">
            <text:p>2.0552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16" calcext:value-type="date">
            <text:p>11/16/2019</text:p>
          </table:table-cell>
          <table:table-cell table:style-name="ce9" office:value-type="float" office:value="2.0478" calcext:value-type="float">
            <text:p>2.047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17" calcext:value-type="date">
            <text:p>11/17/2019</text:p>
          </table:table-cell>
          <table:table-cell table:style-name="ce9" office:value-type="float" office:value="2.0458" calcext:value-type="float">
            <text:p>2.045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18" calcext:value-type="date">
            <text:p>11/18/2019</text:p>
          </table:table-cell>
          <table:table-cell table:style-name="ce9" office:value-type="float" office:value="2.0458" calcext:value-type="float">
            <text:p>2.0458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19" calcext:value-type="date">
            <text:p>11/19/2019</text:p>
          </table:table-cell>
          <table:table-cell table:style-name="ce9" office:value-type="float" office:value="2.0455" calcext:value-type="float">
            <text:p>2.045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20" calcext:value-type="date">
            <text:p>11/20/2019</text:p>
          </table:table-cell>
          <table:table-cell table:style-name="ce9" office:value-type="float" office:value="2.0457" calcext:value-type="float">
            <text:p>2.045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21" calcext:value-type="date">
            <text:p>11/21/2019</text:p>
          </table:table-cell>
          <table:table-cell table:style-name="ce9" office:value-type="float" office:value="2.0476" calcext:value-type="float">
            <text:p>2.047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22" calcext:value-type="date">
            <text:p>11/22/2019</text:p>
          </table:table-cell>
          <table:table-cell table:style-name="ce9" office:value-type="float" office:value="2.0479" calcext:value-type="float">
            <text:p>2.0479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23" calcext:value-type="date">
            <text:p>11/23/2019</text:p>
          </table:table-cell>
          <table:table-cell table:style-name="ce9" office:value-type="float" office:value="2.0501" calcext:value-type="float">
            <text:p>2.050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24" calcext:value-type="date">
            <text:p>11/24/2019</text:p>
          </table:table-cell>
          <table:table-cell table:style-name="ce9" office:value-type="float" office:value="2.0501" calcext:value-type="float">
            <text:p>2.050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25" calcext:value-type="date">
            <text:p>11/25/2019</text:p>
          </table:table-cell>
          <table:table-cell table:style-name="ce9" office:value-type="float" office:value="2.0501" calcext:value-type="float">
            <text:p>2.0501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26" calcext:value-type="date">
            <text:p>11/26/2019</text:p>
          </table:table-cell>
          <table:table-cell table:style-name="ce9" office:value-type="float" office:value="2.0603" calcext:value-type="float">
            <text:p>2.060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27" calcext:value-type="date">
            <text:p>11/27/2019</text:p>
          </table:table-cell>
          <table:table-cell table:style-name="ce9" office:value-type="float" office:value="2.074" calcext:value-type="float">
            <text:p>2.0740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28" calcext:value-type="date">
            <text:p>11/28/2019</text:p>
          </table:table-cell>
          <table:table-cell table:style-name="ce9" office:value-type="float" office:value="2.0957" calcext:value-type="float">
            <text:p>2.0957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29" calcext:value-type="date">
            <text:p>11/29/2019</text:p>
          </table:table-cell>
          <table:table-cell table:style-name="ce9" office:value-type="float" office:value="2.1135" calcext:value-type="float">
            <text:p>2.113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1-30" calcext:value-type="date">
            <text:p>11/30/2019</text:p>
          </table:table-cell>
          <table:table-cell table:style-name="ce9" office:value-type="float" office:value="2.1086" calcext:value-type="float">
            <text:p>2.108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2-01" calcext:value-type="date">
            <text:p>12/1/2019</text:p>
          </table:table-cell>
          <table:table-cell table:style-name="ce9" office:value-type="float" office:value="2.1086" calcext:value-type="float">
            <text:p>2.108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2-02" calcext:value-type="date">
            <text:p>12/2/2019</text:p>
          </table:table-cell>
          <table:table-cell table:style-name="ce9" office:value-type="float" office:value="2.1086" calcext:value-type="float">
            <text:p>2.1086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2-03" calcext:value-type="date">
            <text:p>12/3/2019</text:p>
          </table:table-cell>
          <table:table-cell table:style-name="ce9" office:value-type="float" office:value="2.1105" calcext:value-type="float">
            <text:p>2.110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2-04" calcext:value-type="date">
            <text:p>12/4/2019</text:p>
          </table:table-cell>
          <table:table-cell table:style-name="ce9" office:value-type="float" office:value="2.1105" calcext:value-type="float">
            <text:p>2.1105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2-05" calcext:value-type="date">
            <text:p>12/5/2019</text:p>
          </table:table-cell>
          <table:table-cell table:style-name="ce9" office:value-type="float" office:value="2.1183" calcext:value-type="float">
            <text:p>2.1183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2-06" calcext:value-type="date">
            <text:p>12/6/2019</text:p>
          </table:table-cell>
          <table:table-cell table:style-name="ce9" office:value-type="float" office:value="2.1174" calcext:value-type="float">
            <text:p>2.117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2-07" calcext:value-type="date">
            <text:p>12/7/2019</text:p>
          </table:table-cell>
          <table:table-cell table:style-name="ce9" office:value-type="float" office:value="2.1154" calcext:value-type="float">
            <text:p>2.115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2-08" calcext:value-type="date">
            <text:p>12/8/2019</text:p>
          </table:table-cell>
          <table:table-cell table:style-name="ce9" office:value-type="float" office:value="2.1154" calcext:value-type="float">
            <text:p>2.115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2-09" calcext:value-type="date">
            <text:p>12/9/2019</text:p>
          </table:table-cell>
          <table:table-cell table:style-name="ce9" office:value-type="float" office:value="2.1154" calcext:value-type="float">
            <text:p>2.1154</text:p>
          </table:table-cell>
          <table:table-cell table:number-columns-repeated="984"/>
        </table:table-row>
        <table:table-row table:style-name="ro2">
          <table:table-cell table:style-name="ce3" office:value-type="date" office:date-value="2019-12-10" calcext:value-type="date">
            <text:p>12/10/2019</text:p>
          </table:table-cell>
          <table:table-cell table:style-name="ce9" office:value-type="float" office:value="2.1159" calcext:value-type="float">
            <text:p>2.1159</text:p>
          </table:table-cell>
          <table:table-cell table:number-columns-repeated="984"/>
        </table:table-row>
        <table:table-row table:style-name="ro2" table:number-rows-repeated="1044943">
          <table:table-cell table:number-columns-repeated="986"/>
        </table:table-row>
        <table:table-row table:style-name="ro2">
          <table:table-cell table:number-columns-repeated="986"/>
        </table:table-row>
        <table:named-expressions>
          <table:named-expression table:name="Excel_BuiltIn_Print_Area" table:base-cell-address="$year.$A$1" table:expression="#REF!"/>
          <table:named-expression table:name="Excel_BuiltIn_Print_Titles" table:base-cell-address="$year.$A$1" table:expression="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text> </number:text>
      <number:number number:decimal-places="2" loext:min-decimal-places="2" number:min-integer-digits="1" number:grouping="true"/>
      <number:text> </number:text>
    </number:number-style>
    <number:number-style style:name="N127">
      <number:text> </number:text>
      <number:number number:decimal-places="2" loext:min-decimal-places="2" number:min-integer-digits="1" number:grouping="true"/>
    </number:number-style>
    <number:number-style style:name="N128">
      <number:text> </number:text>
      <number:number number:decimal-places="4" loext:min-decimal-places="4" number:min-integer-digits="1" number:grouping="true"/>
    </number:number-style>
    <number:number-style style:name="N129">
      <number:number number:decimal-places="4" loext:min-decimal-places="4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 Cyr" fo:font-family="'Arial Cyr'" style:font-name-asian="Noto Sans CJK SC" style:font-family-asian="'Noto Sans CJK SC'" style:font-family-generic-asian="system" style:font-pitch-asian="variable" style:font-name-complex="Arial Cyr" style:font-family-complex="'Arial Cyr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Обычный_20_2" style:display-name="Обычный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family="'Arial Cyr'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15.11pt" fo:margin-bottom="14.4pt" fo:margin-left="16.55pt" fo:margin-right="17.29pt" style:first-page-number="continue" style:scale-to="53%" style:writing-mode="lr-tb"/>
      <style:header-style>
        <style:header-footer-properties fo:min-height="21.26pt" fo:margin-left="37.3pt" fo:margin-right="36.54pt" fo:margin-bottom="0pt"/>
      </style:header-style>
      <style:footer-style>
        <style:header-footer-properties fo:min-height="21.26pt" fo:margin-left="37.3pt" fo:margin-right="36.5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17:38:30.163436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year" style:display-name="PageStyle_ye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pikov</meta:initial-creator>
    <meta:creation-date>2013-04-26T15:18:01</meta:creation-date>
    <dc:date>2019-12-19T17:38:48.423151056</dc:date>
    <meta:editing-cycles>7</meta:editing-cycles>
    <meta:editing-duration>PT13M38S</meta:editing-duration>
    <meta:generator>LibreOffice/6.0.7.3$Linux_X86_64 LibreOffice_project/00m0$Build-3</meta:generator>
    <meta:document-statistic meta:table-count="1" meta:cell-count="7264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????4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